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fo:font-size="10pt" style:font-size-asian="10pt" style:font-size-complex="10pt"/>
    </style:style>
    <style:style style:name="T691" style:family="text">
      <style:text-properties officeooo:rsid="0b9bbb6a"/>
    </style:style>
    <style:style style:name="T692" style:family="text">
      <style:text-properties officeooo:rsid="028e08e8"/>
    </style:style>
    <style:style style:name="T693" style:family="text">
      <style:text-properties officeooo:rsid="028feeef"/>
    </style:style>
    <style:style style:name="T694" style:family="text">
      <style:text-properties officeooo:rsid="0290e3c9"/>
    </style:style>
    <style:style style:name="T695" style:family="text">
      <style:text-properties officeooo:rsid="0291209c"/>
    </style:style>
    <style:style style:name="T696" style:family="text">
      <style:text-properties officeooo:rsid="0292acd9"/>
    </style:style>
    <style:style style:name="T697" style:family="text">
      <style:text-properties officeooo:rsid="02940e81"/>
    </style:style>
    <style:style style:name="T698" style:family="text">
      <style:text-properties officeooo:rsid="02951267"/>
    </style:style>
    <style:style style:name="T699" style:family="text">
      <style:text-properties officeooo:rsid="0296e442"/>
    </style:style>
    <style:style style:name="T700" style:family="text">
      <style:text-properties officeooo:rsid="0298d444"/>
    </style:style>
    <style:style style:name="T701" style:family="text">
      <style:text-properties officeooo:rsid="0299db35"/>
    </style:style>
    <style:style style:name="T702" style:family="text">
      <style:text-properties officeooo:rsid="029b5625"/>
    </style:style>
    <style:style style:name="T703" style:family="text">
      <style:text-properties officeooo:rsid="029be48f"/>
    </style:style>
    <style:style style:name="T704" style:family="text">
      <style:text-properties officeooo:rsid="029d9320"/>
    </style:style>
    <style:style style:name="T705" style:family="text">
      <style:text-properties officeooo:rsid="029e429f"/>
    </style:style>
    <style:style style:name="T706" style:family="text">
      <style:text-properties officeooo:rsid="029ea575"/>
    </style:style>
    <style:style style:name="T707" style:family="text">
      <style:text-properties officeooo:rsid="029ede9a"/>
    </style:style>
    <style:style style:name="T708" style:family="text">
      <style:text-properties officeooo:rsid="029f41a5"/>
    </style:style>
    <style:style style:name="T709" style:family="text">
      <style:text-properties officeooo:rsid="02a08714"/>
    </style:style>
    <style:style style:name="T710" style:family="text">
      <style:text-properties officeooo:rsid="02a0942c"/>
    </style:style>
    <style:style style:name="T711" style:family="text">
      <style:text-properties officeooo:rsid="02a1c464"/>
    </style:style>
    <style:style style:name="T712" style:family="text">
      <style:text-properties officeooo:rsid="02a1fe76"/>
    </style:style>
    <style:style style:name="T713" style:family="text">
      <style:text-properties officeooo:rsid="02a22d4a"/>
    </style:style>
    <style:style style:name="T714" style:family="text">
      <style:text-properties officeooo:rsid="02a23d0c"/>
    </style:style>
    <style:style style:name="T715" style:family="text">
      <style:text-properties officeooo:rsid="02a2de73"/>
    </style:style>
    <style:style style:name="T716" style:family="text">
      <style:text-properties officeooo:rsid="02a4c405"/>
    </style:style>
    <style:style style:name="T717" style:family="text">
      <style:text-properties officeooo:rsid="02a6105e"/>
    </style:style>
    <style:style style:name="T718" style:family="text">
      <style:text-properties officeooo:rsid="0ba02914"/>
    </style:style>
    <style:style style:name="T719" style:family="text">
      <style:text-properties officeooo:rsid="02a76024"/>
    </style:style>
    <style:style style:name="T720" style:family="text">
      <style:text-properties officeooo:rsid="02a9280f"/>
    </style:style>
    <style:style style:name="T721" style:family="text">
      <style:text-properties officeooo:rsid="02abdcce"/>
    </style:style>
    <style:style style:name="T722" style:family="text">
      <style:text-properties officeooo:rsid="02addc45"/>
    </style:style>
    <style:style style:name="T723" style:family="text">
      <style:text-properties officeooo:rsid="02ae3ee0"/>
    </style:style>
    <style:style style:name="T724" style:family="text">
      <style:text-properties officeooo:rsid="02ae68eb"/>
    </style:style>
    <style:style style:name="T725" style:family="text">
      <style:text-properties officeooo:rsid="02ae84ea"/>
    </style:style>
    <style:style style:name="T726" style:family="text">
      <style:text-properties officeooo:rsid="02af5c36"/>
    </style:style>
    <style:style style:name="T727" style:family="text">
      <style:text-properties officeooo:rsid="02b0e46a"/>
    </style:style>
    <style:style style:name="T728" style:family="text">
      <style:text-properties officeooo:rsid="02b25b8d"/>
    </style:style>
    <style:style style:name="T729" style:family="text">
      <style:text-properties officeooo:rsid="02b40d68"/>
    </style:style>
    <style:style style:name="T730" style:family="text">
      <style:text-properties officeooo:rsid="0ba18333"/>
    </style:style>
    <style:style style:name="T731" style:family="text">
      <style:text-properties officeooo:rsid="02b5d262"/>
    </style:style>
    <style:style style:name="T732" style:family="text">
      <style:text-properties officeooo:rsid="02b6bf67"/>
    </style:style>
    <style:style style:name="T733" style:family="text">
      <style:text-properties officeooo:rsid="02b782bd"/>
    </style:style>
    <style:style style:name="T734" style:family="text">
      <style:text-properties officeooo:rsid="02b87ae4"/>
    </style:style>
    <style:style style:name="T735" style:family="text">
      <style:text-properties officeooo:rsid="02ba2655"/>
    </style:style>
    <style:style style:name="T736" style:family="text">
      <style:text-properties officeooo:rsid="02bb9f5c"/>
    </style:style>
    <style:style style:name="T737" style:family="text">
      <style:text-properties officeooo:rsid="02bc6024"/>
    </style:style>
    <style:style style:name="T738" style:family="text">
      <style:text-properties officeooo:rsid="02bce65d"/>
    </style:style>
    <style:style style:name="T739" style:family="text">
      <style:text-properties officeooo:rsid="02be254f"/>
    </style:style>
    <style:style style:name="T740" style:family="text">
      <style:text-properties officeooo:rsid="02bf6196"/>
    </style:style>
    <style:style style:name="T741" style:family="text">
      <style:text-properties officeooo:rsid="02bfd9f1"/>
    </style:style>
    <style:style style:name="T742" style:family="text">
      <style:text-properties officeooo:rsid="02c1ba62"/>
    </style:style>
    <style:style style:name="T743" style:family="text">
      <style:text-properties officeooo:rsid="02c49469"/>
    </style:style>
    <style:style style:name="T744" style:family="text">
      <style:text-properties officeooo:rsid="02c5b72e"/>
    </style:style>
    <style:style style:name="T745" style:family="text">
      <style:text-properties officeooo:rsid="02c69b47"/>
    </style:style>
    <style:style style:name="T746" style:family="text">
      <style:text-properties officeooo:rsid="02c7a566"/>
    </style:style>
    <style:style style:name="T747" style:family="text">
      <style:text-properties officeooo:rsid="02c8fd37"/>
    </style:style>
    <style:style style:name="T748" style:family="text">
      <style:text-properties officeooo:rsid="02caed78"/>
    </style:style>
    <style:style style:name="T749" style:family="text">
      <style:text-properties officeooo:rsid="02cb4827"/>
    </style:style>
    <style:style style:name="T750" style:family="text">
      <style:text-properties officeooo:rsid="02cb4a55"/>
    </style:style>
    <style:style style:name="T751" style:family="text">
      <style:text-properties officeooo:rsid="02cceb01"/>
    </style:style>
    <style:style style:name="T752" style:family="text">
      <style:text-properties officeooo:rsid="02cd0a9c"/>
    </style:style>
    <style:style style:name="T753" style:family="text">
      <style:text-properties officeooo:rsid="02cef0c6"/>
    </style:style>
    <style:style style:name="T754" style:family="text">
      <style:text-properties officeooo:rsid="02d0e25e"/>
    </style:style>
    <style:style style:name="T755" style:family="text">
      <style:text-properties officeooo:rsid="02d16cb3"/>
    </style:style>
    <style:style style:name="T756" style:family="text">
      <style:text-properties officeooo:rsid="02d2910f"/>
    </style:style>
    <style:style style:name="T757" style:family="text">
      <style:text-properties officeooo:rsid="02d2f43c"/>
    </style:style>
    <style:style style:name="T758" style:family="text">
      <style:text-properties officeooo:rsid="02e4db01"/>
    </style:style>
    <style:style style:name="T759" style:family="text">
      <style:text-properties officeooo:rsid="02d55807"/>
    </style:style>
    <style:style style:name="T760" style:family="text">
      <style:text-properties officeooo:rsid="02d40fe0"/>
    </style:style>
    <style:style style:name="T761" style:family="text">
      <style:text-properties officeooo:rsid="02d6cbe4"/>
    </style:style>
    <style:style style:name="T762" style:family="text">
      <style:text-properties officeooo:rsid="02d7bd6a"/>
    </style:style>
    <style:style style:name="T763" style:family="text">
      <style:text-properties officeooo:rsid="02d8c33b"/>
    </style:style>
    <style:style style:name="T764" style:family="text">
      <style:text-properties officeooo:rsid="02d9bfab"/>
    </style:style>
    <style:style style:name="T765" style:family="text">
      <style:text-properties officeooo:rsid="02db2eac"/>
    </style:style>
    <style:style style:name="T766" style:family="text">
      <style:text-properties officeooo:rsid="02ddc888"/>
    </style:style>
    <style:style style:name="T767" style:family="text">
      <style:text-properties officeooo:rsid="02df5167"/>
    </style:style>
    <style:style style:name="T768" style:family="text">
      <style:text-properties officeooo:rsid="02e0ec71"/>
    </style:style>
    <style:style style:name="T769" style:family="text">
      <style:text-properties officeooo:rsid="02e2e125"/>
    </style:style>
    <style:style style:name="T770" style:family="text">
      <style:text-properties officeooo:rsid="02e3cb03"/>
    </style:style>
    <style:style style:name="T771" style:family="text">
      <style:text-properties officeooo:rsid="02e4982b"/>
    </style:style>
    <style:style style:name="T772" style:family="text">
      <style:text-properties officeooo:rsid="02e6ae0b"/>
    </style:style>
    <style:style style:name="T773" style:family="text">
      <style:text-properties officeooo:rsid="02e74252"/>
    </style:style>
    <style:style style:name="T774" style:family="text">
      <style:text-properties officeooo:rsid="02e91073"/>
    </style:style>
    <style:style style:name="T775" style:family="text">
      <style:text-properties officeooo:rsid="02ea4a6e"/>
    </style:style>
    <style:style style:name="T776" style:family="text">
      <style:text-properties officeooo:rsid="02eb63de"/>
    </style:style>
    <style:style style:name="T777" style:family="text">
      <style:text-properties officeooo:rsid="02ed2be3"/>
    </style:style>
    <style:style style:name="T778" style:family="text">
      <style:text-properties officeooo:rsid="02eed91f"/>
    </style:style>
    <style:style style:name="T779" style:family="text">
      <style:text-properties officeooo:rsid="02effb2d"/>
    </style:style>
    <style:style style:name="T780" style:family="text">
      <style:text-properties officeooo:rsid="02f1440d"/>
    </style:style>
    <style:style style:name="T781" style:family="text">
      <style:text-properties officeooo:rsid="02f1cb1a"/>
    </style:style>
    <style:style style:name="T782" style:family="text">
      <style:text-properties officeooo:rsid="02f2d4a2"/>
    </style:style>
    <style:style style:name="T783" style:family="text">
      <style:text-properties officeooo:rsid="02f3f9ae"/>
    </style:style>
    <style:style style:name="T784" style:family="text">
      <style:text-properties officeooo:rsid="02f5f7ac"/>
    </style:style>
    <style:style style:name="T785" style:family="text">
      <style:text-properties officeooo:rsid="02f786b0"/>
    </style:style>
    <style:style style:name="T786" style:family="text">
      <style:text-properties officeooo:rsid="02f7b687"/>
    </style:style>
    <style:style style:name="T787" style:family="text">
      <style:text-properties officeooo:rsid="02f7e779"/>
    </style:style>
    <style:style style:name="T788" style:family="text">
      <style:text-properties officeooo:rsid="0ba6073a"/>
    </style:style>
    <style:style style:name="T789" style:family="text">
      <style:text-properties officeooo:rsid="02f97882"/>
    </style:style>
    <style:style style:name="T790" style:family="text">
      <style:text-properties officeooo:rsid="0baa2c6c"/>
    </style:style>
    <style:style style:name="T791" style:family="text">
      <style:text-properties officeooo:rsid="02fb8e88"/>
    </style:style>
    <style:style style:name="T792" style:family="text">
      <style:text-properties officeooo:rsid="02fbae44"/>
    </style:style>
    <style:style style:name="T793" style:family="text">
      <style:text-properties officeooo:rsid="02fbd6b5"/>
    </style:style>
    <style:style style:name="T794" style:family="text">
      <style:text-properties officeooo:rsid="02fda192"/>
    </style:style>
    <style:style style:name="T795" style:family="text">
      <style:text-properties officeooo:rsid="02fe5e84"/>
    </style:style>
    <style:style style:name="T796" style:family="text">
      <style:text-properties officeooo:rsid="02ff5b4f"/>
    </style:style>
    <style:style style:name="T797" style:family="text">
      <style:text-properties officeooo:rsid="030014f2"/>
    </style:style>
    <style:style style:name="T798" style:family="text">
      <style:text-properties officeooo:rsid="03002449"/>
    </style:style>
    <style:style style:name="T799" style:family="text">
      <style:text-properties officeooo:rsid="0300b9fa"/>
    </style:style>
    <style:style style:name="T800" style:family="text">
      <style:text-properties officeooo:rsid="0301260e"/>
    </style:style>
    <style:style style:name="T801" style:family="text">
      <style:text-properties officeooo:rsid="03015c04"/>
    </style:style>
    <style:style style:name="T802" style:family="text">
      <style:text-properties officeooo:rsid="03018976"/>
    </style:style>
    <style:style style:name="T803" style:family="text">
      <style:text-properties officeooo:rsid="0301bb74"/>
    </style:style>
    <style:style style:name="T804" style:family="text">
      <style:text-properties officeooo:rsid="0302e4a0"/>
    </style:style>
    <style:style style:name="T805" style:family="text">
      <style:text-properties officeooo:rsid="03044a9c"/>
    </style:style>
    <style:style style:name="T806" style:family="text">
      <style:text-properties officeooo:rsid="03048b06"/>
    </style:style>
    <style:style style:name="T807" style:family="text">
      <style:text-properties officeooo:rsid="03049046"/>
    </style:style>
    <style:style style:name="T808" style:family="text">
      <style:text-properties officeooo:rsid="0babe734"/>
    </style:style>
    <style:style style:name="T809" style:family="text">
      <style:text-properties officeooo:rsid="0bac2baa"/>
    </style:style>
    <style:style style:name="T810" style:family="text">
      <style:text-properties officeooo:rsid="0305d483"/>
    </style:style>
    <style:style style:name="T811" style:family="text">
      <style:text-properties officeooo:rsid="0306e72b"/>
    </style:style>
    <style:style style:name="T812" style:family="text">
      <style:text-properties officeooo:rsid="03072010"/>
    </style:style>
    <style:style style:name="T813" style:family="text">
      <style:text-properties officeooo:rsid="03073124"/>
    </style:style>
    <style:style style:name="T814" style:family="text">
      <style:text-properties officeooo:rsid="0308b370"/>
    </style:style>
    <style:style style:name="T815" style:family="text">
      <style:text-properties officeooo:rsid="030e9ecc"/>
    </style:style>
    <style:style style:name="T816" style:family="text">
      <style:text-properties officeooo:rsid="03096da0"/>
    </style:style>
    <style:style style:name="T817" style:family="text">
      <style:text-properties officeooo:rsid="030aa52a"/>
    </style:style>
    <style:style style:name="T818" style:family="text">
      <style:text-properties officeooo:rsid="030b410e"/>
    </style:style>
    <style:style style:name="T819" style:family="text">
      <style:text-properties officeooo:rsid="030d2582"/>
    </style:style>
    <style:style style:name="T820" style:family="text">
      <style:text-properties officeooo:rsid="030f5d7c"/>
    </style:style>
    <style:style style:name="T821" style:family="text">
      <style:text-properties officeooo:rsid="03105e44"/>
    </style:style>
    <style:style style:name="T822" style:family="text">
      <style:text-properties officeooo:rsid="0312469f"/>
    </style:style>
    <style:style style:name="T823" style:family="text">
      <style:text-properties officeooo:rsid="03142518"/>
    </style:style>
    <style:style style:name="T824" style:family="text">
      <style:text-properties officeooo:rsid="0315cea4"/>
    </style:style>
    <style:style style:name="T825" style:family="text">
      <style:text-properties officeooo:rsid="0316e22f"/>
    </style:style>
    <style:style style:name="T826" style:family="text">
      <style:text-properties officeooo:rsid="0317be21"/>
    </style:style>
    <style:style style:name="T827" style:family="text">
      <style:text-properties officeooo:rsid="0317fda5"/>
    </style:style>
    <style:style style:name="T828" style:family="text">
      <style:text-properties officeooo:rsid="03199017"/>
    </style:style>
    <style:style style:name="T829" style:family="text">
      <style:text-properties officeooo:rsid="031ac55d"/>
    </style:style>
    <style:style style:name="T830" style:family="text">
      <style:text-properties officeooo:rsid="0bb0b7e6"/>
    </style:style>
    <style:style style:name="T831" style:family="text">
      <style:text-properties officeooo:rsid="0bafcae7"/>
    </style:style>
    <style:style style:name="T832" style:family="text">
      <style:text-properties officeooo:rsid="031c0fc5"/>
    </style:style>
    <style:style style:name="T833" style:family="text">
      <style:text-properties officeooo:rsid="031d2ebd"/>
    </style:style>
    <style:style style:name="T834" style:family="text">
      <style:text-properties officeooo:rsid="031ee208"/>
    </style:style>
    <style:style style:name="T835" style:family="text">
      <style:text-properties officeooo:rsid="03204da8"/>
    </style:style>
    <style:style style:name="T836" style:family="text">
      <style:text-properties officeooo:rsid="0322351f"/>
    </style:style>
    <style:style style:name="T837" style:family="text">
      <style:text-properties officeooo:rsid="0322fcd2"/>
    </style:style>
    <style:style style:name="T838" style:family="text">
      <style:text-properties officeooo:rsid="0322fdb3"/>
    </style:style>
    <style:style style:name="T839" style:family="text">
      <style:text-properties officeooo:rsid="0323223d"/>
    </style:style>
    <style:style style:name="T840" style:family="text">
      <style:text-properties officeooo:rsid="0323477d"/>
    </style:style>
    <style:style style:name="T841" style:family="text">
      <style:text-properties officeooo:rsid="03237e70"/>
    </style:style>
    <style:style style:name="T842" style:family="text">
      <style:text-properties officeooo:rsid="0324de14"/>
    </style:style>
    <style:style style:name="T843" style:family="text">
      <style:text-properties officeooo:rsid="0bb3df84"/>
    </style:style>
    <style:style style:name="T844" style:family="text">
      <style:text-properties officeooo:rsid="03264286"/>
    </style:style>
    <style:style style:name="T845" style:family="text">
      <style:text-properties officeooo:rsid="032646ea"/>
    </style:style>
    <style:style style:name="T846" style:family="text">
      <style:text-properties officeooo:rsid="03272c85"/>
    </style:style>
    <style:style style:name="T847" style:family="text">
      <style:text-properties officeooo:rsid="03281a5a"/>
    </style:style>
    <style:style style:name="T848" style:family="text">
      <style:text-properties officeooo:rsid="03297b1a"/>
    </style:style>
    <style:style style:name="T849" style:family="text">
      <style:text-properties officeooo:rsid="0329cff9"/>
    </style:style>
    <style:style style:name="T850" style:family="text">
      <style:text-properties officeooo:rsid="0329e6dc"/>
    </style:style>
    <style:style style:name="T851" style:family="text">
      <style:text-properties officeooo:rsid="032a6a34"/>
    </style:style>
    <style:style style:name="T852" style:family="text">
      <style:text-properties officeooo:rsid="032b3103"/>
    </style:style>
    <style:style style:name="T853" style:family="text">
      <style:text-properties officeooo:rsid="032b610e"/>
    </style:style>
    <style:style style:name="T854" style:family="text">
      <style:text-properties officeooo:rsid="032c7931"/>
    </style:style>
    <style:style style:name="T855" style:family="text">
      <style:text-properties officeooo:rsid="032d7368"/>
    </style:style>
    <style:style style:name="T856" style:family="text">
      <style:text-properties officeooo:rsid="032f605c"/>
    </style:style>
    <style:style style:name="T857" style:family="text">
      <style:text-properties officeooo:rsid="032fa211"/>
    </style:style>
    <style:style style:name="T858" style:family="text">
      <style:text-properties officeooo:rsid="0bb64d8a"/>
    </style:style>
    <style:style style:name="T859" style:family="text">
      <style:text-properties officeooo:rsid="033178da"/>
    </style:style>
    <style:style style:name="T860" style:family="text">
      <style:text-properties officeooo:rsid="0332decd"/>
    </style:style>
    <style:style style:name="T861" style:family="text">
      <style:text-properties officeooo:rsid="0334d8d5"/>
    </style:style>
    <style:style style:name="T862" style:family="text">
      <style:text-properties officeooo:rsid="03368e08"/>
    </style:style>
    <style:style style:name="T863" style:family="text">
      <style:text-properties officeooo:rsid="0338560e"/>
    </style:style>
    <style:style style:name="T864" style:family="text">
      <style:text-properties officeooo:rsid="0339bd89"/>
    </style:style>
    <style:style style:name="T865" style:family="text">
      <style:text-properties officeooo:rsid="033ac41d"/>
    </style:style>
    <style:style style:name="T866" style:family="text">
      <style:text-properties officeooo:rsid="033b48b4"/>
    </style:style>
    <style:style style:name="T867" style:family="text">
      <style:text-properties officeooo:rsid="033bad6b"/>
    </style:style>
    <style:style style:name="T868" style:family="text">
      <style:text-properties officeooo:rsid="0bb86307"/>
    </style:style>
    <style:style style:name="T869" style:family="text">
      <style:text-properties officeooo:rsid="033d8029"/>
    </style:style>
    <style:style style:name="T870" style:family="text">
      <style:text-properties officeooo:rsid="033d9123"/>
    </style:style>
    <style:style style:name="T871" style:family="text">
      <style:text-properties officeooo:rsid="033f79e2"/>
    </style:style>
    <style:style style:name="T872" style:family="text">
      <style:text-properties officeooo:rsid="0340f30b"/>
    </style:style>
    <style:style style:name="T873" style:family="text">
      <style:text-properties officeooo:rsid="0341d9d6"/>
    </style:style>
    <style:style style:name="T874" style:family="text">
      <style:text-properties officeooo:rsid="03421e4d"/>
    </style:style>
    <style:style style:name="T875" style:family="text">
      <style:text-properties officeooo:rsid="0bb8086e"/>
    </style:style>
    <style:style style:name="T876" style:family="text">
      <style:text-properties officeooo:rsid="03431c78"/>
    </style:style>
    <style:style style:name="T877" style:family="text">
      <style:text-properties officeooo:rsid="0343500f"/>
    </style:style>
    <style:style style:name="T878" style:family="text">
      <style:text-properties officeooo:rsid="0343d64f"/>
    </style:style>
    <style:style style:name="T879" style:family="text">
      <style:text-properties officeooo:rsid="03441086"/>
    </style:style>
    <style:style style:name="T880" style:family="text">
      <style:text-properties officeooo:rsid="034515cd"/>
    </style:style>
    <style:style style:name="T881" style:family="text">
      <style:text-properties officeooo:rsid="034653f2"/>
    </style:style>
    <style:style style:name="T882" style:family="text">
      <style:text-properties officeooo:rsid="0346facf"/>
    </style:style>
    <style:style style:name="T883" style:family="text">
      <style:text-properties officeooo:rsid="0347fbf1"/>
    </style:style>
    <style:style style:name="T884" style:family="text">
      <style:text-properties officeooo:rsid="0349aaaf"/>
    </style:style>
    <style:style style:name="T885" style:family="text">
      <style:text-properties officeooo:rsid="0349e6a7"/>
    </style:style>
    <style:style style:name="T886" style:family="text">
      <style:text-properties officeooo:rsid="034b3b98"/>
    </style:style>
    <style:style style:name="T887" style:family="text">
      <style:text-properties officeooo:rsid="034b5355"/>
    </style:style>
    <style:style style:name="T888" style:family="text">
      <style:text-properties officeooo:rsid="034cf466"/>
    </style:style>
    <style:style style:name="T889" style:family="text">
      <style:text-properties officeooo:rsid="034dfca1"/>
    </style:style>
    <style:style style:name="T890" style:family="text">
      <style:text-properties officeooo:rsid="034ff91d"/>
    </style:style>
    <style:style style:name="T891" style:family="text">
      <style:text-properties officeooo:rsid="0350eaeb"/>
    </style:style>
    <style:style style:name="T892" style:family="text">
      <style:text-properties officeooo:rsid="03520f14"/>
    </style:style>
    <style:style style:name="T893" style:family="text">
      <style:text-properties officeooo:rsid="03537801"/>
    </style:style>
    <style:style style:name="T894" style:family="text">
      <style:text-properties officeooo:rsid="0354e2c6"/>
    </style:style>
    <style:style style:name="T895" style:family="text">
      <style:text-properties officeooo:rsid="03557ab4"/>
    </style:style>
    <style:style style:name="T896" style:family="text">
      <style:text-properties officeooo:rsid="0356b4d8"/>
    </style:style>
    <style:style style:name="T897" style:family="text">
      <style:text-properties officeooo:rsid="0357f9e6"/>
    </style:style>
    <style:style style:name="T898" style:family="text">
      <style:text-properties officeooo:rsid="0359be01"/>
    </style:style>
    <style:style style:name="T899" style:family="text">
      <style:text-properties officeooo:rsid="0bc01013"/>
    </style:style>
    <style:style style:name="T900" style:family="text">
      <style:text-properties officeooo:rsid="035b3c53"/>
    </style:style>
    <style:style style:name="T901" style:family="text">
      <style:text-properties officeooo:rsid="035c11db"/>
    </style:style>
    <style:style style:name="T902" style:family="text">
      <style:text-properties officeooo:rsid="035d125f"/>
    </style:style>
    <style:style style:name="T903" style:family="text">
      <style:text-properties officeooo:rsid="035d7996"/>
    </style:style>
    <style:style style:name="T904" style:family="text">
      <style:text-properties officeooo:rsid="035f5033"/>
    </style:style>
    <style:style style:name="T905" style:family="text">
      <style:text-properties officeooo:rsid="035fac36"/>
    </style:style>
    <style:style style:name="T906" style:family="text">
      <style:text-properties officeooo:rsid="035fe041"/>
    </style:style>
    <style:style style:name="T907" style:family="text">
      <style:text-properties officeooo:rsid="03609345"/>
    </style:style>
    <style:style style:name="T908" style:family="text">
      <style:text-properties officeooo:rsid="03621db1"/>
    </style:style>
    <style:style style:name="T909" style:family="text">
      <style:text-properties officeooo:rsid="0362e4ad"/>
    </style:style>
    <style:style style:name="T910" style:family="text">
      <style:text-properties officeooo:rsid="03631788"/>
    </style:style>
    <style:style style:name="T911" style:family="text">
      <style:text-properties officeooo:rsid="036372d6"/>
    </style:style>
    <style:style style:name="T912" style:family="text">
      <style:text-properties officeooo:rsid="03643663"/>
    </style:style>
    <style:style style:name="T913" style:family="text">
      <style:text-properties officeooo:rsid="03649f05"/>
    </style:style>
    <style:style style:name="T914" style:family="text">
      <style:text-properties officeooo:rsid="0364fc2f"/>
    </style:style>
    <style:style style:name="T915" style:family="text">
      <style:text-properties officeooo:rsid="0365772e"/>
    </style:style>
    <style:style style:name="T916" style:family="text">
      <style:text-properties officeooo:rsid="0367c5ca"/>
    </style:style>
    <style:style style:name="T917" style:family="text">
      <style:text-properties officeooo:rsid="036961ed"/>
    </style:style>
    <style:style style:name="T918" style:family="text">
      <style:text-properties officeooo:rsid="0369e5e7"/>
    </style:style>
    <style:style style:name="T919" style:family="text">
      <style:text-properties officeooo:rsid="0bc18941"/>
    </style:style>
    <style:style style:name="T920" style:family="text">
      <style:text-properties officeooo:rsid="036aad63"/>
    </style:style>
    <style:style style:name="T921" style:family="text">
      <style:text-properties officeooo:rsid="036be326"/>
    </style:style>
    <style:style style:name="T922" style:family="text">
      <style:text-properties officeooo:rsid="036d71e9"/>
    </style:style>
    <style:style style:name="T923" style:family="text">
      <style:text-properties officeooo:rsid="036f1495"/>
    </style:style>
    <style:style style:name="T924" style:family="text">
      <style:text-properties officeooo:rsid="0370bb9e"/>
    </style:style>
    <style:style style:name="T925" style:family="text">
      <style:text-properties officeooo:rsid="03717bde"/>
    </style:style>
    <style:style style:name="T926" style:family="text">
      <style:text-properties officeooo:rsid="0372c32e"/>
    </style:style>
    <style:style style:name="T927" style:family="text">
      <style:text-properties officeooo:rsid="03741c58"/>
    </style:style>
    <style:style style:name="T928" style:family="text">
      <style:text-properties officeooo:rsid="0374d430"/>
    </style:style>
    <style:style style:name="T929" style:family="text">
      <style:text-properties officeooo:rsid="0375d6b1"/>
    </style:style>
    <style:style style:name="T930" style:family="text">
      <style:text-properties officeooo:rsid="0377a24c"/>
    </style:style>
    <style:style style:name="T931" style:family="text">
      <style:text-properties officeooo:rsid="0378c5a3"/>
    </style:style>
    <style:style style:name="T932" style:family="text">
      <style:text-properties officeooo:rsid="037a5b8b"/>
    </style:style>
    <style:style style:name="T933" style:family="text">
      <style:text-properties officeooo:rsid="037bb73b"/>
    </style:style>
    <style:style style:name="T934" style:family="text">
      <style:text-properties officeooo:rsid="037d82f8"/>
    </style:style>
    <style:style style:name="T935" style:family="text">
      <style:text-properties officeooo:rsid="037dd963"/>
    </style:style>
    <style:style style:name="T936" style:family="text">
      <style:text-properties officeooo:rsid="037f83f5"/>
    </style:style>
    <style:style style:name="T937" style:family="text">
      <style:text-properties officeooo:rsid="0380cf92"/>
    </style:style>
    <style:style style:name="T938" style:family="text">
      <style:text-properties officeooo:rsid="03813717"/>
    </style:style>
    <style:style style:name="T939" style:family="text">
      <style:text-properties officeooo:rsid="0381c55f"/>
    </style:style>
    <style:style style:name="T940" style:family="text">
      <style:text-properties officeooo:rsid="0382d249"/>
    </style:style>
    <style:style style:name="T941" style:family="text">
      <style:text-properties officeooo:rsid="03831fac"/>
    </style:style>
    <style:style style:name="T942" style:family="text">
      <style:text-properties officeooo:rsid="0383b2e1"/>
    </style:style>
    <style:style style:name="T943" style:family="text">
      <style:text-properties officeooo:rsid="03857337"/>
    </style:style>
    <style:style style:name="T944" style:family="text">
      <style:text-properties officeooo:rsid="0386778b"/>
    </style:style>
    <style:style style:name="T945" style:family="text">
      <style:text-properties officeooo:rsid="0386e737"/>
    </style:style>
    <style:style style:name="T946" style:family="text">
      <style:text-properties officeooo:rsid="03888cd1"/>
    </style:style>
    <style:style style:name="T947" style:family="text">
      <style:text-properties officeooo:rsid="038a6836"/>
    </style:style>
    <style:style style:name="T948" style:family="text">
      <style:text-properties officeooo:rsid="038be25a"/>
    </style:style>
    <style:style style:name="T949" style:family="text">
      <style:text-properties officeooo:rsid="038ce044"/>
    </style:style>
    <style:style style:name="T950" style:family="text">
      <style:text-properties officeooo:rsid="038e4368"/>
    </style:style>
    <style:style style:name="T951" style:family="text">
      <style:text-properties officeooo:rsid="038f07ff"/>
    </style:style>
    <style:style style:name="T952" style:family="text">
      <style:text-properties officeooo:rsid="0390d54e"/>
    </style:style>
    <style:style style:name="T953" style:family="text">
      <style:text-properties officeooo:rsid="0392d539"/>
    </style:style>
    <style:style style:name="T954" style:family="text">
      <style:text-properties officeooo:rsid="0393d925"/>
    </style:style>
    <style:style style:name="T955" style:family="text">
      <style:text-properties officeooo:rsid="0395cc4b"/>
    </style:style>
    <style:style style:name="T956" style:family="text">
      <style:text-properties officeooo:rsid="0395d843"/>
    </style:style>
    <style:style style:name="T957" style:family="text">
      <style:text-properties officeooo:rsid="0396992e"/>
    </style:style>
    <style:style style:name="T958" style:family="text">
      <style:text-properties officeooo:rsid="0397d671"/>
    </style:style>
    <style:style style:name="T959" style:family="text">
      <style:text-properties officeooo:rsid="0397f9ab"/>
    </style:style>
    <style:style style:name="T960" style:family="text">
      <style:text-properties officeooo:rsid="03981c10"/>
    </style:style>
    <style:style style:name="T961" style:family="text">
      <style:text-properties officeooo:rsid="0398d1fe"/>
    </style:style>
    <style:style style:name="T962" style:family="text">
      <style:text-properties officeooo:rsid="039a3953"/>
    </style:style>
    <style:style style:name="T963" style:family="text">
      <style:text-properties officeooo:rsid="039b8111"/>
    </style:style>
    <style:style style:name="T964" style:family="text">
      <style:text-properties officeooo:rsid="039d0a76"/>
    </style:style>
    <style:style style:name="T965" style:family="text">
      <style:text-properties officeooo:rsid="0bc303f6"/>
    </style:style>
    <style:style style:name="T966" style:family="text">
      <style:text-properties officeooo:rsid="039f0498"/>
    </style:style>
    <style:style style:name="T967" style:family="text">
      <style:text-properties officeooo:rsid="03a021c8"/>
    </style:style>
    <style:style style:name="T968" style:family="text">
      <style:text-properties officeooo:rsid="03a1e439"/>
    </style:style>
    <style:style style:name="T969" style:family="text">
      <style:text-properties officeooo:rsid="03a2a8cf"/>
    </style:style>
    <style:style style:name="T970" style:family="text">
      <style:text-properties officeooo:rsid="03a4a4bd"/>
    </style:style>
    <style:style style:name="T971" style:family="text">
      <style:text-properties officeooo:rsid="03a5c98c"/>
    </style:style>
    <style:style style:name="T972" style:family="text">
      <style:text-properties officeooo:rsid="03a6f7a9"/>
    </style:style>
    <style:style style:name="T973" style:family="text">
      <style:text-properties officeooo:rsid="03a7986f"/>
    </style:style>
    <style:style style:name="T974" style:family="text">
      <style:text-properties officeooo:rsid="03a7b9e9"/>
    </style:style>
    <style:style style:name="T975" style:family="text">
      <style:text-properties officeooo:rsid="03a8e557"/>
    </style:style>
    <style:style style:name="T976" style:family="text">
      <style:text-properties officeooo:rsid="03a9aa3e"/>
    </style:style>
    <style:style style:name="T977" style:family="text">
      <style:text-properties officeooo:rsid="03a9b943"/>
    </style:style>
    <style:style style:name="T978" style:family="text">
      <style:text-properties officeooo:rsid="03a9ef9f"/>
    </style:style>
    <style:style style:name="T979" style:family="text">
      <style:text-properties officeooo:rsid="03aaf79e"/>
    </style:style>
    <style:style style:name="T980" style:family="text">
      <style:text-properties officeooo:rsid="03ac2d7d"/>
    </style:style>
    <style:style style:name="T981" style:family="text">
      <style:text-properties officeooo:rsid="03add9af"/>
    </style:style>
    <style:style style:name="T982" style:family="text">
      <style:text-properties officeooo:rsid="03aeb686"/>
    </style:style>
    <style:style style:name="T983" style:family="text">
      <style:text-properties officeooo:rsid="0bc3d913"/>
    </style:style>
    <style:style style:name="T984" style:family="text">
      <style:text-properties officeooo:rsid="03b9372d"/>
    </style:style>
    <style:style style:name="T985" style:family="text">
      <style:text-properties officeooo:rsid="03b9cee0"/>
    </style:style>
    <style:style style:name="T986" style:family="text">
      <style:text-properties officeooo:rsid="03bba700"/>
    </style:style>
    <style:style style:name="T987" style:family="text">
      <style:text-properties officeooo:rsid="03bd551d"/>
    </style:style>
    <style:style style:name="T988" style:family="text">
      <style:text-properties officeooo:rsid="03befa38"/>
    </style:style>
    <style:style style:name="T989" style:family="text">
      <style:text-properties officeooo:rsid="03c07a6b"/>
    </style:style>
    <style:style style:name="T990" style:family="text">
      <style:text-properties officeooo:rsid="03c1edd7"/>
    </style:style>
    <style:style style:name="T991" style:family="text">
      <style:text-properties officeooo:rsid="03c3a347"/>
    </style:style>
    <style:style style:name="T992" style:family="text">
      <style:text-properties officeooo:rsid="03c575ed"/>
    </style:style>
    <style:style style:name="T993" style:family="text">
      <style:text-properties officeooo:rsid="03c7c715"/>
    </style:style>
    <style:style style:name="T994" style:family="text">
      <style:text-properties officeooo:rsid="03c65cd2"/>
    </style:style>
    <style:style style:name="T995" style:family="text">
      <style:text-properties officeooo:rsid="03c986fd"/>
    </style:style>
    <style:style style:name="T996" style:family="text">
      <style:text-properties officeooo:rsid="03ca9e36"/>
    </style:style>
    <style:style style:name="T997" style:family="text">
      <style:text-properties officeooo:rsid="03cab681"/>
    </style:style>
    <style:style style:name="T998" style:family="text">
      <style:text-properties officeooo:rsid="03cbd2ca"/>
    </style:style>
    <style:style style:name="T999" style:family="text">
      <style:text-properties officeooo:rsid="03cd335d"/>
    </style:style>
    <style:style style:name="T1000" style:family="text">
      <style:text-properties officeooo:rsid="03ce3373"/>
    </style:style>
    <style:style style:name="T1001" style:family="text">
      <style:text-properties officeooo:rsid="03cf135a"/>
    </style:style>
    <style:style style:name="T1002" style:family="text">
      <style:text-properties officeooo:rsid="03d0db17"/>
    </style:style>
    <style:style style:name="T1003" style:family="text">
      <style:text-properties officeooo:rsid="03d27b29"/>
    </style:style>
    <style:style style:name="T1004" style:family="text">
      <style:text-properties officeooo:rsid="03d2bd9d"/>
    </style:style>
    <style:style style:name="T1005" style:family="text">
      <style:text-properties officeooo:rsid="03d34c34"/>
    </style:style>
    <style:style style:name="T1006" style:family="text">
      <style:text-properties officeooo:rsid="03d3c2ab"/>
    </style:style>
    <style:style style:name="T1007" style:family="text">
      <style:text-properties officeooo:rsid="03d4f96d"/>
    </style:style>
    <style:style style:name="T1008" style:family="text">
      <style:text-properties officeooo:rsid="03d6bb21"/>
    </style:style>
    <style:style style:name="T1009" style:family="text">
      <style:text-properties officeooo:rsid="03d81cfb"/>
    </style:style>
    <style:style style:name="T1010" style:family="text">
      <style:text-properties officeooo:rsid="03d88f06"/>
    </style:style>
    <style:style style:name="T1011" style:family="text">
      <style:text-properties officeooo:rsid="03d90159"/>
    </style:style>
    <style:style style:name="T1012" style:family="text">
      <style:text-properties officeooo:rsid="0bc46507"/>
    </style:style>
    <style:style style:name="T1013" style:family="text">
      <style:text-properties officeooo:rsid="03dab6ee"/>
    </style:style>
    <style:style style:name="T1014" style:family="text">
      <style:text-properties officeooo:rsid="03dab706"/>
    </style:style>
    <style:style style:name="T1015" style:family="text">
      <style:text-properties officeooo:rsid="03db2afd"/>
    </style:style>
    <style:style style:name="T1016" style:family="text">
      <style:text-properties officeooo:rsid="03dcf6f1"/>
    </style:style>
    <style:style style:name="T1017" style:family="text">
      <style:text-properties officeooo:rsid="03def6e0"/>
    </style:style>
    <style:style style:name="T1018" style:family="text">
      <style:text-properties officeooo:rsid="03def7ca"/>
    </style:style>
    <style:style style:name="T1019" style:family="text">
      <style:text-properties officeooo:rsid="03e079ac"/>
    </style:style>
    <style:style style:name="T1020" style:family="text">
      <style:text-properties officeooo:rsid="03e1c5e0"/>
    </style:style>
    <style:style style:name="T1021" style:family="text">
      <style:text-properties officeooo:rsid="03e1e854"/>
    </style:style>
    <style:style style:name="T1022" style:family="text">
      <style:text-properties officeooo:rsid="03e339e8"/>
    </style:style>
    <style:style style:name="T1023" style:family="text">
      <style:text-properties officeooo:rsid="03e3646b"/>
    </style:style>
    <style:style style:name="T1024" style:family="text">
      <style:text-properties officeooo:rsid="03e48f95"/>
    </style:style>
    <style:style style:name="T1025" style:family="text">
      <style:text-properties officeooo:rsid="03e5251d"/>
    </style:style>
    <style:style style:name="T1026" style:family="text">
      <style:text-properties officeooo:rsid="03e70d41"/>
    </style:style>
    <style:style style:name="T1027" style:family="text">
      <style:text-properties officeooo:rsid="03e8cc7e"/>
    </style:style>
    <style:style style:name="T1028" style:family="text">
      <style:text-properties officeooo:rsid="03e8f7bb"/>
    </style:style>
    <style:style style:name="T1029" style:family="text">
      <style:text-properties officeooo:rsid="03eb1864"/>
    </style:style>
    <style:style style:name="T1030" style:family="text">
      <style:text-properties officeooo:rsid="03ea61f8"/>
    </style:style>
    <style:style style:name="T1031" style:family="text">
      <style:text-properties officeooo:rsid="03ee0298"/>
    </style:style>
    <style:style style:name="T1032" style:family="text">
      <style:text-properties officeooo:rsid="03ee4ed2"/>
    </style:style>
    <style:style style:name="T1033" style:family="text">
      <style:text-properties officeooo:rsid="03ef26f1"/>
    </style:style>
    <style:style style:name="T1034" style:family="text">
      <style:text-properties officeooo:rsid="03efb5b4"/>
    </style:style>
    <style:style style:name="T1035" style:family="text">
      <style:text-properties officeooo:rsid="03f0c5aa"/>
    </style:style>
    <style:style style:name="T1036" style:family="text">
      <style:text-properties officeooo:rsid="03f19449"/>
    </style:style>
    <style:style style:name="T1037" style:family="text">
      <style:text-properties officeooo:rsid="03f26ae0"/>
    </style:style>
    <style:style style:name="T1038" style:family="text">
      <style:text-properties officeooo:rsid="03f42e15"/>
    </style:style>
    <style:style style:name="T1039" style:family="text">
      <style:text-properties officeooo:rsid="03f444ec"/>
    </style:style>
    <style:style style:name="T1040" style:family="text">
      <style:text-properties officeooo:rsid="03f5ee4a"/>
    </style:style>
    <style:style style:name="T1041" style:family="text">
      <style:text-properties officeooo:rsid="03f75361"/>
    </style:style>
    <style:style style:name="T1042" style:family="text">
      <style:text-properties officeooo:rsid="03f9a70d"/>
    </style:style>
    <style:style style:name="T1043" style:family="text">
      <style:text-properties officeooo:rsid="03f9c926"/>
    </style:style>
    <style:style style:name="T1044" style:family="text">
      <style:text-properties officeooo:rsid="03f9e387"/>
    </style:style>
    <style:style style:name="T1045" style:family="text">
      <style:text-properties officeooo:rsid="03f9f927"/>
    </style:style>
    <style:style style:name="T1046" style:family="text">
      <style:text-properties officeooo:rsid="03fba0a7"/>
    </style:style>
    <style:style style:name="T1047" style:family="text">
      <style:text-properties officeooo:rsid="03fbff9a"/>
    </style:style>
    <style:style style:name="T1048" style:family="text">
      <style:text-properties officeooo:rsid="03fc6667"/>
    </style:style>
    <style:style style:name="T1049" style:family="text">
      <style:text-properties officeooo:rsid="03fd5c27"/>
    </style:style>
    <style:style style:name="T1050" style:family="text">
      <style:text-properties officeooo:rsid="03ff410b"/>
    </style:style>
    <style:style style:name="T1051" style:family="text">
      <style:text-properties officeooo:rsid="04006057"/>
    </style:style>
    <style:style style:name="T1052" style:family="text">
      <style:text-properties officeooo:rsid="0400f3fe"/>
    </style:style>
    <style:style style:name="T1053" style:family="text">
      <style:text-properties officeooo:rsid="04026691"/>
    </style:style>
    <style:style style:name="T1054" style:family="text">
      <style:text-properties officeooo:rsid="0403a4c2"/>
    </style:style>
    <style:style style:name="T1055" style:family="text">
      <style:text-properties officeooo:rsid="04058b7e"/>
    </style:style>
    <style:style style:name="T1056" style:family="text">
      <style:text-properties officeooo:rsid="0406743c"/>
    </style:style>
    <style:style style:name="T1057" style:family="text">
      <style:text-properties officeooo:rsid="0406b68c"/>
    </style:style>
    <style:style style:name="T1058" style:family="text">
      <style:text-properties officeooo:rsid="04088f91"/>
    </style:style>
    <style:style style:name="T1059" style:family="text">
      <style:text-properties officeooo:rsid="0409bb4a"/>
    </style:style>
    <style:style style:name="T1060" style:family="text">
      <style:text-properties officeooo:rsid="0bc5e38c"/>
    </style:style>
    <style:style style:name="T1061" style:family="text">
      <style:text-properties officeooo:rsid="040a6560"/>
    </style:style>
    <style:style style:name="T1062" style:family="text">
      <style:text-properties officeooo:rsid="040b6ed3"/>
    </style:style>
    <style:style style:name="T1063" style:family="text">
      <style:text-properties officeooo:rsid="040c29c5"/>
    </style:style>
    <style:style style:name="T1064" style:family="text">
      <style:text-properties officeooo:rsid="040de731"/>
    </style:style>
    <style:style style:name="T1065" style:family="text">
      <style:text-properties officeooo:rsid="040f74ec"/>
    </style:style>
    <style:style style:name="T1066" style:family="text">
      <style:text-properties officeooo:rsid="0410533a"/>
    </style:style>
    <style:style style:name="T1067" style:family="text">
      <style:text-properties officeooo:rsid="0410d49f"/>
    </style:style>
    <style:style style:name="T1068" style:family="text">
      <style:text-properties officeooo:rsid="041136aa"/>
    </style:style>
    <style:style style:name="T1069" style:family="text">
      <style:text-properties officeooo:rsid="04130a3e"/>
    </style:style>
    <style:style style:name="T1070" style:family="text">
      <style:text-properties officeooo:rsid="0414391d"/>
    </style:style>
    <style:style style:name="T1071" style:family="text">
      <style:text-properties officeooo:rsid="04145329"/>
    </style:style>
    <style:style style:name="T1072" style:family="text">
      <style:text-properties officeooo:rsid="04160002"/>
    </style:style>
    <style:style style:name="T1073" style:family="text">
      <style:text-properties officeooo:rsid="0416a502"/>
    </style:style>
    <style:style style:name="T1074" style:family="text">
      <style:text-properties officeooo:rsid="041862ae"/>
    </style:style>
    <style:style style:name="T1075" style:family="text">
      <style:text-properties officeooo:rsid="04196cf8"/>
    </style:style>
    <style:style style:name="T1076" style:family="text">
      <style:text-properties officeooo:rsid="0419768a"/>
    </style:style>
    <style:style style:name="T1077" style:family="text">
      <style:text-properties officeooo:rsid="041a5014"/>
    </style:style>
    <style:style style:name="T1078" style:family="text">
      <style:text-properties officeooo:rsid="041aa4a9"/>
    </style:style>
    <style:style style:name="T1079" style:family="text">
      <style:text-properties officeooo:rsid="041bf8ce"/>
    </style:style>
    <style:style style:name="T1080" style:family="text">
      <style:text-properties officeooo:rsid="041d61f2"/>
    </style:style>
    <style:style style:name="T1081" style:family="text">
      <style:text-properties officeooo:rsid="041d7863"/>
    </style:style>
    <style:style style:name="T1082" style:family="text">
      <style:text-properties officeooo:rsid="041e10af"/>
    </style:style>
    <style:style style:name="T1083" style:family="text">
      <style:text-properties officeooo:rsid="041e3e28"/>
    </style:style>
    <style:style style:name="T1084" style:family="text">
      <style:text-properties officeooo:rsid="041ef9dc"/>
    </style:style>
    <style:style style:name="T1085" style:family="text">
      <style:text-properties officeooo:rsid="041fc36a"/>
    </style:style>
    <style:style style:name="T1086" style:family="text">
      <style:text-properties officeooo:rsid="0420cbbe"/>
    </style:style>
    <style:style style:name="T1087" style:family="text">
      <style:text-properties officeooo:rsid="04217ffa"/>
    </style:style>
    <style:style style:name="T1088" style:family="text">
      <style:text-properties officeooo:rsid="04223ef8"/>
    </style:style>
    <style:style style:name="T1089" style:family="text">
      <style:text-properties officeooo:rsid="042430c0"/>
    </style:style>
    <style:style style:name="T1090" style:family="text">
      <style:text-properties officeooo:rsid="0424ce27"/>
    </style:style>
    <style:style style:name="T1091" style:family="text">
      <style:text-properties officeooo:rsid="04257009"/>
    </style:style>
    <style:style style:name="T1092" style:family="text">
      <style:text-properties officeooo:rsid="0a8c907f"/>
    </style:style>
    <style:style style:name="T1093" style:family="text">
      <style:text-properties officeooo:rsid="0426d8e2"/>
    </style:style>
    <style:style style:name="T1094" style:family="text">
      <style:text-properties officeooo:rsid="0427f94d"/>
    </style:style>
    <style:style style:name="T1095" style:family="text">
      <style:text-properties officeooo:rsid="04283856"/>
    </style:style>
    <style:style style:name="T1096" style:family="text">
      <style:text-properties officeooo:rsid="04289b63"/>
    </style:style>
    <style:style style:name="T1097" style:family="text">
      <style:text-properties officeooo:rsid="0a8c42b6"/>
    </style:style>
    <style:style style:name="T1098" style:family="text">
      <style:text-properties officeooo:rsid="0429ea5a"/>
    </style:style>
    <style:style style:name="T1099" style:family="text">
      <style:text-properties officeooo:rsid="042b8762"/>
    </style:style>
    <style:style style:name="T1100" style:family="text">
      <style:text-properties officeooo:rsid="0bc8f4d3"/>
    </style:style>
    <style:style style:name="T1101" style:family="text">
      <style:text-properties officeooo:rsid="042f39ff"/>
    </style:style>
    <style:style style:name="T1102" style:family="text">
      <style:text-properties officeooo:rsid="043006d7"/>
    </style:style>
    <style:style style:name="T1103" style:family="text">
      <style:text-properties officeooo:rsid="0430eac9"/>
    </style:style>
    <style:style style:name="T1104" style:family="text">
      <style:text-properties officeooo:rsid="0431a286"/>
    </style:style>
    <style:style style:name="T1105" style:family="text">
      <style:text-properties officeooo:rsid="0432d53c"/>
    </style:style>
    <style:style style:name="T1106" style:family="text">
      <style:text-properties officeooo:rsid="0433455a"/>
    </style:style>
    <style:style style:name="T1107" style:family="text">
      <style:text-properties officeooo:rsid="04340813"/>
    </style:style>
    <style:style style:name="T1108" style:family="text">
      <style:text-properties officeooo:rsid="043571dd"/>
    </style:style>
    <style:style style:name="T1109" style:family="text">
      <style:text-properties officeooo:rsid="0436a07a"/>
    </style:style>
    <style:style style:name="T1110" style:family="text">
      <style:text-properties officeooo:rsid="0bcaf5e1"/>
    </style:style>
    <style:style style:name="T1111" style:family="text">
      <style:text-properties officeooo:rsid="04380c03"/>
    </style:style>
    <style:style style:name="T1112" style:family="text">
      <style:text-properties officeooo:rsid="0439ade2"/>
    </style:style>
    <style:style style:name="T1113" style:family="text">
      <style:text-properties officeooo:rsid="04397399"/>
    </style:style>
    <style:style style:name="T1114" style:family="text">
      <style:text-properties officeooo:rsid="043b3ff1"/>
    </style:style>
    <style:style style:name="T1115" style:family="text">
      <style:text-properties officeooo:rsid="043ba632"/>
    </style:style>
    <style:style style:name="T1116" style:family="text">
      <style:text-properties officeooo:rsid="043c93ca"/>
    </style:style>
    <style:style style:name="T1117" style:family="text">
      <style:text-properties officeooo:rsid="043cbfb5"/>
    </style:style>
    <style:style style:name="T1118" style:family="text">
      <style:text-properties officeooo:rsid="043e5788"/>
    </style:style>
    <style:style style:name="T1119" style:family="text">
      <style:text-properties officeooo:rsid="04403f71"/>
    </style:style>
    <style:style style:name="T1120" style:family="text">
      <style:text-properties officeooo:rsid="044140ce"/>
    </style:style>
    <style:style style:name="T1121" style:family="text">
      <style:text-properties officeooo:rsid="0443030d"/>
    </style:style>
    <style:style style:name="T1122" style:family="text">
      <style:text-properties officeooo:rsid="0bcce86e"/>
    </style:style>
    <style:style style:name="T1123" style:family="text">
      <style:text-properties officeooo:rsid="04438492"/>
    </style:style>
    <style:style style:name="T1124" style:family="text">
      <style:text-properties officeooo:rsid="04442bc0"/>
    </style:style>
    <style:style style:name="T1125" style:family="text">
      <style:text-properties officeooo:rsid="0bcdb840"/>
    </style:style>
    <style:style style:name="T1126" style:family="text">
      <style:text-properties officeooo:rsid="0bcea7fb"/>
    </style:style>
    <style:style style:name="T1127" style:family="text">
      <style:text-properties officeooo:rsid="044577d7"/>
    </style:style>
    <style:style style:name="T1128" style:family="text">
      <style:text-properties officeooo:rsid="0446ae6b"/>
    </style:style>
    <style:style style:name="T1129" style:family="text">
      <style:text-properties officeooo:rsid="04475dbd"/>
    </style:style>
    <style:style style:name="T1130" style:family="text">
      <style:text-properties officeooo:rsid="04482a7a"/>
    </style:style>
    <style:style style:name="T1131" style:family="text">
      <style:text-properties officeooo:rsid="0bd05f51"/>
    </style:style>
    <style:style style:name="T1132" style:family="text">
      <style:text-properties officeooo:rsid="044a0a51"/>
    </style:style>
    <style:style style:name="T1133" style:family="text">
      <style:text-properties officeooo:rsid="044b2346"/>
    </style:style>
    <style:style style:name="T1134" style:family="text">
      <style:text-properties officeooo:rsid="044cc6c1"/>
    </style:style>
    <style:style style:name="T1135" style:family="text">
      <style:text-properties officeooo:rsid="044e240c"/>
    </style:style>
    <style:style style:name="T1136" style:family="text">
      <style:text-properties officeooo:rsid="044e8c9a"/>
    </style:style>
    <style:style style:name="T1137" style:family="text">
      <style:text-properties officeooo:rsid="044fcff4"/>
    </style:style>
    <style:style style:name="T1138" style:family="text">
      <style:text-properties officeooo:rsid="0451bafe"/>
    </style:style>
    <style:style style:name="T1139" style:family="text">
      <style:text-properties officeooo:rsid="0454e873"/>
    </style:style>
    <style:style style:name="T1140" style:family="text">
      <style:text-properties officeooo:rsid="0456436f"/>
    </style:style>
    <style:style style:name="T1141" style:family="text">
      <style:text-properties officeooo:rsid="0457a62b"/>
    </style:style>
    <style:style style:name="T1142" style:family="text">
      <style:text-properties officeooo:rsid="045839de"/>
    </style:style>
    <style:style style:name="T1143" style:family="text">
      <style:text-properties officeooo:rsid="0458e6cc"/>
    </style:style>
    <style:style style:name="T1144" style:family="text">
      <style:text-properties officeooo:rsid="04591cdf"/>
    </style:style>
    <style:style style:name="T1145" style:family="text">
      <style:text-properties officeooo:rsid="045ace56"/>
    </style:style>
    <style:style style:name="T1146" style:family="text">
      <style:text-properties officeooo:rsid="045c6022"/>
    </style:style>
    <style:style style:name="T1147" style:family="text">
      <style:text-properties officeooo:rsid="0bd15955"/>
    </style:style>
    <style:style style:name="T1148" style:family="text">
      <style:text-properties officeooo:rsid="04618c12"/>
    </style:style>
    <style:style style:name="T1149" style:family="text">
      <style:text-properties officeooo:rsid="0462c535"/>
    </style:style>
    <style:style style:name="T1150" style:family="text">
      <style:text-properties officeooo:rsid="04643f85"/>
    </style:style>
    <style:style style:name="T1151" style:family="text">
      <style:text-properties officeooo:rsid="0464f510"/>
    </style:style>
    <style:style style:name="T1152" style:family="text">
      <style:text-properties officeooo:rsid="0bd4ce75"/>
    </style:style>
    <style:style style:name="T1153" style:family="text">
      <style:text-properties officeooo:rsid="0466e382"/>
    </style:style>
    <style:style style:name="T1154" style:family="text">
      <style:text-properties officeooo:rsid="0467c465"/>
    </style:style>
    <style:style style:name="T1155" style:family="text">
      <style:text-properties officeooo:rsid="0bd8c7ed"/>
    </style:style>
    <style:style style:name="T1156" style:family="text">
      <style:text-properties officeooo:rsid="0bd664a1"/>
    </style:style>
    <style:style style:name="T1157" style:family="text">
      <style:text-properties officeooo:rsid="046807e2"/>
    </style:style>
    <style:style style:name="T1158" style:family="text">
      <style:text-properties officeooo:rsid="0bd64a8c"/>
    </style:style>
    <style:style style:name="T1159" style:family="text">
      <style:text-properties officeooo:rsid="04694597"/>
    </style:style>
    <style:style style:name="T1160" style:family="text">
      <style:text-properties officeooo:rsid="046b3c13"/>
    </style:style>
    <style:style style:name="T1161" style:family="text">
      <style:text-properties officeooo:rsid="046dad59"/>
    </style:style>
    <style:style style:name="T1162" style:family="text">
      <style:text-properties officeooo:rsid="0bd577c4"/>
    </style:style>
    <style:style style:name="T1163" style:family="text">
      <style:text-properties officeooo:rsid="0bd9dd83"/>
    </style:style>
    <style:style style:name="T1164" style:family="text">
      <style:text-properties officeooo:rsid="046e86e0"/>
    </style:style>
    <style:style style:name="T1165" style:family="text">
      <style:text-properties officeooo:rsid="046ef451"/>
    </style:style>
    <style:style style:name="T1166" style:family="text">
      <style:text-properties officeooo:rsid="046f248d"/>
    </style:style>
    <style:style style:name="T1167" style:family="text">
      <style:text-properties officeooo:rsid="0bdab9a7"/>
    </style:style>
    <style:style style:name="T1168" style:family="text">
      <style:text-properties officeooo:rsid="04710203"/>
    </style:style>
    <style:style style:name="T1169" style:family="text">
      <style:text-properties officeooo:rsid="047288a1"/>
    </style:style>
    <style:style style:name="T1170" style:family="text">
      <style:text-properties officeooo:rsid="0472d8f9"/>
    </style:style>
    <style:style style:name="T1171" style:family="text">
      <style:text-properties officeooo:rsid="0bdc4b14"/>
    </style:style>
    <style:style style:name="T1172" style:family="text">
      <style:text-properties officeooo:rsid="04745cda"/>
    </style:style>
    <style:style style:name="T1173" style:family="text">
      <style:text-properties officeooo:rsid="047465cb"/>
    </style:style>
    <style:style style:name="T1174" style:family="text">
      <style:text-properties officeooo:rsid="0bd6f526"/>
    </style:style>
    <style:style style:name="T1175" style:family="text">
      <style:text-properties officeooo:rsid="04794655"/>
    </style:style>
    <style:style style:name="T1176" style:family="text">
      <style:text-properties officeooo:rsid="047545ec"/>
    </style:style>
    <style:style style:name="T1177" style:family="text">
      <style:text-properties officeooo:rsid="04764e88"/>
    </style:style>
    <style:style style:name="T1178" style:family="text">
      <style:text-properties officeooo:rsid="0bddc66d"/>
    </style:style>
    <style:style style:name="T1179" style:family="text">
      <style:text-properties officeooo:rsid="04783ad1"/>
    </style:style>
    <style:style style:name="T1180" style:family="text">
      <style:text-properties officeooo:rsid="0bdf4bb4"/>
    </style:style>
    <style:style style:name="T1181" style:family="text">
      <style:text-properties officeooo:rsid="0bded641"/>
    </style:style>
    <style:style style:name="T1182" style:family="text">
      <style:text-properties officeooo:rsid="047acc87"/>
    </style:style>
    <style:style style:name="T1183" style:family="text">
      <style:text-properties officeooo:rsid="0be47f76"/>
    </style:style>
    <style:style style:name="T1184" style:family="text">
      <style:text-properties officeooo:rsid="048094fc"/>
    </style:style>
    <style:style style:name="T1185" style:family="text">
      <style:text-properties officeooo:rsid="0480dedb"/>
    </style:style>
    <style:style style:name="T1186" style:family="text">
      <style:text-properties officeooo:rsid="0be6961c"/>
    </style:style>
    <style:style style:name="T1187" style:family="text">
      <style:text-properties officeooo:rsid="0481a997"/>
    </style:style>
    <style:style style:name="T1188" style:family="text">
      <style:text-properties officeooo:rsid="04830181"/>
    </style:style>
    <style:style style:name="T1189" style:family="text">
      <style:text-properties officeooo:rsid="0486b622"/>
    </style:style>
    <style:style style:name="T1190" style:family="text">
      <style:text-properties officeooo:rsid="048429d6"/>
    </style:style>
    <style:style style:name="T1191" style:family="text">
      <style:text-properties officeooo:rsid="04860901"/>
    </style:style>
    <style:style style:name="T1192" style:family="text">
      <style:text-properties officeooo:rsid="04863e7f"/>
    </style:style>
    <style:style style:name="T1193" style:family="text">
      <style:text-properties officeooo:rsid="0486f674"/>
    </style:style>
    <style:style style:name="T1194" style:family="text">
      <style:text-properties officeooo:rsid="04882a28"/>
    </style:style>
    <style:style style:name="T1195" style:family="text">
      <style:text-properties officeooo:rsid="0489a8e2"/>
    </style:style>
    <style:style style:name="T1196" style:family="text">
      <style:text-properties officeooo:rsid="048a1d02"/>
    </style:style>
    <style:style style:name="T1197" style:family="text">
      <style:text-properties officeooo:rsid="048acdf1"/>
    </style:style>
    <style:style style:name="T1198" style:family="text">
      <style:text-properties officeooo:rsid="048be1e8"/>
    </style:style>
    <style:style style:name="T1199" style:family="text">
      <style:text-properties officeooo:rsid="048d7089"/>
    </style:style>
    <style:style style:name="T1200" style:family="text">
      <style:text-properties officeooo:rsid="048dc1e5"/>
    </style:style>
    <style:style style:name="T1201" style:family="text">
      <style:text-properties officeooo:rsid="048e10fa"/>
    </style:style>
    <style:style style:name="T1202" style:family="text">
      <style:text-properties officeooo:rsid="04900ab0"/>
    </style:style>
    <style:style style:name="T1203" style:family="text">
      <style:text-properties officeooo:rsid="04917448"/>
    </style:style>
    <style:style style:name="T1204" style:family="text">
      <style:text-properties officeooo:rsid="04927694"/>
    </style:style>
    <style:style style:name="T1205" style:family="text">
      <style:text-properties officeooo:rsid="049456db"/>
    </style:style>
    <style:style style:name="T1206" style:family="text">
      <style:text-properties officeooo:rsid="0495b4d2"/>
    </style:style>
    <style:style style:name="T1207" style:family="text">
      <style:text-properties officeooo:rsid="0496708f"/>
    </style:style>
    <style:style style:name="T1208" style:family="text">
      <style:text-properties officeooo:rsid="0498236b"/>
    </style:style>
    <style:style style:name="T1209" style:family="text">
      <style:text-properties officeooo:rsid="049999dc"/>
    </style:style>
    <style:style style:name="T1210" style:family="text">
      <style:text-properties officeooo:rsid="0499cdfb"/>
    </style:style>
    <style:style style:name="T1211" style:family="text">
      <style:text-properties officeooo:rsid="049aa87e"/>
    </style:style>
    <style:style style:name="T1212" style:family="text">
      <style:text-properties officeooo:rsid="049bbee5"/>
    </style:style>
    <style:style style:name="T1213" style:family="text">
      <style:text-properties officeooo:rsid="049d25cf"/>
    </style:style>
    <style:style style:name="T1214" style:family="text">
      <style:text-properties officeooo:rsid="049ed51c"/>
    </style:style>
    <style:style style:name="T1215" style:family="text">
      <style:text-properties officeooo:rsid="049f938c"/>
    </style:style>
    <style:style style:name="T1216" style:family="text">
      <style:text-properties officeooo:rsid="04a0d643"/>
    </style:style>
    <style:style style:name="T1217" style:family="text">
      <style:text-properties officeooo:rsid="04a13aaa"/>
    </style:style>
    <style:style style:name="T1218" style:family="text">
      <style:text-properties officeooo:rsid="04a31cf5"/>
    </style:style>
    <style:style style:name="T1219" style:family="text">
      <style:text-properties officeooo:rsid="04a34b36"/>
    </style:style>
    <style:style style:name="T1220" style:family="text">
      <style:text-properties officeooo:rsid="04a40ceb"/>
    </style:style>
    <style:style style:name="T1221" style:family="text">
      <style:text-properties officeooo:rsid="04a4353c"/>
    </style:style>
    <style:style style:name="T1222" style:family="text">
      <style:text-properties officeooo:rsid="04a4d85c"/>
    </style:style>
    <style:style style:name="T1223" style:family="text">
      <style:text-properties officeooo:rsid="04a528fe"/>
    </style:style>
    <style:style style:name="T1224" style:family="text">
      <style:text-properties officeooo:rsid="04a71059"/>
    </style:style>
    <style:style style:name="T1225" style:family="text">
      <style:text-properties officeooo:rsid="04a84079"/>
    </style:style>
    <style:style style:name="T1226" style:family="text">
      <style:text-properties officeooo:rsid="04a988b7"/>
    </style:style>
    <style:style style:name="T1227" style:family="text">
      <style:text-properties officeooo:rsid="04aa7d2c"/>
    </style:style>
    <style:style style:name="T1228" style:family="text">
      <style:text-properties officeooo:rsid="04aad0e1"/>
    </style:style>
    <style:style style:name="T1229" style:family="text">
      <style:text-properties officeooo:rsid="04aca69f"/>
    </style:style>
    <style:style style:name="T1230" style:family="text">
      <style:text-properties officeooo:rsid="04ae383a"/>
    </style:style>
    <style:style style:name="T1231" style:family="text">
      <style:text-properties officeooo:rsid="04afda18"/>
    </style:style>
    <style:style style:name="T1232" style:family="text">
      <style:text-properties officeooo:rsid="04b14ab1"/>
    </style:style>
    <style:style style:name="T1233" style:family="text">
      <style:text-properties officeooo:rsid="0be7f434"/>
    </style:style>
    <style:style style:name="T1234" style:family="text">
      <style:text-properties officeooo:rsid="04b1821b"/>
    </style:style>
    <style:style style:name="T1235" style:family="text">
      <style:text-properties officeooo:rsid="04b34f2d"/>
    </style:style>
    <style:style style:name="T1236" style:family="text">
      <style:text-properties officeooo:rsid="04b35081"/>
    </style:style>
    <style:style style:name="T1237" style:family="text">
      <style:text-properties officeooo:rsid="04b4809b"/>
    </style:style>
    <style:style style:name="T1238" style:family="text">
      <style:text-properties officeooo:rsid="04b621df"/>
    </style:style>
    <style:style style:name="T1239" style:family="text">
      <style:text-properties officeooo:rsid="04b6c1f1"/>
    </style:style>
    <style:style style:name="T1240" style:family="text">
      <style:text-properties officeooo:rsid="04b8310c"/>
    </style:style>
    <style:style style:name="T1241" style:family="text">
      <style:text-properties officeooo:rsid="04b9e4d2"/>
    </style:style>
    <style:style style:name="T1242" style:family="text">
      <style:text-properties officeooo:rsid="04bae570"/>
    </style:style>
    <style:style style:name="T1243" style:family="text">
      <style:text-properties officeooo:rsid="04bc2b56"/>
    </style:style>
    <style:style style:name="T1244" style:family="text">
      <style:text-properties officeooo:rsid="04bcd1d6"/>
    </style:style>
    <style:style style:name="T1245" style:family="text">
      <style:text-properties officeooo:rsid="04bde7d2"/>
    </style:style>
    <style:style style:name="T1246" style:family="text">
      <style:text-properties officeooo:rsid="04bf0d7a"/>
    </style:style>
    <style:style style:name="T1247" style:family="text">
      <style:text-properties officeooo:rsid="04bfd1f0"/>
    </style:style>
    <style:style style:name="T1248" style:family="text">
      <style:text-properties officeooo:rsid="04c1a60a"/>
    </style:style>
    <style:style style:name="T1249" style:family="text">
      <style:text-properties officeooo:rsid="04c1c6e8"/>
    </style:style>
    <style:style style:name="T1250" style:family="text">
      <style:text-properties officeooo:rsid="04c1f350"/>
    </style:style>
    <style:style style:name="T1251" style:family="text">
      <style:text-properties officeooo:rsid="04c29144"/>
    </style:style>
    <style:style style:name="T1252" style:family="text">
      <style:text-properties officeooo:rsid="04c2a843"/>
    </style:style>
    <style:style style:name="T1253" style:family="text">
      <style:text-properties officeooo:rsid="04c31edc"/>
    </style:style>
    <style:style style:name="T1254" style:family="text">
      <style:text-properties officeooo:rsid="04c4c296"/>
    </style:style>
    <style:style style:name="T1255" style:family="text">
      <style:text-properties officeooo:rsid="04c4e54d"/>
    </style:style>
    <style:style style:name="T1256" style:family="text">
      <style:text-properties officeooo:rsid="04c942c4"/>
    </style:style>
    <style:style style:name="T1257" style:family="text">
      <style:text-properties officeooo:rsid="04c6be36"/>
    </style:style>
    <style:style style:name="T1258" style:family="text">
      <style:text-properties officeooo:rsid="04c758de"/>
    </style:style>
    <style:style style:name="T1259" style:family="text">
      <style:text-properties officeooo:rsid="04ca9c35"/>
    </style:style>
    <style:style style:name="T1260" style:family="text">
      <style:text-properties officeooo:rsid="04caada6"/>
    </style:style>
    <style:style style:name="T1261" style:family="text">
      <style:text-properties officeooo:rsid="04cb6628"/>
    </style:style>
    <style:style style:name="T1262" style:family="text">
      <style:text-properties officeooo:rsid="04cd0957"/>
    </style:style>
    <style:style style:name="T1263" style:family="text">
      <style:text-properties officeooo:rsid="04cddf45"/>
    </style:style>
    <style:style style:name="T1264" style:family="text">
      <style:text-properties officeooo:rsid="04ce5383"/>
    </style:style>
    <style:style style:name="T1265" style:family="text">
      <style:text-properties officeooo:rsid="04cf6375"/>
    </style:style>
    <style:style style:name="T1266" style:family="text">
      <style:text-properties officeooo:rsid="04d0e6b7"/>
    </style:style>
    <style:style style:name="T1267" style:family="text">
      <style:text-properties officeooo:rsid="04d165b3"/>
    </style:style>
    <style:style style:name="T1268" style:family="text">
      <style:text-properties officeooo:rsid="04d2803a"/>
    </style:style>
    <style:style style:name="T1269" style:family="text">
      <style:text-properties officeooo:rsid="04d3fe33"/>
    </style:style>
    <style:style style:name="T1270" style:family="text">
      <style:text-properties officeooo:rsid="04d5cc53"/>
    </style:style>
    <style:style style:name="T1271" style:family="text">
      <style:text-properties officeooo:rsid="04d779f5"/>
    </style:style>
    <style:style style:name="T1272" style:family="text">
      <style:text-properties officeooo:rsid="04d858c1"/>
    </style:style>
    <style:style style:name="T1273" style:family="text">
      <style:text-properties officeooo:rsid="04d95ee0"/>
    </style:style>
    <style:style style:name="T1274" style:family="text">
      <style:text-properties officeooo:rsid="04d96c8f"/>
    </style:style>
    <style:style style:name="T1275" style:family="text">
      <style:text-properties officeooo:rsid="04db07fa"/>
    </style:style>
    <style:style style:name="T1276" style:family="text">
      <style:text-properties officeooo:rsid="04dcd546"/>
    </style:style>
    <style:style style:name="T1277" style:family="text">
      <style:text-properties officeooo:rsid="04ddbe88"/>
    </style:style>
    <style:style style:name="T1278" style:family="text">
      <style:text-properties officeooo:rsid="04deaa59"/>
    </style:style>
    <style:style style:name="T1279" style:family="text">
      <style:text-properties officeooo:rsid="04df4e37"/>
    </style:style>
    <style:style style:name="T1280" style:family="text">
      <style:text-properties officeooo:rsid="04e085e9"/>
    </style:style>
    <style:style style:name="T1281" style:family="text">
      <style:text-properties officeooo:rsid="04e11e56"/>
    </style:style>
    <style:style style:name="T1282" style:family="text">
      <style:text-properties officeooo:rsid="04e21122"/>
    </style:style>
    <style:style style:name="T1283" style:family="text">
      <style:text-properties officeooo:rsid="04e2133d"/>
    </style:style>
    <style:style style:name="T1284" style:family="text">
      <style:text-properties officeooo:rsid="04e248fa"/>
    </style:style>
    <style:style style:name="T1285" style:family="text">
      <style:text-properties officeooo:rsid="04e35b67"/>
    </style:style>
    <style:style style:name="T1286" style:family="text">
      <style:text-properties officeooo:rsid="04e3bdd2"/>
    </style:style>
    <style:style style:name="T1287" style:family="text">
      <style:text-properties officeooo:rsid="04e52a8f"/>
    </style:style>
    <style:style style:name="T1288" style:family="text">
      <style:text-properties officeooo:rsid="04e71a2b"/>
    </style:style>
    <style:style style:name="T1289" style:family="text">
      <style:text-properties officeooo:rsid="04e8276e"/>
    </style:style>
    <style:style style:name="T1290" style:family="text">
      <style:text-properties officeooo:rsid="04e9524f"/>
    </style:style>
    <style:style style:name="T1291" style:family="text">
      <style:text-properties officeooo:rsid="04e9ba5d"/>
    </style:style>
    <style:style style:name="T1292" style:family="text">
      <style:text-properties officeooo:rsid="04eb4bdf"/>
    </style:style>
    <style:style style:name="T1293" style:family="text">
      <style:text-properties officeooo:rsid="04ebaf85"/>
    </style:style>
    <style:style style:name="T1294" style:family="text">
      <style:text-properties officeooo:rsid="04ed44e6"/>
    </style:style>
    <style:style style:name="T1295" style:family="text">
      <style:text-properties officeooo:rsid="04ee8c79"/>
    </style:style>
    <style:style style:name="T1296" style:family="text">
      <style:text-properties officeooo:rsid="04eee2a7"/>
    </style:style>
    <style:style style:name="T1297" style:family="text">
      <style:text-properties officeooo:rsid="04f037f2"/>
    </style:style>
    <style:style style:name="T1298" style:family="text">
      <style:text-properties officeooo:rsid="04f20bea"/>
    </style:style>
    <style:style style:name="T1299" style:family="text">
      <style:text-properties officeooo:rsid="04f3e890"/>
    </style:style>
    <style:style style:name="T1300" style:family="text">
      <style:text-properties officeooo:rsid="04f4659b"/>
    </style:style>
    <style:style style:name="T1301" style:family="text">
      <style:text-properties officeooo:rsid="04f55670"/>
    </style:style>
    <style:style style:name="T1302" style:family="text">
      <style:text-properties officeooo:rsid="04f7102e"/>
    </style:style>
    <style:style style:name="T1303" style:family="text">
      <style:text-properties officeooo:rsid="04f839a0"/>
    </style:style>
    <style:style style:name="T1304" style:family="text">
      <style:text-properties officeooo:rsid="04f939e9"/>
    </style:style>
    <style:style style:name="T1305" style:family="text">
      <style:text-properties officeooo:rsid="04fa948a"/>
    </style:style>
    <style:style style:name="T1306" style:family="text">
      <style:text-properties officeooo:rsid="04fd0419"/>
    </style:style>
    <style:style style:name="T1307" style:family="text">
      <style:text-properties officeooo:rsid="04fc5e26"/>
    </style:style>
    <style:style style:name="T1308" style:family="text">
      <style:text-properties officeooo:rsid="04fefb01"/>
    </style:style>
    <style:style style:name="T1309" style:family="text">
      <style:text-properties officeooo:rsid="04fff89c"/>
    </style:style>
    <style:style style:name="T1310" style:family="text">
      <style:text-properties officeooo:rsid="05011db5"/>
    </style:style>
    <style:style style:name="T1311" style:family="text">
      <style:text-properties officeooo:rsid="050822e1"/>
    </style:style>
    <style:style style:name="T1312" style:family="text">
      <style:text-properties officeooo:rsid="05027d57"/>
    </style:style>
    <style:style style:name="T1313" style:family="text">
      <style:text-properties officeooo:rsid="05047458"/>
    </style:style>
    <style:style style:name="T1314" style:family="text">
      <style:text-properties officeooo:rsid="0505cba6"/>
    </style:style>
    <style:style style:name="T1315" style:family="text">
      <style:text-properties officeooo:rsid="0505f3f3"/>
    </style:style>
    <style:style style:name="T1316" style:family="text">
      <style:text-properties officeooo:rsid="0507640f"/>
    </style:style>
    <style:style style:name="T1317" style:family="text">
      <style:text-properties officeooo:rsid="0508afba"/>
    </style:style>
    <style:style style:name="T1318" style:family="text">
      <style:text-properties officeooo:rsid="0508f35e"/>
    </style:style>
    <style:style style:name="T1319" style:family="text">
      <style:text-properties officeooo:rsid="050b897c"/>
    </style:style>
    <style:style style:name="T1320" style:family="text">
      <style:text-properties officeooo:rsid="050cb789"/>
    </style:style>
    <style:style style:name="T1321" style:family="text">
      <style:text-properties officeooo:rsid="050cc492"/>
    </style:style>
    <style:style style:name="T1322" style:family="text">
      <style:text-properties officeooo:rsid="050d7f3c"/>
    </style:style>
    <style:style style:name="T1323" style:family="text">
      <style:text-properties officeooo:rsid="050e2356"/>
    </style:style>
    <style:style style:name="T1324" style:family="text">
      <style:text-properties officeooo:rsid="050e3a56"/>
    </style:style>
    <style:style style:name="T1325" style:family="text">
      <style:text-properties officeooo:rsid="050e44e2"/>
    </style:style>
    <style:style style:name="T1326" style:family="text">
      <style:text-properties officeooo:rsid="050f81e5"/>
    </style:style>
    <style:style style:name="T1327" style:family="text">
      <style:text-properties officeooo:rsid="0510ae36"/>
    </style:style>
    <style:style style:name="T1328" style:family="text">
      <style:text-properties officeooo:rsid="05115944"/>
    </style:style>
    <style:style style:name="T1329" style:family="text">
      <style:text-properties officeooo:rsid="0512ee7e"/>
    </style:style>
    <style:style style:name="T1330" style:family="text">
      <style:text-properties officeooo:rsid="051360b3"/>
    </style:style>
    <style:style style:name="T1331" style:family="text">
      <style:text-properties officeooo:rsid="05158501"/>
    </style:style>
    <style:style style:name="T1332" style:family="text">
      <style:text-properties officeooo:rsid="05231059"/>
    </style:style>
    <style:style style:name="T1333" style:family="text">
      <style:text-properties officeooo:rsid="051590f5"/>
    </style:style>
    <style:style style:name="T1334" style:family="text">
      <style:text-properties officeooo:rsid="0516ea1f"/>
    </style:style>
    <style:style style:name="T1335" style:family="text">
      <style:text-properties officeooo:rsid="0517061d"/>
    </style:style>
    <style:style style:name="T1336" style:family="text">
      <style:text-properties officeooo:rsid="051763bf"/>
    </style:style>
    <style:style style:name="T1337" style:family="text">
      <style:text-properties officeooo:rsid="0518defb"/>
    </style:style>
    <style:style style:name="T1338" style:family="text">
      <style:text-properties officeooo:rsid="051a5645"/>
    </style:style>
    <style:style style:name="T1339" style:family="text">
      <style:text-properties officeooo:rsid="051b0276"/>
    </style:style>
    <style:style style:name="T1340" style:family="text">
      <style:text-properties officeooo:rsid="051d00c0"/>
    </style:style>
    <style:style style:name="T1341" style:family="text">
      <style:text-properties officeooo:rsid="051e7777"/>
    </style:style>
    <style:style style:name="T1342" style:family="text">
      <style:text-properties officeooo:rsid="051f0856"/>
    </style:style>
    <style:style style:name="T1343" style:family="text">
      <style:text-properties officeooo:rsid="051f8164"/>
    </style:style>
    <style:style style:name="T1344" style:family="text">
      <style:text-properties officeooo:rsid="051ffe2f"/>
    </style:style>
    <style:style style:name="T1345" style:family="text">
      <style:text-properties officeooo:rsid="0520ff6c"/>
    </style:style>
    <style:style style:name="T1346" style:family="text">
      <style:text-properties officeooo:rsid="0521abe2"/>
    </style:style>
    <style:style style:name="T1347" style:family="text">
      <style:text-properties officeooo:rsid="05224c4e"/>
    </style:style>
    <style:style style:name="T1348" style:family="text">
      <style:text-properties officeooo:rsid="0523f2fa"/>
    </style:style>
    <style:style style:name="T1349" style:family="text">
      <style:text-properties officeooo:rsid="05246e6f"/>
    </style:style>
    <style:style style:name="T1350" style:family="text">
      <style:text-properties officeooo:rsid="05256f71"/>
    </style:style>
    <style:style style:name="T1351" style:family="text">
      <style:text-properties officeooo:rsid="0526d665"/>
    </style:style>
    <style:style style:name="T1352" style:family="text">
      <style:text-properties officeooo:rsid="0528aad1"/>
    </style:style>
    <style:style style:name="T1353" style:family="text">
      <style:text-properties officeooo:rsid="0528f52f"/>
    </style:style>
    <style:style style:name="T1354" style:family="text">
      <style:text-properties officeooo:rsid="0529455c"/>
    </style:style>
    <style:style style:name="T1355" style:family="text">
      <style:text-properties officeooo:rsid="052aa41b"/>
    </style:style>
    <style:style style:name="T1356" style:family="text">
      <style:text-properties officeooo:rsid="052c92de"/>
    </style:style>
    <style:style style:name="T1357" style:family="text">
      <style:text-properties officeooo:rsid="052cb4c2"/>
    </style:style>
    <style:style style:name="T1358" style:family="text">
      <style:text-properties officeooo:rsid="052e1961"/>
    </style:style>
    <style:style style:name="T1359" style:family="text">
      <style:text-properties officeooo:rsid="052f0e07"/>
    </style:style>
    <style:style style:name="T1360" style:family="text">
      <style:text-properties officeooo:rsid="05302286"/>
    </style:style>
    <style:style style:name="T1361" style:family="text">
      <style:text-properties officeooo:rsid="0531dd08"/>
    </style:style>
    <style:style style:name="T1362" style:family="text">
      <style:text-properties officeooo:rsid="0532eff1"/>
    </style:style>
    <style:style style:name="T1363" style:family="text">
      <style:text-properties officeooo:rsid="05340218"/>
    </style:style>
    <style:style style:name="T1364" style:family="text">
      <style:text-properties officeooo:rsid="0534d4f4"/>
    </style:style>
    <style:style style:name="T1365" style:family="text">
      <style:text-properties officeooo:rsid="0535ab3a"/>
    </style:style>
    <style:style style:name="T1366" style:family="text">
      <style:text-properties officeooo:rsid="05366157"/>
    </style:style>
    <style:style style:name="T1367" style:family="text">
      <style:text-properties officeooo:rsid="0536b67c"/>
    </style:style>
    <style:style style:name="T1368" style:family="text">
      <style:text-properties officeooo:rsid="053709c6"/>
    </style:style>
    <style:style style:name="T1369" style:family="text">
      <style:text-properties officeooo:rsid="0538b1ed"/>
    </style:style>
    <style:style style:name="T1370" style:family="text">
      <style:text-properties officeooo:rsid="053aa609"/>
    </style:style>
    <style:style style:name="T1371" style:family="text">
      <style:text-properties officeooo:rsid="053c98fa"/>
    </style:style>
    <style:style style:name="T1372" style:family="text">
      <style:text-properties officeooo:rsid="053e667c"/>
    </style:style>
    <style:style style:name="T1373" style:family="text">
      <style:text-properties officeooo:rsid="05402c62"/>
    </style:style>
    <style:style style:name="T1374" style:family="text">
      <style:text-properties officeooo:rsid="0541f0e4"/>
    </style:style>
    <style:style style:name="T1375" style:family="text">
      <style:text-properties officeooo:rsid="05432706"/>
    </style:style>
    <style:style style:name="T1376" style:family="text">
      <style:text-properties officeooo:rsid="0543e0ca"/>
    </style:style>
    <style:style style:name="T1377" style:family="text">
      <style:text-properties officeooo:rsid="054403e2"/>
    </style:style>
    <style:style style:name="T1378" style:family="text">
      <style:text-properties officeooo:rsid="0545f1b4"/>
    </style:style>
    <style:style style:name="T1379" style:family="text">
      <style:text-properties officeooo:rsid="05469356"/>
    </style:style>
    <style:style style:name="T1380" style:family="text">
      <style:text-properties officeooo:rsid="05478de0"/>
    </style:style>
    <style:style style:name="T1381" style:family="text">
      <style:text-properties officeooo:rsid="0548aa3d"/>
    </style:style>
    <style:style style:name="T1382" style:family="text">
      <style:text-properties officeooo:rsid="0548eb48"/>
    </style:style>
    <style:style style:name="T1383" style:family="text">
      <style:text-properties officeooo:rsid="05493733"/>
    </style:style>
    <style:style style:name="T1384" style:family="text">
      <style:text-properties officeooo:rsid="05496a0f"/>
    </style:style>
    <style:style style:name="T1385" style:family="text">
      <style:text-properties officeooo:rsid="054a08d3"/>
    </style:style>
    <style:style style:name="T1386" style:family="text">
      <style:text-properties officeooo:rsid="054bf619"/>
    </style:style>
    <style:style style:name="T1387" style:family="text">
      <style:text-properties officeooo:rsid="054df0dc"/>
    </style:style>
    <style:style style:name="T1388" style:family="text">
      <style:text-properties officeooo:rsid="054eeebb"/>
    </style:style>
    <style:style style:name="T1389" style:family="text">
      <style:text-properties officeooo:rsid="054f0aa7"/>
    </style:style>
    <style:style style:name="T1390" style:family="text">
      <style:text-properties officeooo:rsid="054fc96c"/>
    </style:style>
    <style:style style:name="T1391" style:family="text">
      <style:text-properties officeooo:rsid="0550fe67"/>
    </style:style>
    <style:style style:name="T1392" style:family="text">
      <style:text-properties officeooo:rsid="0552b554"/>
    </style:style>
    <style:style style:name="T1393" style:family="text">
      <style:text-properties officeooo:rsid="05531225"/>
    </style:style>
    <style:style style:name="T1394" style:family="text">
      <style:text-properties officeooo:rsid="055496fa"/>
    </style:style>
    <style:style style:name="T1395" style:family="text">
      <style:text-properties officeooo:rsid="0556837a"/>
    </style:style>
    <style:style style:name="T1396" style:family="text">
      <style:text-properties officeooo:rsid="05578887"/>
    </style:style>
    <style:style style:name="T1397" style:family="text">
      <style:text-properties officeooo:rsid="055ab218"/>
    </style:style>
    <style:style style:name="T1398" style:family="text">
      <style:text-properties officeooo:rsid="055c290f"/>
    </style:style>
    <style:style style:name="T1399" style:family="text">
      <style:text-properties officeooo:rsid="055ced0c"/>
    </style:style>
    <style:style style:name="T1400" style:family="text">
      <style:text-properties officeooo:rsid="055d9fd8"/>
    </style:style>
    <style:style style:name="T1401" style:family="text">
      <style:text-properties officeooo:rsid="055f39e4"/>
    </style:style>
    <style:style style:name="T1402" style:family="text">
      <style:text-properties officeooo:rsid="0560fc7d"/>
    </style:style>
    <style:style style:name="T1403" style:family="text">
      <style:text-properties officeooo:rsid="0562600c"/>
    </style:style>
    <style:style style:name="T1404" style:family="text">
      <style:text-properties officeooo:rsid="0562ce94"/>
    </style:style>
    <style:style style:name="T1405" style:family="text">
      <style:text-properties officeooo:rsid="056432c7"/>
    </style:style>
    <style:style style:name="T1406" style:family="text">
      <style:text-properties officeooo:rsid="0564bf6c"/>
    </style:style>
    <style:style style:name="T1407" style:family="text">
      <style:text-properties officeooo:rsid="0566687a"/>
    </style:style>
    <style:style style:name="T1408" style:family="text">
      <style:text-properties officeooo:rsid="0567b54a"/>
    </style:style>
    <style:style style:name="T1409" style:family="text">
      <style:text-properties officeooo:rsid="0567fd5c"/>
    </style:style>
    <style:style style:name="T1410" style:family="text">
      <style:text-properties officeooo:rsid="0568998a"/>
    </style:style>
    <style:style style:name="T1411" style:family="text">
      <style:text-properties officeooo:rsid="056a6c96"/>
    </style:style>
    <style:style style:name="T1412" style:family="text">
      <style:text-properties officeooo:rsid="056b8860"/>
    </style:style>
    <style:style style:name="T1413" style:family="text">
      <style:text-properties officeooo:rsid="056d679b"/>
    </style:style>
    <style:style style:name="T1414" style:family="text">
      <style:text-properties officeooo:rsid="056f48d1"/>
    </style:style>
    <style:style style:name="T1415" style:family="text">
      <style:text-properties officeooo:rsid="0570bc47"/>
    </style:style>
    <style:style style:name="T1416" style:family="text">
      <style:text-properties officeooo:rsid="0570dcf7"/>
    </style:style>
    <style:style style:name="T1417" style:family="text">
      <style:text-properties officeooo:rsid="057196d8"/>
    </style:style>
    <style:style style:name="T1418" style:family="text">
      <style:text-properties officeooo:rsid="05729aff"/>
    </style:style>
    <style:style style:name="T1419" style:family="text">
      <style:text-properties officeooo:rsid="05739d36"/>
    </style:style>
    <style:style style:name="T1420" style:family="text">
      <style:text-properties officeooo:rsid="057593ee"/>
    </style:style>
    <style:style style:name="T1421" style:family="text">
      <style:text-properties officeooo:rsid="057720a9"/>
    </style:style>
    <style:style style:name="T1422" style:family="text">
      <style:text-properties officeooo:rsid="0578b539"/>
    </style:style>
    <style:style style:name="T1423" style:family="text">
      <style:text-properties officeooo:rsid="057933b6"/>
    </style:style>
    <style:style style:name="T1424" style:family="text">
      <style:text-properties officeooo:rsid="0579b948"/>
    </style:style>
    <style:style style:name="T1425" style:family="text">
      <style:text-properties officeooo:rsid="057b744f"/>
    </style:style>
    <style:style style:name="T1426" style:family="text">
      <style:text-properties officeooo:rsid="057d06e3"/>
    </style:style>
    <style:style style:name="T1427" style:family="text">
      <style:text-properties officeooo:rsid="057d994e"/>
    </style:style>
    <style:style style:name="T1428" style:family="text">
      <style:text-properties officeooo:rsid="057f7dff"/>
    </style:style>
    <style:style style:name="T1429" style:family="text">
      <style:text-properties officeooo:rsid="05811439"/>
    </style:style>
    <style:style style:name="T1430" style:family="text">
      <style:text-properties officeooo:rsid="058292bb"/>
    </style:style>
    <style:style style:name="T1431" style:family="text">
      <style:text-properties officeooo:rsid="05835f41"/>
    </style:style>
    <style:style style:name="T1432" style:family="text">
      <style:text-properties officeooo:rsid="0584081a"/>
    </style:style>
    <style:style style:name="T1433" style:family="text">
      <style:text-properties officeooo:rsid="05858620"/>
    </style:style>
    <style:style style:name="T1434" style:family="text">
      <style:text-properties officeooo:rsid="058740a7"/>
    </style:style>
    <style:style style:name="T1435" style:family="text">
      <style:text-properties officeooo:rsid="0587f5f2"/>
    </style:style>
    <style:style style:name="T1436" style:family="text">
      <style:text-properties officeooo:rsid="05886c95"/>
    </style:style>
    <style:style style:name="T1437" style:family="text">
      <style:text-properties officeooo:rsid="058a2eba"/>
    </style:style>
    <style:style style:name="T1438" style:family="text">
      <style:text-properties officeooo:rsid="058b22f4"/>
    </style:style>
    <style:style style:name="T1439" style:family="text">
      <style:text-properties officeooo:rsid="058c76b2"/>
    </style:style>
    <style:style style:name="T1440" style:family="text">
      <style:text-properties officeooo:rsid="058ddbbd"/>
    </style:style>
    <style:style style:name="T1441" style:family="text">
      <style:text-properties officeooo:rsid="058f4136"/>
    </style:style>
    <style:style style:name="T1442" style:family="text">
      <style:text-properties officeooo:rsid="058f601c"/>
    </style:style>
    <style:style style:name="T1443" style:family="text">
      <style:text-properties officeooo:rsid="0592b288"/>
    </style:style>
    <style:style style:name="T1444" style:family="text">
      <style:text-properties officeooo:rsid="0593f60e"/>
    </style:style>
    <style:style style:name="T1445" style:family="text">
      <style:text-properties officeooo:rsid="059499ad"/>
    </style:style>
    <style:style style:name="T1446" style:family="text">
      <style:text-properties officeooo:rsid="05953ce1"/>
    </style:style>
    <style:style style:name="T1447" style:family="text">
      <style:text-properties officeooo:rsid="0595da62"/>
    </style:style>
    <style:style style:name="T1448" style:family="text">
      <style:text-properties officeooo:rsid="0596d40a"/>
    </style:style>
    <style:style style:name="T1449" style:family="text">
      <style:text-properties officeooo:rsid="059753df"/>
    </style:style>
    <style:style style:name="T1450" style:family="text">
      <style:text-properties officeooo:rsid="05987b1a"/>
    </style:style>
    <style:style style:name="T1451" style:family="text">
      <style:text-properties officeooo:rsid="059908a8"/>
    </style:style>
    <style:style style:name="T1452" style:family="text">
      <style:text-properties officeooo:rsid="05993fdc"/>
    </style:style>
    <style:style style:name="T1453" style:family="text">
      <style:text-properties officeooo:rsid="059bd5bb"/>
    </style:style>
    <style:style style:name="T1454" style:family="text">
      <style:text-properties officeooo:rsid="059beaf6"/>
    </style:style>
    <style:style style:name="T1455" style:family="text">
      <style:text-properties officeooo:rsid="059dd0c3"/>
    </style:style>
    <style:style style:name="T1456" style:family="text">
      <style:text-properties officeooo:rsid="059e4226"/>
    </style:style>
    <style:style style:name="T1457" style:family="text">
      <style:text-properties officeooo:rsid="059fb7f9"/>
    </style:style>
    <style:style style:name="T1458" style:family="text">
      <style:text-properties officeooo:rsid="05a09eee"/>
    </style:style>
    <style:style style:name="T1459" style:family="text">
      <style:text-properties officeooo:rsid="05a23a43"/>
    </style:style>
    <style:style style:name="T1460" style:family="text">
      <style:text-properties officeooo:rsid="05a30688"/>
    </style:style>
    <style:style style:name="T1461" style:family="text">
      <style:text-properties officeooo:rsid="05a3e6be"/>
    </style:style>
    <style:style style:name="T1462" style:family="text">
      <style:text-properties officeooo:rsid="05a4266f"/>
    </style:style>
    <style:style style:name="T1463" style:family="text">
      <style:text-properties officeooo:rsid="05a51b76"/>
    </style:style>
    <style:style style:name="T1464" style:family="text">
      <style:text-properties officeooo:rsid="05a5f1ae"/>
    </style:style>
    <style:style style:name="T1465" style:family="text">
      <style:text-properties officeooo:rsid="05a76cbe"/>
    </style:style>
    <style:style style:name="T1466" style:family="text">
      <style:text-properties officeooo:rsid="05a7be7e"/>
    </style:style>
    <style:style style:name="T1467" style:family="text">
      <style:text-properties officeooo:rsid="05a9592a"/>
    </style:style>
    <style:style style:name="T1468" style:family="text">
      <style:text-properties officeooo:rsid="05a9877e"/>
    </style:style>
    <style:style style:name="T1469" style:family="text">
      <style:text-properties officeooo:rsid="05aa9cf3"/>
    </style:style>
    <style:style style:name="T1470" style:family="text">
      <style:text-properties officeooo:rsid="05aba231"/>
    </style:style>
    <style:style style:name="T1471" style:family="text">
      <style:text-properties officeooo:rsid="05ad7fcb"/>
    </style:style>
    <style:style style:name="T1472" style:family="text">
      <style:text-properties officeooo:rsid="05af4cf3"/>
    </style:style>
    <style:style style:name="T1473" style:family="text">
      <style:text-properties officeooo:rsid="05b07b29"/>
    </style:style>
    <style:style style:name="T1474" style:family="text">
      <style:text-properties officeooo:rsid="05b109c6"/>
    </style:style>
    <style:style style:name="T1475" style:family="text">
      <style:text-properties officeooo:rsid="05b1630f"/>
    </style:style>
    <style:style style:name="T1476" style:family="text">
      <style:text-properties officeooo:rsid="05b1a237"/>
    </style:style>
    <style:style style:name="T1477" style:family="text">
      <style:text-properties officeooo:rsid="05b28aad"/>
    </style:style>
    <style:style style:name="T1478" style:family="text">
      <style:text-properties officeooo:rsid="05b407e8"/>
    </style:style>
    <style:style style:name="T1479" style:family="text">
      <style:text-properties officeooo:rsid="05b44f28"/>
    </style:style>
    <style:style style:name="T1480" style:family="text">
      <style:text-properties officeooo:rsid="05b58d58"/>
    </style:style>
    <style:style style:name="T1481" style:family="text">
      <style:text-properties officeooo:rsid="05b78520"/>
    </style:style>
    <style:style style:name="T1482" style:family="text">
      <style:text-properties officeooo:rsid="05b83233"/>
    </style:style>
    <style:style style:name="T1483" style:family="text">
      <style:text-properties officeooo:rsid="05b8685a"/>
    </style:style>
    <style:style style:name="T1484" style:family="text">
      <style:text-properties officeooo:rsid="05b9feb5"/>
    </style:style>
    <style:style style:name="T1485" style:family="text">
      <style:text-properties officeooo:rsid="05ba585f"/>
    </style:style>
    <style:style style:name="T1486" style:family="text">
      <style:text-properties officeooo:rsid="05ba86e6"/>
    </style:style>
    <style:style style:name="T1487" style:family="text">
      <style:text-properties officeooo:rsid="05bad12b"/>
    </style:style>
    <style:style style:name="T1488" style:family="text">
      <style:text-properties officeooo:rsid="05bc8a98"/>
    </style:style>
    <style:style style:name="T1489" style:family="text">
      <style:text-properties officeooo:rsid="05bcd7cd"/>
    </style:style>
    <style:style style:name="T1490" style:family="text">
      <style:text-properties officeooo:rsid="05bed37f"/>
    </style:style>
    <style:style style:name="T1491" style:family="text">
      <style:text-properties officeooo:rsid="05c052df"/>
    </style:style>
    <style:style style:name="T1492" style:family="text">
      <style:text-properties officeooo:rsid="05c1fd90"/>
    </style:style>
    <style:style style:name="T1493" style:family="text">
      <style:text-properties officeooo:rsid="05c3d20a"/>
    </style:style>
    <style:style style:name="T1494" style:family="text">
      <style:text-properties officeooo:rsid="05c575b6"/>
    </style:style>
    <style:style style:name="T1495" style:family="text">
      <style:text-properties officeooo:rsid="05c6f913"/>
    </style:style>
    <style:style style:name="T1496" style:family="text">
      <style:text-properties officeooo:rsid="05c74df3"/>
    </style:style>
    <style:style style:name="T1497" style:family="text">
      <style:text-properties officeooo:rsid="05c84457"/>
    </style:style>
    <style:style style:name="T1498" style:family="text">
      <style:text-properties officeooo:rsid="05ca3642"/>
    </style:style>
    <style:style style:name="T1499" style:family="text">
      <style:text-properties officeooo:rsid="05cb6bc6"/>
    </style:style>
    <style:style style:name="T1500" style:family="text">
      <style:text-properties officeooo:rsid="05cc1649"/>
    </style:style>
    <style:style style:name="T1501" style:family="text">
      <style:text-properties officeooo:rsid="05cd2a4a"/>
    </style:style>
    <style:style style:name="T1502" style:family="text">
      <style:text-properties officeooo:rsid="05cd2b27"/>
    </style:style>
    <style:style style:name="T1503" style:family="text">
      <style:text-properties officeooo:rsid="05cd3171"/>
    </style:style>
    <style:style style:name="T1504" style:family="text">
      <style:text-properties officeooo:rsid="05d07af8"/>
    </style:style>
    <style:style style:name="T1505" style:family="text">
      <style:text-properties officeooo:rsid="05d22090"/>
    </style:style>
    <style:style style:name="T1506" style:family="text">
      <style:text-properties officeooo:rsid="05d35637"/>
    </style:style>
    <style:style style:name="T1507" style:family="text">
      <style:text-properties officeooo:rsid="05d4f753"/>
    </style:style>
    <style:style style:name="T1508" style:family="text">
      <style:text-properties officeooo:rsid="05d5f782"/>
    </style:style>
    <style:style style:name="T1509" style:family="text">
      <style:text-properties officeooo:rsid="05d7db1f"/>
    </style:style>
    <style:style style:name="T1510" style:family="text">
      <style:text-properties officeooo:rsid="05d8cca5"/>
    </style:style>
    <style:style style:name="T1511" style:family="text">
      <style:text-properties officeooo:rsid="05d9fc68"/>
    </style:style>
    <style:style style:name="T1512" style:family="text">
      <style:text-properties officeooo:rsid="05db2af3"/>
    </style:style>
    <style:style style:name="T1513" style:family="text">
      <style:text-properties officeooo:rsid="05db6175"/>
    </style:style>
    <style:style style:name="T1514" style:family="text">
      <style:text-properties officeooo:rsid="05dbe9cc"/>
    </style:style>
    <style:style style:name="T1515" style:family="text">
      <style:text-properties officeooo:rsid="05dc7d53"/>
    </style:style>
    <style:style style:name="T1516" style:family="text">
      <style:text-properties officeooo:rsid="05dde9d1"/>
    </style:style>
    <style:style style:name="T1517" style:family="text">
      <style:text-properties officeooo:rsid="05df984c"/>
    </style:style>
    <style:style style:name="T1518" style:family="text">
      <style:text-properties officeooo:rsid="05e0466c"/>
    </style:style>
    <style:style style:name="T1519" style:family="text">
      <style:text-properties officeooo:rsid="05e18e97"/>
    </style:style>
    <style:style style:name="T1520" style:family="text">
      <style:text-properties officeooo:rsid="05e2d58a"/>
    </style:style>
    <style:style style:name="T1521" style:family="text">
      <style:text-properties officeooo:rsid="05e42203"/>
    </style:style>
    <style:style style:name="T1522" style:family="text">
      <style:text-properties officeooo:rsid="05e5c2e3"/>
    </style:style>
    <style:style style:name="T1523" style:family="text">
      <style:text-properties officeooo:rsid="05e44e12"/>
    </style:style>
    <style:style style:name="T1524" style:family="text">
      <style:text-properties officeooo:rsid="05e61333"/>
    </style:style>
    <style:style style:name="T1525" style:family="text">
      <style:text-properties officeooo:rsid="05e6d2e5"/>
    </style:style>
    <style:style style:name="T1526" style:family="text">
      <style:text-properties officeooo:rsid="05eb2190"/>
    </style:style>
    <style:style style:name="T1527" style:family="text">
      <style:text-properties officeooo:rsid="05ebbd33"/>
    </style:style>
    <style:style style:name="T1528" style:family="text">
      <style:text-properties officeooo:rsid="05ec552b"/>
    </style:style>
    <style:style style:name="T1529" style:family="text">
      <style:text-properties officeooo:rsid="05ee267a"/>
    </style:style>
    <style:style style:name="T1530" style:family="text">
      <style:text-properties officeooo:rsid="05ee9c11"/>
    </style:style>
    <style:style style:name="T1531" style:family="text">
      <style:text-properties officeooo:rsid="05ef8961"/>
    </style:style>
    <style:style style:name="T1532" style:family="text">
      <style:text-properties officeooo:rsid="05f0989f"/>
    </style:style>
    <style:style style:name="T1533" style:family="text">
      <style:text-properties officeooo:rsid="05f138f0"/>
    </style:style>
    <style:style style:name="T1534" style:family="text">
      <style:text-properties officeooo:rsid="05f28636"/>
    </style:style>
    <style:style style:name="T1535" style:family="text">
      <style:text-properties officeooo:rsid="05f29874"/>
    </style:style>
    <style:style style:name="T1536" style:family="text">
      <style:text-properties officeooo:rsid="05f2e475"/>
    </style:style>
    <style:style style:name="T1537" style:family="text">
      <style:text-properties officeooo:rsid="05f3c890"/>
    </style:style>
    <style:style style:name="T1538" style:family="text">
      <style:text-properties officeooo:rsid="05f43eec"/>
    </style:style>
    <style:style style:name="T1539" style:family="text">
      <style:text-properties officeooo:rsid="05f45033"/>
    </style:style>
    <style:style style:name="T1540" style:family="text">
      <style:text-properties officeooo:rsid="05f4581f"/>
    </style:style>
    <style:style style:name="T1541" style:family="text">
      <style:text-properties officeooo:rsid="05f656d0"/>
    </style:style>
    <style:style style:name="T1542" style:family="text">
      <style:text-properties officeooo:rsid="05f76636"/>
    </style:style>
    <style:style style:name="T1543" style:family="text">
      <style:text-properties officeooo:rsid="05f8498c"/>
    </style:style>
    <style:style style:name="T1544" style:family="text">
      <style:text-properties officeooo:rsid="05f8761a"/>
    </style:style>
    <style:style style:name="T1545" style:family="text">
      <style:text-properties officeooo:rsid="05fa4ebe"/>
    </style:style>
    <style:style style:name="T1546" style:family="text">
      <style:text-properties officeooo:rsid="05fb3a90"/>
    </style:style>
    <style:style style:name="T1547" style:family="text">
      <style:text-properties officeooo:rsid="05fd8427"/>
    </style:style>
    <style:style style:name="T1548" style:family="text">
      <style:text-properties officeooo:rsid="05fdc308"/>
    </style:style>
    <style:style style:name="T1549" style:family="text">
      <style:text-properties officeooo:rsid="05fead71"/>
    </style:style>
    <style:style style:name="T1550" style:family="text">
      <style:text-properties officeooo:rsid="060092c7"/>
    </style:style>
    <style:style style:name="T1551" style:family="text">
      <style:text-properties officeooo:rsid="06009c9c"/>
    </style:style>
    <style:style style:name="T1552" style:family="text">
      <style:text-properties officeooo:rsid="0601c722"/>
    </style:style>
    <style:style style:name="T1553" style:family="text">
      <style:text-properties officeooo:rsid="060211fc"/>
    </style:style>
    <style:style style:name="T1554" style:family="text">
      <style:text-properties officeooo:rsid="0603c88e"/>
    </style:style>
    <style:style style:name="T1555" style:family="text">
      <style:text-properties officeooo:rsid="06052df8"/>
    </style:style>
    <style:style style:name="T1556" style:family="text">
      <style:text-properties officeooo:rsid="0606f3b1"/>
    </style:style>
    <style:style style:name="T1557" style:family="text">
      <style:text-properties officeooo:rsid="06084972"/>
    </style:style>
    <style:style style:name="T1558" style:family="text">
      <style:text-properties officeooo:rsid="060921fc"/>
    </style:style>
    <style:style style:name="T1559" style:family="text">
      <style:text-properties officeooo:rsid="060a8033"/>
    </style:style>
    <style:style style:name="T1560" style:family="text">
      <style:text-properties officeooo:rsid="060c1a2f"/>
    </style:style>
    <style:style style:name="T1561" style:family="text">
      <style:text-properties officeooo:rsid="060d7e5c"/>
    </style:style>
    <style:style style:name="T1562" style:family="text">
      <style:text-properties officeooo:rsid="060efbb8"/>
    </style:style>
    <style:style style:name="T1563" style:family="text">
      <style:text-properties officeooo:rsid="0613204d"/>
    </style:style>
    <style:style style:name="T1564" style:family="text">
      <style:text-properties officeooo:rsid="0614d074"/>
    </style:style>
    <style:style style:name="T1565" style:family="text">
      <style:text-properties officeooo:rsid="0615479a"/>
    </style:style>
    <style:style style:name="T1566" style:family="text">
      <style:text-properties officeooo:rsid="0616efab"/>
    </style:style>
    <style:style style:name="T1567" style:family="text">
      <style:text-properties officeooo:rsid="0617e76c"/>
    </style:style>
    <style:style style:name="T1568" style:family="text">
      <style:text-properties officeooo:rsid="0618b39a"/>
    </style:style>
    <style:style style:name="T1569" style:family="text">
      <style:text-properties officeooo:rsid="061b18f3"/>
    </style:style>
    <style:style style:name="T1570" style:family="text">
      <style:text-properties officeooo:rsid="061bcf43"/>
    </style:style>
    <style:style style:name="T1571" style:family="text">
      <style:text-properties officeooo:rsid="061d66d9"/>
    </style:style>
    <style:style style:name="T1572" style:family="text">
      <style:text-properties officeooo:rsid="061c3a14"/>
    </style:style>
    <style:style style:name="T1573" style:family="text">
      <style:text-properties officeooo:rsid="061d7fae"/>
    </style:style>
    <style:style style:name="T1574" style:family="text">
      <style:text-properties officeooo:rsid="061dfd8f"/>
    </style:style>
    <style:style style:name="T1575" style:family="text">
      <style:text-properties officeooo:rsid="061f1f03"/>
    </style:style>
    <style:style style:name="T1576" style:family="text">
      <style:text-properties officeooo:rsid="061f9363"/>
    </style:style>
    <style:style style:name="T1577" style:family="text">
      <style:text-properties officeooo:rsid="0621449a"/>
    </style:style>
    <style:style style:name="T1578" style:family="text">
      <style:text-properties officeooo:rsid="062245bf"/>
    </style:style>
    <style:style style:name="T1579" style:family="text">
      <style:text-properties officeooo:rsid="062437bf"/>
    </style:style>
    <style:style style:name="T1580" style:family="text">
      <style:text-properties officeooo:rsid="06249ed9"/>
    </style:style>
    <style:style style:name="T1581" style:family="text">
      <style:text-properties officeooo:rsid="0625b041"/>
    </style:style>
    <style:style style:name="T1582" style:family="text">
      <style:text-properties officeooo:rsid="0626ec8e"/>
    </style:style>
    <style:style style:name="T1583" style:family="text">
      <style:text-properties officeooo:rsid="06277754"/>
    </style:style>
    <style:style style:name="T1584" style:family="text">
      <style:text-properties officeooo:rsid="0627a072"/>
    </style:style>
    <style:style style:name="T1585" style:family="text">
      <style:text-properties officeooo:rsid="0627c199"/>
    </style:style>
    <style:style style:name="T1586" style:family="text">
      <style:text-properties officeooo:rsid="0629722f"/>
    </style:style>
    <style:style style:name="T1587" style:family="text">
      <style:text-properties officeooo:rsid="062a10b8"/>
    </style:style>
    <style:style style:name="T1588" style:family="text">
      <style:text-properties officeooo:rsid="062b32ba"/>
    </style:style>
    <style:style style:name="T1589" style:family="text">
      <style:text-properties officeooo:rsid="062b6405"/>
    </style:style>
    <style:style style:name="T1590" style:family="text">
      <style:text-properties officeooo:rsid="062ce46a"/>
    </style:style>
    <style:style style:name="T1591" style:family="text">
      <style:text-properties officeooo:rsid="062d449f"/>
    </style:style>
    <style:style style:name="T1592" style:family="text">
      <style:text-properties officeooo:rsid="062d89cc"/>
    </style:style>
    <style:style style:name="T1593" style:family="text">
      <style:text-properties officeooo:rsid="062ed45d"/>
    </style:style>
    <style:style style:name="T1594" style:family="text">
      <style:text-properties officeooo:rsid="062f9518"/>
    </style:style>
    <style:style style:name="T1595" style:family="text">
      <style:text-properties officeooo:rsid="063076a3"/>
    </style:style>
    <style:style style:name="T1596" style:family="text">
      <style:text-properties officeooo:rsid="06325781"/>
    </style:style>
    <style:style style:name="T1597" style:family="text">
      <style:text-properties officeooo:rsid="0632d1e5"/>
    </style:style>
    <style:style style:name="T1598" style:family="text">
      <style:text-properties officeooo:rsid="0633f6b2"/>
    </style:style>
    <style:style style:name="T1599" style:family="text">
      <style:text-properties officeooo:rsid="063459ba"/>
    </style:style>
    <style:style style:name="T1600" style:family="text">
      <style:text-properties officeooo:rsid="06358f04"/>
    </style:style>
    <style:style style:name="T1601" style:family="text">
      <style:text-properties officeooo:rsid="06456cd9"/>
    </style:style>
    <style:style style:name="T1602" style:family="text">
      <style:text-properties officeooo:rsid="063726de"/>
    </style:style>
    <style:style style:name="T1603" style:family="text">
      <style:text-properties officeooo:rsid="063893fb"/>
    </style:style>
    <style:style style:name="T1604" style:family="text">
      <style:text-properties officeooo:rsid="063908af"/>
    </style:style>
    <style:style style:name="T1605" style:family="text">
      <style:text-properties officeooo:rsid="063a6ae5"/>
    </style:style>
    <style:style style:name="T1606" style:family="text">
      <style:text-properties officeooo:rsid="063b60ab"/>
    </style:style>
    <style:style style:name="T1607" style:family="text">
      <style:text-properties officeooo:rsid="063b9659"/>
    </style:style>
    <style:style style:name="T1608" style:family="text">
      <style:text-properties officeooo:rsid="063d2556"/>
    </style:style>
    <style:style style:name="T1609" style:family="text">
      <style:text-properties officeooo:rsid="063f0c99"/>
    </style:style>
    <style:style style:name="T1610" style:family="text">
      <style:text-properties officeooo:rsid="0640753f"/>
    </style:style>
    <style:style style:name="T1611" style:family="text">
      <style:text-properties officeooo:rsid="06417d19"/>
    </style:style>
    <style:style style:name="T1612" style:family="text">
      <style:text-properties officeooo:rsid="064350ee"/>
    </style:style>
    <style:style style:name="T1613" style:family="text">
      <style:text-properties officeooo:rsid="0643ef1f"/>
    </style:style>
    <style:style style:name="T1614" style:family="text">
      <style:text-properties officeooo:rsid="0646cd21"/>
    </style:style>
    <style:style style:name="T1615" style:family="text">
      <style:text-properties officeooo:rsid="0646df2b"/>
    </style:style>
    <style:style style:name="T1616" style:family="text">
      <style:text-properties officeooo:rsid="06482780"/>
    </style:style>
    <style:style style:name="T1617" style:family="text">
      <style:text-properties officeooo:rsid="0648d844"/>
    </style:style>
    <style:style style:name="T1618" style:family="text">
      <style:text-properties officeooo:rsid="064a5be4"/>
    </style:style>
    <style:style style:name="T1619" style:family="text">
      <style:text-properties officeooo:rsid="064af386"/>
    </style:style>
    <style:style style:name="T1620" style:family="text">
      <style:text-properties officeooo:rsid="064cb952"/>
    </style:style>
    <style:style style:name="T1621" style:family="text">
      <style:text-properties officeooo:rsid="064deed7"/>
    </style:style>
    <style:style style:name="T1622" style:family="text">
      <style:text-properties officeooo:rsid="064dfbf0"/>
    </style:style>
    <style:style style:name="T1623" style:family="text">
      <style:text-properties officeooo:rsid="064f3ceb"/>
    </style:style>
    <style:style style:name="T1624" style:family="text">
      <style:text-properties officeooo:rsid="0650a074"/>
    </style:style>
    <style:style style:name="T1625" style:family="text">
      <style:text-properties officeooo:rsid="0650d527"/>
    </style:style>
    <style:style style:name="T1626" style:family="text">
      <style:text-properties officeooo:rsid="0650d962"/>
    </style:style>
    <style:style style:name="T1627" style:family="text">
      <style:text-properties officeooo:rsid="06516b17"/>
    </style:style>
    <style:style style:name="T1628" style:family="text">
      <style:text-properties officeooo:rsid="06531033"/>
    </style:style>
    <style:style style:name="T1629" style:family="text">
      <style:text-properties officeooo:rsid="0653b2cb"/>
    </style:style>
    <style:style style:name="T1630" style:family="text">
      <style:text-properties officeooo:rsid="06548b8b"/>
    </style:style>
    <style:style style:name="T1631" style:family="text">
      <style:text-properties officeooo:rsid="06551aef"/>
    </style:style>
    <style:style style:name="T1632" style:family="text">
      <style:text-properties officeooo:rsid="065623d8"/>
    </style:style>
    <style:style style:name="T1633" style:family="text">
      <style:text-properties officeooo:rsid="06563796"/>
    </style:style>
    <style:style style:name="T1634" style:family="text">
      <style:text-properties officeooo:rsid="0657b389"/>
    </style:style>
    <style:style style:name="T1635" style:family="text">
      <style:text-properties officeooo:rsid="06581579"/>
    </style:style>
    <style:style style:name="T1636" style:family="text">
      <style:text-properties officeooo:rsid="06596807"/>
    </style:style>
    <style:style style:name="T1637" style:family="text">
      <style:text-properties officeooo:rsid="065c05d0"/>
    </style:style>
    <style:style style:name="T1638" style:family="text">
      <style:text-properties officeooo:rsid="065c7046"/>
    </style:style>
    <style:style style:name="T1639" style:family="text">
      <style:text-properties officeooo:rsid="066536f1"/>
    </style:style>
    <style:style style:name="T1640" style:family="text">
      <style:text-properties officeooo:rsid="06602bc4"/>
    </style:style>
    <style:style style:name="T1641" style:family="text">
      <style:text-properties officeooo:rsid="066059fd"/>
    </style:style>
    <style:style style:name="T1642" style:family="text">
      <style:text-properties officeooo:rsid="06662b8b"/>
    </style:style>
    <style:style style:name="T1643" style:family="text">
      <style:text-properties officeooo:rsid="0667b354"/>
    </style:style>
    <style:style style:name="T1644" style:family="text">
      <style:text-properties officeooo:rsid="06683c3d"/>
    </style:style>
    <style:style style:name="T1645" style:family="text">
      <style:text-properties officeooo:rsid="0668fd24"/>
    </style:style>
    <style:style style:name="T1646" style:family="text">
      <style:text-properties officeooo:rsid="0669e7d6"/>
    </style:style>
    <style:style style:name="T1647" style:family="text">
      <style:text-properties officeooo:rsid="066aefbd"/>
    </style:style>
    <style:style style:name="T1648" style:family="text">
      <style:text-properties officeooo:rsid="066c04f6"/>
    </style:style>
    <style:style style:name="T1649" style:family="text">
      <style:text-properties officeooo:rsid="066d0cae"/>
    </style:style>
    <style:style style:name="T1650" style:family="text">
      <style:text-properties officeooo:rsid="066de42b"/>
    </style:style>
    <style:style style:name="T1651" style:family="text">
      <style:text-properties officeooo:rsid="066e0f7d"/>
    </style:style>
    <style:style style:name="T1652" style:family="text">
      <style:text-properties officeooo:rsid="066facf0"/>
    </style:style>
    <style:style style:name="T1653" style:family="text">
      <style:text-properties officeooo:rsid="0671a6b6"/>
    </style:style>
    <style:style style:name="T1654" style:family="text">
      <style:text-properties officeooo:rsid="0672b25e"/>
    </style:style>
    <style:style style:name="T1655" style:family="text">
      <style:text-properties officeooo:rsid="06742337"/>
    </style:style>
    <style:style style:name="T1656" style:family="text">
      <style:text-properties officeooo:rsid="067436ef"/>
    </style:style>
    <style:style style:name="T1657" style:family="text">
      <style:text-properties officeooo:rsid="06761604"/>
    </style:style>
    <style:style style:name="T1658" style:family="text">
      <style:text-properties officeooo:rsid="0676e865"/>
    </style:style>
    <style:style style:name="T1659" style:family="text">
      <style:text-properties officeooo:rsid="0677d495"/>
    </style:style>
    <style:style style:name="T1660" style:family="text">
      <style:text-properties officeooo:rsid="06795e35"/>
    </style:style>
    <style:style style:name="T1661" style:family="text">
      <style:text-properties officeooo:rsid="06796dfd"/>
    </style:style>
    <style:style style:name="T1662" style:family="text">
      <style:text-properties officeooo:rsid="067b5a38" fo:background-color="#ffff00" loext:char-shading-value="0"/>
    </style:style>
    <style:style style:name="T1663" style:family="text">
      <style:text-properties officeooo:rsid="067b5a38"/>
    </style:style>
    <style:style style:name="T1664" style:family="text">
      <style:text-properties officeooo:rsid="067bf670"/>
    </style:style>
    <style:style style:name="T1665" style:family="text">
      <style:text-properties officeooo:rsid="067c02c4"/>
    </style:style>
    <style:style style:name="T1666" style:family="text">
      <style:text-properties officeooo:rsid="067d627c"/>
    </style:style>
    <style:style style:name="T1667" style:family="text">
      <style:text-properties officeooo:rsid="067dcbd1"/>
    </style:style>
    <style:style style:name="T1668" style:family="text">
      <style:text-properties officeooo:rsid="067f7873"/>
    </style:style>
    <style:style style:name="T1669" style:family="text">
      <style:text-properties officeooo:rsid="0680638d"/>
    </style:style>
    <style:style style:name="T1670" style:family="text">
      <style:text-properties officeooo:rsid="0681d2c2"/>
    </style:style>
    <style:style style:name="T1671" style:family="text">
      <style:text-properties officeooo:rsid="06832f1b"/>
    </style:style>
    <style:style style:name="T1672" style:family="text">
      <style:text-properties officeooo:rsid="0685ddd4"/>
    </style:style>
    <style:style style:name="T1673" style:family="text">
      <style:text-properties officeooo:rsid="0686b786"/>
    </style:style>
    <style:style style:name="T1674" style:family="text">
      <style:text-properties officeooo:rsid="06870b3f"/>
    </style:style>
    <style:style style:name="T1675" style:family="text">
      <style:text-properties officeooo:rsid="0687bae4"/>
    </style:style>
    <style:style style:name="T1676" style:family="text">
      <style:text-properties officeooo:rsid="0687fa0b"/>
    </style:style>
    <style:style style:name="T1677" style:family="text">
      <style:text-properties officeooo:rsid="0688c541"/>
    </style:style>
    <style:style style:name="T1678" style:family="text">
      <style:text-properties officeooo:rsid="06896503"/>
    </style:style>
    <style:style style:name="T1679" style:family="text">
      <style:text-properties officeooo:rsid="068b05c1"/>
    </style:style>
    <style:style style:name="T1680" style:family="text">
      <style:text-properties officeooo:rsid="068bbf1c"/>
    </style:style>
    <style:style style:name="T1681" style:family="text">
      <style:text-properties officeooo:rsid="068d60ff"/>
    </style:style>
    <style:style style:name="T1682" style:family="text">
      <style:text-properties officeooo:rsid="068ecd04"/>
    </style:style>
    <style:style style:name="T1683" style:family="text">
      <style:text-properties officeooo:rsid="0690c699"/>
    </style:style>
    <style:style style:name="T1684" style:family="text">
      <style:text-properties officeooo:rsid="06918e21"/>
    </style:style>
    <style:style style:name="T1685" style:family="text">
      <style:text-properties officeooo:rsid="06933dfb"/>
    </style:style>
    <style:style style:name="T1686" style:family="text">
      <style:text-properties officeooo:rsid="069426c5"/>
    </style:style>
    <style:style style:name="T1687" style:family="text">
      <style:text-properties officeooo:rsid="06959ec3"/>
    </style:style>
    <style:style style:name="T1688" style:family="text">
      <style:text-properties officeooo:rsid="069657e1"/>
    </style:style>
    <style:style style:name="T1689" style:family="text">
      <style:text-properties officeooo:rsid="0696e915"/>
    </style:style>
    <style:style style:name="T1690" style:family="text">
      <style:text-properties officeooo:rsid="0696b2da"/>
    </style:style>
    <style:style style:name="T1691" style:family="text">
      <style:text-properties officeooo:rsid="0698b788"/>
    </style:style>
    <style:style style:name="T1692" style:family="text">
      <style:text-properties officeooo:rsid="0698dbc8"/>
    </style:style>
    <style:style style:name="T1693" style:family="text">
      <style:text-properties officeooo:rsid="069932fe"/>
    </style:style>
    <style:style style:name="T1694" style:family="text">
      <style:text-properties officeooo:rsid="069a2c93"/>
    </style:style>
    <style:style style:name="T1695" style:family="text">
      <style:text-properties officeooo:rsid="069a3842"/>
    </style:style>
    <style:style style:name="T1696" style:family="text">
      <style:text-properties officeooo:rsid="069b3bb6"/>
    </style:style>
    <style:style style:name="T1697" style:family="text">
      <style:text-properties officeooo:rsid="069c14fc"/>
    </style:style>
    <style:style style:name="T1698" style:family="text">
      <style:text-properties officeooo:rsid="069d2b10"/>
    </style:style>
    <style:style style:name="T1699" style:family="text">
      <style:text-properties officeooo:rsid="069dabb1"/>
    </style:style>
    <style:style style:name="T1700" style:family="text">
      <style:text-properties officeooo:rsid="069f1332"/>
    </style:style>
    <style:style style:name="T1701" style:family="text">
      <style:text-properties officeooo:rsid="06a0ccfb"/>
    </style:style>
    <style:style style:name="T1702" style:family="text">
      <style:text-properties officeooo:rsid="06a1d9b6"/>
    </style:style>
    <style:style style:name="T1703" style:family="text">
      <style:text-properties officeooo:rsid="06a271fc"/>
    </style:style>
    <style:style style:name="T1704" style:family="text">
      <style:text-properties officeooo:rsid="06a2d673"/>
    </style:style>
    <style:style style:name="T1705" style:family="text">
      <style:text-properties officeooo:rsid="06a360c3"/>
    </style:style>
    <style:style style:name="T1706" style:family="text">
      <style:text-properties officeooo:rsid="06a3ab6d"/>
    </style:style>
    <style:style style:name="T1707" style:family="text">
      <style:text-properties officeooo:rsid="06a56de8"/>
    </style:style>
    <style:style style:name="T1708" style:family="text">
      <style:text-properties officeooo:rsid="06a6bb57"/>
    </style:style>
    <style:style style:name="T1709" style:family="text">
      <style:text-properties officeooo:rsid="06a7b97f"/>
    </style:style>
    <style:style style:name="T1710" style:family="text">
      <style:text-properties officeooo:rsid="06a84e35"/>
    </style:style>
    <style:style style:name="T1711" style:family="text">
      <style:text-properties officeooo:rsid="06aa1f1c"/>
    </style:style>
    <style:style style:name="T1712" style:family="text">
      <style:text-properties officeooo:rsid="06abced4"/>
    </style:style>
    <style:style style:name="T1713" style:family="text">
      <style:text-properties officeooo:rsid="06abd732"/>
    </style:style>
    <style:style style:name="T1714" style:family="text">
      <style:text-properties officeooo:rsid="06ad1f88"/>
    </style:style>
    <style:style style:name="T1715" style:family="text">
      <style:text-properties officeooo:rsid="06aee5f8"/>
    </style:style>
    <style:style style:name="T1716" style:family="text">
      <style:text-properties officeooo:rsid="06b0613a"/>
    </style:style>
    <style:style style:name="T1717" style:family="text">
      <style:text-properties officeooo:rsid="06b072da"/>
    </style:style>
    <style:style style:name="T1718" style:family="text">
      <style:text-properties officeooo:rsid="06b2d2ba"/>
    </style:style>
    <style:style style:name="T1719" style:family="text">
      <style:text-properties officeooo:rsid="06b3806c"/>
    </style:style>
    <style:style style:name="T1720" style:family="text">
      <style:text-properties officeooo:rsid="06b49134"/>
    </style:style>
    <style:style style:name="T1721" style:family="text">
      <style:text-properties officeooo:rsid="06b57226"/>
    </style:style>
    <style:style style:name="T1722" style:family="text">
      <style:text-properties officeooo:rsid="06b61017"/>
    </style:style>
    <style:style style:name="T1723" style:family="text">
      <style:text-properties officeooo:rsid="06b7b725"/>
    </style:style>
    <style:style style:name="T1724" style:family="text">
      <style:text-properties officeooo:rsid="06b86b11"/>
    </style:style>
    <style:style style:name="T1725" style:family="text">
      <style:text-properties officeooo:rsid="06ba110e"/>
    </style:style>
    <style:style style:name="T1726" style:family="text">
      <style:text-properties officeooo:rsid="06ba3c2e"/>
    </style:style>
    <style:style style:name="T1727" style:family="text">
      <style:text-properties officeooo:rsid="06bad816"/>
    </style:style>
    <style:style style:name="T1728" style:family="text">
      <style:text-properties officeooo:rsid="06bb9ba8"/>
    </style:style>
    <style:style style:name="T1729" style:family="text">
      <style:text-properties officeooo:rsid="06bd4557"/>
    </style:style>
    <style:style style:name="T1730" style:family="text">
      <style:text-properties officeooo:rsid="06be96c3"/>
    </style:style>
    <style:style style:name="T1731" style:family="text">
      <style:text-properties officeooo:rsid="06beaa60"/>
    </style:style>
    <style:style style:name="T1732" style:family="text">
      <style:text-properties officeooo:rsid="06bef199"/>
    </style:style>
    <style:style style:name="T1733" style:family="text">
      <style:text-properties officeooo:rsid="06bfee89"/>
    </style:style>
    <style:style style:name="T1734" style:family="text">
      <style:text-properties officeooo:rsid="06c0c16d"/>
    </style:style>
    <style:style style:name="T1735" style:family="text">
      <style:text-properties officeooo:rsid="06c2807d"/>
    </style:style>
    <style:style style:name="T1736" style:family="text">
      <style:text-properties officeooo:rsid="06c37549"/>
    </style:style>
    <style:style style:name="T1737" style:family="text">
      <style:text-properties officeooo:rsid="06c459fd"/>
    </style:style>
    <style:style style:name="T1738" style:family="text">
      <style:text-properties officeooo:rsid="06c5ccda"/>
    </style:style>
    <style:style style:name="T1739" style:family="text">
      <style:text-properties officeooo:rsid="06c6ac19"/>
    </style:style>
    <style:style style:name="T1740" style:family="text">
      <style:text-properties officeooo:rsid="06c7e837"/>
    </style:style>
    <style:style style:name="T1741" style:family="text">
      <style:text-properties officeooo:rsid="06c972a9"/>
    </style:style>
    <style:style style:name="T1742" style:family="text">
      <style:text-properties officeooo:rsid="06cae21b"/>
    </style:style>
    <style:style style:name="T1743" style:family="text">
      <style:text-properties officeooo:rsid="06cbd188"/>
    </style:style>
    <style:style style:name="T1744" style:family="text">
      <style:text-properties officeooo:rsid="06cbe76a"/>
    </style:style>
    <style:style style:name="T1745" style:family="text">
      <style:text-properties officeooo:rsid="06cc7bb9"/>
    </style:style>
    <style:style style:name="T1746" style:family="text">
      <style:text-properties officeooo:rsid="06cc99f8"/>
    </style:style>
    <style:style style:name="T1747" style:family="text">
      <style:text-properties officeooo:rsid="06cdb6c7"/>
    </style:style>
    <style:style style:name="T1748" style:family="text">
      <style:text-properties officeooo:rsid="06ceb448"/>
    </style:style>
    <style:style style:name="T1749" style:family="text">
      <style:text-properties officeooo:rsid="06cfe13c"/>
    </style:style>
    <style:style style:name="T1750" style:family="text">
      <style:text-properties officeooo:rsid="06d0aadc"/>
    </style:style>
    <style:style style:name="T1751" style:family="text">
      <style:text-properties officeooo:rsid="06d26ce1"/>
    </style:style>
    <style:style style:name="T1752" style:family="text">
      <style:text-properties officeooo:rsid="06d43ecc"/>
    </style:style>
    <style:style style:name="T1753" style:family="text">
      <style:text-properties officeooo:rsid="06d4cfb5"/>
    </style:style>
    <style:style style:name="T1754" style:family="text">
      <style:text-properties officeooo:rsid="06d5dc40"/>
    </style:style>
    <style:style style:name="T1755" style:family="text">
      <style:text-properties officeooo:rsid="06d7923b"/>
    </style:style>
    <style:style style:name="T1756" style:family="text">
      <style:text-properties officeooo:rsid="06d8bbf4"/>
    </style:style>
    <style:style style:name="T1757" style:family="text">
      <style:text-properties officeooo:rsid="06d8d939"/>
    </style:style>
    <style:style style:name="T1758" style:family="text">
      <style:text-properties officeooo:rsid="06da310e"/>
    </style:style>
    <style:style style:name="T1759" style:family="text">
      <style:text-properties officeooo:rsid="06dba696"/>
    </style:style>
    <style:style style:name="T1760" style:family="text">
      <style:text-properties officeooo:rsid="06dc3737"/>
    </style:style>
    <style:style style:name="T1761" style:family="text">
      <style:text-properties fo:font-weight="normal" officeooo:rsid="06dc3737" style:font-weight-asian="normal" style:font-weight-complex="normal"/>
    </style:style>
    <style:style style:name="T1762" style:family="text">
      <style:text-properties fo:font-weight="normal" officeooo:rsid="06e03a8a" style:font-weight-asian="normal" style:font-weight-complex="normal"/>
    </style:style>
    <style:style style:name="T1763" style:family="text">
      <style:text-properties fo:font-weight="normal" officeooo:rsid="06e111cf" style:font-weight-asian="normal" style:font-weight-complex="normal"/>
    </style:style>
    <style:style style:name="T1764" style:family="text">
      <style:text-properties fo:font-weight="normal" officeooo:rsid="06e12b7c" style:font-weight-asian="normal" style:font-weight-complex="normal"/>
    </style:style>
    <style:style style:name="T1765" style:family="text">
      <style:text-properties fo:font-weight="normal" officeooo:rsid="06e1d861" style:font-weight-asian="normal" style:font-weight-complex="normal"/>
    </style:style>
    <style:style style:name="T1766" style:family="text">
      <style:text-properties fo:font-weight="normal" officeooo:rsid="06e358ae" style:font-weight-asian="normal" style:font-weight-complex="normal"/>
    </style:style>
    <style:style style:name="T1767" style:family="text">
      <style:text-properties fo:font-weight="normal" officeooo:rsid="06e3a7df" style:font-weight-asian="normal" style:font-weight-complex="normal"/>
    </style:style>
    <style:style style:name="T1768" style:family="text">
      <style:text-properties fo:font-weight="normal" officeooo:rsid="06e46d29" style:font-weight-asian="normal" style:font-weight-complex="normal"/>
    </style:style>
    <style:style style:name="T1769" style:family="text">
      <style:text-properties fo:font-weight="normal" officeooo:rsid="06e607b9" style:font-weight-asian="normal" style:font-weight-complex="normal"/>
    </style:style>
    <style:style style:name="T1770" style:family="text">
      <style:text-properties fo:font-weight="normal" officeooo:rsid="06e71328" style:font-weight-asian="normal" style:font-weight-complex="normal"/>
    </style:style>
    <style:style style:name="T1771" style:family="text">
      <style:text-properties fo:font-weight="normal" officeooo:rsid="06e7f548" style:font-weight-asian="normal" style:font-weight-complex="normal"/>
    </style:style>
    <style:style style:name="T1772" style:family="text">
      <style:text-properties fo:font-weight="normal" officeooo:rsid="06e9e611" style:font-weight-asian="normal" style:font-weight-complex="normal"/>
    </style:style>
    <style:style style:name="T1773" style:family="text">
      <style:text-properties fo:font-weight="normal" officeooo:rsid="06ea5704" style:font-weight-asian="normal" style:font-weight-complex="normal"/>
    </style:style>
    <style:style style:name="T1774" style:family="text">
      <style:text-properties officeooo:rsid="0ada919d"/>
    </style:style>
    <style:style style:name="T1775" style:family="text">
      <style:text-properties fo:font-weight="normal" officeooo:rsid="06eab0d7" style:font-weight-asian="normal" style:font-weight-complex="normal"/>
    </style:style>
    <style:style style:name="T1776" style:family="text">
      <style:text-properties fo:font-weight="normal" officeooo:rsid="06ec8190" style:font-weight-asian="normal" style:font-weight-complex="normal"/>
    </style:style>
    <style:style style:name="T1777" style:family="text">
      <style:text-properties fo:font-weight="normal" officeooo:rsid="06ecbb49" style:font-weight-asian="normal" style:font-weight-complex="normal"/>
    </style:style>
    <style:style style:name="T1778" style:family="text">
      <style:text-properties fo:font-weight="normal" officeooo:rsid="06ede7d8" style:font-weight-asian="normal" style:font-weight-complex="normal"/>
    </style:style>
    <style:style style:name="T1779" style:family="text">
      <style:text-properties fo:font-weight="normal" officeooo:rsid="06efa1ba" style:font-weight-asian="normal" style:font-weight-complex="normal"/>
    </style:style>
    <style:style style:name="T1780" style:family="text">
      <style:text-properties fo:font-weight="normal" officeooo:rsid="06f18b55" style:font-weight-asian="normal" style:font-weight-complex="normal"/>
    </style:style>
    <style:style style:name="T1781" style:family="text">
      <style:text-properties fo:font-weight="normal" officeooo:rsid="06f3845a" style:font-weight-asian="normal" style:font-weight-complex="normal"/>
    </style:style>
    <style:style style:name="T1782" style:family="text">
      <style:text-properties fo:font-weight="normal" officeooo:rsid="06f3e627" style:font-weight-asian="normal" style:font-weight-complex="normal"/>
    </style:style>
    <style:style style:name="T1783" style:family="text">
      <style:text-properties fo:font-weight="normal" officeooo:rsid="06f401f2" style:font-weight-asian="normal" style:font-weight-complex="normal"/>
    </style:style>
    <style:style style:name="T1784" style:family="text">
      <style:text-properties fo:font-weight="normal" officeooo:rsid="06f5e400" style:font-weight-asian="normal" style:font-weight-complex="normal"/>
    </style:style>
    <style:style style:name="T1785" style:family="text">
      <style:text-properties fo:font-weight="normal" officeooo:rsid="06f6ef8e" style:font-weight-asian="normal" style:font-weight-complex="normal"/>
    </style:style>
    <style:style style:name="T1786" style:family="text">
      <style:text-properties fo:font-weight="normal" officeooo:rsid="06f7cd64" style:font-weight-asian="normal" style:font-weight-complex="normal"/>
    </style:style>
    <style:style style:name="T1787" style:family="text">
      <style:text-properties fo:font-weight="normal" officeooo:rsid="06f87011" style:font-weight-asian="normal" style:font-weight-complex="normal"/>
    </style:style>
    <style:style style:name="T1788" style:family="text">
      <style:text-properties fo:font-weight="normal" officeooo:rsid="06f97185" style:font-weight-asian="normal" style:font-weight-complex="normal"/>
    </style:style>
    <style:style style:name="T1789" style:family="text">
      <style:text-properties fo:font-weight="normal" officeooo:rsid="06f9aaa7" style:font-weight-asian="normal" style:font-weight-complex="normal"/>
    </style:style>
    <style:style style:name="T1790" style:family="text">
      <style:text-properties fo:font-weight="normal" officeooo:rsid="06f9bb3b" style:font-weight-asian="normal" style:font-weight-complex="normal"/>
    </style:style>
    <style:style style:name="T1791" style:family="text">
      <style:text-properties fo:font-weight="normal" officeooo:rsid="06fb764b" style:font-weight-asian="normal" style:font-weight-complex="normal"/>
    </style:style>
    <style:style style:name="T1792" style:family="text">
      <style:text-properties fo:font-weight="normal" officeooo:rsid="06fec9e7" style:font-weight-asian="normal" style:font-weight-complex="normal"/>
    </style:style>
    <style:style style:name="T1793" style:family="text">
      <style:text-properties fo:font-weight="normal" officeooo:rsid="06fee900" style:font-weight-asian="normal" style:font-weight-complex="normal"/>
    </style:style>
    <style:style style:name="T1794" style:family="text">
      <style:text-properties fo:font-weight="normal" officeooo:rsid="06ff7ca3" style:font-weight-asian="normal" style:font-weight-complex="normal"/>
    </style:style>
    <style:style style:name="T1795" style:family="text">
      <style:text-properties fo:font-weight="normal" officeooo:rsid="0701b1c6" style:font-weight-asian="normal" style:font-weight-complex="normal"/>
    </style:style>
    <style:style style:name="T1796" style:family="text">
      <style:text-properties fo:font-weight="normal" officeooo:rsid="0700e469" style:font-weight-asian="normal" style:font-weight-complex="normal"/>
    </style:style>
    <style:style style:name="T1797" style:family="text">
      <style:text-properties fo:font-weight="normal" officeooo:rsid="07020ede" style:font-weight-asian="normal" style:font-weight-complex="normal"/>
    </style:style>
    <style:style style:name="T1798" style:family="text">
      <style:text-properties fo:font-weight="normal" officeooo:rsid="0702f855" style:font-weight-asian="normal" style:font-weight-complex="normal"/>
    </style:style>
    <style:style style:name="T1799" style:family="text">
      <style:text-properties fo:font-weight="normal" officeooo:rsid="0704a4df" style:font-weight-asian="normal" style:font-weight-complex="normal"/>
    </style:style>
    <style:style style:name="T1800" style:family="text">
      <style:text-properties fo:font-weight="normal" officeooo:rsid="07056df5" style:font-weight-asian="normal" style:font-weight-complex="normal"/>
    </style:style>
    <style:style style:name="T1801" style:family="text">
      <style:text-properties fo:font-weight="normal" officeooo:rsid="07064d1f" style:font-weight-asian="normal" style:font-weight-complex="normal"/>
    </style:style>
    <style:style style:name="T1802" style:family="text">
      <style:text-properties fo:font-weight="normal" officeooo:rsid="0706bf43" style:font-weight-asian="normal" style:font-weight-complex="normal"/>
    </style:style>
    <style:style style:name="T1803" style:family="text">
      <style:text-properties fo:font-weight="normal" officeooo:rsid="0708890a" style:font-weight-asian="normal" style:font-weight-complex="normal"/>
    </style:style>
    <style:style style:name="T1804" style:family="text">
      <style:text-properties fo:font-weight="normal" officeooo:rsid="0709534b" style:font-weight-asian="normal" style:font-weight-complex="normal"/>
    </style:style>
    <style:style style:name="T1805" style:family="text">
      <style:text-properties fo:font-weight="normal" officeooo:rsid="07096fc7" style:font-weight-asian="normal" style:font-weight-complex="normal"/>
    </style:style>
    <style:style style:name="T1806" style:family="text">
      <style:text-properties fo:font-weight="normal" officeooo:rsid="0709af17" style:font-weight-asian="normal" style:font-weight-complex="normal"/>
    </style:style>
    <style:style style:name="T1807" style:family="text">
      <style:text-properties fo:font-weight="normal" officeooo:rsid="070ae4ed" style:font-weight-asian="normal" style:font-weight-complex="normal"/>
    </style:style>
    <style:style style:name="T1808" style:family="text">
      <style:text-properties fo:font-weight="normal" officeooo:rsid="070be594" style:font-weight-asian="normal" style:font-weight-complex="normal"/>
    </style:style>
    <style:style style:name="T1809" style:family="text">
      <style:text-properties fo:font-weight="normal" officeooo:rsid="070d8500" style:font-weight-asian="normal" style:font-weight-complex="normal"/>
    </style:style>
    <style:style style:name="T1810" style:family="text">
      <style:text-properties fo:font-weight="normal" officeooo:rsid="070e6500" style:font-weight-asian="normal" style:font-weight-complex="normal"/>
    </style:style>
    <style:style style:name="T1811" style:family="text">
      <style:text-properties fo:font-weight="normal" officeooo:rsid="0710097b" style:font-weight-asian="normal" style:font-weight-complex="normal"/>
    </style:style>
    <style:style style:name="T1812" style:family="text">
      <style:text-properties fo:font-weight="normal" officeooo:rsid="07106c9b" style:font-weight-asian="normal" style:font-weight-complex="normal"/>
    </style:style>
    <style:style style:name="T1813" style:family="text">
      <style:text-properties fo:font-weight="normal" officeooo:rsid="071230fe" style:font-weight-asian="normal" style:font-weight-complex="normal"/>
    </style:style>
    <style:style style:name="T1814" style:family="text">
      <style:text-properties fo:font-weight="normal" officeooo:rsid="0712b553" style:font-weight-asian="normal" style:font-weight-complex="normal"/>
    </style:style>
    <style:style style:name="T1815" style:family="text">
      <style:text-properties fo:font-weight="normal" officeooo:rsid="07135df7" style:font-weight-asian="normal" style:font-weight-complex="normal"/>
    </style:style>
    <style:style style:name="T1816" style:family="text">
      <style:text-properties fo:font-weight="normal" officeooo:rsid="0715133e" style:font-weight-asian="normal" style:font-weight-complex="normal"/>
    </style:style>
    <style:style style:name="T1817" style:family="text">
      <style:text-properties fo:font-weight="normal" officeooo:rsid="0716a89f" style:font-weight-asian="normal" style:font-weight-complex="normal"/>
    </style:style>
    <style:style style:name="T1818" style:family="text">
      <style:text-properties fo:font-weight="normal" officeooo:rsid="0717e71d" style:font-weight-asian="normal" style:font-weight-complex="normal"/>
    </style:style>
    <style:style style:name="T1819" style:family="text">
      <style:text-properties fo:font-weight="normal" officeooo:rsid="0718f54d" style:font-weight-asian="normal" style:font-weight-complex="normal"/>
    </style:style>
    <style:style style:name="T1820" style:family="text">
      <style:text-properties fo:font-weight="normal" officeooo:rsid="07193891" style:font-weight-asian="normal" style:font-weight-complex="normal"/>
    </style:style>
    <style:style style:name="T1821" style:family="text">
      <style:text-properties fo:font-weight="normal" officeooo:rsid="0719fff4" style:font-weight-asian="normal" style:font-weight-complex="normal"/>
    </style:style>
    <style:style style:name="T1822" style:family="text">
      <style:text-properties fo:font-weight="normal" officeooo:rsid="071b62b1" style:font-weight-asian="normal" style:font-weight-complex="normal"/>
    </style:style>
    <style:style style:name="T1823" style:family="text">
      <style:text-properties fo:font-weight="normal" officeooo:rsid="071c2b17" style:font-weight-asian="normal" style:font-weight-complex="normal"/>
    </style:style>
    <style:style style:name="T1824" style:family="text">
      <style:text-properties fo:font-weight="normal" officeooo:rsid="071d2768" style:font-weight-asian="normal" style:font-weight-complex="normal"/>
    </style:style>
    <style:style style:name="T1825" style:family="text">
      <style:text-properties fo:font-weight="normal" officeooo:rsid="071e3c20" style:font-weight-asian="normal" style:font-weight-complex="normal"/>
    </style:style>
    <style:style style:name="T1826" style:family="text">
      <style:text-properties fo:font-weight="normal" officeooo:rsid="071f5231" style:font-weight-asian="normal" style:font-weight-complex="normal"/>
    </style:style>
    <style:style style:name="T1827" style:family="text">
      <style:text-properties fo:font-weight="normal" officeooo:rsid="071fe7bd" style:font-weight-asian="normal" style:font-weight-complex="normal"/>
    </style:style>
    <style:style style:name="T1828" style:family="text">
      <style:text-properties fo:font-weight="normal" officeooo:rsid="07211675" style:font-weight-asian="normal" style:font-weight-complex="normal"/>
    </style:style>
    <style:style style:name="T1829" style:family="text">
      <style:text-properties fo:font-weight="normal" officeooo:rsid="0722fdc3" style:font-weight-asian="normal" style:font-weight-complex="normal"/>
    </style:style>
    <style:style style:name="T1830" style:family="text">
      <style:text-properties fo:font-weight="normal" officeooo:rsid="0724aaf8" style:font-weight-asian="normal" style:font-weight-complex="normal"/>
    </style:style>
    <style:style style:name="T1831" style:family="text">
      <style:text-properties fo:font-weight="normal" officeooo:rsid="0724da4a" style:font-weight-asian="normal" style:font-weight-complex="normal"/>
    </style:style>
    <style:style style:name="T1832" style:family="text">
      <style:text-properties fo:font-weight="normal" officeooo:rsid="072631aa" style:font-weight-asian="normal" style:font-weight-complex="normal"/>
    </style:style>
    <style:style style:name="T1833" style:family="text">
      <style:text-properties fo:font-weight="normal" officeooo:rsid="07269765" style:font-weight-asian="normal" style:font-weight-complex="normal"/>
    </style:style>
    <style:style style:name="T1834" style:family="text">
      <style:text-properties fo:font-weight="normal" officeooo:rsid="07288980" style:font-weight-asian="normal" style:font-weight-complex="normal"/>
    </style:style>
    <style:style style:name="T1835" style:family="text">
      <style:text-properties fo:font-weight="normal" officeooo:rsid="072a5418" style:font-weight-asian="normal" style:font-weight-complex="normal"/>
    </style:style>
    <style:style style:name="T1836" style:family="text">
      <style:text-properties fo:font-weight="normal" officeooo:rsid="072a9b16" style:font-weight-asian="normal" style:font-weight-complex="normal"/>
    </style:style>
    <style:style style:name="T1837" style:family="text">
      <style:text-properties fo:font-weight="normal" officeooo:rsid="072ab3eb" style:font-weight-asian="normal" style:font-weight-complex="normal"/>
    </style:style>
    <style:style style:name="T1838" style:family="text">
      <style:text-properties officeooo:rsid="073767da"/>
    </style:style>
    <style:style style:name="T1839" style:family="text">
      <style:text-properties officeooo:rsid="0738415f"/>
    </style:style>
    <style:style style:name="T1840" style:family="text">
      <style:text-properties officeooo:rsid="07396d26"/>
    </style:style>
    <style:style style:name="T1841" style:family="text">
      <style:text-properties officeooo:rsid="073ac9bd"/>
    </style:style>
    <style:style style:name="T1842" style:family="text">
      <style:text-properties officeooo:rsid="074135c6"/>
    </style:style>
    <style:style style:name="T1843" style:family="text">
      <style:text-properties officeooo:rsid="073b6e61"/>
    </style:style>
    <style:style style:name="T1844" style:family="text">
      <style:text-properties officeooo:rsid="073c749d"/>
    </style:style>
    <style:style style:name="T1845" style:family="text">
      <style:text-properties officeooo:rsid="073d93cc"/>
    </style:style>
    <style:style style:name="T1846" style:family="text">
      <style:text-properties officeooo:rsid="073e693a"/>
    </style:style>
    <style:style style:name="T1847" style:family="text">
      <style:text-properties officeooo:rsid="073f1aef"/>
    </style:style>
    <style:style style:name="T1848" style:family="text">
      <style:text-properties officeooo:rsid="073ff62d"/>
    </style:style>
    <style:style style:name="T1849" style:family="text">
      <style:text-properties officeooo:rsid="0742a22b"/>
    </style:style>
    <style:style style:name="T1850" style:family="text">
      <style:text-properties officeooo:rsid="07434096"/>
    </style:style>
    <style:style style:name="T1851" style:family="text">
      <style:text-properties officeooo:rsid="07441f51"/>
    </style:style>
    <style:style style:name="T1852" style:family="text">
      <style:text-properties officeooo:rsid="0745cc35"/>
    </style:style>
    <style:style style:name="T1853" style:family="text">
      <style:text-properties officeooo:rsid="0747b80e"/>
    </style:style>
    <style:style style:name="T1854" style:family="text">
      <style:text-properties officeooo:rsid="0748d4e4"/>
    </style:style>
    <style:style style:name="T1855" style:family="text">
      <style:text-properties officeooo:rsid="074a8f7c"/>
    </style:style>
    <style:style style:name="T1856" style:family="text">
      <style:text-properties officeooo:rsid="074b8b93"/>
    </style:style>
    <style:style style:name="T1857" style:family="text">
      <style:text-properties officeooo:rsid="074bd675"/>
    </style:style>
    <style:style style:name="T1858" style:family="text">
      <style:text-properties officeooo:rsid="074c3222"/>
    </style:style>
    <style:style style:name="T1859" style:family="text">
      <style:text-properties officeooo:rsid="07516c3f"/>
    </style:style>
    <style:style style:name="T1860" style:family="text">
      <style:text-properties officeooo:rsid="074cefaf"/>
    </style:style>
    <style:style style:name="T1861" style:family="text">
      <style:text-properties officeooo:rsid="074ea0a7"/>
    </style:style>
    <style:style style:name="T1862" style:family="text">
      <style:text-properties officeooo:rsid="074fbd21"/>
    </style:style>
    <style:style style:name="T1863" style:family="text">
      <style:text-properties officeooo:rsid="075230ed"/>
    </style:style>
    <style:style style:name="T1864" style:family="text">
      <style:text-properties officeooo:rsid="07541424"/>
    </style:style>
    <style:style style:name="T1865" style:family="text">
      <style:text-properties officeooo:rsid="07576167"/>
    </style:style>
    <style:style style:name="T1866" style:family="text">
      <style:text-properties officeooo:rsid="07593fc4"/>
    </style:style>
    <style:style style:name="T1867" style:family="text">
      <style:text-properties officeooo:rsid="075ac734"/>
    </style:style>
    <style:style style:name="T1868" style:family="text">
      <style:text-properties officeooo:rsid="075b1874"/>
    </style:style>
    <style:style style:name="T1869" style:family="text">
      <style:text-properties officeooo:rsid="075c9372"/>
    </style:style>
    <style:style style:name="T1870" style:family="text">
      <style:text-properties officeooo:rsid="075ddaaf"/>
    </style:style>
    <style:style style:name="T1871" style:family="text">
      <style:text-properties officeooo:rsid="075f3488"/>
    </style:style>
    <style:style style:name="T1872" style:family="text">
      <style:text-properties officeooo:rsid="075f5b36"/>
    </style:style>
    <style:style style:name="T1873" style:family="text">
      <style:text-properties officeooo:rsid="076269c5"/>
    </style:style>
    <style:style style:name="T1874" style:family="text">
      <style:text-properties officeooo:rsid="07641032"/>
    </style:style>
    <style:style style:name="T1875" style:family="text">
      <style:text-properties officeooo:rsid="07658064"/>
    </style:style>
    <style:style style:name="T1876" style:family="text">
      <style:text-properties officeooo:rsid="07660833"/>
    </style:style>
    <style:style style:name="T1877" style:family="text">
      <style:text-properties officeooo:rsid="07663ca1"/>
    </style:style>
    <style:style style:name="T1878" style:family="text">
      <style:text-properties officeooo:rsid="076755e8"/>
    </style:style>
    <style:style style:name="T1879" style:family="text">
      <style:text-properties officeooo:rsid="0767d9af"/>
    </style:style>
    <style:style style:name="T1880" style:family="text">
      <style:text-properties officeooo:rsid="07699277"/>
    </style:style>
    <style:style style:name="T1881" style:family="text">
      <style:text-properties officeooo:rsid="076a6e65"/>
    </style:style>
    <style:style style:name="T1882" style:family="text">
      <style:text-properties officeooo:rsid="076c1f40"/>
    </style:style>
    <style:style style:name="T1883" style:family="text">
      <style:text-properties officeooo:rsid="076e0373"/>
    </style:style>
    <style:style style:name="T1884" style:family="text">
      <style:text-properties officeooo:rsid="076fa081"/>
    </style:style>
    <style:style style:name="T1885" style:family="text">
      <style:text-properties officeooo:rsid="0770276e"/>
    </style:style>
    <style:style style:name="T1886" style:family="text">
      <style:text-properties officeooo:rsid="0770e769"/>
    </style:style>
    <style:style style:name="T1887" style:family="text">
      <style:text-properties officeooo:rsid="0770f62d"/>
    </style:style>
    <style:style style:name="T1888" style:family="text">
      <style:text-properties officeooo:rsid="077157c3"/>
    </style:style>
    <style:style style:name="T1889" style:family="text">
      <style:text-properties officeooo:rsid="07728988"/>
    </style:style>
    <style:style style:name="T1890" style:family="text">
      <style:text-properties officeooo:rsid="07734823"/>
    </style:style>
    <style:style style:name="T1891" style:family="text">
      <style:text-properties officeooo:rsid="0773d8dd"/>
    </style:style>
    <style:style style:name="T1892" style:family="text">
      <style:text-properties officeooo:rsid="077466f6"/>
    </style:style>
    <style:style style:name="T1893" style:family="text">
      <style:text-properties officeooo:rsid="0774907c"/>
    </style:style>
    <style:style style:name="T1894" style:family="text">
      <style:text-properties officeooo:rsid="0776347d"/>
    </style:style>
    <style:style style:name="T1895" style:family="text">
      <style:text-properties officeooo:rsid="0776f2df"/>
    </style:style>
    <style:style style:name="T1896" style:family="text">
      <style:text-properties officeooo:rsid="07780fa1"/>
    </style:style>
    <style:style style:name="T1897" style:family="text">
      <style:text-properties officeooo:rsid="07795906"/>
    </style:style>
    <style:style style:name="T1898" style:family="text">
      <style:text-properties officeooo:rsid="077a66e3"/>
    </style:style>
    <style:style style:name="T1899" style:family="text">
      <style:text-properties officeooo:rsid="077b6a0e"/>
    </style:style>
    <style:style style:name="T1900" style:family="text">
      <style:text-properties officeooo:rsid="077c5761"/>
    </style:style>
    <style:style style:name="T1901" style:family="text">
      <style:text-properties officeooo:rsid="077d5bf3"/>
    </style:style>
    <style:style style:name="T1902" style:family="text">
      <style:text-properties officeooo:rsid="077e235f"/>
    </style:style>
    <style:style style:name="T1903" style:family="text">
      <style:text-properties officeooo:rsid="077f2723"/>
    </style:style>
    <style:style style:name="T1904" style:family="text">
      <style:text-properties officeooo:rsid="077fbe47"/>
    </style:style>
    <style:style style:name="T1905" style:family="text">
      <style:text-properties officeooo:rsid="0781b00f"/>
    </style:style>
    <style:style style:name="T1906" style:family="text">
      <style:text-properties officeooo:rsid="07820e67"/>
    </style:style>
    <style:style style:name="T1907" style:family="text">
      <style:text-properties officeooo:rsid="078279ba"/>
    </style:style>
    <style:style style:name="T1908" style:family="text">
      <style:text-properties officeooo:rsid="07832698"/>
    </style:style>
    <style:style style:name="T1909" style:family="text">
      <style:text-properties officeooo:rsid="0784341b"/>
    </style:style>
    <style:style style:name="T1910" style:family="text">
      <style:text-properties officeooo:rsid="0785ef97"/>
    </style:style>
    <style:style style:name="T1911" style:family="text">
      <style:text-properties officeooo:rsid="0786c465"/>
    </style:style>
    <style:style style:name="T1912" style:family="text">
      <style:text-properties officeooo:rsid="0787d3d4"/>
    </style:style>
    <style:style style:name="T1913" style:family="text">
      <style:text-properties officeooo:rsid="07884a55"/>
    </style:style>
    <style:style style:name="T1914" style:family="text">
      <style:text-properties officeooo:rsid="078a13a7"/>
    </style:style>
    <style:style style:name="T1915" style:family="text">
      <style:text-properties officeooo:rsid="078b3d54"/>
    </style:style>
    <style:style style:name="T1916" style:family="text">
      <style:text-properties officeooo:rsid="078ced91"/>
    </style:style>
    <style:style style:name="T1917" style:family="text">
      <style:text-properties officeooo:rsid="078dd3f0"/>
    </style:style>
    <style:style style:name="T1918" style:family="text">
      <style:text-properties officeooo:rsid="078e7a33"/>
    </style:style>
    <style:style style:name="T1919" style:family="text">
      <style:text-properties officeooo:rsid="078f8050"/>
    </style:style>
    <style:style style:name="T1920" style:family="text">
      <style:text-properties officeooo:rsid="079067fa"/>
    </style:style>
    <style:style style:name="T1921" style:family="text">
      <style:text-properties officeooo:rsid="07916d04"/>
    </style:style>
    <style:style style:name="T1922" style:family="text">
      <style:text-properties officeooo:rsid="0792acb1"/>
    </style:style>
    <style:style style:name="T1923" style:family="text">
      <style:text-properties officeooo:rsid="0793e793"/>
    </style:style>
    <style:style style:name="T1924" style:family="text">
      <style:text-properties officeooo:rsid="079561d4"/>
    </style:style>
    <style:style style:name="T1925" style:family="text">
      <style:text-properties officeooo:rsid="07972834"/>
    </style:style>
    <style:style style:name="T1926" style:family="text">
      <style:text-properties officeooo:rsid="0798f04f"/>
    </style:style>
    <style:style style:name="T1927" style:family="text">
      <style:text-properties officeooo:rsid="079a37bb"/>
    </style:style>
    <style:style style:name="T1928" style:family="text">
      <style:text-properties officeooo:rsid="079aca45"/>
    </style:style>
    <style:style style:name="T1929" style:family="text">
      <style:text-properties officeooo:rsid="079b1ca1"/>
    </style:style>
    <style:style style:name="T1930" style:family="text">
      <style:text-properties officeooo:rsid="079b5bde"/>
    </style:style>
    <style:style style:name="T1931" style:family="text">
      <style:text-properties officeooo:rsid="079c6e55"/>
    </style:style>
    <style:style style:name="T1932" style:family="text">
      <style:text-properties officeooo:rsid="079c87aa"/>
    </style:style>
    <style:style style:name="T1933" style:family="text">
      <style:text-properties officeooo:rsid="079d7106"/>
    </style:style>
    <style:style style:name="T1934" style:family="text">
      <style:text-properties officeooo:rsid="079de891"/>
    </style:style>
    <style:style style:name="T1935" style:family="text">
      <style:text-properties officeooo:rsid="079e3b58"/>
    </style:style>
    <style:style style:name="T1936" style:family="text">
      <style:text-properties officeooo:rsid="079f9d17"/>
    </style:style>
    <style:style style:name="T1937" style:family="text">
      <style:text-properties officeooo:rsid="07a07c02"/>
    </style:style>
    <style:style style:name="T1938" style:family="text">
      <style:text-properties officeooo:rsid="07a25457"/>
    </style:style>
    <style:style style:name="T1939" style:family="text">
      <style:text-properties officeooo:rsid="07a3de3a"/>
    </style:style>
    <style:style style:name="T1940" style:family="text">
      <style:text-properties officeooo:rsid="07a4e280"/>
    </style:style>
    <style:style style:name="T1941" style:family="text">
      <style:text-properties officeooo:rsid="07a520d4"/>
    </style:style>
    <style:style style:name="T1942" style:family="text">
      <style:text-properties officeooo:rsid="07a87f40"/>
    </style:style>
    <style:style style:name="T1943" style:family="text">
      <style:text-properties officeooo:rsid="07a69867"/>
    </style:style>
    <style:style style:name="T1944" style:family="text">
      <style:text-properties officeooo:rsid="07a8a361"/>
    </style:style>
    <style:style style:name="T1945" style:family="text">
      <style:text-properties officeooo:rsid="07aa959b"/>
    </style:style>
    <style:style style:name="T1946" style:family="text">
      <style:text-properties officeooo:rsid="07ab7103"/>
    </style:style>
    <style:style style:name="T1947" style:family="text">
      <style:text-properties officeooo:rsid="07ac803f"/>
    </style:style>
    <style:style style:name="T1948" style:family="text">
      <style:text-properties officeooo:rsid="07ae2208"/>
    </style:style>
    <style:style style:name="T1949" style:family="text">
      <style:text-properties officeooo:rsid="07ae4671"/>
    </style:style>
    <style:style style:name="T1950" style:family="text">
      <style:text-properties officeooo:rsid="07af7c8a"/>
    </style:style>
    <style:style style:name="T1951" style:family="text">
      <style:text-properties officeooo:rsid="07b073c5"/>
    </style:style>
    <style:style style:name="T1952" style:family="text">
      <style:text-properties officeooo:rsid="07b1d31f"/>
    </style:style>
    <style:style style:name="T1953" style:family="text">
      <style:text-properties officeooo:rsid="07b3a1e9"/>
    </style:style>
    <style:style style:name="T1954" style:family="text">
      <style:text-properties officeooo:rsid="07b4b1ad"/>
    </style:style>
    <style:style style:name="T1955" style:family="text">
      <style:text-properties officeooo:rsid="07b4bd70"/>
    </style:style>
    <style:style style:name="T1956" style:family="text">
      <style:text-properties officeooo:rsid="07b65793"/>
    </style:style>
    <style:style style:name="T1957" style:family="text">
      <style:text-properties officeooo:rsid="07b7e5b3"/>
    </style:style>
    <style:style style:name="T1958" style:family="text">
      <style:text-properties officeooo:rsid="07b83fbc"/>
    </style:style>
    <style:style style:name="T1959" style:family="text">
      <style:text-properties officeooo:rsid="07b88f96"/>
    </style:style>
    <style:style style:name="T1960" style:family="text">
      <style:text-properties officeooo:rsid="07b9e9c5"/>
    </style:style>
    <style:style style:name="T1961" style:family="text">
      <style:text-properties officeooo:rsid="07ba5815"/>
    </style:style>
    <style:style style:name="T1962" style:family="text">
      <style:text-properties officeooo:rsid="07baf4fc"/>
    </style:style>
    <style:style style:name="T1963" style:family="text">
      <style:text-properties officeooo:rsid="07bc24c0"/>
    </style:style>
    <style:style style:name="T1964" style:family="text">
      <style:text-properties officeooo:rsid="07bcc864"/>
    </style:style>
    <style:style style:name="T1965" style:family="text">
      <style:text-properties officeooo:rsid="07bd54ce"/>
    </style:style>
    <style:style style:name="T1966" style:family="text">
      <style:text-properties officeooo:rsid="07bf4c64"/>
    </style:style>
    <style:style style:name="T1967" style:family="text">
      <style:text-properties officeooo:rsid="07c01aa6"/>
    </style:style>
    <style:style style:name="T1968" style:family="text">
      <style:text-properties officeooo:rsid="07c15190"/>
    </style:style>
    <style:style style:name="T1969" style:family="text">
      <style:text-properties officeooo:rsid="07c32287"/>
    </style:style>
    <style:style style:name="T1970" style:family="text">
      <style:text-properties officeooo:rsid="07c52a50"/>
    </style:style>
    <style:style style:name="T1971" style:family="text">
      <style:text-properties officeooo:rsid="07c3fc31"/>
    </style:style>
    <style:style style:name="T1972" style:family="text">
      <style:text-properties officeooo:rsid="07c55eb0"/>
    </style:style>
    <style:style style:name="T1973" style:family="text">
      <style:text-properties officeooo:rsid="07c73045"/>
    </style:style>
    <style:style style:name="T1974" style:family="text">
      <style:text-properties officeooo:rsid="07c7f717"/>
    </style:style>
    <style:style style:name="T1975" style:family="text">
      <style:text-properties officeooo:rsid="07c9de03"/>
    </style:style>
    <style:style style:name="T1976" style:family="text">
      <style:text-properties officeooo:rsid="07cb79cd"/>
    </style:style>
    <style:style style:name="T1977" style:family="text">
      <style:text-properties officeooo:rsid="07ccafd5"/>
    </style:style>
    <style:style style:name="T1978" style:family="text">
      <style:text-properties officeooo:rsid="07ceac9d"/>
    </style:style>
    <style:style style:name="T1979" style:family="text">
      <style:text-properties officeooo:rsid="07d0422a"/>
    </style:style>
    <style:style style:name="T1980" style:family="text">
      <style:text-properties officeooo:rsid="07d1bdaf"/>
    </style:style>
    <style:style style:name="T1981" style:family="text">
      <style:text-properties officeooo:rsid="07d31999"/>
    </style:style>
    <style:style style:name="T1982" style:family="text">
      <style:text-properties officeooo:rsid="07d47cfe"/>
    </style:style>
    <style:style style:name="T1983" style:family="text">
      <style:text-properties officeooo:rsid="07d57604"/>
    </style:style>
    <style:style style:name="T1984" style:family="text">
      <style:text-properties officeooo:rsid="07d6ed9e"/>
    </style:style>
    <style:style style:name="T1985" style:family="text">
      <style:text-properties officeooo:rsid="07d7acdf"/>
    </style:style>
    <style:style style:name="T1986" style:family="text">
      <style:text-properties officeooo:rsid="07d91bc7"/>
    </style:style>
    <style:style style:name="T1987" style:family="text">
      <style:text-properties officeooo:rsid="07dafa77"/>
    </style:style>
    <style:style style:name="T1988" style:family="text">
      <style:text-properties officeooo:rsid="07dc7827"/>
    </style:style>
    <style:style style:name="T1989" style:family="text">
      <style:text-properties officeooo:rsid="07de3e99"/>
    </style:style>
    <style:style style:name="T1990" style:family="text">
      <style:text-properties officeooo:rsid="07debcba"/>
    </style:style>
    <style:style style:name="T1991" style:family="text">
      <style:text-properties officeooo:rsid="07e01c3a"/>
    </style:style>
    <style:style style:name="T1992" style:family="text">
      <style:text-properties officeooo:rsid="07e14bd3"/>
    </style:style>
    <style:style style:name="T1993" style:family="text">
      <style:text-properties officeooo:rsid="07e34306"/>
    </style:style>
    <style:style style:name="T1994" style:family="text">
      <style:text-properties officeooo:rsid="07e4cb6b"/>
    </style:style>
    <style:style style:name="T1995" style:family="text">
      <style:text-properties officeooo:rsid="07e675f8"/>
    </style:style>
    <style:style style:name="T1996" style:family="text">
      <style:text-properties officeooo:rsid="07e7d797"/>
    </style:style>
    <style:style style:name="T1997" style:family="text">
      <style:text-properties officeooo:rsid="07e8e9b5"/>
    </style:style>
    <style:style style:name="T1998" style:family="text">
      <style:text-properties officeooo:rsid="07eac8c9"/>
    </style:style>
    <style:style style:name="T1999" style:family="text">
      <style:text-properties officeooo:rsid="07eb68b3"/>
    </style:style>
    <style:style style:name="T2000" style:family="text">
      <style:text-properties officeooo:rsid="07ebf3f8"/>
    </style:style>
    <style:style style:name="T2001" style:family="text">
      <style:text-properties officeooo:rsid="07ec4681"/>
    </style:style>
    <style:style style:name="T2002" style:family="text">
      <style:text-properties officeooo:rsid="07ec8054"/>
    </style:style>
    <style:style style:name="T2003" style:family="text">
      <style:text-properties officeooo:rsid="07ee3255"/>
    </style:style>
    <style:style style:name="T2004" style:family="text">
      <style:text-properties officeooo:rsid="07ef05d3"/>
    </style:style>
    <style:style style:name="T2005" style:family="text">
      <style:text-properties officeooo:rsid="07ef1812"/>
    </style:style>
    <style:style style:name="T2006" style:family="text">
      <style:text-properties officeooo:rsid="07f1058a"/>
    </style:style>
    <style:style style:name="T2007" style:family="text">
      <style:text-properties officeooo:rsid="07f2cebf"/>
    </style:style>
    <style:style style:name="T2008" style:family="text">
      <style:text-properties officeooo:rsid="07f4996c"/>
    </style:style>
    <style:style style:name="T2009" style:family="text">
      <style:text-properties officeooo:rsid="07f60315"/>
    </style:style>
    <style:style style:name="T2010" style:family="text">
      <style:text-properties officeooo:rsid="07f7825f"/>
    </style:style>
    <style:style style:name="T2011" style:family="text">
      <style:text-properties officeooo:rsid="07f7fa13"/>
    </style:style>
    <style:style style:name="T2012" style:family="text">
      <style:text-properties officeooo:rsid="07f80198"/>
    </style:style>
    <style:style style:name="T2013" style:family="text">
      <style:text-properties officeooo:rsid="07f987ff"/>
    </style:style>
    <style:style style:name="T2014" style:family="text">
      <style:text-properties officeooo:rsid="07fa8107"/>
    </style:style>
    <style:style style:name="T2015" style:family="text">
      <style:text-properties officeooo:rsid="07fb0db3"/>
    </style:style>
    <style:style style:name="T2016" style:family="text">
      <style:text-properties officeooo:rsid="03b15d7d"/>
    </style:style>
    <style:style style:name="T2017" style:family="text">
      <style:text-properties officeooo:rsid="03b195d2"/>
    </style:style>
    <style:style style:name="T2018" style:family="text">
      <style:text-properties officeooo:rsid="03b33b44"/>
    </style:style>
    <style:style style:name="T2019" style:family="text">
      <style:text-properties officeooo:rsid="03b43d07"/>
    </style:style>
    <style:style style:name="T2020" style:family="text">
      <style:text-properties officeooo:rsid="07fe0f8a"/>
    </style:style>
    <style:style style:name="T2021" style:family="text">
      <style:text-properties officeooo:rsid="0803cd28"/>
    </style:style>
    <style:style style:name="T2022" style:family="text">
      <style:text-properties officeooo:rsid="07fed3c9"/>
    </style:style>
    <style:style style:name="T2023" style:family="text">
      <style:text-properties officeooo:rsid="07ff0e5b"/>
    </style:style>
    <style:style style:name="T2024" style:family="text">
      <style:text-properties officeooo:rsid="0800a7ec"/>
    </style:style>
    <style:style style:name="T2025" style:family="text">
      <style:text-properties officeooo:rsid="0800e194"/>
    </style:style>
    <style:style style:name="T2026" style:family="text">
      <style:text-properties officeooo:rsid="0801b943"/>
    </style:style>
    <style:style style:name="T2027" style:family="text">
      <style:text-properties officeooo:rsid="0801f432"/>
    </style:style>
    <style:style style:name="T2028" style:family="text">
      <style:text-properties officeooo:rsid="0803cf66"/>
    </style:style>
    <style:style style:name="T2029" style:family="text">
      <style:text-properties officeooo:rsid="0803d354"/>
    </style:style>
    <style:style style:name="T2030" style:family="text">
      <style:text-properties officeooo:rsid="0804a43b"/>
    </style:style>
    <style:style style:name="T2031" style:family="text">
      <style:text-properties officeooo:rsid="08052409"/>
    </style:style>
    <style:style style:name="T2032" style:family="text">
      <style:text-properties officeooo:rsid="08068b2d"/>
    </style:style>
    <style:style style:name="T2033" style:family="text">
      <style:text-properties officeooo:rsid="08071dfc"/>
    </style:style>
    <style:style style:name="T2034" style:family="text">
      <style:text-properties officeooo:rsid="080900df"/>
    </style:style>
    <style:style style:name="T2035" style:family="text">
      <style:text-properties officeooo:rsid="08093aa9"/>
    </style:style>
    <style:style style:name="T2036" style:family="text">
      <style:text-properties officeooo:rsid="0809a20c"/>
    </style:style>
    <style:style style:name="T2037" style:family="text">
      <style:text-properties officeooo:rsid="080b4d70"/>
    </style:style>
    <style:style style:name="T2038" style:family="text">
      <style:text-properties officeooo:rsid="080c056c"/>
    </style:style>
    <style:style style:name="T2039" style:family="text">
      <style:text-properties officeooo:rsid="080d4197"/>
    </style:style>
    <style:style style:name="T2040" style:family="text">
      <style:text-properties officeooo:rsid="080da3cc"/>
    </style:style>
    <style:style style:name="T2041" style:family="text">
      <style:text-properties officeooo:rsid="080f43e4"/>
    </style:style>
    <style:style style:name="T2042" style:family="text">
      <style:text-properties officeooo:rsid="0810ba6b"/>
    </style:style>
    <style:style style:name="T2043" style:family="text">
      <style:text-properties officeooo:rsid="08115016"/>
    </style:style>
    <style:style style:name="T2044" style:family="text">
      <style:text-properties officeooo:rsid="0811f1b1"/>
    </style:style>
    <style:style style:name="T2045" style:family="text">
      <style:text-properties officeooo:rsid="08134355"/>
    </style:style>
    <style:style style:name="T2046" style:family="text">
      <style:text-properties officeooo:rsid="0813d714"/>
    </style:style>
    <style:style style:name="T2047" style:family="text">
      <style:text-properties officeooo:rsid="0813f3b9"/>
    </style:style>
    <style:style style:name="T2048" style:family="text">
      <style:text-properties officeooo:rsid="08149bb0"/>
    </style:style>
    <style:style style:name="T2049" style:family="text">
      <style:text-properties officeooo:rsid="08150430"/>
    </style:style>
    <style:style style:name="T2050" style:family="text">
      <style:text-properties officeooo:rsid="0815d96e"/>
    </style:style>
    <style:style style:name="T2051" style:family="text">
      <style:text-properties officeooo:rsid="08169269"/>
    </style:style>
    <style:style style:name="T2052" style:family="text">
      <style:text-properties officeooo:rsid="0818827e"/>
    </style:style>
    <style:style style:name="T2053" style:family="text">
      <style:text-properties officeooo:rsid="081975ec"/>
    </style:style>
    <style:style style:name="T2054" style:family="text">
      <style:text-properties officeooo:rsid="081a87ed"/>
    </style:style>
    <style:style style:name="T2055" style:family="text">
      <style:text-properties officeooo:rsid="081c6cd2"/>
    </style:style>
    <style:style style:name="T2056" style:family="text">
      <style:text-properties officeooo:rsid="081e3a1a"/>
    </style:style>
    <style:style style:name="T2057" style:family="text">
      <style:text-properties officeooo:rsid="081ec1a0"/>
    </style:style>
    <style:style style:name="T2058" style:family="text">
      <style:text-properties officeooo:rsid="081ff9f1"/>
    </style:style>
    <style:style style:name="T2059" style:family="text">
      <style:text-properties officeooo:rsid="0821d0ab"/>
    </style:style>
    <style:style style:name="T2060" style:family="text">
      <style:text-properties officeooo:rsid="0822fe3e"/>
    </style:style>
    <style:style style:name="T2061" style:family="text">
      <style:text-properties officeooo:rsid="0825357f"/>
    </style:style>
    <style:style style:name="T2062" style:family="text">
      <style:text-properties officeooo:rsid="08259dc2"/>
    </style:style>
    <style:style style:name="T2063" style:family="text">
      <style:text-properties officeooo:rsid="0826d4b2"/>
    </style:style>
    <style:style style:name="T2064" style:family="text">
      <style:text-properties officeooo:rsid="0826ee42"/>
    </style:style>
    <style:style style:name="T2065" style:family="text">
      <style:text-properties officeooo:rsid="0827bf32"/>
    </style:style>
    <style:style style:name="T2066" style:family="text">
      <style:text-properties officeooo:rsid="082982eb"/>
    </style:style>
    <style:style style:name="T2067" style:family="text">
      <style:text-properties officeooo:rsid="082b4903"/>
    </style:style>
    <style:style style:name="T2068" style:family="text">
      <style:text-properties officeooo:rsid="082c3578"/>
    </style:style>
    <style:style style:name="T2069" style:family="text">
      <style:text-properties officeooo:rsid="082cdfc3"/>
    </style:style>
    <style:style style:name="T2070" style:family="text">
      <style:text-properties officeooo:rsid="082d3dcb"/>
    </style:style>
    <style:style style:name="T2071" style:family="text">
      <style:text-properties officeooo:rsid="082e5183"/>
    </style:style>
    <style:style style:name="T2072" style:family="text">
      <style:text-properties officeooo:rsid="08304c0b"/>
    </style:style>
    <style:style style:name="T2073" style:family="text">
      <style:text-properties officeooo:rsid="08307229"/>
    </style:style>
    <style:style style:name="T2074" style:family="text">
      <style:text-properties officeooo:rsid="0831acc3"/>
    </style:style>
    <style:style style:name="T2075" style:family="text">
      <style:text-properties officeooo:rsid="0832e977"/>
    </style:style>
    <style:style style:name="T2076" style:family="text">
      <style:text-properties officeooo:rsid="083499be"/>
    </style:style>
    <style:style style:name="T2077" style:family="text">
      <style:text-properties officeooo:rsid="08364786"/>
    </style:style>
    <style:style style:name="T2078" style:family="text">
      <style:text-properties officeooo:rsid="08373dbb"/>
    </style:style>
    <style:style style:name="T2079" style:family="text">
      <style:text-properties officeooo:rsid="0837bcd4"/>
    </style:style>
    <style:style style:name="T2080" style:family="text">
      <style:text-properties officeooo:rsid="08399c80"/>
    </style:style>
    <style:style style:name="T2081" style:family="text">
      <style:text-properties officeooo:rsid="083b7c3f"/>
    </style:style>
    <style:style style:name="T2082" style:family="text">
      <style:text-properties officeooo:rsid="083bab0e"/>
    </style:style>
    <style:style style:name="T2083" style:family="text">
      <style:text-properties officeooo:rsid="083c8bd5"/>
    </style:style>
    <style:style style:name="T2084" style:family="text">
      <style:text-properties officeooo:rsid="083e39e0"/>
    </style:style>
    <style:style style:name="T2085" style:family="text">
      <style:text-properties officeooo:rsid="083e596e"/>
    </style:style>
    <style:style style:name="T2086" style:family="text">
      <style:text-properties officeooo:rsid="08403d0f"/>
    </style:style>
    <style:style style:name="T2087" style:family="text">
      <style:text-properties officeooo:rsid="084060e9"/>
    </style:style>
    <style:style style:name="T2088" style:family="text">
      <style:text-properties officeooo:rsid="0841f580"/>
    </style:style>
    <style:style style:name="T2089" style:family="text">
      <style:text-properties officeooo:rsid="0842fb25"/>
    </style:style>
    <style:style style:name="T2090" style:family="text">
      <style:text-properties officeooo:rsid="084389b2"/>
    </style:style>
    <style:style style:name="T2091" style:family="text">
      <style:text-properties officeooo:rsid="08441e72"/>
    </style:style>
    <style:style style:name="T2092" style:family="text">
      <style:text-properties officeooo:rsid="084462a3"/>
    </style:style>
    <style:style style:name="T2093" style:family="text">
      <style:text-properties officeooo:rsid="08463c3f"/>
    </style:style>
    <style:style style:name="T2094" style:family="text">
      <style:text-properties officeooo:rsid="0847e05b"/>
    </style:style>
    <style:style style:name="T2095" style:family="text">
      <style:text-properties officeooo:rsid="0849c3dc"/>
    </style:style>
    <style:style style:name="T2096" style:family="text">
      <style:text-properties officeooo:rsid="084a0673"/>
    </style:style>
    <style:style style:name="T2097" style:family="text">
      <style:text-properties officeooo:rsid="084b428a"/>
    </style:style>
    <style:style style:name="T2098" style:family="text">
      <style:text-properties officeooo:rsid="084d81bf"/>
    </style:style>
    <style:style style:name="T2099" style:family="text">
      <style:text-properties officeooo:rsid="084e292b"/>
    </style:style>
    <style:style style:name="T2100" style:family="text">
      <style:text-properties officeooo:rsid="084e43f3"/>
    </style:style>
    <style:style style:name="T2101" style:family="text">
      <style:text-properties officeooo:rsid="084e460c"/>
    </style:style>
    <style:style style:name="T2102" style:family="text">
      <style:text-properties officeooo:rsid="084f154a"/>
    </style:style>
    <style:style style:name="T2103" style:family="text">
      <style:text-properties officeooo:rsid="08515fee"/>
    </style:style>
    <style:style style:name="T2104" style:family="text">
      <style:text-properties officeooo:rsid="084ffd03"/>
    </style:style>
    <style:style style:name="T2105" style:family="text">
      <style:text-properties officeooo:rsid="08534754"/>
    </style:style>
    <style:style style:name="T2106" style:family="text">
      <style:text-properties officeooo:rsid="08544f10"/>
    </style:style>
    <style:style style:name="T2107" style:family="text">
      <style:text-properties officeooo:rsid="085582f5"/>
    </style:style>
    <style:style style:name="T2108" style:family="text">
      <style:text-properties officeooo:rsid="0855caa7"/>
    </style:style>
    <style:style style:name="T2109" style:family="text">
      <style:text-properties officeooo:rsid="0855f3de"/>
    </style:style>
    <style:style style:name="T2110" style:family="text">
      <style:text-properties officeooo:rsid="0857545b"/>
    </style:style>
    <style:style style:name="T2111" style:family="text">
      <style:text-properties officeooo:rsid="085759d1"/>
    </style:style>
    <style:style style:name="T2112" style:family="text">
      <style:text-properties officeooo:rsid="08579919"/>
    </style:style>
    <style:style style:name="T2113" style:family="text">
      <style:text-properties officeooo:rsid="0858317a"/>
    </style:style>
    <style:style style:name="T2114" style:family="text">
      <style:text-properties officeooo:rsid="08585b28"/>
    </style:style>
    <style:style style:name="T2115" style:family="text">
      <style:text-properties officeooo:rsid="0859ba51"/>
    </style:style>
    <style:style style:name="T2116" style:family="text">
      <style:text-properties officeooo:rsid="0859c8d4"/>
    </style:style>
    <style:style style:name="T2117" style:family="text">
      <style:text-properties officeooo:rsid="0859d730"/>
    </style:style>
    <style:style style:name="T2118" style:family="text">
      <style:text-properties officeooo:rsid="085b0c66"/>
    </style:style>
    <style:style style:name="T2119" style:family="text">
      <style:text-properties officeooo:rsid="085ca3e2"/>
    </style:style>
    <style:style style:name="T2120" style:family="text">
      <style:text-properties officeooo:rsid="085e0537"/>
    </style:style>
    <style:style style:name="T2121" style:family="text">
      <style:text-properties officeooo:rsid="085e2cb5"/>
    </style:style>
    <style:style style:name="T2122" style:family="text">
      <style:text-properties officeooo:rsid="085fa440"/>
    </style:style>
    <style:style style:name="T2123" style:family="text">
      <style:text-properties officeooo:rsid="085fdfea"/>
    </style:style>
    <style:style style:name="T2124" style:family="text">
      <style:text-properties officeooo:rsid="0860d4ad"/>
    </style:style>
    <style:style style:name="T2125" style:family="text">
      <style:text-properties officeooo:rsid="0860db94"/>
    </style:style>
    <style:style style:name="T2126" style:family="text">
      <style:text-properties officeooo:rsid="08613518"/>
    </style:style>
    <style:style style:name="T2127" style:family="text">
      <style:text-properties officeooo:rsid="08623141"/>
    </style:style>
    <style:style style:name="T2128" style:family="text">
      <style:text-properties officeooo:rsid="08633567"/>
    </style:style>
    <style:style style:name="T2129" style:family="text">
      <style:text-properties officeooo:rsid="08641c5c"/>
    </style:style>
    <style:style style:name="T2130" style:family="text">
      <style:text-properties officeooo:rsid="08653d7f"/>
    </style:style>
    <style:style style:name="T2131" style:family="text">
      <style:text-properties officeooo:rsid="086614fa"/>
    </style:style>
    <style:style style:name="T2132" style:family="text">
      <style:text-properties officeooo:rsid="0866f2a2"/>
    </style:style>
    <style:style style:name="T2133" style:family="text">
      <style:text-properties officeooo:rsid="0867520d"/>
    </style:style>
    <style:style style:name="T2134" style:family="text">
      <style:text-properties officeooo:rsid="0867f8af"/>
    </style:style>
    <style:style style:name="T2135" style:family="text">
      <style:text-properties officeooo:rsid="0869ebcf"/>
    </style:style>
    <style:style style:name="T2136" style:family="text">
      <style:text-properties officeooo:rsid="086a496d"/>
    </style:style>
    <style:style style:name="T2137" style:family="text">
      <style:text-properties officeooo:rsid="086baaa8"/>
    </style:style>
    <style:style style:name="T2138" style:family="text">
      <style:text-properties officeooo:rsid="086cf689"/>
    </style:style>
    <style:style style:name="T2139" style:family="text">
      <style:text-properties officeooo:rsid="086d7beb"/>
    </style:style>
    <style:style style:name="T2140" style:family="text">
      <style:text-properties officeooo:rsid="086f3f9e"/>
    </style:style>
    <style:style style:name="T2141" style:family="text">
      <style:text-properties officeooo:rsid="08712793"/>
    </style:style>
    <style:style style:name="T2142" style:family="text">
      <style:text-properties officeooo:rsid="08717da1"/>
    </style:style>
    <style:style style:name="T2143" style:family="text">
      <style:text-properties officeooo:rsid="08718504"/>
    </style:style>
    <style:style style:name="T2144" style:family="text">
      <style:text-properties officeooo:rsid="0872444b"/>
    </style:style>
    <style:style style:name="T2145" style:family="text">
      <style:text-properties officeooo:rsid="087401d1"/>
    </style:style>
    <style:style style:name="T2146" style:family="text">
      <style:text-properties officeooo:rsid="087412cb"/>
    </style:style>
    <style:style style:name="T2147" style:family="text">
      <style:text-properties officeooo:rsid="0874c073"/>
    </style:style>
    <style:style style:name="T2148" style:family="text">
      <style:text-properties officeooo:rsid="08755bd6"/>
    </style:style>
    <style:style style:name="T2149" style:family="text">
      <style:text-properties officeooo:rsid="08765912"/>
    </style:style>
    <style:style style:name="T2150" style:family="text">
      <style:text-properties officeooo:rsid="0877edea"/>
    </style:style>
    <style:style style:name="T2151" style:family="text">
      <style:text-properties officeooo:rsid="0878bedf"/>
    </style:style>
    <style:style style:name="T2152" style:family="text">
      <style:text-properties officeooo:rsid="087a448c"/>
    </style:style>
    <style:style style:name="T2153" style:family="text">
      <style:text-properties officeooo:rsid="087bcb64"/>
    </style:style>
    <style:style style:name="T2154" style:family="text">
      <style:text-properties officeooo:rsid="087c0db4"/>
    </style:style>
    <style:style style:name="T2155" style:family="text">
      <style:text-properties officeooo:rsid="087d5526"/>
    </style:style>
    <style:style style:name="T2156" style:family="text">
      <style:text-properties officeooo:rsid="087dcd72"/>
    </style:style>
    <style:style style:name="T2157" style:family="text">
      <style:text-properties officeooo:rsid="087eaa70"/>
    </style:style>
    <style:style style:name="T2158" style:family="text">
      <style:text-properties officeooo:rsid="088090f0"/>
    </style:style>
    <style:style style:name="T2159" style:family="text">
      <style:text-properties officeooo:rsid="08820143"/>
    </style:style>
    <style:style style:name="T2160" style:family="text">
      <style:text-properties officeooo:rsid="08838d86"/>
    </style:style>
    <style:style style:name="T2161" style:family="text">
      <style:text-properties officeooo:rsid="0885dd6f"/>
    </style:style>
    <style:style style:name="T2162" style:family="text">
      <style:text-properties officeooo:rsid="08870261"/>
    </style:style>
    <style:style style:name="T2163" style:family="text">
      <style:text-properties officeooo:rsid="08886910"/>
    </style:style>
    <style:style style:name="T2164" style:family="text">
      <style:text-properties officeooo:rsid="08890bcf"/>
    </style:style>
    <style:style style:name="T2165" style:family="text">
      <style:text-properties officeooo:rsid="088a3382"/>
    </style:style>
    <style:style style:name="T2166" style:family="text">
      <style:text-properties officeooo:rsid="088c319d"/>
    </style:style>
    <style:style style:name="T2167" style:family="text">
      <style:text-properties officeooo:rsid="088c552c"/>
    </style:style>
    <style:style style:name="T2168" style:family="text">
      <style:text-properties officeooo:rsid="088e19dc"/>
    </style:style>
    <style:style style:name="T2169" style:family="text">
      <style:text-properties officeooo:rsid="088fa91b"/>
    </style:style>
    <style:style style:name="T2170" style:family="text">
      <style:text-properties officeooo:rsid="08917b33"/>
    </style:style>
    <style:style style:name="T2171" style:family="text">
      <style:text-properties officeooo:rsid="089325d2"/>
    </style:style>
    <style:style style:name="T2172" style:family="text">
      <style:text-properties officeooo:rsid="0893de6f"/>
    </style:style>
    <style:style style:name="T2173" style:family="text">
      <style:text-properties officeooo:rsid="0893fc89"/>
    </style:style>
    <style:style style:name="T2174" style:family="text">
      <style:text-properties officeooo:rsid="0894ba03"/>
    </style:style>
    <style:style style:name="T2175" style:family="text">
      <style:text-properties officeooo:rsid="0895a9b0"/>
    </style:style>
    <style:style style:name="T2176" style:family="text">
      <style:text-properties officeooo:rsid="08977a02"/>
    </style:style>
    <style:style style:name="T2177" style:family="text">
      <style:text-properties officeooo:rsid="0899779e"/>
    </style:style>
    <style:style style:name="T2178" style:family="text">
      <style:text-properties officeooo:rsid="089a19ca"/>
    </style:style>
    <style:style style:name="T2179" style:family="text">
      <style:text-properties officeooo:rsid="089b276f"/>
    </style:style>
    <style:style style:name="T2180" style:family="text">
      <style:text-properties officeooo:rsid="089d0cab"/>
    </style:style>
    <style:style style:name="T2181" style:family="text">
      <style:text-properties officeooo:rsid="089dba7b"/>
    </style:style>
    <style:style style:name="T2182" style:family="text">
      <style:text-properties officeooo:rsid="089f968e"/>
    </style:style>
    <style:style style:name="T2183" style:family="text">
      <style:text-properties officeooo:rsid="08a06cf1"/>
    </style:style>
    <style:style style:name="T2184" style:family="text">
      <style:text-properties officeooo:rsid="08a0df02"/>
    </style:style>
    <style:style style:name="T2185" style:family="text">
      <style:text-properties officeooo:rsid="08a226bc"/>
    </style:style>
    <style:style style:name="T2186" style:family="text">
      <style:text-properties officeooo:rsid="08a375b9"/>
    </style:style>
    <style:style style:name="T2187" style:family="text">
      <style:text-properties officeooo:rsid="08a3ff9b"/>
    </style:style>
    <style:style style:name="T2188" style:family="text">
      <style:text-properties officeooo:rsid="08a4a038"/>
    </style:style>
    <style:style style:name="T2189" style:family="text">
      <style:text-properties officeooo:rsid="08a5309c"/>
    </style:style>
    <style:style style:name="T2190" style:family="text">
      <style:text-properties officeooo:rsid="08a88b58"/>
    </style:style>
    <style:style style:name="T2191" style:family="text">
      <style:text-properties officeooo:rsid="08aa32bc"/>
    </style:style>
    <style:style style:name="T2192" style:family="text">
      <style:text-properties officeooo:rsid="08aa7c38"/>
    </style:style>
    <style:style style:name="T2193" style:family="text">
      <style:text-properties officeooo:rsid="08aab6a8"/>
    </style:style>
    <style:style style:name="T2194" style:family="text">
      <style:text-properties officeooo:rsid="08abc8a0"/>
    </style:style>
    <style:style style:name="T2195" style:family="text">
      <style:text-properties officeooo:rsid="08acedaa"/>
    </style:style>
    <style:style style:name="T2196" style:family="text">
      <style:text-properties officeooo:rsid="08ae117c"/>
    </style:style>
    <style:style style:name="T2197" style:family="text">
      <style:text-properties officeooo:rsid="08afbb74"/>
    </style:style>
    <style:style style:name="T2198" style:family="text">
      <style:text-properties officeooo:rsid="08b04a19"/>
    </style:style>
    <style:style style:name="T2199" style:family="text">
      <style:text-properties officeooo:rsid="08b06caa"/>
    </style:style>
    <style:style style:name="T2200" style:family="text">
      <style:text-properties officeooo:rsid="08b1602f"/>
    </style:style>
    <style:style style:name="T2201" style:family="text">
      <style:text-properties officeooo:rsid="08b2cc62"/>
    </style:style>
    <style:style style:name="T2202" style:family="text">
      <style:text-properties officeooo:rsid="08b2f271"/>
    </style:style>
    <style:style style:name="T2203" style:family="text">
      <style:text-properties officeooo:rsid="08b4de5c"/>
    </style:style>
    <style:style style:name="T2204" style:family="text">
      <style:text-properties officeooo:rsid="08b5fb6b"/>
    </style:style>
    <style:style style:name="T2205" style:family="text">
      <style:text-properties officeooo:rsid="08b66ec7"/>
    </style:style>
    <style:style style:name="T2206" style:family="text">
      <style:text-properties officeooo:rsid="08b68f0d"/>
    </style:style>
    <style:style style:name="T2207" style:family="text">
      <style:text-properties officeooo:rsid="08b82458"/>
    </style:style>
    <style:style style:name="T2208" style:family="text">
      <style:text-properties officeooo:rsid="08baf9ae"/>
    </style:style>
    <style:style style:name="T2209" style:family="text">
      <style:text-properties officeooo:rsid="08bc5aa5"/>
    </style:style>
    <style:style style:name="T2210" style:family="text">
      <style:text-properties officeooo:rsid="08be442b"/>
    </style:style>
    <style:style style:name="T2211" style:family="text">
      <style:text-properties officeooo:rsid="08be6403"/>
    </style:style>
    <style:style style:name="T2212" style:family="text">
      <style:text-properties officeooo:rsid="08be7308"/>
    </style:style>
    <style:style style:name="T2213" style:family="text">
      <style:text-properties officeooo:rsid="08bf965a"/>
    </style:style>
    <style:style style:name="T2214" style:family="text">
      <style:text-properties officeooo:rsid="0a929f29"/>
    </style:style>
    <style:style style:name="T2215" style:family="text">
      <style:text-properties officeooo:rsid="08c07156"/>
    </style:style>
    <style:style style:name="T2216" style:family="text">
      <style:text-properties officeooo:rsid="08c119fb"/>
    </style:style>
    <style:style style:name="T2217" style:family="text">
      <style:text-properties officeooo:rsid="08c220dc"/>
    </style:style>
    <style:style style:name="T2218" style:family="text">
      <style:text-properties officeooo:rsid="08c23939"/>
    </style:style>
    <style:style style:name="T2219" style:family="text">
      <style:text-properties officeooo:rsid="08c27f9b"/>
    </style:style>
    <style:style style:name="T2220" style:family="text">
      <style:text-properties officeooo:rsid="08c3d66f"/>
    </style:style>
    <style:style style:name="T2221" style:family="text">
      <style:text-properties officeooo:rsid="08c41477"/>
    </style:style>
    <style:style style:name="T2222" style:family="text">
      <style:text-properties officeooo:rsid="08c54743"/>
    </style:style>
    <style:style style:name="T2223" style:family="text">
      <style:text-properties officeooo:rsid="08c5fa38"/>
    </style:style>
    <style:style style:name="T2224" style:family="text">
      <style:text-properties officeooo:rsid="08c66b06"/>
    </style:style>
    <style:style style:name="T2225" style:family="text">
      <style:text-properties officeooo:rsid="08c80e63"/>
    </style:style>
    <style:style style:name="T2226" style:family="text">
      <style:text-properties officeooo:rsid="08c84ce9"/>
    </style:style>
    <style:style style:name="T2227" style:family="text">
      <style:text-properties officeooo:rsid="08c92cdf"/>
    </style:style>
    <style:style style:name="T2228" style:family="text">
      <style:text-properties officeooo:rsid="08cac355"/>
    </style:style>
    <style:style style:name="T2229" style:family="text">
      <style:text-properties officeooo:rsid="08cba74d"/>
    </style:style>
    <style:style style:name="T2230" style:family="text">
      <style:text-properties officeooo:rsid="08cbc8f4"/>
    </style:style>
    <style:style style:name="T2231" style:family="text">
      <style:text-properties officeooo:rsid="08cc0ca1"/>
    </style:style>
    <style:style style:name="T2232" style:family="text">
      <style:text-properties officeooo:rsid="08cc2d28"/>
    </style:style>
    <style:style style:name="T2233" style:family="text">
      <style:text-properties officeooo:rsid="08cc5ca1"/>
    </style:style>
    <style:style style:name="T2234" style:family="text">
      <style:text-properties officeooo:rsid="08ccae54"/>
    </style:style>
    <style:style style:name="T2235" style:family="text">
      <style:text-properties officeooo:rsid="08ce4672"/>
    </style:style>
    <style:style style:name="T2236" style:family="text">
      <style:text-properties officeooo:rsid="08cf5234"/>
    </style:style>
    <style:style style:name="T2237" style:family="text">
      <style:text-properties officeooo:rsid="08d058e0"/>
    </style:style>
    <style:style style:name="T2238" style:family="text">
      <style:text-properties officeooo:rsid="08d14d2b"/>
    </style:style>
    <style:style style:name="T2239" style:family="text">
      <style:text-properties officeooo:rsid="08d154f9"/>
    </style:style>
    <style:style style:name="T2240" style:family="text">
      <style:text-properties officeooo:rsid="08d17846"/>
    </style:style>
    <style:style style:name="T2241" style:family="text">
      <style:text-properties officeooo:rsid="08d2c933"/>
    </style:style>
    <style:style style:name="T2242" style:family="text">
      <style:text-properties officeooo:rsid="08d4a8d4"/>
    </style:style>
    <style:style style:name="T2243" style:family="text">
      <style:text-properties officeooo:rsid="08d5b4f3"/>
    </style:style>
    <style:style style:name="T2244" style:family="text">
      <style:text-properties officeooo:rsid="08d71045"/>
    </style:style>
    <style:style style:name="T2245" style:family="text">
      <style:text-properties officeooo:rsid="08d8b481"/>
    </style:style>
    <style:style style:name="T2246" style:family="text">
      <style:text-properties officeooo:rsid="08d9f1a4"/>
    </style:style>
    <style:style style:name="T2247" style:family="text">
      <style:text-properties officeooo:rsid="08db8378"/>
    </style:style>
    <style:style style:name="T2248" style:family="text">
      <style:text-properties officeooo:rsid="08dd12ce"/>
    </style:style>
    <style:style style:name="T2249" style:family="text">
      <style:text-properties officeooo:rsid="08de5bf4"/>
    </style:style>
    <style:style style:name="T2250" style:family="text">
      <style:text-properties officeooo:rsid="08df1ca6"/>
    </style:style>
    <style:style style:name="T2251" style:family="text">
      <style:text-properties officeooo:rsid="08e0a43a"/>
    </style:style>
    <style:style style:name="T2252" style:family="text">
      <style:text-properties officeooo:rsid="08e0dd3f"/>
    </style:style>
    <style:style style:name="T2253" style:family="text">
      <style:text-properties officeooo:rsid="08e24bf6"/>
    </style:style>
    <style:style style:name="T2254" style:family="text">
      <style:text-properties officeooo:rsid="08e422bf"/>
    </style:style>
    <style:style style:name="T2255" style:family="text">
      <style:text-properties officeooo:rsid="08e4a1f4"/>
    </style:style>
    <style:style style:name="T2256" style:family="text">
      <style:text-properties officeooo:rsid="08e62674"/>
    </style:style>
    <style:style style:name="T2257" style:family="text">
      <style:text-properties officeooo:rsid="08e6daec"/>
    </style:style>
    <style:style style:name="T2258" style:family="text">
      <style:text-properties officeooo:rsid="08e948bc"/>
    </style:style>
    <style:style style:name="T2259" style:family="text">
      <style:text-properties officeooo:rsid="08e99d91"/>
    </style:style>
    <style:style style:name="T2260" style:family="text">
      <style:text-properties officeooo:rsid="08eb29f9"/>
    </style:style>
    <style:style style:name="T2261" style:family="text">
      <style:text-properties officeooo:rsid="08ec0633"/>
    </style:style>
    <style:style style:name="T2262" style:family="text">
      <style:text-properties officeooo:rsid="08ef461b"/>
    </style:style>
    <style:style style:name="T2263" style:family="text">
      <style:text-properties officeooo:rsid="08efe2f0"/>
    </style:style>
    <style:style style:name="T2264" style:family="text">
      <style:text-properties officeooo:rsid="08f1b37d"/>
    </style:style>
    <style:style style:name="T2265" style:family="text">
      <style:text-properties officeooo:rsid="08f33fd3"/>
    </style:style>
    <style:style style:name="T2266" style:family="text">
      <style:text-properties officeooo:rsid="08f3443c"/>
    </style:style>
    <style:style style:name="T2267" style:family="text">
      <style:text-properties officeooo:rsid="08f428c5"/>
    </style:style>
    <style:style style:name="T2268" style:family="text">
      <style:text-properties officeooo:rsid="08f5b9f6"/>
    </style:style>
    <style:style style:name="T2269" style:family="text">
      <style:text-properties officeooo:rsid="08f785c2"/>
    </style:style>
    <style:style style:name="T2270" style:family="text">
      <style:text-properties officeooo:rsid="08f7f968"/>
    </style:style>
    <style:style style:name="T2271" style:family="text">
      <style:text-properties officeooo:rsid="08f94150"/>
    </style:style>
    <style:style style:name="T2272" style:family="text">
      <style:text-properties officeooo:rsid="08fa2072"/>
    </style:style>
    <style:style style:name="T2273" style:family="text">
      <style:text-properties officeooo:rsid="08fc09bb"/>
    </style:style>
    <style:style style:name="T2274" style:family="text">
      <style:text-properties officeooo:rsid="08fc742c"/>
    </style:style>
    <style:style style:name="T2275" style:family="text">
      <style:text-properties officeooo:rsid="0ae69d42"/>
    </style:style>
    <style:style style:name="T2276" style:family="text">
      <style:text-properties officeooo:rsid="08fdd159"/>
    </style:style>
    <style:style style:name="T2277" style:family="text">
      <style:text-properties officeooo:rsid="08fe49e8"/>
    </style:style>
    <style:style style:name="T2278" style:family="text">
      <style:text-properties officeooo:rsid="08ff8218"/>
    </style:style>
    <style:style style:name="T2279" style:family="text">
      <style:text-properties officeooo:rsid="0900bbe5"/>
    </style:style>
    <style:style style:name="T2280" style:family="text">
      <style:text-properties officeooo:rsid="0900beb7"/>
    </style:style>
    <style:style style:name="T2281" style:family="text">
      <style:text-properties officeooo:rsid="0900d939"/>
    </style:style>
    <style:style style:name="T2282" style:family="text">
      <style:text-properties officeooo:rsid="090165ba"/>
    </style:style>
    <style:style style:name="T2283" style:family="text">
      <style:text-properties officeooo:rsid="09029221"/>
    </style:style>
    <style:style style:name="T2284" style:family="text">
      <style:text-properties officeooo:rsid="090491d2"/>
    </style:style>
    <style:style style:name="T2285" style:family="text">
      <style:text-properties officeooo:rsid="0906796a"/>
    </style:style>
    <style:style style:name="T2286" style:family="text">
      <style:text-properties officeooo:rsid="0908715d"/>
    </style:style>
    <style:style style:name="T2287" style:family="text">
      <style:text-properties officeooo:rsid="0906e387"/>
    </style:style>
    <style:style style:name="T2288" style:family="text">
      <style:text-properties officeooo:rsid="0909a632"/>
    </style:style>
    <style:style style:name="T2289" style:family="text">
      <style:text-properties officeooo:rsid="090b59f5"/>
    </style:style>
    <style:style style:name="T2290" style:family="text">
      <style:text-properties officeooo:rsid="090cca95"/>
    </style:style>
    <style:style style:name="T2291" style:family="text">
      <style:text-properties officeooo:rsid="090c54e7"/>
    </style:style>
    <style:style style:name="T2292" style:family="text">
      <style:text-properties fo:font-style="italic" style:font-style-asian="italic" style:font-style-complex="italic"/>
    </style:style>
    <style:style style:name="T2293" style:family="text">
      <style:text-properties officeooo:rsid="090cf919"/>
    </style:style>
    <style:style style:name="T2294" style:family="text">
      <style:text-properties officeooo:rsid="090ed903"/>
    </style:style>
    <style:style style:name="T2295" style:family="text">
      <style:text-properties officeooo:rsid="090fa723"/>
    </style:style>
    <style:style style:name="T2296" style:family="text">
      <style:text-properties officeooo:rsid="090fdd38"/>
    </style:style>
    <style:style style:name="T2297" style:family="text">
      <style:text-properties officeooo:rsid="0911319a"/>
    </style:style>
    <style:style style:name="T2298" style:family="text">
      <style:text-properties officeooo:rsid="091187eb"/>
    </style:style>
    <style:style style:name="T2299" style:family="text">
      <style:text-properties officeooo:rsid="0912119e"/>
    </style:style>
    <style:style style:name="T2300" style:family="text">
      <style:text-properties officeooo:rsid="09127744"/>
    </style:style>
    <style:style style:name="T2301" style:family="text">
      <style:text-properties officeooo:rsid="091461b2"/>
    </style:style>
    <style:style style:name="T2302" style:family="text">
      <style:text-properties officeooo:rsid="09159cda"/>
    </style:style>
    <style:style style:name="T2303" style:family="text">
      <style:text-properties officeooo:rsid="0917603c"/>
    </style:style>
    <style:style style:name="T2304" style:family="text">
      <style:text-properties officeooo:rsid="0917e14a"/>
    </style:style>
    <style:style style:name="T2305" style:family="text">
      <style:text-properties officeooo:rsid="09191dce"/>
    </style:style>
    <style:style style:name="T2306" style:family="text">
      <style:text-properties officeooo:rsid="091a4719"/>
    </style:style>
    <style:style style:name="T2307" style:family="text">
      <style:text-properties officeooo:rsid="091ba634"/>
    </style:style>
    <style:style style:name="T2308" style:family="text">
      <style:text-properties officeooo:rsid="091d5fee"/>
    </style:style>
    <style:style style:name="T2309" style:family="text">
      <style:text-properties officeooo:rsid="091ec655"/>
    </style:style>
    <style:style style:name="T2310" style:family="text">
      <style:text-properties officeooo:rsid="091f5e62"/>
    </style:style>
    <style:style style:name="T2311" style:family="text">
      <style:text-properties officeooo:rsid="092074c0"/>
    </style:style>
    <style:style style:name="T2312" style:family="text">
      <style:text-properties officeooo:rsid="092197c5"/>
    </style:style>
    <style:style style:name="T2313" style:family="text">
      <style:text-properties officeooo:rsid="0921f321"/>
    </style:style>
    <style:style style:name="T2314" style:family="text">
      <style:text-properties officeooo:rsid="09223236"/>
    </style:style>
    <style:style style:name="T2315" style:family="text">
      <style:text-properties officeooo:rsid="092380ce"/>
    </style:style>
    <style:style style:name="T2316" style:family="text">
      <style:text-properties officeooo:rsid="09249fef"/>
    </style:style>
    <style:style style:name="T2317" style:family="text">
      <style:text-properties officeooo:rsid="09255af2"/>
    </style:style>
    <style:style style:name="T2318" style:family="text">
      <style:text-properties officeooo:rsid="092578a2"/>
    </style:style>
    <style:style style:name="T2319" style:family="text">
      <style:text-properties officeooo:rsid="092784aa"/>
    </style:style>
    <style:style style:name="T2320" style:family="text">
      <style:text-properties officeooo:rsid="09293c4a"/>
    </style:style>
    <style:style style:name="T2321" style:family="text">
      <style:text-properties officeooo:rsid="092a2061"/>
    </style:style>
    <style:style style:name="T2322" style:family="text">
      <style:text-properties officeooo:rsid="092a4bc8"/>
    </style:style>
    <style:style style:name="T2323" style:family="text">
      <style:text-properties officeooo:rsid="092a570d"/>
    </style:style>
    <style:style style:name="T2324" style:family="text">
      <style:text-properties officeooo:rsid="092ae9c2"/>
    </style:style>
    <style:style style:name="T2325" style:family="text">
      <style:text-properties officeooo:rsid="092ca905"/>
    </style:style>
    <style:style style:name="T2326" style:family="text">
      <style:text-properties officeooo:rsid="092d72aa"/>
    </style:style>
    <style:style style:name="T2327" style:family="text">
      <style:text-properties officeooo:rsid="092ec45e"/>
    </style:style>
    <style:style style:name="T2328" style:family="text">
      <style:text-properties officeooo:rsid="0930be46"/>
    </style:style>
    <style:style style:name="T2329" style:family="text">
      <style:text-properties officeooo:rsid="09319b9f"/>
    </style:style>
    <style:style style:name="T2330" style:family="text">
      <style:text-properties officeooo:rsid="0931dac2"/>
    </style:style>
    <style:style style:name="T2331" style:family="text">
      <style:text-properties officeooo:rsid="0931fe4e"/>
    </style:style>
    <style:style style:name="T2332" style:family="text">
      <style:text-properties officeooo:rsid="0933f002"/>
    </style:style>
    <style:style style:name="T2333" style:family="text">
      <style:text-properties officeooo:rsid="0934c9a1"/>
    </style:style>
    <style:style style:name="T2334" style:family="text">
      <style:text-properties officeooo:rsid="0938b480"/>
    </style:style>
    <style:style style:name="T2335" style:family="text">
      <style:text-properties officeooo:rsid="09351a9a"/>
    </style:style>
    <style:style style:name="T2336" style:family="text">
      <style:text-properties officeooo:rsid="0936a76b"/>
    </style:style>
    <style:style style:name="T2337" style:family="text">
      <style:text-properties officeooo:rsid="093820e2"/>
    </style:style>
    <style:style style:name="T2338" style:family="text">
      <style:text-properties officeooo:rsid="09385f47"/>
    </style:style>
    <style:style style:name="T2339" style:family="text">
      <style:text-properties officeooo:rsid="09387455"/>
    </style:style>
    <style:style style:name="T2340" style:family="text">
      <style:text-properties officeooo:rsid="093a3b7b"/>
    </style:style>
    <style:style style:name="T2341" style:family="text">
      <style:text-properties officeooo:rsid="093c2850"/>
    </style:style>
    <style:style style:name="T2342" style:family="text">
      <style:text-properties officeooo:rsid="093df1fa"/>
    </style:style>
    <style:style style:name="T2343" style:family="text">
      <style:text-properties officeooo:rsid="093e4b2a"/>
    </style:style>
    <style:style style:name="T2344" style:family="text">
      <style:text-properties officeooo:rsid="093e9e69"/>
    </style:style>
    <style:style style:name="T2345" style:family="text">
      <style:text-properties officeooo:rsid="093f5488"/>
    </style:style>
    <style:style style:name="T2346" style:family="text">
      <style:text-properties officeooo:rsid="093fdfc5"/>
    </style:style>
    <style:style style:name="T2347" style:family="text">
      <style:text-properties officeooo:rsid="09400049"/>
    </style:style>
    <style:style style:name="T2348" style:family="text">
      <style:text-properties officeooo:rsid="09411d3f"/>
    </style:style>
    <style:style style:name="T2349" style:family="text">
      <style:text-properties officeooo:rsid="0942543d"/>
    </style:style>
    <style:style style:name="T2350" style:family="text">
      <style:text-properties officeooo:rsid="09437f63"/>
    </style:style>
    <style:style style:name="T2351" style:family="text">
      <style:text-properties officeooo:rsid="09442a4f"/>
    </style:style>
    <style:style style:name="T2352" style:family="text">
      <style:text-properties officeooo:rsid="09462689"/>
    </style:style>
    <style:style style:name="T2353" style:family="text">
      <style:text-properties officeooo:rsid="0947466a"/>
    </style:style>
    <style:style style:name="T2354" style:family="text">
      <style:text-properties officeooo:rsid="0947a108"/>
    </style:style>
    <style:style style:name="T2355" style:family="text">
      <style:text-properties officeooo:rsid="0947de42"/>
    </style:style>
    <style:style style:name="T2356" style:family="text">
      <style:text-properties officeooo:rsid="09489e0b"/>
    </style:style>
    <style:style style:name="T2357" style:family="text">
      <style:text-properties officeooo:rsid="094913ff"/>
    </style:style>
    <style:style style:name="T2358" style:family="text">
      <style:text-properties officeooo:rsid="094a88ea"/>
    </style:style>
    <style:style style:name="T2359" style:family="text">
      <style:text-properties officeooo:rsid="094c7fc5"/>
    </style:style>
    <style:style style:name="T2360" style:family="text">
      <style:text-properties officeooo:rsid="094e5681"/>
    </style:style>
    <style:style style:name="T2361" style:family="text">
      <style:text-properties officeooo:rsid="094eda2a"/>
    </style:style>
    <style:style style:name="T2362" style:family="text">
      <style:text-properties officeooo:rsid="09502aca"/>
    </style:style>
    <style:style style:name="T2363" style:family="text">
      <style:text-properties officeooo:rsid="0950a186"/>
    </style:style>
    <style:style style:name="T2364" style:family="text">
      <style:text-properties officeooo:rsid="0951feb1"/>
    </style:style>
    <style:style style:name="T2365" style:family="text">
      <style:text-properties officeooo:rsid="0952cf57"/>
    </style:style>
    <style:style style:name="T2366" style:family="text">
      <style:text-properties officeooo:rsid="0954967e"/>
    </style:style>
    <style:style style:name="T2367" style:family="text">
      <style:text-properties officeooo:rsid="0956925e"/>
    </style:style>
    <style:style style:name="T2368" style:family="text">
      <style:text-properties officeooo:rsid="09585b20"/>
    </style:style>
    <style:style style:name="T2369" style:family="text">
      <style:text-properties officeooo:rsid="095a2fc1"/>
    </style:style>
    <style:style style:name="T2370" style:family="text">
      <style:text-properties officeooo:rsid="095bcafe"/>
    </style:style>
    <style:style style:name="T2371" style:family="text">
      <style:text-properties officeooo:rsid="095ce461"/>
    </style:style>
    <style:style style:name="T2372" style:family="text">
      <style:text-properties officeooo:rsid="095e648c"/>
    </style:style>
    <style:style style:name="T2373" style:family="text">
      <style:text-properties officeooo:rsid="095e8725"/>
    </style:style>
    <style:style style:name="T2374" style:family="text">
      <style:text-properties officeooo:rsid="095f3a49"/>
    </style:style>
    <style:style style:name="T2375" style:family="text">
      <style:text-properties officeooo:rsid="0960f303"/>
    </style:style>
    <style:style style:name="T2376" style:family="text">
      <style:text-properties officeooo:rsid="0961961d"/>
    </style:style>
    <style:style style:name="T2377" style:family="text">
      <style:text-properties officeooo:rsid="0962a918"/>
    </style:style>
    <style:style style:name="T2378" style:family="text">
      <style:text-properties officeooo:rsid="09630d81"/>
    </style:style>
    <style:style style:name="T2379" style:family="text">
      <style:text-properties officeooo:rsid="0963d78d"/>
    </style:style>
    <style:style style:name="T2380" style:family="text">
      <style:text-properties officeooo:rsid="09650776"/>
    </style:style>
    <style:style style:name="T2381" style:family="text">
      <style:text-properties officeooo:rsid="09657769"/>
    </style:style>
    <style:style style:name="T2382" style:family="text">
      <style:text-properties officeooo:rsid="09659155"/>
    </style:style>
    <style:style style:name="T2383" style:family="text">
      <style:text-properties officeooo:rsid="0965f762"/>
    </style:style>
    <style:style style:name="T2384" style:family="text">
      <style:text-properties officeooo:rsid="096787e6"/>
    </style:style>
    <style:style style:name="T2385" style:family="text">
      <style:text-properties officeooo:rsid="09688770"/>
    </style:style>
    <style:style style:name="T2386" style:family="text">
      <style:text-properties officeooo:rsid="0969a27d"/>
    </style:style>
    <style:style style:name="T2387" style:family="text">
      <style:text-properties officeooo:rsid="096ad0c9"/>
    </style:style>
    <style:style style:name="T2388" style:family="text">
      <style:text-properties officeooo:rsid="096bfc1b"/>
    </style:style>
    <style:style style:name="T2389" style:family="text">
      <style:text-properties officeooo:rsid="096c8ef3"/>
    </style:style>
    <style:style style:name="T2390" style:family="text">
      <style:text-properties officeooo:rsid="096e20cf"/>
    </style:style>
    <style:style style:name="T2391" style:family="text">
      <style:text-properties officeooo:rsid="096fa1d9"/>
    </style:style>
    <style:style style:name="T2392" style:family="text">
      <style:text-properties officeooo:rsid="0970b334"/>
    </style:style>
    <style:style style:name="T2393" style:family="text">
      <style:text-properties officeooo:rsid="0970f10a"/>
    </style:style>
    <style:style style:name="T2394" style:family="text">
      <style:text-properties officeooo:rsid="09715e2e"/>
    </style:style>
    <style:style style:name="T2395" style:family="text">
      <style:text-properties officeooo:rsid="09734174"/>
    </style:style>
    <style:style style:name="T2396" style:family="text">
      <style:text-properties officeooo:rsid="0973e6c0"/>
    </style:style>
    <style:style style:name="T2397" style:family="text">
      <style:text-properties officeooo:rsid="097556da"/>
    </style:style>
    <style:style style:name="T2398" style:family="text">
      <style:text-properties officeooo:rsid="09765753"/>
    </style:style>
    <style:style style:name="T2399" style:family="text">
      <style:text-properties officeooo:rsid="09767d52"/>
    </style:style>
    <style:style style:name="T2400" style:family="text">
      <style:text-properties officeooo:rsid="097789d0"/>
    </style:style>
    <style:style style:name="T2401" style:family="text">
      <style:text-properties officeooo:rsid="0978c105"/>
    </style:style>
    <style:style style:name="T2402" style:family="text">
      <style:text-properties officeooo:rsid="09785604"/>
    </style:style>
    <style:style style:name="T2403" style:family="text">
      <style:text-properties officeooo:rsid="0979d562"/>
    </style:style>
    <style:style style:name="T2404" style:family="text">
      <style:text-properties officeooo:rsid="097b99ef"/>
    </style:style>
    <style:style style:name="T2405" style:family="text">
      <style:text-properties officeooo:rsid="097d2ccf"/>
    </style:style>
    <style:style style:name="T2406" style:family="text">
      <style:text-properties officeooo:rsid="097d5b75"/>
    </style:style>
    <style:style style:name="T2407" style:family="text">
      <style:text-properties officeooo:rsid="097e6b8a"/>
    </style:style>
    <style:style style:name="T2408" style:family="text">
      <style:text-properties officeooo:rsid="097ef081"/>
    </style:style>
    <style:style style:name="T2409" style:family="text">
      <style:text-properties officeooo:rsid="0980340a"/>
    </style:style>
    <style:style style:name="T2410" style:family="text">
      <style:text-properties officeooo:rsid="0980e2a9"/>
    </style:style>
    <style:style style:name="T2411" style:family="text">
      <style:text-properties officeooo:rsid="0981544d"/>
    </style:style>
    <style:style style:name="T2412" style:family="text">
      <style:text-properties officeooo:rsid="098288be"/>
    </style:style>
    <style:style style:name="T2413" style:family="text">
      <style:text-properties officeooo:rsid="0982a245"/>
    </style:style>
    <style:style style:name="T2414" style:family="text">
      <style:text-properties officeooo:rsid="09836bd5"/>
    </style:style>
    <style:style style:name="T2415" style:family="text">
      <style:text-properties officeooo:rsid="0984aab9"/>
    </style:style>
    <style:style style:name="T2416" style:family="text">
      <style:text-properties officeooo:rsid="09861a2e"/>
    </style:style>
    <style:style style:name="T2417" style:family="text">
      <style:text-properties officeooo:rsid="09868564"/>
    </style:style>
    <style:style style:name="T2418" style:family="text">
      <style:text-properties officeooo:rsid="0986c6cc"/>
    </style:style>
    <style:style style:name="T2419" style:family="text">
      <style:text-properties officeooo:rsid="09870036"/>
    </style:style>
    <style:style style:name="T2420" style:family="text">
      <style:text-properties officeooo:rsid="0987d417"/>
    </style:style>
    <style:style style:name="T2421" style:family="text">
      <style:text-properties officeooo:rsid="098aff6c"/>
    </style:style>
    <style:style style:name="T2422" style:family="text">
      <style:text-properties officeooo:rsid="098bf8a0"/>
    </style:style>
    <style:style style:name="T2423" style:family="text">
      <style:text-properties officeooo:rsid="098cca6a"/>
    </style:style>
    <style:style style:name="T2424" style:family="text">
      <style:text-properties officeooo:rsid="098df9d0"/>
    </style:style>
    <style:style style:name="T2425" style:family="text">
      <style:text-properties officeooo:rsid="098ee7ae"/>
    </style:style>
    <style:style style:name="T2426" style:family="text">
      <style:text-properties officeooo:rsid="098f56c2"/>
    </style:style>
    <style:style style:name="T2427" style:family="text">
      <style:text-properties officeooo:rsid="098f5fcb"/>
    </style:style>
    <style:style style:name="T2428" style:family="text">
      <style:text-properties officeooo:rsid="099053ac"/>
    </style:style>
    <style:style style:name="T2429" style:family="text">
      <style:text-properties officeooo:rsid="0990d5c1"/>
    </style:style>
    <style:style style:name="T2430" style:family="text">
      <style:text-properties officeooo:rsid="0991f247"/>
    </style:style>
    <style:style style:name="T2431" style:family="text">
      <style:text-properties officeooo:rsid="0992eebf"/>
    </style:style>
    <style:style style:name="T2432" style:family="text">
      <style:text-properties officeooo:rsid="09942205"/>
    </style:style>
    <style:style style:name="T2433" style:family="text">
      <style:text-properties officeooo:rsid="0994d99c"/>
    </style:style>
    <style:style style:name="T2434" style:family="text">
      <style:text-properties officeooo:rsid="0996b45d"/>
    </style:style>
    <style:style style:name="T2435" style:family="text">
      <style:text-properties officeooo:rsid="09994b1d"/>
    </style:style>
    <style:style style:name="T2436" style:family="text">
      <style:text-properties officeooo:rsid="099a89b2"/>
    </style:style>
    <style:style style:name="T2437" style:family="text">
      <style:text-properties officeooo:rsid="099beef4"/>
    </style:style>
    <style:style style:name="T2438" style:family="text">
      <style:text-properties officeooo:rsid="099c0fd9"/>
    </style:style>
    <style:style style:name="T2439" style:family="text">
      <style:text-properties officeooo:rsid="099ddf66"/>
    </style:style>
    <style:style style:name="T2440" style:family="text">
      <style:text-properties officeooo:rsid="099e781a"/>
    </style:style>
    <style:style style:name="T2441" style:family="text">
      <style:text-properties officeooo:rsid="09a15159"/>
    </style:style>
    <style:style style:name="T2442" style:family="text">
      <style:text-properties officeooo:rsid="09a319ae"/>
    </style:style>
    <style:style style:name="T2443" style:family="text">
      <style:text-properties officeooo:rsid="09a48f9e"/>
    </style:style>
    <style:style style:name="T2444" style:family="text">
      <style:text-properties officeooo:rsid="09a5b63a"/>
    </style:style>
    <style:style style:name="T2445" style:family="text">
      <style:text-properties officeooo:rsid="09a5f85e"/>
    </style:style>
    <style:style style:name="T2446" style:family="text">
      <style:text-properties officeooo:rsid="09a76624"/>
    </style:style>
    <style:style style:name="T2447" style:family="text">
      <style:text-properties officeooo:rsid="09a93434"/>
    </style:style>
    <style:style style:name="T2448" style:family="text">
      <style:text-properties officeooo:rsid="09ab1660"/>
    </style:style>
    <style:style style:name="T2449" style:family="text">
      <style:text-properties officeooo:rsid="09abc64a"/>
    </style:style>
    <style:style style:name="T2450" style:family="text">
      <style:text-properties officeooo:rsid="09ad9b21"/>
    </style:style>
    <style:style style:name="T2451" style:family="text">
      <style:text-properties officeooo:rsid="09ae207a"/>
    </style:style>
    <style:style style:name="T2452" style:family="text">
      <style:text-properties officeooo:rsid="09af5881"/>
    </style:style>
    <style:style style:name="T2453" style:family="text">
      <style:text-properties officeooo:rsid="09b02a37"/>
    </style:style>
    <style:style style:name="T2454" style:family="text">
      <style:text-properties officeooo:rsid="09b0f36c"/>
    </style:style>
    <style:style style:name="T2455" style:family="text">
      <style:text-properties officeooo:rsid="09b28032"/>
    </style:style>
    <style:style style:name="T2456" style:family="text">
      <style:text-properties officeooo:rsid="09b47b47"/>
    </style:style>
    <style:style style:name="T2457" style:family="text">
      <style:text-properties officeooo:rsid="09b62323"/>
    </style:style>
    <style:style style:name="T2458" style:family="text">
      <style:text-properties officeooo:rsid="09b7619c"/>
    </style:style>
    <style:style style:name="T2459" style:family="text">
      <style:text-properties officeooo:rsid="09b7b85a"/>
    </style:style>
    <style:style style:name="T2460" style:family="text">
      <style:text-properties officeooo:rsid="09b86a76"/>
    </style:style>
    <style:style style:name="T2461" style:family="text">
      <style:text-properties officeooo:rsid="09b91e44"/>
    </style:style>
    <style:style style:name="T2462" style:family="text">
      <style:text-properties officeooo:rsid="09baaa78"/>
    </style:style>
    <style:style style:name="T2463" style:family="text">
      <style:text-properties officeooo:rsid="09bc0d43"/>
    </style:style>
    <style:style style:name="T2464" style:family="text">
      <style:text-properties officeooo:rsid="09bddce0"/>
    </style:style>
    <style:style style:name="T2465" style:family="text">
      <style:text-properties officeooo:rsid="09bf47f6"/>
    </style:style>
    <style:style style:name="T2466" style:family="text">
      <style:text-properties officeooo:rsid="09bfabec"/>
    </style:style>
    <style:style style:name="T2467" style:family="text">
      <style:text-properties officeooo:rsid="09c02061"/>
    </style:style>
    <style:style style:name="T2468" style:family="text">
      <style:text-properties officeooo:rsid="09c16a9b"/>
    </style:style>
    <style:style style:name="T2469" style:family="text">
      <style:text-properties officeooo:rsid="09c23878"/>
    </style:style>
    <style:style style:name="T2470" style:family="text">
      <style:text-properties officeooo:rsid="09c428a7"/>
    </style:style>
    <style:style style:name="T2471" style:family="text">
      <style:text-properties officeooo:rsid="09c4b0dd"/>
    </style:style>
    <style:style style:name="T2472" style:family="text">
      <style:text-properties officeooo:rsid="09c5d848"/>
    </style:style>
    <style:style style:name="T2473" style:family="text">
      <style:text-properties officeooo:rsid="09c6d793"/>
    </style:style>
    <style:style style:name="T2474" style:family="text">
      <style:text-properties officeooo:rsid="09ca6695"/>
    </style:style>
    <style:style style:name="T2475" style:family="text">
      <style:text-properties officeooo:rsid="09cb905a"/>
    </style:style>
    <style:style style:name="T2476" style:family="text">
      <style:text-properties officeooo:rsid="09cd3e45"/>
    </style:style>
    <style:style style:name="T2477" style:family="text">
      <style:text-properties officeooo:rsid="09cde88f"/>
    </style:style>
    <style:style style:name="T2478" style:family="text">
      <style:text-properties officeooo:rsid="09cd7922"/>
    </style:style>
    <style:style style:name="T2479" style:family="text">
      <style:text-properties officeooo:rsid="09cfe504"/>
    </style:style>
    <style:style style:name="T2480" style:family="text">
      <style:text-properties officeooo:rsid="09d05a71"/>
    </style:style>
    <style:style style:name="T2481" style:family="text">
      <style:text-properties officeooo:rsid="09d1a8b3"/>
    </style:style>
    <style:style style:name="T2482" style:family="text">
      <style:text-properties officeooo:rsid="09d342b6"/>
    </style:style>
    <style:style style:name="T2483" style:family="text">
      <style:text-properties officeooo:rsid="09d35f1a"/>
    </style:style>
    <style:style style:name="T2484" style:family="text">
      <style:text-properties officeooo:rsid="09d436cb"/>
    </style:style>
    <style:style style:name="T2485" style:family="text">
      <style:text-properties officeooo:rsid="09d564b9"/>
    </style:style>
    <style:style style:name="T2486" style:family="text">
      <style:text-properties officeooo:rsid="09d6fc30"/>
    </style:style>
    <style:style style:name="T2487" style:family="text">
      <style:text-properties officeooo:rsid="09d88397"/>
    </style:style>
    <style:style style:name="T2488" style:family="text">
      <style:text-properties officeooo:rsid="09da3d39"/>
    </style:style>
    <style:style style:name="T2489" style:family="text">
      <style:text-properties officeooo:rsid="09db7946"/>
    </style:style>
    <style:style style:name="T2490" style:family="text">
      <style:text-properties officeooo:rsid="09dd2860"/>
    </style:style>
    <style:style style:name="T2491" style:family="text">
      <style:text-properties officeooo:rsid="09ddbb81"/>
    </style:style>
    <style:style style:name="T2492" style:family="text">
      <style:text-properties officeooo:rsid="09ddfec9"/>
    </style:style>
    <style:style style:name="T2493"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text:span text:style-name="T690">Référence biblique Mt 2,16-18</text:span></text:p></office:annotation><text:span text:style-name="T691">ne</text:span><text:span text:style-name="T689">cati </text:span><text:span text:style-name="T692">sunt innocentes primitie filioru</text:span><text:span text:style-name="amh_5f_dev_5f_abbr"><text:span text:style-name="T692">m</text:span></text:span><office:annotation-end office:name="__Annotation__872064_3952936327"/><text:span text:style-name="T692"> quas </text:span><text:span text:style-name="amh_5f_dev_5f_abbr"><text:span text:style-name="T692">Christu</text:span></text:span><text:span text:style-name="T692">s Deo </text:span><text:span text:style-name="T691">P</text:span><text:span text:style-name="T693">atri </text:span><text:span text:style-name="T692">obtulit </text:span><text:span text:style-name="T694">p</text:span><text:span text:style-name="amh_5f_dev_5f_abbr"><text:span text:style-name="T694">os</text:span></text:span><text:span text:style-name="T694">tq</text:span><text:span text:style-name="amh_5f_dev_5f_abbr"><text:span text:style-name="T694">u</text:span></text:span><text:span text:style-name="T694">a</text:span><text:span text:style-name="amh_5f_dev_5f_abbr"><text:span text:style-name="T694">m</text:span></text:span><text:span text:style-name="T694"> in hui</text:span><text:span text:style-name="amh_5f_dev_5f_abbr"><text:span text:style-name="T694">us</text:span></text:span><text:span text:style-name="T694"> mu</text:span><text:span text:style-name="amh_5f_dev_5f_abbr"><text:span text:style-name="T694">n</text:span></text:span><text:span text:style-name="T694">di </text:span><text:span text:style-name="T695">exilio </text:span><text:span text:style-name="amh_5f_dev_5f_abbr"><text:span text:style-name="T695">per</text:span></text:span><text:span text:style-name="T695">egrinare </text:span><text:span text:style-name="T696">uoluit. Beat</text:span><text:span text:style-name="amh_5f_dev_5f_abbr"><text:span text:style-name="T696">us</text:span></text:span><text:span text:style-name="T696"> Ieronim</text:span><text:span text:style-name="amh_5f_dev_5f_abbr"><text:span text:style-name="T696">us</text:span></text:span><text:span text:style-name="T696"> </text:span><text:span text:style-name="T697">in hoc loco morat</text:span><text:span text:style-name="amh_5f_dev_5f_abbr"><text:span text:style-name="T697">us</text:span></text:span><text:span text:style-name="T697"> est </text:span><text:span text:style-name="amh_5f_dev_5f_abbr"><text:span text:style-name="T698">et</text:span></text:span><text:span text:style-name="T698"> tandem defunctus ; </text:span><text:span text:style-name="T699">aliiq</text:span><text:span text:style-name="amh_5f_dev_5f_abbr"><text:span text:style-name="T699">ue</text:span></text:span><text:span text:style-name="T699"> plures </text:span><text:span text:style-name="T700">s</text:span><text:span text:style-name="amh_5f_dev_5f_abbr"><text:span text:style-name="T700">an</text:span></text:span><text:span text:style-name="T700">cti </text:span><text:span text:style-name="T701">pro loci reue</text:span><text:span text:style-name="amh_5f_dev_5f_abbr"><text:span text:style-name="T701">re</text:span></text:span><text:span text:style-name="T701">ncia </text:span><text:span text:style-name="T702">su</text:span><text:span text:style-name="amh_5f_dev_5f_abbr"><text:span text:style-name="T702">n</text:span></text:span><text:span text:style-name="T702">t deuotissime </text:span><text:span text:style-name="T703">adiu</text:span><text:span text:style-name="amh_5f_dev_5f_abbr"><text:span text:style-name="T703">n</text:span></text:span><text:span text:style-name="T703">cti.</text:span></text:p>
      <text:p text:style-name="P52">Est aut<text:span text:style-name="amh_5f_dev_5f_abbr">em</text:span> <text:span text:style-name="T704">ciuitas </text:span><text:span text:style-name="T705">Bethleem </text:span><text:span text:style-name="amh_5f_dev_5f_abbr"><text:span text:style-name="T706">par</text:span></text:span><text:span text:style-name="T706">uula </text:span><text:span text:style-name="T707">q</text:span><text:span text:style-name="amh_5f_dev_5f_abbr"><text:span text:style-name="T707">u</text:span></text:span><text:span text:style-name="T707">a</text:span><text:span text:style-name="amh_5f_dev_5f_abbr"><text:span text:style-name="T707">n</text:span></text:span><text:span text:style-name="T707">titate </text:span><text:span text:style-name="T708">loci, licet non dono </text:span><text:span text:style-name="T709">ministerii, </text:span><text:span text:style-name="T710">oblonga est </text:span><text:span text:style-name="amh_5f_dev_5f_abbr"><text:span text:style-name="T710">et</text:span></text:span><text:span text:style-name="T710"> strict</text:span><text:span text:style-name="T711">a a laterib</text:span><text:span text:style-name="amh_5f_dev_5f_abbr"><text:span text:style-name="T711">us</text:span></text:span><text:span text:style-name="T711"> </text:span><text:span text:style-name="T712">suis </text:span><text:span text:style-name="T713">natural</text:span><text:span text:style-name="amh_5f_dev_5f_abbr"><text:span text:style-name="T713">ite</text:span></text:span><text:span text:style-name="T713">r </text:span><text:span text:style-name="amh_5f_dev_5f_abbr"><text:span text:style-name="T714">pro</text:span></text:span><text:span text:style-name="T714">fu</text:span><text:span text:style-name="amh_5f_dev_5f_abbr"><text:span text:style-name="T714">n</text:span></text:span><text:span text:style-name="T714">dis </text:span><text:span text:style-name="T715">uallib</text:span><text:span text:style-name="amh_5f_dev_5f_abbr"><text:span text:style-name="T715">us</text:span></text:span><text:span text:style-name="T715"> </text:span><text:span text:style-name="T716">b</text:span><text:span text:style-name="amh_5f_dev_5f_abbr"><text:span text:style-name="T716">e</text:span></text:span><text:span text:style-name="T716">n</text:span><text:span text:style-name="amh_5f_dev_5f_abbr"><text:span text:style-name="T716">e</text:span></text:span><text:span text:style-name="T716"> munita. </text:span><text:span text:style-name="T717">H</text:span><text:span text:style-name="amh_5f_dev_5f_abbr"><text:span text:style-name="T717">ab</text:span></text:span><text:span text:style-name="T717">itato</text:span><text:span text:style-name="T718">re</text:span><text:span text:style-name="T717">s ei</text:span><text:span text:style-name="amh_5f_dev_5f_abbr"><text:span text:style-name="T717">us</text:span></text:span><text:span text:style-name="T717"> su</text:span><text:span text:style-name="amh_5f_dev_5f_abbr"><text:span text:style-name="T717">n</text:span></text:span><text:span text:style-name="T717">t co</text:span><text:span text:style-name="amh_5f_dev_5f_abbr"><text:span text:style-name="T717">mmun</text:span></text:span><text:span text:style-name="T717">iter </text:span><text:span text:style-name="amh_5f_dev_5f_abbr"><text:span text:style-name="T719">christ</text:span></text:span><text:span text:style-name="T719">iani </text:span><text:span text:style-name="T720">q</text:span><text:span text:style-name="amh_5f_dev_5f_abbr"><text:span text:style-name="T720">u</text:span></text:span><text:span text:style-name="T720">a</text:span><text:span text:style-name="amh_5f_dev_5f_abbr"><text:span text:style-name="T720">m</text:span></text:span><text:span text:style-name="T720">uis scismatici, quoru</text:span><text:span text:style-name="amh_5f_dev_5f_abbr"><text:span text:style-name="T720">m</text:span></text:span><text:span text:style-name="T720"> </text:span><text:span text:style-name="T721">territoriu</text:span><text:span text:style-name="amh_5f_dev_5f_abbr"><text:span text:style-name="T721">m</text:span></text:span><text:span text:style-name="T721"> </text:span><text:span text:style-name="T722">cultui </text:span><text:span text:style-name="T723">Bethleem </text:span><text:span text:style-name="T724">boni uini </text:span><text:span text:style-name="T725">copiam </text:span><text:span text:style-name="T726">a</text:span><text:span text:style-name="amh_5f_dev_5f_abbr"><text:span text:style-name="T726">d</text:span></text:span><text:span text:style-name="T726">ministrat. </text:span><text:span text:style-name="T727">In </text:span><text:span text:style-name="T728">felici loco natiuitatis </text:span><text:span text:style-name="amh_5f_dev_5f_abbr"><text:span text:style-name="T728">Christ</text:span></text:span><text:span text:style-name="T728">i </text:span><text:span text:style-name="T729">pulcra</text:span><text:span text:style-name="amh_5f_dev_5f_abbr"><text:span text:style-name="T730">m</text:span></text:span><text:span text:style-name="T729"> </text:span><text:span text:style-name="T731">feci cantare </text:span><text:span text:style-name="T732">missa</text:span><text:span text:style-name="amh_5f_dev_5f_abbr"><text:span text:style-name="T732">m</text:span></text:span><text:span text:style-name="T732"> et deuota</text:span><text:span text:style-name="amh_5f_dev_5f_abbr"><text:span text:style-name="T732">m</text:span></text:span><text:span text:style-name="T732"> </text:span><text:span text:style-name="T733">p</text:span><text:span text:style-name="T732">uer nob</text:span><text:span text:style-name="amh_5f_dev_5f_abbr"><text:span text:style-name="T732">is</text:span></text:span><text:span text:style-name="T732"> nat</text:span><text:span text:style-name="amh_5f_dev_5f_abbr"><text:span text:style-name="T732">us</text:span></text:span><text:span text:style-name="T732"> est </text:span><text:span text:style-name="amh_5f_dev_5f_abbr"><text:span text:style-name="T734">per</text:span></text:span><text:span text:style-name="T734"> sacerdote</text:span><text:span text:style-name="amh_5f_dev_5f_abbr"><text:span text:style-name="T734">m</text:span></text:span><text:span text:style-name="T734"> </text:span><text:span text:style-name="T735">unu</text:span><text:span text:style-name="amh_5f_dev_5f_abbr"><text:span text:style-name="T735">m</text:span></text:span><text:span text:style-name="T735"> </text:span><text:span text:style-name="T736">q</text:span><text:span text:style-name="amh_5f_dev_5f_abbr"><text:span text:style-name="T736">ue</text:span></text:span><text:span text:style-name="T736">m </text:span><text:span text:style-name="amh_5f_dev_5f_abbr"><text:span text:style-name="T736">per</text:span></text:span><text:span text:style-name="T736"> totu</text:span><text:span text:style-name="amh_5f_dev_5f_abbr"><text:span text:style-name="T736">m</text:span></text:span><text:span text:style-name="T736"> sanctu</text:span><text:span text:style-name="amh_5f_dev_5f_abbr"><text:span text:style-name="T736">m</text:span></text:span><text:span text:style-name="T736"> </text:span><text:span text:style-name="T737">iter meu</text:span><text:span text:style-name="amh_5f_dev_5f_abbr"><text:span text:style-name="T737">m</text:span></text:span><text:span text:style-name="T737"> </text:span><text:span text:style-name="T730">mecu</text:span><text:span text:style-name="amh_5f_dev_5f_abbr"><text:span text:style-name="T730">m</text:span></text:span><text:span text:style-name="T730"> </text:span><text:span text:style-name="T738">duxi, </text:span><text:span text:style-name="amh_5f_dev_5f_abbr"><text:span text:style-name="T739">et</text:span></text:span><text:span text:style-name="T739"> potuit in his locis licite celebrare </text:span><text:span text:style-name="T740">q</text:span><text:span text:style-name="amh_5f_dev_5f_abbr"><text:span text:style-name="T740">u</text:span></text:span><text:span text:style-name="T740">ia </text:span><text:span text:style-name="T741">de lice</text:span><text:span text:style-name="amh_5f_dev_5f_abbr"><text:span text:style-name="T741">n</text:span></text:span><text:span text:style-name="T741">tia su</text:span><text:span text:style-name="amh_5f_dev_5f_abbr"><text:span text:style-name="T741">m</text:span></text:span><text:span text:style-name="T741">mi pontificis hec loca sa</text:span><text:span text:style-name="amh_5f_dev_5f_abbr"><text:span text:style-name="T741">n</text:span></text:span><text:span text:style-name="T741">ctissima </text:span><text:span text:style-name="T742">uisitaui.</text:span></text:p>
      <text:p text:style-name="P53"><text:span text:style-name="amh_5f_lettre_5f_rubriquee">D</text:span>e Bethleem <text:span text:style-name="amh_5f_dev_5f_abbr"><text:span text:style-name="T743">pro</text:span></text:span><text:span text:style-name="T743">cessi </text:span><text:span text:style-name="T744">u</text:span><text:span text:style-name="amh_5f_dev_5f_abbr"><text:span text:style-name="T744">er</text:span></text:span><text:span text:style-name="T730">s</text:span><text:span text:style-name="T744">us Ih</text:span><text:span text:style-name="amh_5f_dev_5f_abbr"><text:span text:style-name="T744">e</text:span></text:span><text:span text:style-name="T744">r</text:span><text:span text:style-name="amh_5f_dev_5f_abbr"><text:span text:style-name="T744">usa</text:span></text:span><text:span text:style-name="T744">l</text:span><text:span text:style-name="amh_5f_dev_5f_abbr"><text:span text:style-name="T744">e</text:span></text:span><text:span text:style-name="T744">m </text:span><text:span text:style-name="T745">et est uia int</text:span><text:span text:style-name="amh_5f_dev_5f_abbr"><text:span text:style-name="T745">er</text:span></text:span><text:span text:style-name="T745">media fere </text:span><text:span text:style-name="T746">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6">miliarioru</text:span><text:span text:style-name="amh_5f_dev_5f_abbr"><text:span text:style-name="T746">m</text:span></text:span><office:annotation-end office:name="__Annotation__8113_2954975368"/><text:span text:style-name="T746"> </text:span><text:span text:style-name="T747">in qua uia a sinistris </text:span><text:span text:style-name="T748">est monume</text:span><text:span text:style-name="amh_5f_dev_5f_abbr"><text:span text:style-name="T748">n</text:span></text:span><text:span text:style-name="T748">tu</text:span><text:span text:style-name="amh_5f_dev_5f_abbr"><text:span text:style-name="T748">m</text:span></text:span><text:span text:style-name="T748"> beate </text:span><text:span text:style-name="T749">Racelis matris </text:span><text:span text:style-name="T750">Ioseph </text:span><text:span text:style-name="T751">sa</text:span><text:span text:style-name="amh_5f_dev_5f_abbr"><text:span text:style-name="T751">n</text:span></text:span><text:span text:style-name="T751">ctissimi </text:span><text:span text:style-name="T752">patriarce, </text:span><text:span text:style-name="T753">q</text:span><text:span text:style-name="amh_5f_dev_5f_abbr"><text:span text:style-name="T753">ue</text:span></text:span><text:span text:style-name="T753"> in </text:span><text:span text:style-name="amh_5f_dev_5f_abbr"><text:span text:style-name="T753">par</text:span></text:span><text:span text:style-name="T753">tu </text:span><text:span text:style-name="T754">Beniamin </text:span><text:span text:style-name="T755">moriens </text:span><text:span text:style-name="T756">a Iaco</text:span><text:span text:style-name="T757">b in uia que ducit Effratam </text:span><text:span text:style-name="T758">i</text:span><text:span text:style-name="amh_5f_dev_5f_abbr"><text:span text:style-name="T759">d est</text:span></text:span><text:span text:style-name="T760"> Bethleem </text:span><text:span text:style-name="T761">sepulta est, </text:span><text:span text:style-name="T762">lapid</text:span><text:span text:style-name="T763">es uero quos s</text:span><text:span text:style-name="amh_5f_dev_5f_abbr"><text:span text:style-name="T763">ecundu</text:span></text:span><text:span text:style-name="T763">m </text:span><text:span text:style-name="T764">nu</text:span><text:span text:style-name="amh_5f_dev_5f_abbr"><text:span text:style-name="T764">meru</text:span></text:span><text:span text:style-name="T764">m </text:span><text:span text:style-name="T765">filioru</text:span><text:span text:style-name="amh_5f_dev_5f_abbr"><text:span text:style-name="T765">m</text:span></text:span><text:span text:style-name="T765"> </text:span><text:span text:style-name="T766">sepulcro su</text:span><text:span text:style-name="amh_5f_dev_5f_abbr"><text:span text:style-name="T766">per</text:span></text:span><text:span text:style-name="T766">posuit adhuc apparent usq</text:span><text:span text:style-name="amh_5f_dev_5f_abbr"><text:span text:style-name="T766">ue</text:span></text:span><text:span text:style-name="T766"> hodie q</text:span><text:span text:style-name="amh_5f_dev_5f_abbr"><text:span text:style-name="T766">uo</text:span></text:span><text:span text:style-name="T766">d </text:span><text:span text:style-name="amh_5f_dev_5f_abbr"><text:span text:style-name="T766">et</text:span></text:span><text:span text:style-name="T766"> historia Gen</text:span><text:span text:style-name="amh_5f_dev_5f_abbr"><text:span text:style-name="T766">esis</text:span></text:span><text:span text:style-name="T766"> attestat</text:span><text:span text:style-name="amh_5f_dev_5f_abbr"><text:span text:style-name="T766">u</text:span></text:span><text:span text:style-name="T766">r. </text:span><text:span text:style-name="T767">Est et circa hanc uia</text:span><text:span text:style-name="amh_5f_dev_5f_abbr"><text:span text:style-name="T767">m</text:span></text:span><text:span text:style-name="T767"> locus ubi pastorib</text:span><text:span text:style-name="amh_5f_dev_5f_abbr"><text:span text:style-name="T767">us</text:span></text:span><text:span text:style-name="T767"> su</text:span><text:span text:style-name="amh_5f_dev_5f_abbr"><text:span text:style-name="T767">per</text:span></text:span><text:span text:style-name="T767"> grege</text:span><text:span text:style-name="amh_5f_dev_5f_abbr"><text:span text:style-name="T767">m</text:span></text:span><text:span text:style-name="T767"> </text:span><text:span text:style-name="T768">uigilias </text:span><text:span text:style-name="T769">noctis </text:span><text:span text:style-name="T770">facientib</text:span><text:span text:style-name="amh_5f_dev_5f_abbr"><text:span text:style-name="T770">us</text:span></text:span><text:span text:style-name="T770"> </text:span><text:span text:style-name="T771">angelic</text:span><text:span text:style-name="amh_5f_dev_5f_abbr"><text:span text:style-name="T771">us</text:span></text:span><text:span text:style-name="T771"> ex</text:span><text:span text:style-name="amh_5f_dev_5f_abbr"><text:span text:style-name="T771">er</text:span></text:span><text:span text:style-name="T771">cit</text:span><text:span text:style-name="amh_5f_dev_5f_abbr"><text:span text:style-name="T771">us</text:span></text:span><text:span text:style-name="T771"> </text:span><text:span text:style-name="T758">letior </text:span><text:span text:style-name="T772">apparuit </text:span><text:span text:style-name="T773">decantans in </text:span><text:span text:style-name="amh_5f_dev_5f_abbr"><text:span text:style-name="T773">Christ</text:span></text:span><text:span text:style-name="T773">i natiuitate gen</text:span><text:span text:style-name="amh_5f_dev_5f_abbr"><text:span text:style-name="T773">er</text:span></text:span><text:span text:style-name="T773">is hu</text:span><text:span text:style-name="amh_5f_dev_5f_abbr"><text:span text:style-name="T773">m</text:span></text:span><text:span text:style-name="T773">an</text:span><text:span text:style-name="amh_5f_dev_5f_abbr"><text:span text:style-name="T773">i</text:span></text:span><text:span text:style-name="T773">s <text:s/></text:span><text:span text:style-name="amh_5f_foliotation"><text:span text:style-name="T774">[f. 245v]</text:span></text:span><text:span text:style-name="T773"> saluberrime Gloria in excelsis Deo. </text:span><text:span text:style-name="T774">Dicit</text:span><text:span text:style-name="amh_5f_dev_5f_abbr"><text:span text:style-name="T774">u</text:span></text:span><text:span text:style-name="T774">r eti</text:span><text:span text:style-name="amh_5f_dev_5f_abbr"><text:span text:style-name="T774">am</text:span></text:span><text:span text:style-name="T774"> circa uia</text:span><text:span text:style-name="amh_5f_dev_5f_abbr"><text:span text:style-name="T774">m</text:span></text:span><text:span text:style-name="T774"> illa</text:span><text:span text:style-name="amh_5f_dev_5f_abbr"><text:span text:style-name="T774">m</text:span></text:span><text:span text:style-name="T774"> e</text:span><text:span text:style-name="amh_5f_dev_5f_abbr"><text:span text:style-name="T774">ss</text:span></text:span><text:span text:style-name="T774">e hec </text:span><text:span text:style-name="T775">cisterna </text:span><text:span text:style-name="T776">uet</text:span><text:span text:style-name="amh_5f_dev_5f_abbr"><text:span text:style-name="T776">us</text:span></text:span><text:span text:style-name="T776"> </text:span><text:span text:style-name="T777">in qua Ioseph missus est </text:span><text:span text:style-name="amh_5f_dev_5f_abbr"><text:span text:style-name="T777">per</text:span></text:span><text:span text:style-name="T777"> fr</text:span><text:span text:style-name="amh_5f_dev_5f_abbr"><text:span text:style-name="T777">atr</text:span></text:span><text:span text:style-name="T777">es </text:span><text:span text:style-name="T778">suos uendit</text:span><text:span text:style-name="amh_5f_dev_5f_abbr"><text:span text:style-name="T778">us</text:span></text:span><text:span text:style-name="T778"> et postea </text:span><text:span text:style-name="T779">m</text:span><text:span text:style-name="amh_5f_dev_5f_abbr"><text:span text:style-name="T779">er</text:span></text:span><text:span text:style-name="T779">catorib</text:span><text:span text:style-name="amh_5f_dev_5f_abbr"><text:span text:style-name="T779">us</text:span></text:span><text:span text:style-name="T779"> </text:span><text:span text:style-name="T780">i</text:span><text:span text:style-name="amh_5f_dev_5f_abbr"><text:span text:style-name="T780">n</text:span></text:span><text:span text:style-name="T780"> Egiptu</text:span><text:span text:style-name="amh_5f_dev_5f_abbr"><text:span text:style-name="T780">m</text:span></text:span><text:span text:style-name="T780"> eu</text:span><text:span text:style-name="amh_5f_dev_5f_abbr"><text:span text:style-name="T780">n</text:span></text:span><text:span text:style-name="T780">tib</text:span><text:span text:style-name="amh_5f_dev_5f_abbr"><text:span text:style-name="T780">us</text:span></text:span><text:span text:style-name="T780"> </text:span><text:span text:style-name="T781">expedit</text:span><text:span text:style-name="amh_5f_dev_5f_abbr"><text:span text:style-name="T781">us</text:span></text:span><text:span text:style-name="T781">. </text:span><text:span text:style-name="T782">Et breuiter </text:span><text:span text:style-name="T783">in uia hac su</text:span><text:span text:style-name="amh_5f_dev_5f_abbr"><text:span text:style-name="T783">n</text:span></text:span><text:span text:style-name="T783">t pl</text:span><text:span text:style-name="amh_5f_dev_5f_abbr"><text:span text:style-name="T783">ur</text:span></text:span><text:span text:style-name="T783">ima </text:span><text:span text:style-name="amh_5f_dev_5f_abbr"><text:span text:style-name="T784">christ</text:span></text:span><text:span text:style-name="T784">iano</text:span><text:span text:style-name="amh_5f_dev_5f_abbr"><text:span text:style-name="T784">rum</text:span></text:span><text:span text:style-name="T784"> </text:span><text:span text:style-name="T785">mo</text:span><text:span text:style-name="amh_5f_dev_5f_abbr"><text:span text:style-name="T785">n</text:span></text:span><text:span text:style-name="T785">ast</text:span><text:span text:style-name="amh_5f_dev_5f_abbr"><text:span text:style-name="T785">er</text:span></text:span><text:span text:style-name="T785">ia </text:span><text:span text:style-name="T786">g</text:span><text:span text:style-name="amh_5f_dev_5f_abbr"><text:span text:style-name="T786">r</text:span></text:span><text:span text:style-name="T786">aciosa </text:span><text:span text:style-name="amh_5f_dev_5f_abbr"><text:span text:style-name="T787">et</text:span></text:span><text:span text:style-name="T787"> </text:span><text:span text:style-name="T788">c</text:span><text:span text:style-name="amh_5f_dev_5f_abbr"><text:span text:style-name="T788">eter</text:span></text:span><text:span text:style-name="T788">a</text:span><text:span text:style-name="T787">.</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89">et</text:span></text:span><text:span text:style-name="T789"> </text:span><text:span text:style-name="T790">c</text:span><text:span text:style-name="amh_5f_dev_5f_abbr"><text:span text:style-name="T790">eter</text:span></text:span><text:span text:style-name="T790">a</text:span></text:p>
      <text:h text:style-name="amh_5f_premier_5f_paragraphe" text:outline-level="1"><text:span text:style-name="T791">Visitatis et quasi expeditis uiis </text:span><text:span text:style-name="amh_5f_dev_5f_abbr"><text:span text:style-name="T791">et</text:span></text:span><text:span text:style-name="T791"> locis predictis Dei mi</text:span><text:span text:style-name="amh_5f_dev_5f_abbr"><text:span text:style-name="T791">sericordi</text:span></text:span><text:span text:style-name="T791">a dirigente ciuitate</text:span><text:span text:style-name="amh_5f_dev_5f_abbr"><text:span text:style-name="T791">m</text:span></text:span><text:span text:style-name="T791"> s</text:span><text:span text:style-name="amh_5f_dev_5f_abbr"><text:span text:style-name="T791">an</text:span></text:span><text:span text:style-name="T791">ctam Ih</text:span><text:span text:style-name="amh_5f_dev_5f_abbr"><text:span text:style-name="T791">e</text:span></text:span><text:span text:style-name="T791">r</text:span><text:span text:style-name="amh_5f_dev_5f_abbr"><text:span text:style-name="T791">usa</text:span></text:span><text:span text:style-name="T791">l</text:span><text:span text:style-name="amh_5f_dev_5f_abbr"><text:span text:style-name="T791">e</text:span></text:span><text:span text:style-name="T791">m </text:span><text:span text:style-name="T792">die</text:span><text:span text:style-name="T791"> Iouis </text:span><text:span text:style-name="T793">post i</text:span><text:span text:style-name="amh_5f_dev_5f_abbr"><text:span text:style-name="T793">n</text:span></text:span><text:span text:style-name="T793">uentione</text:span><text:span text:style-name="amh_5f_dev_5f_abbr"><text:span text:style-name="T793">m</text:span></text:span><text:span text:style-name="T793"> s</text:span><text:span text:style-name="amh_5f_dev_5f_abbr"><text:span text:style-name="T793">an</text:span></text:span><text:span text:style-name="T793">cte Crucis </text:span><text:span text:style-name="T794">attigi. Hec est ciuitas regis magni </text:span><text:span text:style-name="T795">de qua </text:span><text:span text:style-name="T796">gloriosa dicta sunt maxime </text:span><text:span text:style-name="T797">q</text:span><text:span text:style-name="amh_5f_dev_5f_abbr"><text:span text:style-name="T797">u</text:span></text:span><text:span text:style-name="T797">ia </text:span><text:span text:style-name="T798">p</text:span><text:span text:style-name="amh_5f_dev_5f_abbr"><text:span text:style-name="T798">re</text:span></text:span><text:span text:style-name="T798">ciosissimo sa</text:span><text:span text:style-name="amh_5f_dev_5f_abbr"><text:span text:style-name="T798">n</text:span></text:span><text:span text:style-name="T798">gui</text:span><text:span text:style-name="amh_5f_dev_5f_abbr"><text:span text:style-name="T798">n</text:span></text:span><text:span text:style-name="T798">e agni i</text:span><text:span text:style-name="amh_5f_dev_5f_abbr"><text:span text:style-name="T798">m</text:span></text:span><text:span text:style-name="T798">maculati </text:span><text:span text:style-name="T799">q</text:span><text:span text:style-name="amh_5f_dev_5f_abbr"><text:span text:style-name="T799">u</text:span></text:span><text:span text:style-name="T799">i </text:span><text:span text:style-name="amh_5f_dev_5f_abbr"><text:span text:style-name="T799">Christu</text:span></text:span><text:span text:style-name="T799">s est salutifere est purpurata. </text:span><text:span text:style-name="amh_5f_lettre_5f_rubriquee">E</text:span><text:span text:style-name="T799">st autem Ih</text:span><text:span text:style-name="amh_5f_dev_5f_abbr"><text:span text:style-name="T799">e</text:span></text:span><text:span text:style-name="T799">r</text:span><text:span text:style-name="amh_5f_dev_5f_abbr"><text:span text:style-name="T799">usa</text:span></text:span><text:span text:style-name="T799">l</text:span><text:span text:style-name="amh_5f_dev_5f_abbr"><text:span text:style-name="T799">e</text:span></text:span><text:span text:style-name="T799">m </text:span><text:span text:style-name="T800">metropol</text:span><text:span text:style-name="amh_5f_dev_5f_abbr"><text:span text:style-name="T800">is</text:span></text:span><text:span text:style-name="T800"> terre </text:span><text:span text:style-name="amh_5f_dev_5f_abbr"><text:span text:style-name="T801">pro</text:span></text:span><text:span text:style-name="T801">missionis amplectens </text:span><text:span text:style-name="T802">dominiu</text:span><text:span text:style-name="amh_5f_dev_5f_abbr"><text:span text:style-name="T802">m</text:span></text:span><text:span text:style-name="T802"> </text:span><text:span text:style-name="T803">et in se</text:span><text:span text:style-name="amh_5f_dev_5f_abbr"><text:span text:style-name="T803">re</text:span></text:span><text:span text:style-name="T803">nissimo aere collocata riuis et fo</text:span><text:span text:style-name="amh_5f_dev_5f_abbr"><text:span text:style-name="T803">n</text:span></text:span><text:span text:style-name="T803">tib</text:span><text:span text:style-name="amh_5f_dev_5f_abbr"><text:span text:style-name="T803">us</text:span></text:span><text:span text:style-name="T803"> </text:span><text:span text:style-name="T804">carens </text:span><text:span text:style-name="T805">int</text:span><text:span text:style-name="amh_5f_dev_5f_abbr"><text:span text:style-name="T805">r</text:span></text:span><text:span text:style-name="T805">insecus </text:span><text:span text:style-name="T806">aqua</text:span><text:span text:style-name="amh_5f_dev_5f_abbr"><text:span text:style-name="T806">m</text:span></text:span><text:span text:style-name="T806"> </text:span><text:span text:style-name="T807">ministrant</text:span><text:span text:style-name="T808">e sibi</text:span><text:span text:style-name="T807"> artificial</text:span><text:span text:style-name="amh_5f_dev_5f_abbr"><text:span text:style-name="T807">ite</text:span></text:span><text:span text:style-name="T807">r ; </text:span><text:span text:style-name="T808">aque ductus</text:span><text:span text:style-name="T808"><text:note text:id="ftn103" text:note-class="footnote"><text:note-citation>103</text:note-citation><text:note-body><text:p text:style-name="amh_5f_note_5f_apparat"><text:span text:style-name="amh_5f_apparat_5f_lemme">ministrante… aque ductus</text:span><text:span text:style-name="T809"> </text:span><text:span text:style-name="amh_5f_apparat_5f_témoin">Deluz</text:span><text:span text:style-name="T809"> : </text:span><text:span text:style-name="amh_5f_apparat_5f_variante">ministrari artificialiter aqueductu faciunt</text:span><text:span text:style-name="T809"> </text:span><text:span text:style-name="amh_5f_apparat_5f_témoin">Wo</text:span><text:span text:style-name="T809"> | </text:span><text:span text:style-name="amh_5f_apparat_5f_variante">ministrante artificialiter aqueductu faciunt</text:span><text:span text:style-name="T809"> </text:span><text:span text:style-name="amh_5f_apparat_5f_témoin">U</text:span><text:span text:style-name="T809"> | </text:span><text:span text:style-name="amh_5f_apparat_5f_variante">ministrant… subductus</text:span><text:span text:style-name="T809"> </text:span><text:span text:style-name="amh_5f_apparat_5f_témoin">Li</text:span></text:p></text:note-body></text:note></text:span><text:span text:style-name="T807"> et cisterne </text:span><text:span text:style-name="T810">co</text:span><text:span text:style-name="amh_5f_dev_5f_abbr"><text:span text:style-name="T810">m</text:span></text:span><text:span text:style-name="T810">plures</text:span><text:span text:style-name="T810"><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0"> su</text:span><text:span text:style-name="amh_5f_dev_5f_abbr"><text:span text:style-name="T810">n</text:span></text:span><text:span text:style-name="T810">t i</text:span><text:span text:style-name="amh_5f_dev_5f_abbr"><text:span text:style-name="T810">n</text:span></text:span><text:span text:style-name="T810"> ea ciuitate </text:span><text:span text:style-name="amh_5f_dev_5f_abbr"><text:span text:style-name="T811">pro</text:span></text:span><text:span text:style-name="T811"> n</text:span><text:span text:style-name="amh_5f_dev_5f_abbr"><text:span text:style-name="T811">e</text:span></text:span><text:span text:style-name="T811">ce</text:span><text:span text:style-name="amh_5f_dev_5f_abbr"><text:span text:style-name="T811">ss</text:span></text:span><text:span text:style-name="T811">itate</text:span><text:span text:style-name="T811"><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1"> aqua</text:span><text:span text:style-name="amh_5f_dev_5f_abbr"><text:span text:style-name="T811">m</text:span></text:span><text:span text:style-name="T811"> </text:span><text:span text:style-name="T808">tribuentes</text:span><text:span text:style-name="T808"><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1">. </text:span><text:span text:style-name="T812">Conducit</text:span><text:span text:style-name="amh_5f_dev_5f_abbr"><text:span text:style-name="T812">u</text:span></text:span><text:span text:style-name="T812">r </text:span><text:span text:style-name="T813">aut</text:span><text:span text:style-name="amh_5f_dev_5f_abbr"><text:span text:style-name="T813">em</text:span></text:span><text:span text:style-name="T813"> aqua i</text:span><text:span text:style-name="amh_5f_dev_5f_abbr"><text:span text:style-name="T813">n</text:span></text:span><text:span text:style-name="T813"> Ih</text:span><text:span text:style-name="amh_5f_dev_5f_abbr"><text:span text:style-name="T813">e</text:span></text:span><text:span text:style-name="T813">r</text:span><text:span text:style-name="amh_5f_dev_5f_abbr"><text:span text:style-name="T813">usa</text:span></text:span><text:span text:style-name="T813">l</text:span><text:span text:style-name="amh_5f_dev_5f_abbr"><text:span text:style-name="T813">e</text:span></text:span><text:span text:style-name="T813">m </text:span><text:span text:style-name="T814">de partib</text:span><text:span text:style-name="amh_5f_dev_5f_abbr"><text:span text:style-name="T814">us</text:span></text:span><text:span text:style-name="T814"> </text:span><text:span text:style-name="T815">ci</text:span><text:span text:style-name="T814">rca Hebron </text:span><text:span text:style-name="T816">et </text:span><text:span text:style-name="amh_5f_dev_5f_abbr"><text:span text:style-name="T816">pro</text:span></text:span><text:span text:style-name="T816">pe </text:span><text:span text:style-name="T817">uia</text:span><text:span text:style-name="amh_5f_dev_5f_abbr"><text:span text:style-name="T817">m</text:span></text:span><text:span text:style-name="T817"> </text:span><text:span text:style-name="T818">eu</text:span><text:span text:style-name="amh_5f_dev_5f_abbr"><text:span text:style-name="T818">n</text:span></text:span><text:span text:style-name="T818">tibus </text:span><text:span text:style-name="T819">Hebron </text:span><text:span text:style-name="T820">ip</text:span><text:span text:style-name="amh_5f_dev_5f_abbr"><text:span text:style-name="T820">s</text:span></text:span><text:span text:style-name="T820">e co</text:span><text:span text:style-name="amh_5f_dev_5f_abbr"><text:span text:style-name="T820">n</text:span></text:span><text:span text:style-name="T820">duct</text:span><text:span text:style-name="amh_5f_dev_5f_abbr"><text:span text:style-name="T820">us</text:span></text:span><text:span text:style-name="T820"> </text:span><text:span text:style-name="T821">aq</text:span><text:span text:style-name="amh_5f_dev_5f_abbr"><text:span text:style-name="T821">ue</text:span></text:span><text:span text:style-name="T821"> est paru</text:span><text:span text:style-name="amh_5f_dev_5f_abbr"><text:span text:style-name="T821">m</text:span></text:span><text:span text:style-name="T821">, t</text:span><text:span text:style-name="amh_5f_dev_5f_abbr"><text:span text:style-name="T821">ame</text:span></text:span><text:span text:style-name="T821">n satis in ciuitate </text:span><text:span text:style-name="T822">mi</text:span><text:span text:style-name="amh_5f_dev_5f_abbr"><text:span text:style-name="T822">ni</text:span></text:span><text:span text:style-name="T822">strans.</text:span></text:h>
      <text:p text:style-name="P55"><text:span text:style-name="amh_5f_lettre_5f_rubriquee">V</text:span><text:span text:style-name="T823">t aut</text:span><text:span text:style-name="amh_5f_dev_5f_abbr"><text:span text:style-name="T823">em</text:span></text:span><text:span text:style-name="T823"> </text:span><text:span text:style-name="T824">de priorib</text:span><text:span text:style-name="amh_5f_dev_5f_abbr"><text:span text:style-name="T824">us</text:span></text:span><text:span text:style-name="T824"> </text:span><text:span text:style-name="T825">incipiam </text:span><text:span text:style-name="T826">est te</text:span><text:span text:style-name="amh_5f_dev_5f_abbr"><text:span text:style-name="T826">m</text:span></text:span><text:span text:style-name="T826">plu</text:span><text:span text:style-name="amh_5f_dev_5f_abbr"><text:span text:style-name="T826">m</text:span></text:span><text:span text:style-name="T826"> D</text:span><text:span text:style-name="amh_5f_dev_5f_abbr"><text:span text:style-name="T826">omi</text:span></text:span><text:span text:style-name="T826">ni non q</text:span><text:span text:style-name="amh_5f_dev_5f_abbr"><text:span text:style-name="T826">u</text:span></text:span><text:span text:style-name="T826">idem hoc q</text:span><text:span text:style-name="amh_5f_dev_5f_abbr"><text:span text:style-name="T826">uo</text:span></text:span><text:span text:style-name="T826">d </text:span><text:span text:style-name="T827">Salomon </text:span><text:span text:style-name="T828">co</text:span><text:span text:style-name="amh_5f_dev_5f_abbr"><text:span text:style-name="T828">n</text:span></text:span><text:span text:style-name="T828">struxit, </text:span><text:span text:style-name="T829">penit</text:span><text:span text:style-name="amh_5f_dev_5f_abbr"><text:span text:style-name="T829">us</text:span></text:span><text:span text:style-name="T829"> eteni</text:span><text:span text:style-name="amh_5f_dev_5f_abbr"><text:span text:style-name="T830">m</text:span></text:span><text:span text:style-name="T829"> demolitu</text:span><text:span text:style-name="amh_5f_dev_5f_abbr"><text:span text:style-name="T829">m</text:span></text:span><text:span text:style-name="T829"> est sc</text:span><text:span text:style-name="amh_5f_dev_5f_abbr"><text:span text:style-name="T829">r</text:span></text:span><text:span text:style-name="T829">iptura attesta</text:span><text:span text:style-name="amh_5f_dev_5f_abbr"><text:span text:style-name="T831">n</text:span></text:span><text:span text:style-name="T829">te, s</text:span><text:span text:style-name="amh_5f_dev_5f_abbr"><text:span text:style-name="T829">ed</text:span></text:span><text:span text:style-name="T829"> ali</text:span><text:span text:style-name="T830">u</text:span><text:span text:style-name="T829">d i</text:span><text:span text:style-name="amh_5f_dev_5f_abbr"><text:span text:style-name="T829">n</text:span></text:span><text:span text:style-name="T829"> eode</text:span><text:span text:style-name="amh_5f_dev_5f_abbr"><text:span text:style-name="T829">m</text:span></text:span><text:span text:style-name="T829"> loco </text:span><text:span text:style-name="T832">restauratu</text:span><text:span text:style-name="amh_5f_dev_5f_abbr"><text:span text:style-name="T832">m</text:span></text:span><text:span text:style-name="T832"> est rotondu</text:span><text:span text:style-name="amh_5f_dev_5f_abbr"><text:span text:style-name="T832">m</text:span></text:span><text:span text:style-name="T832"> figura satis largu</text:span><text:span text:style-name="amh_5f_dev_5f_abbr"><text:span text:style-name="T832">m</text:span></text:span><text:span text:style-name="T832"> in circuitu nulla </text:span><text:span text:style-name="T833">sibi a co</text:span><text:span text:style-name="amh_5f_dev_5f_abbr"><text:span text:style-name="T833">m</text:span></text:span><text:span text:style-name="T833">petenti </text:span><text:span text:style-name="T834">spatio ma</text:span><text:span text:style-name="amh_5f_dev_5f_abbr"><text:span text:style-name="T834">n</text:span></text:span><text:span text:style-name="T834">sione a</text:span><text:span text:style-name="amh_5f_dev_5f_abbr"><text:span text:style-name="T834">pro</text:span></text:span><text:span text:style-name="T834">pi</text:span><text:span text:style-name="amh_5f_dev_5f_abbr"><text:span text:style-name="T834">n</text:span></text:span><text:span text:style-name="T834">quante. </text:span><text:span text:style-name="amh_5f_lettre_5f_rubriquee">E</text:span><text:span text:style-name="T835">st aut</text:span><text:span text:style-name="amh_5f_dev_5f_abbr"><text:span text:style-name="T835">em</text:span></text:span><text:span text:style-name="T835"> et ip</text:span><text:span text:style-name="amh_5f_dev_5f_abbr"><text:span text:style-name="T835">su</text:span></text:span><text:span text:style-name="T835">m</text:span><text:span text:style-name="T835"><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5"> </text:span><text:span text:style-name="T836">non coopertu</text:span><text:span text:style-name="amh_5f_dev_5f_abbr"><text:span text:style-name="T836">m</text:span></text:span><text:span text:style-name="T836"> </text:span><text:span text:style-name="T837">subter</text:span><text:span text:style-name="T837"><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37"> </text:span><text:span text:style-name="T838">aut</text:span><text:span text:style-name="amh_5f_dev_5f_abbr"><text:span text:style-name="T838">em</text:span></text:span><text:span text:style-name="T838"> albo</text:span><text:span text:style-name="T838"><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38"> </text:span><text:span text:style-name="T839">marmore </text:span><text:span text:style-name="T840">bene structu</text:span><text:span text:style-name="amh_5f_dev_5f_abbr"><text:span text:style-name="T840">m</text:span></text:span><text:span text:style-name="T840"> </text:span><text:span text:style-name="T841">q</text:span><text:span text:style-name="amh_5f_dev_5f_abbr"><text:span text:style-name="T841">uo</text:span></text:span><text:span text:style-name="T841">d Sarraceni </text:span><text:span text:style-name="T842">familiari</text:span><text:span text:style-name="T842"><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3">| </text:span><text:span text:style-name="amh_5f_apparat_5f_variante">in magna</text:span><text:span text:style-name="T843"> </text:span><text:span text:style-name="amh_5f_apparat_5f_témoin">U</text:span></text:p></text:note-body></text:note></text:span><text:span text:style-name="T842"> </text:span><text:span text:style-name="T844">reue</text:span><text:span text:style-name="amh_5f_dev_5f_abbr"><text:span text:style-name="T844">re</text:span></text:span><text:span text:style-name="T844">ncia </text:span><text:span text:style-name="T845">cole</text:span><text:span text:style-name="amh_5f_dev_5f_abbr"><text:span text:style-name="T845">n</text:span></text:span><text:span text:style-name="T845">tes </text:span><text:span text:style-name="T846">mu</text:span><text:span text:style-name="amh_5f_dev_5f_abbr"><text:span text:style-name="T846">n</text:span></text:span><text:span text:style-name="T846">dissimu</text:span><text:span text:style-name="amh_5f_dev_5f_abbr"><text:span text:style-name="T846">m</text:span></text:span><text:span text:style-name="T846"> tene</text:span><text:span text:style-name="amh_5f_dev_5f_abbr"><text:span text:style-name="T846">n</text:span></text:span><text:span text:style-name="T846">t, nudis </text:span><text:span text:style-name="T847">pedib</text:span><text:span text:style-name="amh_5f_dev_5f_abbr"><text:span text:style-name="T847">us</text:span></text:span><text:span text:style-name="T847"> </text:span><text:span text:style-name="T848">adeu</text:span><text:span text:style-name="amh_5f_dev_5f_abbr"><text:span text:style-name="T848">n</text:span></text:span><text:span text:style-name="T848">t </text:span><text:span text:style-name="T849">et deosculant</text:span><text:span text:style-name="amh_5f_dev_5f_abbr"><text:span text:style-name="T849">u</text:span></text:span><text:span text:style-name="T849">r genuflexi m</text:span><text:span text:style-name="amh_5f_dev_5f_abbr"><text:span text:style-name="T849">u</text:span></text:span><text:span text:style-name="T849">ltotiens </text:span><text:span text:style-name="T850">nec </text:span><text:span text:style-name="amh_5f_dev_5f_abbr"><text:span text:style-name="T851">per</text:span></text:span><text:span text:style-name="T851">mittu</text:span><text:span text:style-name="amh_5f_dev_5f_abbr"><text:span text:style-name="T851">n</text:span></text:span><text:span text:style-name="T851">t alique</text:span><text:span text:style-name="amh_5f_dev_5f_abbr"><text:span text:style-name="T851">m</text:span></text:span><text:span text:style-name="T851"> </text:span><text:span text:style-name="amh_5f_dev_5f_abbr"><text:span text:style-name="T851">christ</text:span></text:span><text:span text:style-name="T851">ianu</text:span><text:span text:style-name="amh_5f_dev_5f_abbr"><text:span text:style-name="T851">m</text:span></text:span><text:span text:style-name="T851"> intrare atriu</text:span><text:span text:style-name="amh_5f_dev_5f_abbr"><text:span text:style-name="T851">m</text:span></text:span><text:span text:style-name="T851"> </text:span><text:span text:style-name="T852">et te</text:span><text:span text:style-name="amh_5f_dev_5f_abbr"><text:span text:style-name="T852">m</text:span></text:span><text:span text:style-name="T852">plu</text:span><text:span text:style-name="amh_5f_dev_5f_abbr"><text:span text:style-name="T852">m</text:span></text:span><text:span text:style-name="T852"> </text:span><text:span text:style-name="T853">dicentes ta</text:span><text:span text:style-name="amh_5f_dev_5f_abbr"><text:span text:style-name="T853">m</text:span></text:span><text:span text:style-name="T853"> s</text:span><text:span text:style-name="amh_5f_dev_5f_abbr"><text:span text:style-name="T853">an</text:span></text:span><text:span text:style-name="T853">ct</text:span><text:span text:style-name="amh_5f_dev_5f_abbr"><text:span text:style-name="T853">u</text:span></text:span><text:span text:style-name="T853">m locu</text:span><text:span text:style-name="amh_5f_dev_5f_abbr"><text:span text:style-name="T853">m</text:span></text:span><text:span text:style-name="T853">, </text:span><text:span text:style-name="T854">q</text:span><text:span text:style-name="amh_5f_dev_5f_abbr"><text:span text:style-name="T854">uem</text:span></text:span><text:span text:style-name="T854"> domu</text:span><text:span text:style-name="amh_5f_dev_5f_abbr"><text:span text:style-name="T854">m</text:span></text:span><text:span text:style-name="T854"> </text:span><text:span text:style-name="T855">Dei </text:span><text:span text:style-name="T856">singulare</text:span><text:span text:style-name="amh_5f_dev_5f_abbr"><text:span text:style-name="T856">m</text:span></text:span><text:span text:style-name="T856"> </text:span><text:span text:style-name="T857">a</text:span><text:span text:style-name="T858">ss</text:span><text:span text:style-name="T857">eru</text:span><text:span text:style-name="amh_5f_dev_5f_abbr"><text:span text:style-name="T857">n</text:span></text:span><text:span text:style-name="T857">t </text:span><text:span text:style-name="T859">et non debe</text:span><text:span text:style-name="amh_5f_dev_5f_abbr"><text:span text:style-name="T859">re</text:span></text:span><text:span text:style-name="T859"> </text:span><text:span text:style-name="T860">a </text:span><text:span text:style-name="amh_5f_dev_5f_abbr"><text:span text:style-name="T860">christ</text:span></text:span><text:span text:style-name="T860">ianis </text:span><text:span text:style-name="T861">a</text:span><text:span text:style-name="amh_5f_dev_5f_abbr"><text:span text:style-name="T861">ut</text:span></text:span><text:span text:style-name="T861"> </text:span><text:span text:style-name="T830">a </text:span><text:span text:style-name="T861">iudeis </text:span><text:span text:style-name="T862">q</text:span><text:span text:style-name="amh_5f_dev_5f_abbr"><text:span text:style-name="T862">u</text:span></text:span><text:span text:style-name="T862">os </text:span><text:span text:style-name="T863">c</text:span><text:span text:style-name="T862">anes </text:span><text:span text:style-name="T863">et i</text:span><text:span text:style-name="amh_5f_dev_5f_abbr"><text:span text:style-name="T863">n</text:span></text:span><text:span text:style-name="T863">fideles </text:span><text:span text:style-name="T864">reputant maculari.</text:span></text:p>
      <text:p text:style-name="P57"><text:span text:style-name="T865">Sane </text:span><text:span text:style-name="T866">i</text:span><text:span text:style-name="amh_5f_dev_5f_abbr"><text:span text:style-name="T866">n</text:span></text:span><text:span text:style-name="T866"> hoc loco templi</text:span><text:span text:style-name="T866"><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6"> </text:span><text:span text:style-name="T867">plura</text:span><text:span text:style-name="T867"><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68"> </text:span><text:span text:style-name="amh_5f_apparat_5f_témoin">U</text:span></text:p></text:note-body></text:note></text:span><text:span text:style-name="T867"> magnalia </text:span><text:span text:style-name="amh_5f_dev_5f_abbr"><text:span text:style-name="T867">et</text:span></text:span><text:span text:style-name="T867"> mirifica </text:span><text:span text:style-name="T869">Dei </text:span><text:span text:style-name="T870">o</text:span><text:span text:style-name="amh_5f_dev_5f_abbr"><text:span text:style-name="T870">per</text:span></text:span><text:span text:style-name="T870">a </text:span><text:span text:style-name="T871">facta su</text:span><text:span text:style-name="amh_5f_dev_5f_abbr"><text:span text:style-name="T871">n</text:span></text:span><text:span text:style-name="T871">t, </text:span><text:span text:style-name="T872">sc</text:span><text:span text:style-name="amh_5f_dev_5f_abbr"><text:span text:style-name="T872">r</text:span></text:span><text:span text:style-name="T872">iptura ta</text:span><text:span text:style-name="amh_5f_dev_5f_abbr"><text:span text:style-name="T872">m</text:span></text:span><text:span text:style-name="T872"> </text:span><text:span text:style-name="T873">uet</text:span><text:span text:style-name="amh_5f_dev_5f_abbr"><text:span text:style-name="T873">er</text:span></text:span><text:span text:style-name="T873">is </text:span><text:span text:style-name="T874">q</text:span><text:span text:style-name="amh_5f_dev_5f_abbr"><text:span text:style-name="T874">u</text:span></text:span><text:span text:style-name="T874">a</text:span><text:span text:style-name="amh_5f_dev_5f_abbr"><text:span text:style-name="T874">m</text:span></text:span><text:span text:style-name="T874"> noui </text:span><text:span text:style-name="T875">T</text:span><text:span text:style-name="T876">estame</text:span><text:span text:style-name="amh_5f_dev_5f_abbr"><text:span text:style-name="T876">n</text:span></text:span><text:span text:style-name="T876">ti testante, </text:span><text:span text:style-name="T877">q</text:span><text:span text:style-name="amh_5f_dev_5f_abbr"><text:span text:style-name="T877">ue</text:span></text:span><text:span text:style-name="T877"> </text:span><text:span text:style-name="amh_5f_dev_5f_abbr"><text:span text:style-name="T877">per</text:span></text:span><text:span text:style-name="T877"> si</text:span><text:span text:style-name="amh_5f_dev_5f_abbr"><text:span text:style-name="T877">n</text:span></text:span><text:span text:style-name="T877">gula </text:span><text:span text:style-name="T878">ta</text:span><text:span text:style-name="amh_5f_dev_5f_abbr"><text:span text:style-name="T878">n</text:span></text:span><text:span text:style-name="T878">ge</text:span><text:span text:style-name="amh_5f_dev_5f_abbr"><text:span text:style-name="T878">re</text:span></text:span><text:span text:style-name="T878"> </text:span><text:span text:style-name="T879">longu</text:span><text:span text:style-name="amh_5f_dev_5f_abbr"><text:span text:style-name="T879">m</text:span></text:span><text:span text:style-name="T879"> e</text:span><text:span text:style-name="amh_5f_dev_5f_abbr"><text:span text:style-name="T879">ss</text:span></text:span><text:span text:style-name="T879">et. </text:span><text:span text:style-name="amh_5f_lettre_5f_rubriquee">I</text:span><text:span text:style-name="T880">n hoc loco </text:span><text:span text:style-name="T881">Dei sacerdos </text:span><text:span text:style-name="T882">Melcisedech </text:span><text:span text:style-name="T883">credit</text:span><text:span text:style-name="amh_5f_dev_5f_abbr"><text:span text:style-name="T883">u</text:span></text:span><text:span text:style-name="T883">r </text:span><text:span text:style-name="T884">pane</text:span><text:span text:style-name="amh_5f_dev_5f_abbr"><text:span text:style-name="T884">m</text:span></text:span><text:span text:style-name="T884"> et uinu</text:span><text:span text:style-name="amh_5f_dev_5f_abbr"><text:span text:style-name="T884">m</text:span></text:span><text:span text:style-name="T884"> </text:span><text:span text:style-name="T885">Deo mistice </text:span><text:span text:style-name="T886">primit</text:span><text:span text:style-name="amh_5f_dev_5f_abbr"><text:span text:style-name="T886">us</text:span></text:span><text:span text:style-name="T886"> </text:span><text:span text:style-name="T887">obtulisse. </text:span><text:span text:style-name="T888">Dicit</text:span><text:span text:style-name="amh_5f_dev_5f_abbr"><text:span text:style-name="T888">u</text:span></text:span><text:span text:style-name="T888">r etia</text:span><text:span text:style-name="amh_5f_dev_5f_abbr"><text:span text:style-name="T888">m</text:span></text:span><text:span text:style-name="T888"> </text:span><text:span text:style-name="T889">hic loc</text:span><text:span text:style-name="amh_5f_dev_5f_abbr"><text:span text:style-name="T889">us</text:span></text:span><text:span text:style-name="T889"> Abrahe </text:span><text:span text:style-name="T890">a Deo monstrat</text:span><text:span text:style-name="amh_5f_dev_5f_abbr"><text:span text:style-name="T890">us</text:span></text:span><text:span text:style-name="T890"> ut filium</text:span><text:span text:style-name="T890"><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0"> i</text:span><text:span text:style-name="amh_5f_dev_5f_abbr"><text:span text:style-name="T890">m</text:span></text:span><text:span text:style-name="T890">molaret, </text:span><text:span text:style-name="T891">quo p</text:span><text:span text:style-name="amh_5f_dev_5f_abbr"><text:span text:style-name="T891">re</text:span></text:span><text:span text:style-name="T891">cepto </text:span><text:span text:style-name="T892">angeli, illeso </text:span><text:span text:style-name="amh_5f_dev_5f_abbr"><text:span text:style-name="T893">per</text:span></text:span><text:span text:style-name="T893">mane</text:span><text:span text:style-name="amh_5f_dev_5f_abbr"><text:span text:style-name="T893">n</text:span></text:span><text:span text:style-name="T893">te, ariete</text:span><text:span text:style-name="amh_5f_dev_5f_abbr"><text:span text:style-name="T893">m</text:span></text:span><text:span text:style-name="T893"> here</text:span><text:span text:style-name="amh_5f_dev_5f_abbr"><text:span text:style-name="T893">n</text:span></text:span><text:span text:style-name="T893">tem </text:span><text:span text:style-name="T894">cornua </text:span><text:span text:style-name="T895">i</text:span><text:span text:style-name="amh_5f_dev_5f_abbr"><text:span text:style-name="T895">n</text:span></text:span><text:span text:style-name="T895"> ueprib</text:span><text:span text:style-name="amh_5f_dev_5f_abbr"><text:span text:style-name="T895">us</text:span></text:span><text:span text:style-name="T895"> </text:span><text:span text:style-name="T896">Abraham </text:span><text:span text:style-name="T897">loco </text:span><text:span text:style-name="T898">i</text:span><text:span text:style-name="amh_5f_dev_5f_abbr"><text:span text:style-name="T898">m</text:span></text:span><text:span text:style-name="T898">molauit filii, quo mi</text:span><text:span text:style-name="amh_5f_dev_5f_abbr"><text:span text:style-name="T899">ni</text:span></text:span><text:span text:style-name="T898">sterio</text:span><text:span text:style-name="T898"><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898"> </text:span><text:span text:style-name="T899">p</text:span><text:span text:style-name="T898">assio </text:span><text:span text:style-name="amh_5f_dev_5f_abbr"><text:span text:style-name="T898">Christ</text:span></text:span><text:span text:style-name="T898">i </text:span><text:soft-page-break/><text:span text:style-name="T898">Dei </text:span><text:span text:style-name="amh_5f_dev_5f_abbr"><text:span text:style-name="T900">et</text:span></text:span><text:span text:style-name="T900"> ho</text:span><text:span text:style-name="amh_5f_dev_5f_abbr"><text:span text:style-name="T900">min</text:span></text:span><text:span text:style-name="T900">is </text:span><text:span text:style-name="T901">clarissime </text:span><text:span text:style-name="amh_5f_dev_5f_abbr"><text:span text:style-name="T901">pro</text:span></text:span><text:span text:style-name="T901">phetat</text:span><text:span text:style-name="amh_5f_dev_5f_abbr"><text:span text:style-name="T901">u</text:span></text:span><text:span text:style-name="T901">r. </text:span><text:span text:style-name="T902">D</text:span><text:span text:style-name="amh_5f_dev_5f_abbr"><text:span text:style-name="T902">icitu</text:span></text:span><text:span text:style-name="T902">r </text:span><text:span text:style-name="T903">et hic loc</text:span><text:span text:style-name="amh_5f_dev_5f_abbr"><text:span text:style-name="T903">us</text:span></text:span><text:span text:style-name="T903"> e</text:span><text:span text:style-name="amh_5f_dev_5f_abbr"><text:span text:style-name="T903">ss</text:span></text:span><text:span text:style-name="T903">e ubi beat</text:span><text:span text:style-name="amh_5f_dev_5f_abbr"><text:span text:style-name="T903">us</text:span></text:span><text:span text:style-name="T903"> </text:span><text:span text:style-name="T904">patriarca </text:span><text:span text:style-name="T905">Iacob uidit </text:span><text:span text:style-name="T906">scala</text:span><text:span text:style-name="amh_5f_dev_5f_abbr"><text:span text:style-name="T906">m</text:span></text:span><text:span text:style-name="T906"> </text:span><text:span text:style-name="T907">recta</text:span><text:span text:style-name="amh_5f_dev_5f_abbr"><text:span text:style-name="T907">m</text:span></text:span><text:span text:style-name="T907"> cacumen </text:span><text:span text:style-name="T908">celi tangente</text:span><text:span text:style-name="amh_5f_dev_5f_abbr"><text:span text:style-name="T908">m</text:span></text:span><text:span text:style-name="T908"> </text:span><text:span text:style-name="amh_5f_dev_5f_abbr"><text:span text:style-name="T909">et</text:span></text:span><text:span text:style-name="T909"> angelos </text:span><text:span text:style-name="T910">ascensos </text:span><text:span text:style-name="amh_5f_dev_5f_abbr"><text:span text:style-name="T911">et</text:span></text:span><text:span text:style-name="T911"> desce</text:span><text:span text:style-name="amh_5f_dev_5f_abbr"><text:span text:style-name="T911">n</text:span></text:span><text:span text:style-name="T911">sos, </text:span><text:span text:style-name="T912">hui</text:span><text:span text:style-name="amh_5f_dev_5f_abbr"><text:span text:style-name="T912">us</text:span></text:span><text:span text:style-name="T912"> loci </text:span><text:span text:style-name="T913">sanctitate</text:span><text:span text:style-name="amh_5f_dev_5f_abbr"><text:span text:style-name="T913">m</text:span></text:span><text:span text:style-name="T913"> </text:span><text:span text:style-name="T914">nimiru</text:span><text:span text:style-name="amh_5f_dev_5f_abbr"><text:span text:style-name="T914">m</text:span></text:span><text:span text:style-name="T914"> clare </text:span><text:span text:style-name="T915">docentes. </text:span><text:span text:style-name="T916">In hoc </text:span><text:span text:style-name="T917">loco, uidit Dauid angelu</text:span><text:span text:style-name="amh_5f_dev_5f_abbr"><text:span text:style-name="T917">m</text:span></text:span><text:span text:style-name="T917"> </text:span><text:span text:style-name="T918">sedente</text:span><text:span text:style-name="amh_5f_dev_5f_abbr"><text:span text:style-name="T919">m</text:span></text:span><text:span text:style-name="T918"> </text:span><text:span text:style-name="T919">impos</text:span><text:span text:style-name="T918">uisse </text:span><text:span text:style-name="T920">gladiu</text:span><text:span text:style-name="amh_5f_dev_5f_abbr"><text:span text:style-name="T920">m</text:span></text:span><text:span text:style-name="T920"> cruentatu</text:span><text:span text:style-name="amh_5f_dev_5f_abbr"><text:span text:style-name="T920">m</text:span></text:span><text:span text:style-name="T920"> </text:span><text:span text:style-name="T921">in uagina</text:span><text:span text:style-name="amh_5f_dev_5f_abbr"><text:span text:style-name="T921">m</text:span></text:span><text:span text:style-name="T921">. </text:span><text:span text:style-name="T922">In hoc </text:span><text:span text:style-name="T923">etia</text:span><text:span text:style-name="amh_5f_dev_5f_abbr"><text:span text:style-name="T923">m</text:span></text:span><text:span text:style-name="T923"> loco, Salomon, </text:span><text:span text:style-name="T924">Deo amabilis, or</text:span><text:span text:style-name="amh_5f_dev_5f_abbr"><text:span text:style-name="T924">ati</text:span></text:span><text:span text:style-name="T924">o</text:span><text:span text:style-name="amh_5f_dev_5f_abbr"><text:span text:style-name="T924">n</text:span></text:span><text:span text:style-name="T924">em </text:span><text:span text:style-name="T925">deuota</text:span><text:span text:style-name="amh_5f_dev_5f_abbr"><text:span text:style-name="T925">m</text:span></text:span><text:span text:style-name="T925"> et loco co</text:span><text:span text:style-name="amh_5f_dev_5f_abbr"><text:span text:style-name="T925">n</text:span></text:span><text:span text:style-name="T925">ueniente</text:span><text:span text:style-name="amh_5f_dev_5f_abbr"><text:span text:style-name="T925">m</text:span></text:span><text:span text:style-name="T925"> ad Deu</text:span><text:span text:style-name="amh_5f_dev_5f_abbr"><text:span text:style-name="T925">m</text:span></text:span><text:span text:style-name="T925"> emisit, </text:span><text:span text:style-name="amh_5f_dev_5f_abbr"><text:span text:style-name="T925">et</text:span></text:span><text:span text:style-name="T925"> ipsu</text:span><text:span text:style-name="amh_5f_dev_5f_abbr"><text:span text:style-name="T925">m</text:span></text:span><text:span text:style-name="T925"> cu</text:span><text:span text:style-name="amh_5f_dev_5f_abbr"><text:span text:style-name="T925">m</text:span></text:span><text:span text:style-name="T925"> sacerdotib</text:span><text:span text:style-name="amh_5f_dev_5f_abbr"><text:span text:style-name="T925">us</text:span></text:span><text:span text:style-name="T925"> </text:span><text:span text:style-name="T926">mi</text:span><text:span text:style-name="amh_5f_dev_5f_abbr"><text:span text:style-name="T926">ni</text:span></text:span><text:span text:style-name="T926">stris </text:span><text:span text:style-name="T927">precelsa </text:span><text:span text:style-name="T928">solle</text:span><text:span text:style-name="amh_5f_dev_5f_abbr"><text:span text:style-name="T928">m</text:span></text:span><text:span text:style-name="T928">pnitate </text:span><text:span text:style-name="T929">instinctu </text:span><text:span text:style-name="T930">Dei atte</text:span><text:span text:style-name="amh_5f_dev_5f_abbr"><text:span text:style-name="T930">n</text:span></text:span><text:span text:style-name="T930">tissime </text:span><text:span text:style-name="T931">dedicauit. </text:span><text:span text:style-name="T932">In hoc loco, b</text:span><text:span text:style-name="amh_5f_dev_5f_abbr"><text:span text:style-name="T932">ea</text:span></text:span><text:span text:style-name="T932">ta Virgo </text:span><text:span text:style-name="T933">an</text:span><text:span text:style-name="amh_5f_dev_5f_abbr"><text:span text:style-name="T933">te</text:span></text:span><text:span text:style-name="T933"> desponsatione</text:span><text:span text:style-name="amh_5f_dev_5f_abbr"><text:span text:style-name="T933">m</text:span></text:span><text:span text:style-name="T933"> </text:span><text:span text:style-name="T934">ei</text:span><text:span text:style-name="amh_5f_dev_5f_abbr"><text:span text:style-name="T934">us</text:span></text:span><text:span text:style-name="T934"> d</text:span><text:span text:style-name="amh_5f_dev_5f_abbr"><text:span text:style-name="T934">icitu</text:span></text:span><text:span text:style-name="T934">r a pare</text:span><text:span text:style-name="amh_5f_dev_5f_abbr"><text:span text:style-name="T934">n</text:span></text:span><text:span text:style-name="T934">tib</text:span><text:span text:style-name="amh_5f_dev_5f_abbr"><text:span text:style-name="T934">us</text:span></text:span><text:span text:style-name="T934"> </text:span><text:span text:style-name="T935">Deo fuisse oblata, </text:span><text:span text:style-name="T936">ut te</text:span><text:span text:style-name="amh_5f_dev_5f_abbr"><text:span text:style-name="T936">m</text:span></text:span><text:span text:style-name="T936">pli pa</text:span><text:span text:style-name="amh_5f_dev_5f_abbr"><text:span text:style-name="T936">n</text:span></text:span><text:span text:style-name="T936">nos </text:span><text:span text:style-name="T937">abluendo </text:span><text:span text:style-name="T938">aliaq</text:span><text:span text:style-name="amh_5f_dev_5f_abbr"><text:span text:style-name="T938">ue</text:span></text:span><text:span text:style-name="T938"> officia uirginalia colendo diligent</text:span><text:span text:style-name="amh_5f_dev_5f_abbr"><text:span text:style-name="T938">er</text:span></text:span><text:span text:style-name="T938"> </text:span><text:span text:style-name="T939">s</text:span><text:span text:style-name="amh_5f_dev_5f_abbr"><text:span text:style-name="T939">er</text:span></text:span><text:span text:style-name="T939">uiciu</text:span><text:span text:style-name="amh_5f_dev_5f_abbr"><text:span text:style-name="T939">m</text:span></text:span><text:span text:style-name="T939"> </text:span><text:span text:style-name="T940">exiberet. </text:span><text:span text:style-name="T941">In hoc loco, </text:span><text:span text:style-name="T942">Virgo M</text:span><text:span text:style-name="amh_5f_dev_5f_abbr"><text:span text:style-name="T942">ate</text:span></text:span><text:span text:style-name="T942">r </text:span><text:span text:style-name="T943">Dei </text:span><text:span text:style-name="T944">et suu</text:span><text:span text:style-name="amh_5f_dev_5f_abbr"><text:span text:style-name="T944">m</text:span></text:span><text:span text:style-name="T944"> filiu</text:span><text:span text:style-name="amh_5f_dev_5f_abbr"><text:span text:style-name="T944">m</text:span></text:span><text:span text:style-name="T944"> </text:span><text:span text:style-name="T945">pueru</text:span><text:span text:style-name="amh_5f_dev_5f_abbr"><text:span text:style-name="T945">m</text:span></text:span><text:span text:style-name="T945"> </text:span><text:span text:style-name="T946">Ih</text:span><text:span text:style-name="amh_5f_dev_5f_abbr"><text:span text:style-name="T946">esu</text:span></text:span><text:span text:style-name="T946">m </text:span><text:span text:style-name="T947">p</text:span><text:span text:style-name="amh_5f_dev_5f_abbr"><text:span text:style-name="T947">rese</text:span></text:span><text:span text:style-name="T947">ntauit </text:span><text:span text:style-name="T948">s</text:span><text:span text:style-name="amh_5f_dev_5f_abbr"><text:span text:style-name="T948">ecundu</text:span></text:span><text:span text:style-name="T948">m </text:span><text:span text:style-name="T949">legis </text:span><text:span text:style-name="T950">p</text:span><text:span text:style-name="amh_5f_dev_5f_abbr"><text:span text:style-name="T950">re</text:span></text:span><text:span text:style-name="T950">ceptu</text:span><text:span text:style-name="amh_5f_dev_5f_abbr"><text:span text:style-name="T950">m</text:span></text:span><text:span text:style-name="T950">, </text:span><text:span text:style-name="amh_5f_dev_5f_abbr"><text:span text:style-name="T951">pro</text:span></text:span><text:span text:style-name="T951"> eo rede</text:span><text:span text:style-name="amh_5f_dev_5f_abbr"><text:span text:style-name="T951">m</text:span></text:span><text:span text:style-name="T951">ptione</text:span><text:span text:style-name="amh_5f_dev_5f_abbr"><text:span text:style-name="T951">m</text:span></text:span><text:span text:style-name="T951"> p</text:span><text:span text:style-name="amh_5f_dev_5f_abbr"><text:span text:style-name="T951">ri</text:span></text:span><text:span text:style-name="T951">mogeniti masculi </text:span><text:span text:style-name="T952">offerendo, </text:span><text:span text:style-name="T953">ubi </text:span><text:span text:style-name="T954">et beat</text:span><text:span text:style-name="amh_5f_dev_5f_abbr"><text:span text:style-name="T954">us</text:span></text:span><text:span text:style-name="T954"> Simeon </text:span><text:span text:style-name="amh_5f_dev_5f_abbr"><text:span text:style-name="T955">Christu</text:span></text:span><text:span text:style-name="T955">m </text:span><text:span text:style-name="T956">in ulnas </text:span><text:span text:style-name="T957">recipiens, </text:span><text:span text:style-name="T958">et beata </text:span><text:span text:style-name="amh_5f_dev_5f_abbr"><text:span text:style-name="T958">pro</text:span></text:span><text:span text:style-name="T958">phetia saluatione</text:span><text:span text:style-name="amh_5f_dev_5f_abbr"><text:span text:style-name="T958">m</text:span></text:span><text:span text:style-name="T958"> mu</text:span><text:span text:style-name="amh_5f_dev_5f_abbr"><text:span text:style-name="T958">n</text:span></text:span><text:span text:style-name="T958">di uenisse </text:span><text:span text:style-name="T959">clara uoce </text:span><text:span text:style-name="T960">instigatio</text:span><text:span text:style-name="amh_5f_dev_5f_abbr"><text:span text:style-name="T960">n</text:span></text:span><text:span text:style-name="T960">e</text:span><text:span text:style-name="amh_5f_dev_5f_abbr"><text:span text:style-name="T960">m</text:span></text:span><text:span text:style-name="T960"> </text:span><text:span text:style-name="T961">Sp</text:span><text:span text:style-name="amh_5f_dev_5f_abbr"><text:span text:style-name="T961">iritu</text:span></text:span><text:span text:style-name="T961">s S</text:span><text:span text:style-name="amh_5f_dev_5f_abbr"><text:span text:style-name="T961">an</text:span></text:span><text:span text:style-name="T961">cti </text:span><text:span text:style-name="T962">notificauit. </text:span><text:span text:style-name="amh_5f_lettre_5f_rubriquee">E</text:span><text:span text:style-name="T963">x hoc loco, </text:span><text:span text:style-name="amh_5f_dev_5f_abbr"><text:span text:style-name="T963">Christu</text:span></text:span><text:span text:style-name="T963">s uende</text:span><text:span text:style-name="amh_5f_dev_5f_abbr"><text:span text:style-name="T963">n</text:span></text:span><text:span text:style-name="T963">tes et ementes eiecit. </text:span><text:span text:style-name="T964">In hoc q</text:span><text:span text:style-name="amh_5f_dev_5f_abbr"><text:span text:style-name="T964">u</text:span></text:span><text:span text:style-name="T964">o</text:span><text:span text:style-name="amh_5f_dev_5f_abbr"><text:span text:style-name="T965">que</text:span></text:span><text:span text:style-name="T964"> loco, </text:span><text:span text:style-name="T966">sepius ip</text:span><text:span text:style-name="amh_5f_dev_5f_abbr"><text:span text:style-name="T966">s</text:span></text:span><text:span text:style-name="T966">e docuit, puerul</text:span><text:span text:style-name="amh_5f_dev_5f_abbr"><text:span text:style-name="T966">us</text:span></text:span><text:span text:style-name="T966"> disputauit, </text:span><text:span text:style-name="T967">q</text:span><text:span text:style-name="amh_5f_dev_5f_abbr"><text:span text:style-name="T967">ue</text:span></text:span><text:span text:style-name="T967">rentib</text:span><text:span text:style-name="amh_5f_dev_5f_abbr"><text:span text:style-name="T967">us</text:span></text:span><text:span text:style-name="T967"> </text:span><text:span text:style-name="T968">dulce </text:span><text:span text:style-name="T969">respo</text:span><text:span text:style-name="amh_5f_dev_5f_abbr"><text:span text:style-name="T969">n</text:span></text:span><text:span text:style-name="T969">su</text:span><text:span text:style-name="amh_5f_dev_5f_abbr"><text:span text:style-name="T969">m</text:span></text:span><text:span text:style-name="T969"> intulit, </text:span><text:span text:style-name="T970">multa </text:span><text:span text:style-name="T971">miracul</text:span><text:span text:style-name="T972">a </text:span><text:span text:style-name="T973">fecit, </text:span><text:span text:style-name="T974">et locu</text:span><text:span text:style-name="amh_5f_dev_5f_abbr"><text:span text:style-name="T974">m</text:span></text:span><text:span text:style-name="T974"> pl</text:span><text:span text:style-name="amh_5f_dev_5f_abbr"><text:span text:style-name="T974">ur</text:span></text:span><text:span text:style-name="T974">imu</text:span><text:span text:style-name="amh_5f_dev_5f_abbr"><text:span text:style-name="T974">m</text:span></text:span><text:span text:style-name="T974"> </text:span><text:span text:style-name="T975">co</text:span><text:span text:style-name="amh_5f_dev_5f_abbr"><text:span text:style-name="T975">m</text:span></text:span><text:span text:style-name="T975">me</text:span><text:span text:style-name="amh_5f_dev_5f_abbr"><text:span text:style-name="T975">n</text:span></text:span><text:span text:style-name="T975">dauit, </text:span><text:span text:style-name="T976">q</text:span><text:span text:style-name="amh_5f_dev_5f_abbr"><text:span text:style-name="T976">ue</text:span></text:span><text:span text:style-name="T976"> o</text:span><text:span text:style-name="amh_5f_dev_5f_abbr"><text:span text:style-name="T976">mn</text:span></text:span><text:span text:style-name="T976">ia sacris Eu</text:span><text:span text:style-name="T965">u</text:span><text:span text:style-name="T976">a</text:span><text:span text:style-name="amh_5f_dev_5f_abbr"><text:span text:style-name="T976">n</text:span></text:span><text:span text:style-name="T976">geliis h</text:span><text:span text:style-name="amh_5f_dev_5f_abbr"><text:span text:style-name="T976">abe</text:span></text:span><text:span text:style-name="T976">nt</text:span><text:span text:style-name="amh_5f_dev_5f_abbr"><text:span text:style-name="T976">u</text:span></text:span><text:span text:style-name="T976">r. </text:span><text:span text:style-name="T977">Supra pinaculu</text:span><text:span text:style-name="amh_5f_dev_5f_abbr"><text:span text:style-name="T977">m</text:span></text:span><text:span text:style-name="T977"> </text:span><text:span text:style-name="T978">hui</text:span><text:span text:style-name="amh_5f_dev_5f_abbr"><text:span text:style-name="T978">us</text:span></text:span><text:span text:style-name="T978"> te</text:span><text:span text:style-name="amh_5f_dev_5f_abbr"><text:span text:style-name="T978">m</text:span></text:span><text:span text:style-name="T978">pli, fili</text:span><text:span text:style-name="amh_5f_dev_5f_abbr"><text:span text:style-name="T978">us</text:span></text:span><text:span text:style-name="T978"> </text:span><text:span text:style-name="T979">Dei miss</text:span><text:span text:style-name="amh_5f_dev_5f_abbr"><text:span text:style-name="T979">u</text:span></text:span><text:span text:style-name="T979">s est ubi te</text:span><text:span text:style-name="amh_5f_dev_5f_abbr"><text:span text:style-name="T979">m</text:span></text:span><text:span text:style-name="T979">ptatione</text:span><text:span text:style-name="amh_5f_dev_5f_abbr"><text:span text:style-name="T979">m</text:span></text:span><text:span text:style-name="T979"> deifica uoce </text:span><text:span text:style-name="T980">non hu</text:span><text:span text:style-name="amh_5f_dev_5f_abbr"><text:span text:style-name="T980">m</text:span></text:span><text:span text:style-name="T980">ana </text:span><text:span text:style-name="T981">repulit </text:span><text:span text:style-name="T982">et ut decuit sacro misterio est potitus angelorum.</text:span></text:p>
      <text:p text:style-name="P60"><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text:span><text:span text:style-name="amh_5f_dev_5f_abbr"><text:span text:style-name="T299">m</text:span></text:span><text:span text:style-name="T299"> </text:span><text:span text:style-name="T290">I</text:span><text:span text:style-name="T299">acob</text:span><text:span text:style-name="amh_5f_dev_5f_abbr"><text:span text:style-name="T299">us</text:span></text:span><text:span text:style-name="T299"> minor, q</text:span><text:span text:style-name="amh_5f_dev_5f_abbr"><text:span text:style-name="T299">u</text:span></text:span><text:span text:style-name="amh_5f_dev_5f_abbr"><text:span text:style-name="T983">i</text:span></text:span><text:span text:style-name="T299"> et frat</text:span><text:span text:style-name="amh_5f_dev_5f_abbr"><text:span text:style-name="T299">er</text:span></text:span><text:span text:style-name="T299"> </text:span><text:span text:style-name="T984">D</text:span><text:span text:style-name="amh_5f_dev_5f_abbr"><text:span text:style-name="T299">omi</text:span></text:span><text:span text:style-name="T299">ni d</text:span><text:span text:style-name="amh_5f_dev_5f_abbr"><text:span text:style-name="T299">ici</text:span></text:span><text:span text:style-name="amh_5f_dev_5f_abbr"><text:span text:style-name="T984">tu</text:span></text:span><text:span text:style-name="T984">r, </text:span><text:span text:style-name="T985">pertica </text:span><text:span text:style-name="T986">fulonis </text:span><text:span text:style-name="T987">exce</text:span><text:span text:style-name="amh_5f_dev_5f_abbr"><text:span text:style-name="T987">re</text:span></text:span><text:span text:style-name="T987">brat</text:span><text:span text:style-name="amh_5f_dev_5f_abbr"><text:span text:style-name="T987">us</text:span></text:span><text:span text:style-name="T987">, </text:span><text:span text:style-name="T988">felix martiriu</text:span><text:span text:style-name="amh_5f_dev_5f_abbr"><text:span text:style-name="T988">m</text:span></text:span><text:span text:style-name="T988"> consu</text:span><text:span text:style-name="amh_5f_dev_5f_abbr"><text:span text:style-name="T988">m</text:span></text:span><text:span text:style-name="T988">mauit. </text:span><text:span text:style-name="amh_5f_lettre_5f_rubriquee">I</text:span><text:span text:style-name="T989">uxta hoc te</text:span><text:span text:style-name="amh_5f_dev_5f_abbr"><text:span text:style-name="T989">m</text:span></text:span><text:span text:style-name="T989">plu</text:span><text:span text:style-name="amh_5f_dev_5f_abbr"><text:span text:style-name="T989">m</text:span></text:span><text:span text:style-name="T989"> etia</text:span><text:span text:style-name="amh_5f_dev_5f_abbr"><text:span text:style-name="T989">m</text:span></text:span><text:span text:style-name="T989"> a sinistris </text:span><text:span text:style-name="T990">est felix ille porta aurea, </text:span><text:span text:style-name="amh_5f_dev_5f_abbr"><text:span text:style-name="T991">et</text:span></text:span><text:span text:style-name="T991"> ciuitas atrii templi, </text:span><text:span text:style-name="T992">de qua sc</text:span><text:span text:style-name="amh_5f_dev_5f_abbr"><text:span text:style-name="T992">r</text:span></text:span><text:span text:style-name="T992">iptura fecit co</text:span><text:span text:style-name="amh_5f_dev_5f_abbr"><text:span text:style-name="T992">m</text:span></text:span><text:span text:style-name="T992">medabile</text:span><text:span text:style-name="amh_5f_dev_5f_abbr"><text:span text:style-name="T992">m</text:span></text:span><text:span text:style-name="T992"> me</text:span><text:span text:style-name="amh_5f_dev_5f_abbr"><text:span text:style-name="T992">n</text:span></text:span><text:span text:style-name="T992">sione</text:span><text:span text:style-name="amh_5f_dev_5f_abbr"><text:span text:style-name="T992">m</text:span></text:span><text:span text:style-name="T992">. </text:span><text:span text:style-name="T993">E</text:span><text:span text:style-name="T992">t </text:span><text:span text:style-name="amh_5f_dev_5f_abbr"><text:span text:style-name="T992">pro</text:span></text:span><text:span text:style-name="T992">pe te</text:span><text:span text:style-name="amh_5f_dev_5f_abbr"><text:span text:style-name="T992">m</text:span></text:span><text:span text:style-name="T992">plu</text:span><text:span text:style-name="amh_5f_dev_5f_abbr"><text:span text:style-name="T992">m</text:span></text:span><text:span text:style-name="T992"> </text:span><text:span text:style-name="T994">a dextris est ecclesia una oblonga, plu</text:span><text:span text:style-name="amh_5f_dev_5f_abbr"><text:span text:style-name="T994">m</text:span></text:span><text:span text:style-name="T994">bo </text:span><text:span text:style-name="T993">cooperta, </text:span><text:span text:style-name="T995">q</text:span><text:span text:style-name="amh_5f_dev_5f_abbr"><text:span text:style-name="T995">ue</text:span></text:span><text:span text:style-name="T995"> scola Salomonis </text:span><text:span text:style-name="T996">uulgo dicitur. </text:span><text:span text:style-name="T997">Quida</text:span><text:span text:style-name="amh_5f_dev_5f_abbr"><text:span text:style-name="T997">m</text:span></text:span><text:span text:style-name="T997"> </text:span><text:span text:style-name="T998">dicu</text:span><text:span text:style-name="amh_5f_dev_5f_abbr"><text:span text:style-name="T998">n</text:span></text:span><text:span text:style-name="T998">t </text:span><text:span text:style-name="T999">ibi fuisse q</text:span><text:span text:style-name="amh_5f_dev_5f_abbr"><text:span text:style-name="T999">uon</text:span></text:span><text:span text:style-name="T999">dam </text:span><text:span text:style-name="T1000">h</text:span><text:span text:style-name="amh_5f_dev_5f_abbr"><text:span text:style-name="T1000">ab</text:span></text:span><text:span text:style-name="T1000">itulu</text:span><text:span text:style-name="amh_5f_dev_5f_abbr"><text:span text:style-name="T1000">m</text:span></text:span><text:span text:style-name="T1000"> </text:span><text:span text:style-name="T1001">et p</text:span><text:span text:style-name="amh_5f_dev_5f_abbr"><text:span text:style-name="T1001">r</text:span></text:span><text:span text:style-name="amh_5f_dev_5f_abbr"><text:span text:style-name="T1002">e</text:span></text:span><text:span text:style-name="T1002">c</text:span><text:span text:style-name="T1001">iosu</text:span><text:span text:style-name="amh_5f_dev_5f_abbr"><text:span text:style-name="T1001">m</text:span></text:span><text:span text:style-name="T1001"> porticu</text:span><text:span text:style-name="amh_5f_dev_5f_abbr"><text:span text:style-name="T1001">m</text:span></text:span><text:span text:style-name="T1001"> Salomonis. </text:span><text:span text:style-name="amh_5f_lettre_5f_rubriquee">N</text:span><text:span text:style-name="T1002">on longe aut</text:span><text:span text:style-name="amh_5f_dev_5f_abbr"><text:span text:style-name="T1002">em</text:span></text:span><text:span text:style-name="T1002"> u</text:span><text:span text:style-name="amh_5f_dev_5f_abbr"><text:span text:style-name="T1002">er</text:span></text:span><text:span text:style-name="T1002">sus </text:span><text:span text:style-name="T1003">aq</text:span><text:span text:style-name="amh_5f_dev_5f_abbr"><text:span text:style-name="T1003">u</text:span></text:span><text:span text:style-name="T1003">ilone</text:span><text:span text:style-name="amh_5f_dev_5f_abbr"><text:span text:style-name="T1003">m</text:span></text:span><text:span text:style-name="T1003"> </text:span><text:span text:style-name="T1004">est illa </text:span><text:span text:style-name="amh_5f_dev_5f_abbr"><text:span text:style-name="T1004">pro</text:span></text:span><text:span text:style-name="T1004">phetica piscina curatrix debiliu</text:span><text:span text:style-name="amh_5f_dev_5f_abbr"><text:span text:style-name="T1004">m</text:span></text:span><text:span text:style-name="T1004">, s</text:span><text:span text:style-name="amh_5f_dev_5f_abbr"><text:span text:style-name="T1004">ecundu</text:span></text:span><text:span text:style-name="T1004">m Euua</text:span><text:span text:style-name="amh_5f_dev_5f_abbr"><text:span text:style-name="T1004">n</text:span></text:span><text:span text:style-name="T1004">geliu</text:span><text:span text:style-name="amh_5f_dev_5f_abbr"><text:span text:style-name="T1004">m</text:span></text:span><text:span text:style-name="T1004">, in qua noctu angeli desce</text:span><text:span text:style-name="amh_5f_dev_5f_abbr"><text:span text:style-name="T1004">n</text:span></text:span><text:span text:style-name="T1004">du</text:span><text:span text:style-name="amh_5f_dev_5f_abbr"><text:span text:style-name="T1004">n</text:span></text:span><text:span text:style-name="T1004">t, et eccl</text:span><text:span text:style-name="amh_5f_dev_5f_abbr"><text:span text:style-name="T1004">esi</text:span></text:span><text:span text:style-name="T1004">a s</text:span><text:span text:style-name="amh_5f_dev_5f_abbr"><text:span text:style-name="T1004">an</text:span></text:span><text:span text:style-name="T1004">cte A</text:span><text:span text:style-name="amh_5f_dev_5f_abbr"><text:span text:style-name="T1004">n</text:span></text:span><text:span text:style-name="T1004">ne auie </text:span><text:span text:style-name="amh_5f_dev_5f_abbr"><text:span text:style-name="T1004">Christ</text:span></text:span><text:span text:style-name="T1004">i satis p</text:span><text:span text:style-name="amh_5f_dev_5f_abbr"><text:span text:style-name="T1004">u</text:span></text:span><text:span text:style-name="T1004">lcra eidem picine est co</text:span><text:span text:style-name="amh_5f_dev_5f_abbr"><text:span text:style-name="T1004">n</text:span></text:span><text:span text:style-name="T1004">tigua, ubi </text:span><text:span text:style-name="T1005">beata uirgo co</text:span><text:span text:style-name="amh_5f_dev_5f_abbr"><text:span text:style-name="T1005">n</text:span></text:span><text:span text:style-name="T1005">cepta et nata credit</text:span><text:span text:style-name="amh_5f_dev_5f_abbr"><text:span text:style-name="T1005">u</text:span></text:span><text:span text:style-name="T1005">r, </text:span><text:span text:style-name="T1006">sepulcraq</text:span><text:span text:style-name="amh_5f_dev_5f_abbr"><text:span text:style-name="T1006">ue</text:span></text:span><text:span text:style-name="T1006"> </text:span><text:span text:style-name="T1007">Ioachim </text:span><text:span text:style-name="T1008">et beate A</text:span><text:span text:style-name="amh_5f_dev_5f_abbr"><text:span text:style-name="T1008">n</text:span></text:span><text:span text:style-name="T1008">ne pare</text:span><text:span text:style-name="amh_5f_dev_5f_abbr"><text:span text:style-name="T1008">n</text:span></text:span><text:span text:style-name="T1008">tu</text:span><text:span text:style-name="amh_5f_dev_5f_abbr"><text:span text:style-name="T1008">m</text:span></text:span><text:span text:style-name="T1008"> </text:span><text:span text:style-name="T1009">ei</text:span><text:span text:style-name="amh_5f_dev_5f_abbr"><text:span text:style-name="T1009">us</text:span></text:span><text:span text:style-name="T1009"> </text:span><text:span text:style-name="T1010">in quadam cripta s</text:span><text:span text:style-name="amh_5f_dev_5f_abbr"><text:span text:style-name="T1010">ub</text:span></text:span><text:span text:style-name="T1010">t</text:span><text:span text:style-name="amh_5f_dev_5f_abbr"><text:span text:style-name="T1010">er</text:span></text:span><text:span text:style-name="T1010">ranea o</text:span><text:span text:style-name="amh_5f_dev_5f_abbr"><text:span text:style-name="T1010">ste</text:span></text:span><text:span text:style-name="T1010">ndu</text:span><text:span text:style-name="amh_5f_dev_5f_abbr"><text:span text:style-name="T1010">n</text:span></text:span><text:span text:style-name="T1010">t </text:span><text:span text:style-name="T1011">et non longe est loc</text:span><text:span text:style-name="amh_5f_dev_5f_abbr"><text:span text:style-name="T1011">us</text:span></text:span><text:span text:style-name="T1011"> ubi </text:span><text:span text:style-name="amh_5f_dev_5f_abbr"><text:span text:style-name="T1011">Christu</text:span></text:span><text:span text:style-name="T1011">s inuita</text:span><text:span text:style-name="T1012">t</text:span><text:span text:style-name="amh_5f_dev_5f_abbr"><text:span text:style-name="T1011">u</text:span></text:span><text:span text:style-name="amh_5f_dev_5f_abbr"><text:span text:style-name="T1012">s</text:span></text:span><text:span text:style-name="T1011"> cu</text:span><text:span text:style-name="amh_5f_dev_5f_abbr"><text:span text:style-name="T1011">m</text:span></text:span><text:span text:style-name="T1011"> Phariseo discubuit, illaq</text:span><text:span text:style-name="amh_5f_dev_5f_abbr"><text:span text:style-name="T1011">ue</text:span></text:span><text:span text:style-name="T1011"> </text:span><text:span text:style-name="T1013">tu</text:span><text:span text:style-name="amh_5f_dev_5f_abbr"><text:span text:style-name="T1013">n</text:span></text:span><text:span text:style-name="T1013">c m</text:span><text:span text:style-name="amh_5f_dev_5f_abbr"><text:span text:style-name="T1013">u</text:span></text:span><text:span text:style-name="T1013">lier </text:span><text:span text:style-name="T1014">peccatrix beata Maria Magdalene </text:span><text:span text:style-name="T1015">ue</text:span><text:span text:style-name="amh_5f_dev_5f_abbr"><text:span text:style-name="T1015">re</text:span></text:span><text:span text:style-name="T1015">cunde </text:span><text:span text:style-name="T1016">ac uite do</text:span><text:span text:style-name="T1012">l</text:span><text:span text:style-name="T1016">e</text:span><text:span text:style-name="T1012">r</text:span><text:span text:style-name="T1016">s ad co</text:span><text:span text:style-name="amh_5f_dev_5f_abbr"><text:span text:style-name="T1016">n</text:span></text:span><text:span text:style-name="T1016">uiuiu</text:span><text:span text:style-name="amh_5f_dev_5f_abbr"><text:span text:style-name="T1016">m</text:span></text:span><text:span text:style-name="T1016"> </text:span><text:span text:style-name="T1017">i</text:span><text:span text:style-name="amh_5f_dev_5f_abbr"><text:span text:style-name="T1017">n</text:span></text:span><text:span text:style-name="T1017">trans pedes Domini lac</text:span><text:span text:style-name="amh_5f_dev_5f_abbr"><text:span text:style-name="T1017">r</text:span></text:span><text:span text:style-name="T1017">imis </text:span><text:span text:style-name="T1018">lauit, capillis tersit </text:span><text:span text:style-name="amh_5f_dev_5f_abbr"><text:span text:style-name="T1019">et</text:span></text:span><text:span text:style-name="T1019"> remissione</text:span><text:span text:style-name="amh_5f_dev_5f_abbr"><text:span text:style-name="T1019">m</text:span></text:span><text:span text:style-name="T1019"> p</text:span><text:span text:style-name="amh_5f_dev_5f_abbr"><text:span text:style-name="T1019">ec</text:span></text:span><text:span text:style-name="T1019">c</text:span><text:span text:style-name="amh_5f_dev_5f_abbr"><text:span text:style-name="T1019">a</text:span></text:span><text:span text:style-name="T1019">toru</text:span><text:span text:style-name="amh_5f_dev_5f_abbr"><text:span text:style-name="T1019">m</text:span></text:span><text:span text:style-name="T1019"> </text:span><text:span text:style-name="T1020">tanta co</text:span><text:span text:style-name="amh_5f_dev_5f_abbr"><text:span text:style-name="T1020">n</text:span></text:span><text:span text:style-name="T1020">tric</text:span><text:span text:style-name="amh_5f_dev_5f_abbr"><text:span text:style-name="T1020">i</text:span></text:span><text:span text:style-name="T1020">o</text:span><text:span text:style-name="amh_5f_dev_5f_abbr"><text:span text:style-name="T1020">n</text:span></text:span><text:span text:style-name="T1020">e </text:span><text:span text:style-name="T1021">obtinuit. </text:span><text:span text:style-name="amh_5f_lettre_5f_rubriquee">E</text:span><text:span text:style-name="T1021">st etia</text:span><text:span text:style-name="amh_5f_dev_5f_abbr"><text:span text:style-name="T1021">m</text:span></text:span><text:span text:style-name="T1021"> in Iherosolimis </text:span><text:span text:style-name="T1022">loc</text:span><text:span text:style-name="amh_5f_dev_5f_abbr"><text:span text:style-name="T1022">us</text:span></text:span><text:span text:style-name="T1022"> ubi </text:span><text:span text:style-name="amh_5f_dev_5f_abbr"><text:span text:style-name="T1022">Christu</text:span></text:span><text:span text:style-name="T1022">s flagellat</text:span><text:span text:style-name="amh_5f_dev_5f_abbr"><text:span text:style-name="T1022">us</text:span></text:span><text:span text:style-name="T1022">, co</text:span><text:span text:style-name="amh_5f_dev_5f_abbr"><text:span text:style-name="T1022">n</text:span></text:span><text:span text:style-name="T1022">sput</text:span><text:span text:style-name="amh_5f_dev_5f_abbr"><text:span text:style-name="T1022">us</text:span></text:span><text:span text:style-name="T1022">, collaphisat</text:span><text:span text:style-name="amh_5f_dev_5f_abbr"><text:span text:style-name="T1022">us</text:span></text:span><text:span text:style-name="T1022">, illusus, </text:span><text:span text:style-name="T1023">co</text:span><text:span text:style-name="amh_5f_dev_5f_abbr"><text:span text:style-name="T1023">n</text:span></text:span><text:span text:style-name="T1023">dempnat</text:span><text:span text:style-name="amh_5f_dev_5f_abbr"><text:span text:style-name="T1023">us</text:span></text:span><text:span text:style-name="T1023">, </text:span><text:span text:style-name="T1024">spinis coronat</text:span><text:span text:style-name="amh_5f_dev_5f_abbr"><text:span text:style-name="T1024">us</text:span></text:span><text:span text:style-name="T1024">, </text:span><text:span text:style-name="T1025">cruce honerat</text:span><text:span text:style-name="amh_5f_dev_5f_abbr"><text:span text:style-name="T1025">us</text:span></text:span><text:span text:style-name="T1025"> est, ac passiones i</text:span><text:span text:style-name="amh_5f_dev_5f_abbr"><text:span text:style-name="T1025">n</text:span></text:span><text:span text:style-name="T1025">num</text:span><text:span text:style-name="amh_5f_dev_5f_abbr"><text:span text:style-name="T1025">er</text:span></text:span><text:span text:style-name="T1025">as </text:span><text:span text:style-name="amh_5f_dev_5f_abbr"><text:span text:style-name="T1025">pro</text:span></text:span><text:span text:style-name="T1025"> nob</text:span><text:span text:style-name="amh_5f_dev_5f_abbr"><text:span text:style-name="T1025">is</text:span></text:span><text:span text:style-name="T1025"> </text:span><text:span text:style-name="T1026">sustinuit </text:span><text:span text:style-name="T1027">ip</text:span><text:span text:style-name="amh_5f_dev_5f_abbr"><text:span text:style-name="T1027">s</text:span></text:span><text:span text:style-name="T1027">e </text:span><text:span text:style-name="T1028">i</text:span><text:span text:style-name="amh_5f_dev_5f_abbr"><text:span text:style-name="T1028">m</text:span></text:span><text:span text:style-name="T1028">passibilis </text:span><text:span text:style-name="T1029">D</text:span><text:span text:style-name="T1030">e</text:span><text:span text:style-name="amh_5f_dev_5f_abbr"><text:span text:style-name="T1030">us</text:span></text:span><text:span text:style-name="T1030"> </text:span><text:span text:style-name="T1029">admodu</text:span><text:span text:style-name="amh_5f_dev_5f_abbr"><text:span text:style-name="T1029">m</text:span></text:span><text:span text:style-name="T1029"> patienter.</text:span></text:p>
      <text:p text:style-name="P61"><text:span text:style-name="amh_5f_lettre_5f_rubriquee">D</text:span>e te<text:span text:style-name="amh_5f_dev_5f_abbr">m</text:span>plo <text:span text:style-name="T1031">D</text:span><text:span text:style-name="amh_5f_dev_5f_abbr"><text:span text:style-name="T1031">omi</text:span></text:span><text:span text:style-name="T1031">ni </text:span><text:span text:style-name="T1032">uersus </text:span><text:span text:style-name="T1033">meridiem </text:span><text:span text:style-name="T1034">est ille beat</text:span><text:span text:style-name="amh_5f_dev_5f_abbr"><text:span text:style-name="T1034">us</text:span></text:span><text:span text:style-name="T1034"> </text:span><text:span text:style-name="T1035">mons Sion int</text:span><text:span text:style-name="amh_5f_dev_5f_abbr"><text:span text:style-name="T1035">ra</text:span></text:span><text:span text:style-name="T1035"> ciuitate</text:span><text:span text:style-name="amh_5f_dev_5f_abbr"><text:span text:style-name="T1035">m</text:span></text:span><text:span text:style-name="T1035"> Ih</text:span><text:span text:style-name="amh_5f_dev_5f_abbr"><text:span text:style-name="T1035">e</text:span></text:span><text:span text:style-name="T1035">r</text:span><text:span text:style-name="amh_5f_dev_5f_abbr"><text:span text:style-name="T1035">u</text:span></text:span><text:span text:style-name="T1035">s</text:span><text:span text:style-name="amh_5f_dev_5f_abbr"><text:span text:style-name="T1035">a</text:span></text:span><text:span text:style-name="T1035">l</text:span><text:span text:style-name="amh_5f_dev_5f_abbr"><text:span text:style-name="T1035">em</text:span></text:span><text:span text:style-name="T1035"> </text:span><text:span text:style-name="T1036">cui</text:span><text:span text:style-name="amh_5f_dev_5f_abbr"><text:span text:style-name="T1036">us</text:span></text:span><text:span text:style-name="T1036"> </text:span><text:span text:style-name="T1037">porte s</text:span><text:span text:style-name="amh_5f_dev_5f_abbr"><text:span text:style-name="T1037">upe</text:span></text:span><text:span text:style-name="T1037">r </text:span><text:span text:style-name="T1038">o</text:span><text:span text:style-name="amh_5f_dev_5f_abbr"><text:span text:style-name="T1038">mn</text:span></text:span><text:span text:style-name="T1038">ia </text:span><text:span text:style-name="T1039">tabernacula </text:span><text:span text:style-name="T1040">Iacob </text:span><text:span text:style-name="T1041">a D</text:span><text:span text:style-name="amh_5f_dev_5f_abbr"><text:span text:style-name="T1041">omi</text:span></text:span><text:span text:style-name="T1041">no diligunt</text:span><text:span text:style-name="amh_5f_dev_5f_abbr"><text:span text:style-name="T1041">u</text:span></text:span><text:span text:style-name="T1041">r. </text:span><text:span text:style-name="T1042">Q</text:span><text:span text:style-name="amh_5f_dev_5f_abbr"><text:span text:style-name="T1042">u</text:span></text:span><text:span text:style-name="T1042">i Q</text:span><text:span text:style-name="amh_5f_dev_5f_abbr"><text:span text:style-name="T1042">u</text:span></text:span><text:span text:style-name="T1042">idem </text:span><text:span text:style-name="T1043">mons paru</text:span><text:span text:style-name="amh_5f_dev_5f_abbr"><text:span text:style-name="T1043">m</text:span></text:span><text:span text:style-name="T1043"> </text:span><text:span text:style-name="T1044">altior est cet</text:span><text:span text:style-name="amh_5f_dev_5f_abbr"><text:span text:style-name="T1044">er</text:span></text:span><text:span text:style-name="T1044">o </text:span><text:span text:style-name="T1045">situ </text:span><text:span text:style-name="T1046">ciuitatis, de ciuitate </text:span><text:span text:style-name="T1047">uidel</text:span><text:span text:style-name="amh_5f_dev_5f_abbr"><text:span text:style-name="T1047">icet</text:span></text:span><text:span text:style-name="T1047"> </text:span><text:span text:style-name="T1048">ad eu</text:span><text:span text:style-name="amh_5f_dev_5f_abbr"><text:span text:style-name="T1048">m</text:span></text:span><text:span text:style-name="T1048"> asce</text:span><text:span text:style-name="amh_5f_dev_5f_abbr"><text:span text:style-name="T1048">n</text:span></text:span><text:span text:style-name="T1048">dentib</text:span><text:span text:style-name="amh_5f_dev_5f_abbr"><text:span text:style-name="T1048">us</text:span></text:span><text:span text:style-name="T1048">, </text:span><text:span text:style-name="T1049">ueru</text:span><text:span text:style-name="amh_5f_dev_5f_abbr"><text:span text:style-name="T1049">m</text:span></text:span><text:span text:style-name="T1049"> </text:span><text:span text:style-name="T1050">ab </text:span><text:span text:style-name="T1051">ext</text:span><text:span text:style-name="amh_5f_dev_5f_abbr"><text:span text:style-name="T1051">r</text:span></text:span><text:span text:style-name="T1051">inseco </text:span><text:span text:style-name="amh_5f_dev_5f_abbr"><text:span text:style-name="T1052">pro</text:span></text:span><text:span text:style-name="T1052">fu</text:span><text:span text:style-name="amh_5f_dev_5f_abbr"><text:span text:style-name="T1052">n</text:span></text:span><text:span text:style-name="T1052">dis </text:span><text:span text:style-name="T1053">uallib</text:span><text:span text:style-name="amh_5f_dev_5f_abbr"><text:span text:style-name="T1053">us</text:span></text:span><text:span text:style-name="T1053"> </text:span><text:span text:style-name="T1054">cinct</text:span><text:span text:style-name="amh_5f_dev_5f_abbr"><text:span text:style-name="T1054">us</text:span></text:span><text:span text:style-name="T1054">. </text:span><text:span text:style-name="T1055">Fortior locus est urb</text:span><text:span text:style-name="amh_5f_dev_5f_abbr"><text:span text:style-name="T1055">is</text:span></text:span><text:span text:style-name="T1055"> et mons ciuitatis a D</text:span><text:span text:style-name="amh_5f_dev_5f_abbr"><text:span text:style-name="T1055">aui</text:span></text:span><text:span text:style-name="T1055">d </text:span><text:span text:style-name="T1056">in sc</text:span><text:span text:style-name="amh_5f_dev_5f_abbr"><text:span text:style-name="T1056">r</text:span></text:span><text:span text:style-name="T1056">iptura sepe uocat</text:span><text:span text:style-name="amh_5f_dev_5f_abbr"><text:span text:style-name="T1056">u</text:span></text:span><text:span text:style-name="T1056">r. </text:span><text:span text:style-name="T1057">I</text:span><text:span text:style-name="amh_5f_dev_5f_abbr"><text:span text:style-name="T1056">n</text:span></text:span><text:span text:style-name="T1056"> quo et ceter</text:span><text:span text:style-name="T1058">i</text:span><text:span text:style-name="T1056"> </text:span><text:soft-page-break/><text:span text:style-name="T1056">reges Ih</text:span><text:span text:style-name="amh_5f_dev_5f_abbr"><text:span text:style-name="T1056">e</text:span></text:span><text:span text:style-name="T1056">r</text:span><text:span text:style-name="amh_5f_dev_5f_abbr"><text:span text:style-name="T1056">usa</text:span></text:span><text:span text:style-name="T1056">l</text:span><text:span text:style-name="amh_5f_dev_5f_abbr"><text:span text:style-name="T1056">e</text:span></text:span><text:span text:style-name="T1056">m </text:span><text:span text:style-name="T1059">postea h</text:span><text:span text:style-name="amh_5f_dev_5f_abbr"><text:span text:style-name="T1059">ab</text:span></text:span><text:span text:style-name="T1059">itant, ubi D</text:span><text:span text:style-name="amh_5f_dev_5f_abbr"><text:span text:style-name="T1059">aui</text:span></text:span><text:span text:style-name="T1059">d </text:span><text:span text:style-name="amh_5f_dev_5f_abbr"><text:span text:style-name="T1060">et</text:span></text:span><text:span text:style-name="T1060"> </text:span><text:span text:style-name="T1059">Salomonis </text:span><text:span text:style-name="T1061">pl</text:span><text:span text:style-name="amh_5f_dev_5f_abbr"><text:span text:style-name="T1061">ur</text:span></text:span><text:span text:style-name="T1061">imoru</text:span><text:span text:style-name="amh_5f_dev_5f_abbr"><text:span text:style-name="T1061">m</text:span></text:span><text:span text:style-name="T1061">q</text:span><text:span text:style-name="amh_5f_dev_5f_abbr"><text:span text:style-name="T1061">ue</text:span></text:span><text:span text:style-name="T1061"> </text:span><text:span text:style-name="T1062">s</text:span><text:span text:style-name="amh_5f_dev_5f_abbr"><text:span text:style-name="T1062">an</text:span></text:span><text:span text:style-name="T1062">ctoru</text:span><text:span text:style-name="amh_5f_dev_5f_abbr"><text:span text:style-name="T1062">m</text:span></text:span><text:span text:style-name="T1062"> </text:span><text:span text:style-name="amh_5f_dev_5f_abbr"><text:span text:style-name="T1063">pro</text:span></text:span><text:span text:style-name="T1063">ph</text:span><text:span text:style-name="amh_5f_dev_5f_abbr"><text:span text:style-name="T1063">et</text:span></text:span><text:span text:style-name="T1063">a</text:span><text:span text:style-name="amh_5f_dev_5f_abbr"><text:span text:style-name="T1063">rum</text:span></text:span><text:span text:style-name="T1063"> </text:span><text:span text:style-name="T1064">ac regu</text:span><text:span text:style-name="amh_5f_dev_5f_abbr"><text:span text:style-name="T1064">m</text:span></text:span><text:span text:style-name="T1064"> Ih</text:span><text:span text:style-name="amh_5f_dev_5f_abbr"><text:span text:style-name="T1064">e</text:span></text:span><text:span text:style-name="T1064">r</text:span><text:span text:style-name="amh_5f_dev_5f_abbr"><text:span text:style-name="T1064">usa</text:span></text:span><text:span text:style-name="T1064">l</text:span><text:span text:style-name="amh_5f_dev_5f_abbr"><text:span text:style-name="T1064">e</text:span></text:span><text:span text:style-name="T1064">m </text:span><text:span text:style-name="T1065">corpora requiescu</text:span><text:span text:style-name="amh_5f_dev_5f_abbr"><text:span text:style-name="T1065">n</text:span></text:span><text:span text:style-name="T1065">t. </text:span><text:span text:style-name="T1066">In pede hui</text:span><text:span text:style-name="amh_5f_dev_5f_abbr"><text:span text:style-name="T1066">us</text:span></text:span><text:span text:style-name="T1066"> </text:span><text:span text:style-name="T1067">montis </text:span><text:span text:style-name="T1068">u</text:span><text:span text:style-name="amh_5f_dev_5f_abbr"><text:span text:style-name="T1068">er</text:span></text:span><text:span text:style-name="T1068">sus </text:span><text:span text:style-name="T1069">ciuitate</text:span><text:span text:style-name="amh_5f_dev_5f_abbr"><text:span text:style-name="T1069">m</text:span></text:span><text:span text:style-name="T1069"> soldan</text:span><text:span text:style-name="amh_5f_dev_5f_abbr"><text:span text:style-name="T1069">us</text:span></text:span><text:span text:style-name="T1069"> </text:span><text:span text:style-name="T1070">castru</text:span><text:span text:style-name="amh_5f_dev_5f_abbr"><text:span text:style-name="T1070">m</text:span></text:span><text:span text:style-name="T1070"> fecit q</text:span><text:span text:style-name="amh_5f_dev_5f_abbr"><text:span text:style-name="T1070">uo</text:span></text:span><text:span text:style-name="T1070">d a deputato castellano et s</text:span><text:span text:style-name="amh_5f_dev_5f_abbr"><text:span text:style-name="T1070">er</text:span></text:span><text:span text:style-name="T1070">uientib</text:span><text:span text:style-name="amh_5f_dev_5f_abbr"><text:span text:style-name="T1070">us</text:span></text:span><text:span text:style-name="T1070"> atte</text:span><text:span text:style-name="amh_5f_dev_5f_abbr"><text:span text:style-name="T1070">n</text:span></text:span><text:span text:style-name="T1070">tius </text:span><text:span text:style-name="T1071">custodit</text:span><text:span text:style-name="amh_5f_dev_5f_abbr"><text:span text:style-name="T1071">u</text:span></text:span><text:span text:style-name="T1071">r. Et breuiter </text:span><text:span text:style-name="T1072">in hoc monte s</text:span><text:span text:style-name="amh_5f_dev_5f_abbr"><text:span text:style-name="T1072">an</text:span></text:span><text:span text:style-name="T1072">ctissimo, freq</text:span><text:span text:style-name="amh_5f_dev_5f_abbr"><text:span text:style-name="T1072">ue</text:span></text:span><text:span text:style-name="T1072">ntat</text:span><text:span text:style-name="amh_5f_dev_5f_abbr"><text:span text:style-name="T1072">i</text:span></text:span><text:span text:style-name="T1072">o</text:span><text:span text:style-name="amh_5f_dev_5f_abbr"><text:span text:style-name="T1072">n</text:span></text:span><text:span text:style-name="T1072">e </text:span><text:span text:style-name="amh_5f_dev_5f_abbr"><text:span text:style-name="T1073">Christ</text:span></text:span><text:span text:style-name="T1073">i ac beate Matris ei</text:span><text:span text:style-name="amh_5f_dev_5f_abbr"><text:span text:style-name="T1073">us</text:span></text:span><text:span text:style-name="T1073"> </text:span><text:span text:style-name="T1074">discip</text:span><text:span text:style-name="amh_5f_dev_5f_abbr"><text:span text:style-name="T1074">u</text:span></text:span><text:span text:style-name="T1074">lor</text:span><text:span text:style-name="amh_5f_dev_5f_abbr"><text:span text:style-name="T1074">um</text:span></text:span><text:span text:style-name="T1075">q</text:span><text:span text:style-name="amh_5f_dev_5f_abbr"><text:span text:style-name="T1075">ue</text:span></text:span><text:span text:style-name="T1075">, plura loca sa</text:span><text:span text:style-name="amh_5f_dev_5f_abbr"><text:span text:style-name="T1075">n</text:span></text:span><text:span text:style-name="T1075">ctificata </text:span><text:span text:style-name="T1076">su</text:span><text:span text:style-name="amh_5f_dev_5f_abbr"><text:span text:style-name="T1076">n</text:span></text:span><text:span text:style-name="T1076">t, p</text:span><text:span text:style-name="amh_5f_dev_5f_abbr"><text:span text:style-name="T1076">re</text:span></text:span><text:span text:style-name="T1076">cipue </text:span><text:span text:style-name="T1077">q</text:span><text:span text:style-name="amh_5f_dev_5f_abbr"><text:span text:style-name="T1077">u</text:span></text:span><text:span text:style-name="T1077">ia </text:span><text:span text:style-name="T1078">in certo loco hui</text:span><text:span text:style-name="amh_5f_dev_5f_abbr"><text:span text:style-name="T1078">us</text:span></text:span><text:span text:style-name="T1078"> </text:span><text:span text:style-name="T1079">mo</text:span><text:span text:style-name="amh_5f_dev_5f_abbr"><text:span text:style-name="T1079">n</text:span></text:span><text:span text:style-name="T1079">tis fili</text:span><text:span text:style-name="amh_5f_dev_5f_abbr"><text:span text:style-name="T1079">us</text:span></text:span><text:span text:style-name="T1079"> Dei </text:span><text:span text:style-name="T1080">pasca cu</text:span><text:span text:style-name="amh_5f_dev_5f_abbr"><text:span text:style-name="T1080">m</text:span></text:span><text:span text:style-name="T1080"> discipulis suis celebrauit, </text:span><text:span text:style-name="T1081">sa</text:span><text:span text:style-name="amh_5f_dev_5f_abbr"><text:span text:style-name="T1081">n</text:span></text:span><text:span text:style-name="T1081">ctissimu</text:span><text:span text:style-name="amh_5f_dev_5f_abbr"><text:span text:style-name="T1081">m</text:span></text:span><text:span text:style-name="T1081"> suu</text:span><text:span text:style-name="amh_5f_dev_5f_abbr"><text:span text:style-name="T1081">m</text:span></text:span><text:span text:style-name="T1081"> corp</text:span><text:span text:style-name="amh_5f_dev_5f_abbr"><text:span text:style-name="T1081">us</text:span></text:span><text:span text:style-name="T1081"> et sanguine</text:span><text:span text:style-name="amh_5f_dev_5f_abbr"><text:span text:style-name="T1081">m</text:span></text:span><text:span text:style-name="T1081"> co</text:span><text:span text:style-name="amh_5f_dev_5f_abbr"><text:span text:style-name="T1081">n</text:span></text:span><text:span text:style-name="T1081">secratu</text:span><text:span text:style-name="amh_5f_dev_5f_abbr"><text:span text:style-name="T1081">m</text:span></text:span><text:span text:style-name="T1081"> discipulis tribuit, nouu</text:span><text:span text:style-name="amh_5f_dev_5f_abbr"><text:span text:style-name="T1081">m</text:span></text:span><text:span text:style-name="T1081"> testame</text:span><text:span text:style-name="amh_5f_dev_5f_abbr"><text:span text:style-name="T1081">n</text:span></text:span><text:span text:style-name="T1081">tu</text:span><text:span text:style-name="amh_5f_dev_5f_abbr"><text:span text:style-name="T1081">m</text:span></text:span><text:span text:style-name="T1081"> co</text:span><text:span text:style-name="amh_5f_dev_5f_abbr"><text:span text:style-name="T1081">n</text:span></text:span><text:span text:style-name="T1081">didit, et Iuda</text:span><text:span text:style-name="amh_5f_dev_5f_abbr"><text:span text:style-name="T1081">s</text:span></text:span><text:span text:style-name="T1081"> </text:span><text:span text:style-name="amh_5f_dev_5f_abbr"><text:span text:style-name="T1081">pro</text:span></text:span><text:span text:style-name="T1081">dito</text:span><text:span text:style-name="T1082">re</text:span><text:span text:style-name="amh_5f_dev_5f_abbr"><text:span text:style-name="T1082">m</text:span></text:span><text:span text:style-name="T1082"> </text:span><text:span text:style-name="T1083">sente</text:span><text:span text:style-name="amh_5f_dev_5f_abbr"><text:span text:style-name="T1083">n</text:span></text:span><text:span text:style-name="T1083">tiando notauit, dilectissim</text:span><text:span text:style-name="amh_5f_dev_5f_abbr"><text:span text:style-name="T1083">us</text:span></text:span><text:span text:style-name="T1083"> ille discipul</text:span><text:span text:style-name="amh_5f_dev_5f_abbr"><text:span text:style-name="T1083">us</text:span></text:span><text:span text:style-name="T1083"> supra pect</text:span><text:span text:style-name="amh_5f_dev_5f_abbr"><text:span text:style-name="T1083">us</text:span></text:span><text:span text:style-name="T1083"> d</text:span><text:span text:style-name="amh_5f_dev_5f_abbr"><text:span text:style-name="T1083">omi</text:span></text:span><text:span text:style-name="T1083">ni recubuit, ubi secretoru</text:span><text:span text:style-name="amh_5f_dev_5f_abbr"><text:span text:style-name="T1083">m</text:span></text:span><text:span text:style-name="T1083"> celestiu</text:span><text:span text:style-name="amh_5f_dev_5f_abbr"><text:span text:style-name="T1083">m</text:span></text:span><text:span text:style-name="T1083"> </text:span><text:span text:style-name="T1084">altas hausit sente</text:span><text:span text:style-name="amh_5f_dev_5f_abbr"><text:span text:style-name="T1084">n</text:span></text:span><text:span text:style-name="T1084">tias postmodu</text:span><text:span text:style-name="amh_5f_dev_5f_abbr"><text:span text:style-name="T1084">m</text:span></text:span><text:span text:style-name="T1084"> credentib</text:span><text:span text:style-name="amh_5f_dev_5f_abbr"><text:span text:style-name="T1084">us</text:span></text:span><text:span text:style-name="T1084"> fidelit</text:span><text:span text:style-name="amh_5f_dev_5f_abbr"><text:span text:style-name="T1084">er</text:span></text:span><text:span text:style-name="T1084"> et cautissime </text:span><text:span text:style-name="T1085">s</text:span><text:span text:style-name="amh_5f_dev_5f_abbr"><text:span text:style-name="T1085">ecundu</text:span></text:span><text:span text:style-name="T1085">m </text:span><text:span text:style-name="T1086">salutis n</text:span><text:span text:style-name="amh_5f_dev_5f_abbr"><text:span text:style-name="T1086">ost</text:span></text:span><text:span text:style-name="T1086">re exigentia</text:span><text:span text:style-name="amh_5f_dev_5f_abbr"><text:span text:style-name="T1086">m</text:span></text:span><text:span text:style-name="T1086"> </text:span><text:span text:style-name="T1087">diligendas. </text:span><text:span text:style-name="T1088">In hoc etia</text:span><text:span text:style-name="amh_5f_dev_5f_abbr"><text:span text:style-name="T1088">m</text:span></text:span><text:span text:style-name="T1088"> monte </text:span><text:span text:style-name="amh_5f_dev_5f_abbr"><text:span text:style-name="T1088">Christu</text:span></text:span><text:span text:style-name="T1088">s D</text:span><text:span text:style-name="amh_5f_dev_5f_abbr"><text:span text:style-name="T1088">omi</text:span></text:span><text:span text:style-name="T1088">n</text:span><text:span text:style-name="amh_5f_dev_5f_abbr"><text:span text:style-name="T1088">u</text:span></text:span><text:span text:style-name="T1088">s discipuloru</text:span><text:span text:style-name="amh_5f_dev_5f_abbr"><text:span text:style-name="T1088">m</text:span></text:span><text:span text:style-name="T1088"> magister pedes lauit et lintheo p</text:span><text:span text:style-name="amh_5f_dev_5f_abbr"><text:span text:style-name="T1088">re</text:span></text:span><text:span text:style-name="T1088">cinct</text:span><text:span text:style-name="amh_5f_dev_5f_abbr"><text:span text:style-name="T1088">us</text:span></text:span><text:span text:style-name="T1088"> tersit, i</text:span><text:span text:style-name="amh_5f_dev_5f_abbr"><text:span text:style-name="T1088">n</text:span></text:span><text:span text:style-name="T1088"> caritate ita fu</text:span><text:span text:style-name="amh_5f_dev_5f_abbr"><text:span text:style-name="T1088">n</text:span></text:span><text:span text:style-name="T1088">damentu</text:span><text:span text:style-name="amh_5f_dev_5f_abbr"><text:span text:style-name="T1088">m</text:span></text:span><text:span text:style-name="T1088"> </text:span><text:span text:style-name="amh_5f_dev_5f_abbr"><text:span text:style-name="T1088">et</text:span></text:span><text:span text:style-name="T1088"> </text:span><text:span text:style-name="amh_5f_dev_5f_abbr"><text:span text:style-name="T1088">con</text:span></text:span><text:span text:style-name="T1088">su</text:span><text:span text:style-name="amh_5f_dev_5f_abbr"><text:span text:style-name="T1088">m</text:span></text:span><text:span text:style-name="T1088">mat</text:span><text:span text:style-name="amh_5f_dev_5f_abbr"><text:span text:style-name="T1088">i</text:span></text:span><text:span text:style-name="T1088">o</text:span><text:span text:style-name="amh_5f_dev_5f_abbr"><text:span text:style-name="T1088">n</text:span></text:span><text:span text:style-name="T1088">em fidei </text:span><text:span text:style-name="T1089">solidauit. </text:span><text:span text:style-name="T1090">I</text:span><text:span text:style-name="amh_5f_dev_5f_abbr"><text:span text:style-name="T1090">n</text:span></text:span><text:span text:style-name="T1090"> hoc monte post morte</text:span><text:span text:style-name="amh_5f_dev_5f_abbr"><text:span text:style-name="T1090">m</text:span></text:span><text:span text:style-name="T1090"> </text:span><text:span text:style-name="amh_5f_dev_5f_abbr"><text:span text:style-name="T1090">Christ</text:span></text:span><text:span text:style-name="T1090">i </text:span><text:span text:style-name="T1091">discip</text:span><text:span text:style-name="amh_5f_dev_5f_abbr"><text:span text:style-name="T1091">u</text:span></text:span><text:span text:style-name="T1091">li cu</text:span><text:span text:style-name="amh_5f_dev_5f_abbr"><text:span text:style-name="T1091">m</text:span></text:span><text:span text:style-name="T1091"> Matre Ih</text:span><text:span text:style-name="amh_5f_dev_5f_abbr"><text:span text:style-name="T1091">es</text:span></text:span><text:span text:style-name="T1091">u deuotissime </text:span><text:span text:style-name="amh_5f_dev_5f_abbr"><text:span text:style-name="T1091">per</text:span></text:span><text:span text:style-name="T1091">sistebant in or</text:span><text:span text:style-name="amh_5f_dev_5f_abbr"><text:span text:style-name="T1091">ati</text:span></text:span><text:span text:style-name="T1091">o</text:span><text:span text:style-name="amh_5f_dev_5f_abbr"><text:span text:style-name="T1091">n</text:span></text:span><text:span text:style-name="T1091">ibus. </text:span><text:span text:style-name="T1092">E</text:span><text:span text:style-name="T1093">t i</text:span><text:span text:style-name="amh_5f_dev_5f_abbr"><text:span text:style-name="T1093">n</text:span></text:span><text:span text:style-name="T1093"> hoc </text:span><text:span text:style-name="T1094">monte post resurrectione</text:span><text:span text:style-name="amh_5f_dev_5f_abbr"><text:span text:style-name="T1094">m</text:span></text:span><text:span text:style-name="T1094"> </text:span><text:span text:style-name="amh_5f_dev_5f_abbr"><text:span text:style-name="T1094">Christu</text:span></text:span><text:span text:style-name="T1094">s discip</text:span><text:span text:style-name="amh_5f_dev_5f_abbr"><text:span text:style-name="T1094">u</text:span></text:span><text:span text:style-name="T1094">lis apparuit clausi</text:span><text:span text:style-name="T1095">s</text:span><text:span text:style-name="T1094"> ianuis </text:span><text:span text:style-name="amh_5f_dev_5f_abbr"><text:span text:style-name="T1095">et</text:span></text:span><text:span text:style-name="T1095"> i</text:span><text:span text:style-name="amh_5f_dev_5f_abbr"><text:span text:style-name="T1095">n</text:span></text:span><text:span text:style-name="T1095"> hoc se palpabile</text:span><text:span text:style-name="amh_5f_dev_5f_abbr"><text:span text:style-name="T1095">m</text:span></text:span><text:span text:style-name="T1095"> tribuit non credenti. </text:span><text:span text:style-name="T1096">In hoc etia</text:span><text:span text:style-name="amh_5f_dev_5f_abbr"><text:span text:style-name="T1096">m</text:span></text:span><text:span text:style-name="T1096"> </text:span><text:span text:style-name="T1097">monte</text:span><text:span text:style-name="T1096"> die Pe</text:span><text:span text:style-name="amh_5f_dev_5f_abbr"><text:span text:style-name="T1096">n</text:span></text:span><text:span text:style-name="T1096">tecostes, Sp</text:span><text:span text:style-name="amh_5f_dev_5f_abbr"><text:span text:style-name="T1096">iritu</text:span></text:span><text:span text:style-name="T1096">s S</text:span><text:span text:style-name="amh_5f_dev_5f_abbr"><text:span text:style-name="T1096">an</text:span></text:span><text:span text:style-name="T1096">ct</text:span><text:span text:style-name="amh_5f_dev_5f_abbr"><text:span text:style-name="T1096">u</text:span></text:span><text:span text:style-name="T1096">s in discipulos adue</text:span><text:span text:style-name="amh_5f_dev_5f_abbr"><text:span text:style-name="T1096">n</text:span></text:span><text:span text:style-name="T1096">it, </text:span><text:span text:style-name="T1098">linguis igneis </text:span><text:span text:style-name="T1099">dispertitis in ip</text:span><text:span text:style-name="amh_5f_dev_5f_abbr"><text:span text:style-name="T1099">s</text:span></text:span><text:span text:style-name="T1099">is ac dona carismatis </text:span><text:span text:style-name="T1100">diuini</text:span><text:span text:style-name="T1099"> i</text:span><text:span text:style-name="amh_5f_dev_5f_abbr"><text:span text:style-name="T1099">m</text:span></text:span><text:span text:style-name="T1099">partiens. </text:span><text:span text:style-name="T1101">In hoc monte post </text:span><text:span text:style-name="amh_5f_dev_5f_abbr"><text:span text:style-name="T1101">Christ</text:span></text:span><text:span text:style-name="T1101">i asce</text:span><text:span text:style-name="amh_5f_dev_5f_abbr"><text:span text:style-name="T1101">n</text:span></text:span><text:span text:style-name="T1101">sione</text:span><text:span text:style-name="amh_5f_dev_5f_abbr"><text:span text:style-name="T1101">m</text:span></text:span><text:span text:style-name="T1101">, </text:span><text:span text:style-name="T1102">beata Dei genitrix morata est et tandem ibi decedens in celeste soliu</text:span><text:span text:style-name="amh_5f_dev_5f_abbr"><text:span text:style-name="T1102">m</text:span></text:span><text:span text:style-name="T1102"> sp</text:span><text:span text:style-name="amh_5f_dev_5f_abbr"><text:span text:style-name="T1102">irit</text:span></text:span><text:span text:style-name="T1102">u </text:span><text:span text:style-name="amh_5f_dev_5f_abbr"><text:span text:style-name="T1102">et</text:span></text:span><text:span text:style-name="T1102"> corpore a filio assu</text:span><text:span text:style-name="amh_5f_dev_5f_abbr"><text:span text:style-name="T1102">m</text:span></text:span><text:span text:style-name="T1102">pta est.</text:span></text:p>
      <text:p text:style-name="P62">Item <text:span text:style-name="amh_5f_dev_5f_abbr">et</text:span> <text:span text:style-name="amh_5f_dev_5f_abbr">in</text:span> hoc <text:span text:style-name="T1103">monte lapis ille magn</text:span><text:span text:style-name="amh_5f_dev_5f_abbr"><text:span text:style-name="T1103">us</text:span></text:span><text:span text:style-name="T1103"> </text:span><text:span text:style-name="T1104">ualde </text:span><text:span text:style-name="T1105">ostendit</text:span><text:span text:style-name="amh_5f_dev_5f_abbr"><text:span text:style-name="T1105">u</text:span></text:span><text:span text:style-name="T1105">r, </text:span><text:span text:style-name="T1106">q</text:span><text:span text:style-name="amh_5f_dev_5f_abbr"><text:span text:style-name="T1106">u</text:span></text:span><text:span text:style-name="T1106">i deuolut</text:span><text:span text:style-name="amh_5f_dev_5f_abbr"><text:span text:style-name="T1106">us</text:span></text:span><text:span text:style-name="T1106"> erat ab hostio monumenti. </text:span><text:span text:style-name="amh_5f_lettre_5f_rubriquee">I</text:span><text:span text:style-name="T1107">n monte etia</text:span><text:span text:style-name="amh_5f_dev_5f_abbr"><text:span text:style-name="T1107">m</text:span></text:span><text:span text:style-name="T1107"> Sion Iacob</text:span><text:span text:style-name="amh_5f_dev_5f_abbr"><text:span text:style-name="T1107">us</text:span></text:span><text:span text:style-name="T1107"> maior decollat</text:span><text:span text:style-name="amh_5f_dev_5f_abbr"><text:span text:style-name="T1107">u</text:span></text:span><text:span text:style-name="T1107">r, ubi </text:span><text:span text:style-name="T1108">p</text:span><text:span text:style-name="amh_5f_dev_5f_abbr"><text:span text:style-name="T1108">u</text:span></text:span><text:span text:style-name="T1108">lcra est eccl</text:span><text:span text:style-name="amh_5f_dev_5f_abbr"><text:span text:style-name="T1108">esi</text:span></text:span><text:span text:style-name="T1108">a, </text:span><text:span text:style-name="T1109">et h</text:span><text:span text:style-name="T1110">e</text:span><text:span text:style-name="T1109">c sola est eccl</text:span><text:span text:style-name="amh_5f_dev_5f_abbr"><text:span text:style-name="T1109">esi</text:span></text:span><text:span text:style-name="T1109">a notabilis ad fide</text:span><text:span text:style-name="amh_5f_dev_5f_abbr"><text:span text:style-name="T1109">m</text:span></text:span><text:span text:style-name="T1109"> romane eccl</text:span><text:span text:style-name="amh_5f_dev_5f_abbr"><text:span text:style-name="T1109">esi</text:span></text:span><text:span text:style-name="T1109">e spectans, cu</text:span><text:span text:style-name="amh_5f_dev_5f_abbr"><text:span text:style-name="T1109">m</text:span></text:span><text:span text:style-name="T1109"> t</text:span><text:span text:style-name="amh_5f_dev_5f_abbr"><text:span text:style-name="T1109">ame</text:span></text:span><text:span text:style-name="T1109">n Ihrosolimis sint multe eccl</text:span><text:span text:style-name="amh_5f_dev_5f_abbr"><text:span text:style-name="T1109">esi</text:span></text:span><text:span text:style-name="T1109">e </text:span><text:span text:style-name="amh_5f_dev_5f_abbr"><text:span text:style-name="T1109">christ</text:span></text:span><text:span text:style-name="T1109">ianoru</text:span><text:span text:style-name="amh_5f_dev_5f_abbr"><text:span text:style-name="T1109">m</text:span></text:span><text:span text:style-name="T1109"> scismaticoru</text:span><text:span text:style-name="amh_5f_dev_5f_abbr"><text:span text:style-name="T1109">m</text:span></text:span><text:span text:style-name="T1109"> </text:span><text:span text:style-name="T1111">su</text:span><text:span text:style-name="amh_5f_dev_5f_abbr"><text:span text:style-name="T1111">m</text:span></text:span><text:span text:style-name="T1111">mo po</text:span><text:span text:style-name="amh_5f_dev_5f_abbr"><text:span text:style-name="T1111">n</text:span></text:span><text:span text:style-name="T1111">tific</text:span><text:span text:style-name="T1112">i</text:span><text:span text:style-name="T1111"> </text:span><text:span text:style-name="T1112">n</text:span><text:span text:style-name="T1113">on obedientes, et ip</text:span><text:span text:style-name="amh_5f_dev_5f_abbr"><text:span text:style-name="T1113">s</text:span></text:span><text:span text:style-name="T1113">i int</text:span><text:span text:style-name="amh_5f_dev_5f_abbr"><text:span text:style-name="T1113">er</text:span></text:span><text:span text:style-name="T1113"> se diu</text:span><text:span text:style-name="amh_5f_dev_5f_abbr"><text:span text:style-name="T1113">er</text:span></text:span><text:span text:style-name="T1113">sis he</text:span><text:span text:style-name="amh_5f_dev_5f_abbr"><text:span text:style-name="T1113">re</text:span></text:span><text:span text:style-name="T1113">sibus ac scismatib</text:span><text:span text:style-name="amh_5f_dev_5f_abbr"><text:span text:style-name="T1113">us</text:span></text:span><text:span text:style-name="T1113"> </text:span><text:span text:style-name="T1114">su</text:span><text:span text:style-name="amh_5f_dev_5f_abbr"><text:span text:style-name="T1114">n</text:span></text:span><text:span text:style-name="T1114">t diuisi. </text:span><text:span text:style-name="T1115">Secte </text:span><text:span text:style-name="amh_5f_dev_5f_abbr"><text:span text:style-name="T1115">et</text:span></text:span><text:span text:style-name="T1115"> eni</text:span><text:span text:style-name="amh_5f_dev_5f_abbr"><text:span text:style-name="T1115">m</text:span></text:span><text:span text:style-name="T1115"> m</text:span><text:span text:style-name="amh_5f_dev_5f_abbr"><text:span text:style-name="T1115">u</text:span></text:span><text:span text:style-name="T1115">lte </text:span><text:span text:style-name="T1116">su</text:span><text:span text:style-name="amh_5f_dev_5f_abbr"><text:span text:style-name="T1116">n</text:span></text:span><text:span text:style-name="T1116">t </text:span><text:span text:style-name="amh_5f_foliotation"><text:span text:style-name="T1117">[f. 238v]</text:span></text:span><text:span text:style-name="T1117"> </text:span><text:span text:style-name="amh_5f_dev_5f_abbr"><text:span text:style-name="T1118">christ</text:span></text:span><text:span text:style-name="T1118">ianoru</text:span><text:span text:style-name="amh_5f_dev_5f_abbr"><text:span text:style-name="T1118">m</text:span></text:span><text:span text:style-name="T1118"> </text:span><text:span text:style-name="T1119">in hiis ultramarinis </text:span><text:span text:style-name="T1120">partib</text:span><text:span text:style-name="amh_5f_dev_5f_abbr"><text:span text:style-name="T1120">us</text:span></text:span><text:span text:style-name="T1120"> </text:span><text:span text:style-name="T1121">ritib</text:span><text:span text:style-name="amh_5f_dev_5f_abbr"><text:span text:style-name="T1121">us</text:span></text:span><text:span text:style-name="T1121"> ac morib</text:span><text:span text:style-name="amh_5f_dev_5f_abbr"><text:span text:style-name="T1121">us</text:span></text:span><text:span text:style-name="T1121"> diu</text:span><text:span text:style-name="amh_5f_dev_5f_abbr"><text:span text:style-name="T1121">er</text:span></text:span><text:span text:style-name="T1122">s</text:span><text:span text:style-name="T1121">is discrepantes. </text:span><text:span text:style-name="T1123">Su</text:span><text:span text:style-name="amh_5f_dev_5f_abbr"><text:span text:style-name="T1123">n</text:span></text:span><text:span text:style-name="T1123">t eni</text:span><text:span text:style-name="amh_5f_dev_5f_abbr"><text:span text:style-name="T1123">m</text:span></text:span><text:span text:style-name="T1123"> Greci, Ariani, Suriani, </text:span><text:span text:style-name="T1124">nestorini, iacobite, </text:span><text:span text:style-name="amh_5f_dev_5f_abbr"><text:span text:style-name="T1124">christ</text:span></text:span><text:span text:style-name="T1124">iani ci</text:span><text:span text:style-name="amh_5f_dev_5f_abbr"><text:span text:style-name="T1124">n</text:span></text:span><text:span text:style-name="T1124">ct</text:span><text:span text:style-name="T1122">i</text:span><text:span text:style-name="T1125">n</text:span><text:span text:style-name="T1124">i, Nubiani, Ethiopes, Indici in</text:span><text:span text:style-name="T1126">ficeri</text:span><text:span text:style-name="T1124"> Ioha</text:span><text:span text:style-name="amh_5f_dev_5f_abbr"><text:span text:style-name="T1124">n</text:span></text:span><text:span text:style-name="T1124">ni</text:span><text:span text:style-name="T1126">s</text:span><text:span text:style-name="T1124">, fide</text:span><text:span text:style-name="amh_5f_dev_5f_abbr"><text:span text:style-name="T1124">m</text:span></text:span><text:span text:style-name="T1124"> tene</text:span><text:span text:style-name="amh_5f_dev_5f_abbr"><text:span text:style-name="T1124">n</text:span></text:span><text:span text:style-name="T1124">tes et Gorgiani q</text:span><text:span text:style-name="amh_5f_dev_5f_abbr"><text:span text:style-name="T1124">u</text:span></text:span><text:span text:style-name="T1124">oru</text:span><text:span text:style-name="amh_5f_dev_5f_abbr"><text:span text:style-name="T1124">m</text:span></text:span><text:span text:style-name="T1124"> </text:span><text:span text:style-name="T1127">fide</text:span><text:span text:style-name="amh_5f_dev_5f_abbr"><text:span text:style-name="T1127">m</text:span></text:span><text:span text:style-name="T1127"> modu</text:span><text:span text:style-name="amh_5f_dev_5f_abbr"><text:span text:style-name="T1127">m</text:span></text:span><text:span text:style-name="T1127">q</text:span><text:span text:style-name="amh_5f_dev_5f_abbr"><text:span text:style-name="T1127">ue</text:span></text:span><text:span text:style-name="T1127"> uiue</text:span><text:span text:style-name="amh_5f_dev_5f_abbr"><text:span text:style-name="T1127">n</text:span></text:span><text:span text:style-name="T1127">di ac errores </text:span><text:span text:style-name="T1128">describe</text:span><text:span text:style-name="amh_5f_dev_5f_abbr"><text:span text:style-name="T1128">re</text:span></text:span><text:span text:style-name="T1128"> longu</text:span><text:span text:style-name="amh_5f_dev_5f_abbr"><text:span text:style-name="T1128">m</text:span></text:span><text:span text:style-name="T1128"> </text:span><text:span text:style-name="T1129">e</text:span><text:span text:style-name="amh_5f_dev_5f_abbr"><text:span text:style-name="T1129">ss</text:span></text:span><text:span text:style-name="T1129">et, </text:span><text:span text:style-name="T1126">s</text:span><text:span text:style-name="amh_5f_dev_5f_abbr"><text:span text:style-name="T1126">ed</text:span></text:span><text:span text:style-name="T1130"> totu</text:span><text:span text:style-name="amh_5f_dev_5f_abbr"><text:span text:style-name="T1130">m</text:span></text:span><text:span text:style-name="T1130"> h</text:span><text:span text:style-name="amh_5f_dev_5f_abbr"><text:span text:style-name="T1130">ab</text:span></text:span><text:span text:style-name="T1130">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0">Decreto</text:span><office:annotation-end office:name="__Annotation__1220156_795745463"/><text:span text:style-name="T1131"> </text:span><text:span text:style-name="amh_5f_nombre_5f_romain"><text:span text:style-name="T1130">xx</text:span></text:span><text:span text:style-name="T1130">. </text:span><text:span text:style-name="T1132">Ceteru</text:span><text:span text:style-name="amh_5f_dev_5f_abbr"><text:span text:style-name="T1132">m</text:span></text:span><text:span text:style-name="T1132"> </text:span><text:span text:style-name="T1133">pauca </text:span><text:span text:style-name="T1134">q</text:span><text:span text:style-name="amh_5f_dev_5f_abbr"><text:span text:style-name="T1134">ue</text:span></text:span><text:span text:style-name="T1134"> in Ih</text:span><text:span text:style-name="amh_5f_dev_5f_abbr"><text:span text:style-name="T1134">e</text:span></text:span><text:span text:style-name="T1134">r</text:span><text:span text:style-name="amh_5f_dev_5f_abbr"><text:span text:style-name="T1134">usa</text:span></text:span><text:span text:style-name="T1134">l</text:span><text:span text:style-name="amh_5f_dev_5f_abbr"><text:span text:style-name="T1134">e</text:span></text:span><text:span text:style-name="T1134">m </text:span><text:span text:style-name="amh_5f_dev_5f_abbr"><text:span text:style-name="T1135">et</text:span></text:span><text:span text:style-name="T1135"> terra s</text:span><text:span text:style-name="amh_5f_dev_5f_abbr"><text:span text:style-name="T1135">an</text:span></text:span><text:span text:style-name="T1135">cta ab quinto a</text:span><text:span text:style-name="amh_5f_dev_5f_abbr"><text:span text:style-name="T1135">ut</text:span></text:span><text:span text:style-name="T1135"> </text:span><text:span text:style-name="amh_5f_dev_5f_abbr"><text:span text:style-name="T1135">Christ</text:span></text:span><text:span text:style-name="T1135">o usq</text:span><text:span text:style-name="amh_5f_dev_5f_abbr"><text:span text:style-name="T1135">ue</text:span></text:span><text:span text:style-name="T1135"> nu</text:span><text:span text:style-name="amh_5f_dev_5f_abbr"><text:span text:style-name="T1135">n</text:span></text:span><text:span text:style-name="T1135">c Dei dispe</text:span><text:span text:style-name="amh_5f_dev_5f_abbr"><text:span text:style-name="T1135">n</text:span></text:span><text:span text:style-name="T1135">sante </text:span><text:span text:style-name="amh_5f_dev_5f_abbr"><text:span text:style-name="T1135">pro</text:span></text:span><text:span text:style-name="T1135">uidentia facta su</text:span><text:span text:style-name="amh_5f_dev_5f_abbr"><text:span text:style-name="T1135">n</text:span></text:span><text:span text:style-name="T1135">t </text:span><text:span text:style-name="amh_5f_dev_5f_abbr"><text:span text:style-name="T1135">et</text:span></text:span><text:span text:style-name="T1135"> ostensa plus notabilia ob legentiu</text:span><text:span text:style-name="amh_5f_dev_5f_abbr"><text:span text:style-name="T1135">m</text:span></text:span><text:span text:style-name="T1135"> deuotione</text:span><text:span text:style-name="amh_5f_dev_5f_abbr"><text:span text:style-name="T1135">m</text:span></text:span><text:span text:style-name="T1135"> hic narro. Singula uero </text:span><text:span text:style-name="T1136">magnalia Dei q</text:span><text:span text:style-name="amh_5f_dev_5f_abbr"><text:span text:style-name="T1136">u</text:span></text:span><text:span text:style-name="T1136">i scire uolu</text:span><text:span text:style-name="amh_5f_dev_5f_abbr"><text:span text:style-name="T1136">er</text:span></text:span><text:span text:style-name="T1136">it, opportet ut latas sacre </text:span><text:span text:style-name="T1137">pagine </text:span><text:span text:style-name="T1138">historias </text:span><text:span text:style-name="T1139">scrutetur </text:span><text:span text:style-name="T1140">quia sub hac breuitate itineris </text:span><text:span text:style-name="T1141">mei et </text:span><text:span text:style-name="T1142">p</text:span><text:span text:style-name="amh_5f_dev_5f_abbr"><text:span text:style-name="T1142">re</text:span></text:span><text:span text:style-name="T1142">sentis </text:span><text:span text:style-name="T1143">opusc</text:span><text:span text:style-name="amh_5f_dev_5f_abbr"><text:span text:style-name="T1143">u</text:span></text:span><text:span text:style-name="T1143">li </text:span><text:span text:style-name="T1144">minime </text:span><text:span text:style-name="T1145">adduci </text:span><text:span text:style-name="T1146">possunt </text:span><text:span text:style-name="amh_5f_dev_5f_abbr"><text:span text:style-name="T1147">et</text:span></text:span><text:span text:style-name="T1147"> c</text:span><text:span text:style-name="amh_5f_dev_5f_abbr"><text:span text:style-name="T1147">eter</text:span></text:span><text:span text:style-name="T1147">a</text:span><text:span text:style-name="T1146">.</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L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48">lustratis, </text:span><text:span text:style-name="T1149">restat </text:span><text:span text:style-name="amh_5f_dev_5f_abbr"><text:span text:style-name="T1150">et</text:span></text:span><text:span text:style-name="T1150"> m</text:span><text:span text:style-name="amh_5f_dev_5f_abbr"><text:span text:style-name="T1150">iser</text:span></text:span><text:span text:style-name="T1150">ito ut de monte Caluarie </text:span><text:span text:style-name="amh_5f_dev_5f_abbr"><text:span text:style-name="T1151">pro</text:span></text:span><text:span text:style-name="T1151">sequar et de sep</text:span><text:span text:style-name="amh_5f_dev_5f_abbr"><text:span text:style-name="T1151">u</text:span></text:span><text:span text:style-name="T1151">lcro </text:span><text:span text:style-name="amh_5f_dev_5f_abbr"><text:span text:style-name="T1151">Christ</text:span></text:span><text:span text:style-name="T1151">i q</text:span><text:span text:style-name="amh_5f_dev_5f_abbr"><text:span text:style-name="T1151">u</text:span></text:span><text:span text:style-name="amh_5f_dev_5f_abbr"><text:span text:style-name="T1152">o</text:span></text:span><text:span text:style-name="T1152">d</text:span><text:span text:style-name="T1151"> in hac ciuitate finalit</text:span><text:span text:style-name="amh_5f_dev_5f_abbr"><text:span text:style-name="T1151">er</text:span></text:span><text:span text:style-name="T1151"> requirebam. </text:span><text:span text:style-name="T1153">Su</text:span><text:span text:style-name="amh_5f_dev_5f_abbr"><text:span text:style-name="T1153">n</text:span></text:span><text:span text:style-name="T1153">t </text:span><text:span text:style-name="amh_5f_dev_5f_abbr"><text:span text:style-name="T1153">i</text:span></text:span><text:span text:style-name="T1153">g</text:span><text:span text:style-name="amh_5f_dev_5f_abbr"><text:span text:style-name="T1153">itur</text:span></text:span><text:span text:style-name="T1153"> </text:span><text:span text:style-name="T1154">loca</text:span><text:span text:style-name="T1154"><text:note text:id="ftn115" text:note-class="footnote"><text:note-citation>115</text:note-citation><text:note-body><text:p text:style-name="amh_5f_note_5f_apparat">loca Li : predicta loca <text:span text:style-name="T1155">U </text:span>Wo <text:span text:style-name="T1156">Deluz</text:span></text:p></text:note-body></text:note></text:span><text:span text:style-name="T1154"> hec infra ciuitate</text:span><text:span text:style-name="amh_5f_dev_5f_abbr"><text:span text:style-name="T1154">m</text:span></text:span><text:span text:style-name="T1154"> Ih</text:span><text:span text:style-name="amh_5f_dev_5f_abbr"><text:span text:style-name="T1154">e</text:span></text:span><text:span text:style-name="T1154">r</text:span><text:span text:style-name="amh_5f_dev_5f_abbr"><text:span text:style-name="T1154">usa</text:span></text:span><text:span text:style-name="T1154">l</text:span><text:span text:style-name="amh_5f_dev_5f_abbr"><text:span text:style-name="T1154">e</text:span></text:span><text:span text:style-name="T1154">m </text:span><text:span text:style-name="T1157">licet</text:span><text:span text:style-name="T1157"><text:note text:id="ftn116" text:note-class="footnote"><text:note-citation>116</text:note-citation><text:note-body><text:p text:style-name="amh_5f_note_5f_apparat">licet Li : quamuis <text:span text:style-name="T1155">U </text:span>Wo <text:span text:style-name="T1158">Deluz</text:span></text:p></text:note-body></text:note></text:span><text:span text:style-name="T1157"> t</text:span><text:span text:style-name="amh_5f_dev_5f_abbr"><text:span text:style-name="T1157">em</text:span></text:span><text:span text:style-name="T1157">p</text:span><text:span text:style-name="amh_5f_dev_5f_abbr"><text:span text:style-name="T1157">or</text:span></text:span><text:span text:style-name="T1157">e </text:span><text:span text:style-name="T1159">crucifixionis </text:span><text:span text:style-name="T1160">extra ciuitate</text:span><text:span text:style-name="amh_5f_dev_5f_abbr"><text:span text:style-name="T1160">m</text:span></text:span><text:span text:style-name="T1160"> </text:span><text:span text:style-name="T1161">e</text:span><text:span text:style-name="amh_5f_dev_5f_abbr"><text:span text:style-name="T1161">ss</text:span></text:span><text:span text:style-name="T1161">ent</text:span><text:span text:style-name="T1161"><text:note text:id="ftn117" text:note-class="footnote"><text:note-citation>117</text:note-citation><text:note-body><text:p text:style-name="amh_5f_note_5f_apparat">essent Li <text:span text:style-name="T1162">Deluz</text:span> : era<text:span text:style-name="T1163">n</text:span>t Wo <text:span text:style-name="T1155">| fuerunt U</text:span></text:p></text:note-body></text:note></text:span><text:span text:style-name="T1161">, </text:span><text:span text:style-name="T1164">q</text:span><text:span text:style-name="amh_5f_dev_5f_abbr"><text:span text:style-name="T1164">u</text:span></text:span><text:span text:style-name="T1164">ia post </text:span><text:span text:style-name="T1165">destructione</text:span><text:span text:style-name="amh_5f_dev_5f_abbr"><text:span text:style-name="T1165">m</text:span></text:span><text:span text:style-name="T1165"> </text:span><text:span text:style-name="T1166">ciuitatis</text:span><text:span text:style-name="T1166"><text:note text:id="ftn118" text:note-class="footnote"><text:note-citation>118</text:note-citation><text:note-body><text:p text:style-name="amh_5f_note_5f_apparat">destructionem ciuitatis Li : destructionem Iherusalem U <text:span text:style-name="T1167">Wo</text:span> Deluz</text:p></text:note-body></text:note></text:span><text:span text:style-name="T1166"> </text:span><text:span text:style-name="T1168">facta</text:span><text:span text:style-name="amh_5f_dev_5f_abbr"><text:span text:style-name="T1168">m</text:span></text:span><text:span text:style-name="T1168"> </text:span><text:span text:style-name="amh_5f_dev_5f_abbr"><text:span text:style-name="T1168">per</text:span></text:span><text:span text:style-name="T1168"> Titu</text:span><text:span text:style-name="amh_5f_dev_5f_abbr"><text:span text:style-name="T1168">m</text:span></text:span><text:span text:style-name="T1168"> </text:span><text:span text:style-name="amh_5f_dev_5f_abbr"><text:span text:style-name="T1168">et</text:span></text:span><text:span text:style-name="T1168"> Vespasianu</text:span><text:span text:style-name="amh_5f_dev_5f_abbr"><text:span text:style-name="T1168">m</text:span></text:span><text:span text:style-name="amh_5f_dev_5f_abbr"><text:span text:style-name="T1168"><text:note text:id="ftn119" text:note-class="footnote"><text:note-citation>119</text:note-citation><text:note-body><text:p text:style-name="amh_5f_note_5f_apparat">per Titum et Vespasianum Li Wo Deluz : principes Romanorum add. U</text:p></text:note-body></text:note></text:span></text:span><text:span text:style-name="T1168"> </text:span><text:span text:style-name="T1169">in ei</text:span><text:span text:style-name="amh_5f_dev_5f_abbr"><text:span text:style-name="T1169">us</text:span></text:span><text:span text:style-name="T1169"> </text:span><text:span text:style-name="T1170">restaurat</text:span><text:span text:style-name="amh_5f_dev_5f_abbr"><text:span text:style-name="T1170">i</text:span></text:span><text:span text:style-name="T1170">o</text:span><text:span text:style-name="amh_5f_dev_5f_abbr"><text:span text:style-name="T1170">n</text:span></text:span><text:span text:style-name="T1170">e</text:span><text:span text:style-name="T1170"><text:note text:id="ftn120" text:note-class="footnote"><text:note-citation>120</text:note-citation><text:note-body><text:p text:style-name="amh_5f_note_5f_apparat">In eius restauratione Li : in restauratione eius postmodum <text:span text:style-name="T1171">U </text:span>Wo <text:span text:style-name="T1162">Deluz</text:span></text:p></text:note-body></text:note></text:span><text:span text:style-name="T1170"> </text:span><text:span text:style-name="amh_5f_dev_5f_abbr"><text:span text:style-name="T1172">per</text:span></text:span><text:span text:style-name="T1172"> Heliu</text:span><text:span text:style-name="amh_5f_dev_5f_abbr"><text:span text:style-name="T1172">m</text:span></text:span><text:span text:style-name="T1172"> Adrianu</text:span><text:span text:style-name="amh_5f_dev_5f_abbr"><text:span text:style-name="T1172">m</text:span></text:span><text:span text:style-name="T1172"> </text:span><text:span text:style-name="T1173">hec loca</text:span><text:span text:style-name="T1173"><text:note text:id="ftn121" text:note-class="footnote"><text:note-citation>121</text:note-citation><text:note-body><text:p text:style-name="amh_5f_note_5f_apparat">hec loca Li : <text:span text:style-name="T1174">loca crucifixionis et sepulchri intra ciuitatem </text:span><text:span text:style-name="T1171">U </text:span><text:span text:style-name="T1174">Wo Deluz</text:span></text:p></text:note-body></text:note></text:span><text:span text:style-name="T1173">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5">in</text:span><text:span text:style-name="T1176">clusa</text:span><text:span text:style-name="T1176"><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6"> sunt, in urbe </text:span><text:span text:style-name="T1177">ad septe</text:span><text:span text:style-name="amh_5f_dev_5f_abbr"><text:span text:style-name="T1177">n</text:span></text:span><text:span text:style-name="T1177">trion</text:span><text:span text:style-name="T1178">al</text:span><text:span text:style-name="T1177">e</text:span><text:span text:style-name="amh_5f_dev_5f_abbr"><text:span text:style-name="T1177">m</text:span></text:span><text:span text:style-name="T1177"> </text:span><text:span text:style-name="T1179">partem</text:span><text:span text:style-name="T1179"><text:note text:id="ftn123" text:note-class="footnote"><text:note-citation>123</text:note-citation><text:note-body><text:p text:style-name="amh_5f_note_5f_apparat"><text:span text:style-name="T1180">a</text:span>d septentrionalem partem Li : <text:span text:style-name="T1181">ad australem plagam U | ad septentrionalem plagam </text:span><text:span text:style-name="T1180">Wo</text:span><text:span text:style-name="T1181"> Deluz</text:span></text:p></text:note-body></text:note></text:span><text:span text:style-name="T1179"> </text:span><text:span text:style-name="T1175">quod</text:span><text:span text:style-name="amh_5f_dev_5f_abbr"><text:span text:style-name="T1175">dammod</text:span></text:span><text:span text:style-name="T1175">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2">dilatata</text:span><office:annotation-end office:name="__Annotation__59021_2353137619"/><text:note text:id="ftn124" text:note-class="footnote"><text:note-citation>124</text:note-citation><text:note-body><text:p text:style-name="P63"><text:span text:style-name="T1183">d</text:span>ilatata Deluz : delicate Li Wo | detracta U</text:p></text:note-body></text:note><text:span text:style-name="T1175">.</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4">choro </text:span><text:span text:style-name="T1185">uersus oriente</text:span><text:span text:style-name="amh_5f_dev_5f_abbr"><text:span text:style-name="T1185">m</text:span></text:span><text:span text:style-name="T1185"> in oblong</text:span><text:span text:style-name="T1186">u</text:span><text:span text:style-name="amh_5f_dev_5f_abbr"><text:span text:style-name="T1186">m</text:span></text:span><text:span text:style-name="T1185"> figure </text:span><text:span text:style-name="T1187">dicte </text:span><text:span text:style-name="T1188">circulari. </text:span><text:span text:style-name="T1189">Q</text:span><text:span text:style-name="amh_5f_dev_5f_abbr"><text:span text:style-name="T1190">ue</text:span></text:span><text:span text:style-name="T1190"> deuotissima eccl</text:span><text:span text:style-name="amh_5f_dev_5f_abbr"><text:span text:style-name="T1190">esi</text:span></text:span><text:span text:style-name="T1190">a </text:span><text:span text:style-name="T1191">plu</text:span><text:span text:style-name="amh_5f_dev_5f_abbr"><text:span text:style-name="T1191">m</text:span></text:span><text:span text:style-name="T1191">bo cooperta </text:span><text:span text:style-name="T1192">ad occidente</text:span><text:span text:style-name="amh_5f_dev_5f_abbr"><text:span text:style-name="T1192">m</text:span></text:span><text:span text:style-name="T1192"> </text:span><text:span text:style-name="T1189">de </text:span><text:span text:style-name="T1193">sectis lapidib</text:span><text:span text:style-name="amh_5f_dev_5f_abbr"><text:span text:style-name="T1193">us</text:span></text:span><text:span text:style-name="T1193"> </text:span><text:span text:style-name="T1194">turrim h</text:span><text:span text:style-name="amh_5f_dev_5f_abbr"><text:span text:style-name="T1194">abe</text:span></text:span><text:span text:style-name="T1194">t. </text:span><text:span text:style-name="amh_5f_lettre_5f_rubriquee">I</text:span><text:span text:style-name="T1195">n su</text:span><text:span text:style-name="amh_5f_dev_5f_abbr"><text:span text:style-name="T1195">m</text:span></text:span><text:span text:style-name="T1195">mitate </text:span><text:span text:style-name="T1196">uero </text:span><text:span text:style-name="T1197">ip</text:span><text:span text:style-name="amh_5f_dev_5f_abbr"><text:span text:style-name="T1197">s</text:span></text:span><text:span text:style-name="T1197">a </text:span><text:span text:style-name="T1198">eccl</text:span><text:span text:style-name="amh_5f_dev_5f_abbr"><text:span text:style-name="T1198">esi</text:span></text:span><text:span text:style-name="T1198">a </text:span><text:span text:style-name="T1199">uersus celu</text:span><text:span text:style-name="amh_5f_dev_5f_abbr"><text:span text:style-name="T1199">m</text:span></text:span><text:span text:style-name="T1199"> </text:span><text:span text:style-name="T1200">cooperta </text:span><text:span text:style-name="T1201">non est, circulo </text:span><text:span text:style-name="T1202">magno patulo ex</text:span><text:span text:style-name="amh_5f_dev_5f_abbr"><text:span text:style-name="T1202">iste</text:span></text:span><text:span text:style-name="T1202">nte </text:span><text:span text:style-name="T1203">celestis lu</text:span><text:span text:style-name="amh_5f_dev_5f_abbr"><text:span text:style-name="T1203">min</text:span></text:span><text:span text:style-name="T1203">is clariori </text:span><text:span text:style-name="T1204">reception</text:span><text:span text:style-name="T1205">i. </text:span><text:span text:style-name="T1206">Et sub </text:span><text:span text:style-name="T1207">hoc circulo </text:span><text:span text:style-name="T1186">i</text:span><text:span text:style-name="amh_5f_dev_5f_abbr"><text:span text:style-name="T1208">n</text:span></text:span><text:span text:style-name="T1208"> medio </text:span><text:span text:style-name="T1209">scilicet </text:span><text:span text:style-name="T1210">ecclesia </text:span><text:span text:style-name="T1211">parua </text:span><text:span text:style-name="T1212">domu</text:span><text:span text:style-name="amh_5f_dev_5f_abbr"><text:span text:style-name="T1212">n</text:span></text:span><text:span text:style-name="T1212">cula </text:span><text:span text:style-name="T1213">est in qua</text:span><text:span text:style-name="amh_5f_dev_5f_abbr"><text:span text:style-name="T1213">m</text:span></text:span><text:span text:style-name="T1213">, </text:span><text:span text:style-name="amh_5f_dev_5f_abbr"><text:span text:style-name="T1213">pro</text:span></text:span><text:span text:style-name="T1213">pt</text:span><text:span text:style-name="amh_5f_dev_5f_abbr"><text:span text:style-name="T1213">er</text:span></text:span><text:span text:style-name="T1213"> </text:span><text:span text:style-name="T1214">porte </text:span><text:span text:style-name="T1215">demissionem </text:span><text:span text:style-name="T1216">uersus </text:span><text:span text:style-name="T1217">oriente</text:span><text:span text:style-name="amh_5f_dev_5f_abbr"><text:span text:style-name="T1217">m</text:span></text:span><text:span text:style-name="T1217"> </text:span><text:span text:style-name="T1218">intrare </text:span><text:span text:style-name="T1219">oporte</text:span><text:span text:style-name="T1220">t </text:span><text:span text:style-name="T1221">corpore </text:span><text:span text:style-name="T1222">i</text:span><text:span text:style-name="amh_5f_dev_5f_abbr"><text:span text:style-name="T1222">n</text:span></text:span><text:span text:style-name="T1222">curuato. </text:span><text:span text:style-name="T1223">Supra </text:span><text:span text:style-name="T1224">uero </text:span><text:span text:style-name="T1225">testudinata est ad modu</text:span><text:span text:style-name="amh_5f_dev_5f_abbr"><text:span text:style-name="T1225">m</text:span></text:span><text:span text:style-name="T1225"> </text:span><text:span text:style-name="T1226">semicirculi </text:span><text:span text:style-name="T1227">opere </text:span><text:span text:style-name="T1228">musaico auro </text:span><text:span text:style-name="amh_5f_dev_5f_abbr"><text:span text:style-name="T1229">et</text:span></text:span><text:span text:style-name="T1229"> marmorib</text:span><text:span text:style-name="amh_5f_dev_5f_abbr"><text:span text:style-name="T1229">us</text:span></text:span><text:span text:style-name="T1229"> adornata, nulla</text:span><text:span text:style-name="amh_5f_dev_5f_abbr"><text:span text:style-name="T1229">m</text:span></text:span><text:span text:style-name="T1229"> </text:span><text:span text:style-name="T1230">habens </text:span><text:span text:style-name="T1231">fenestra</text:span><text:span text:style-name="amh_5f_dev_5f_abbr"><text:span text:style-name="T1231">m</text:span></text:span><text:span text:style-name="T1231">, </text:span><text:span text:style-name="T1232">ca</text:span><text:span text:style-name="amh_5f_dev_5f_abbr"><text:span text:style-name="T1232">n</text:span></text:span><text:span text:style-name="T1232">dellis </text:span><text:span text:style-name="amh_5f_dev_5f_abbr"><text:span text:style-name="T1232">et</text:span></text:span><text:span text:style-name="T1232"> lampade illu</text:span><text:span text:style-name="amh_5f_dev_5f_abbr"><text:span text:style-name="T1186">m</text:span></text:span><text:span text:style-name="T1186">i</text:span><text:span text:style-name="amh_5f_dev_5f_abbr"><text:span text:style-name="T1186">n</text:span></text:span><text:span text:style-name="T1232">ata</text:span><text:span text:style-name="T1232"><text:note text:id="ftn125" text:note-class="footnote"><text:note-citation>125</text:note-citation><text:note-body><text:p text:style-name="amh_5f_note_5f_apparat"><text:span text:style-name="T1233">i</text:span>lluminata Li : illustrata U Deluz | illustratur Wo</text:p></text:note-body></text:note></text:span><text:span text:style-name="T1232">. </text:span><text:span text:style-name="T1234">In hui</text:span><text:span text:style-name="amh_5f_dev_5f_abbr"><text:span text:style-name="T1234">us</text:span></text:span><text:span text:style-name="T1234"> </text:span><text:span text:style-name="amh_5f_dev_5f_abbr"><text:span text:style-name="T1235">i</text:span></text:span><text:span text:style-name="T1235">g</text:span><text:span text:style-name="amh_5f_dev_5f_abbr"><text:span text:style-name="T1235">itur</text:span></text:span><text:span text:style-name="T1235"> domu</text:span><text:span text:style-name="amh_5f_dev_5f_abbr"><text:span text:style-name="T1235">n</text:span></text:span><text:span text:style-name="T1235">cule </text:span><text:span text:style-name="T1236">parte dextra loc</text:span><text:span text:style-name="amh_5f_dev_5f_abbr"><text:span text:style-name="T1236">u</text:span></text:span><text:span text:style-name="T1236">s </text:span><text:span text:style-name="T1237">est sanct</text:span><text:span text:style-name="amh_5f_dev_5f_abbr"><text:span text:style-name="T1237">us</text:span></text:span><text:span text:style-name="T1237"> </text:span><text:span text:style-name="T1238">ac uenerand</text:span><text:span text:style-name="amh_5f_dev_5f_abbr"><text:span text:style-name="T1238">us</text:span></text:span><text:span text:style-name="T1238"> sep</text:span><text:span text:style-name="amh_5f_dev_5f_abbr"><text:span text:style-name="T1238">u</text:span></text:span><text:span text:style-name="T1238">lture </text:span><text:span text:style-name="T1239">d</text:span><text:span text:style-name="amh_5f_dev_5f_abbr"><text:span text:style-name="T1239">omi</text:span></text:span><text:span text:style-name="T1239">ni atti</text:span><text:span text:style-name="amh_5f_dev_5f_abbr"><text:span text:style-name="T1239">n</text:span></text:span><text:span text:style-name="T1239">gens </text:span><text:span text:style-name="T1240">extremitates </text:span><text:span text:style-name="T1241">predicte case, scilicet in longum ab oriente uersus </text:span><text:span text:style-name="T1242">occidentem, </text:span><text:span text:style-name="T1243">cuius </text:span><text:span text:style-name="T1244">latitudo nouem palmarum est, </text:span><text:span text:style-name="T1245">latitudo uero tam monumenti quam spacii reliqui ipsius domuncule </text:span><text:span text:style-name="T1246">residuum in latitudine </text:span><text:span text:style-name="T1247">circa pedes sex palmas utique se extendit communes. Circa </text:span><text:span text:style-name="amh_5f_nombre_5f_romain"><text:span text:style-name="T1247">xii</text:span></text:span><text:span text:style-name="T1247"> etiam </text:span><text:span text:style-name="T1248">palm</text:span><text:span text:style-name="T1249">a</text:span><text:span text:style-name="T1248">s </text:span><text:span text:style-name="T1250">est altitudo </text:span><text:span text:style-name="T1251">domuncule </text:span><text:span text:style-name="T1252">predicte.</text:span></text:p>
      <text:p text:style-name="P64"><text:span text:style-name="T1252">Illud uero </text:span><text:span text:style-name="T1253">aduertendum est quod monumento illo </text:span><text:span text:style-name="T1254">sanctissimo </text:span><text:span text:style-name="T1255">loco sup</text:span><text:span text:style-name="T1256">er</text:span><text:span text:style-name="T1255">positum non est </text:span><text:span text:style-name="T1257">illud in quo sanctissimum corpus Christi </text:span><text:span text:style-name="T1258">exa</text:span><text:span text:style-name="T1259">n</text:span><text:span text:style-name="T1258">i</text:span><text:span text:style-name="T1259">m</text:span><text:span text:style-name="T1258">e </text:span><text:span text:style-name="T1260">primitus </text:span><text:span text:style-name="T1261">est immissum quia, sacro testante eloquio, </text:span><text:span text:style-name="T1262">monumentum Christi </text:span><text:span text:style-name="T1263">erat </text:span><text:span text:style-name="T1264">excisum in petra una prout antiquorum </text:span><text:span text:style-name="T1265">monumenta </text:span><text:span text:style-name="T1266">et maxime in partibus illis fieri solent. Istud autem pluribus est compositum </text:span><text:span text:style-name="T1267">de nouo conglutinatum coniunctum </text:span><text:span text:style-name="T1268">quidem minus artificialiter et minus quam deceat ordinatum. Locus etiam ipsius monumenti Christi fuit per infidelis longo tempore perpessus </text:span><text:span text:style-name="T1269">ante tempora latinorum </text:span><text:span text:style-name="T1270">et prophanatus, qui nichil </text:span><text:span text:style-name="T1271">in ipso </text:span><text:soft-page-break/><text:span text:style-name="T1272">dimiserunt </text:span><text:span text:style-name="T1273">quod deuotionem fidelium </text:span><text:span text:style-name="T1274">posset p</text:span><text:span text:style-name="T1275">ro</text:span><text:span text:style-name="T1274">uocare. </text:span><text:span text:style-name="T1276">Quam etiam </text:span><text:span text:style-name="T1277">Iherusalem </text:span><text:span text:style-name="T1278">capta est ultimo </text:span><text:span text:style-name="T1279">a Sarracenis </text:span><text:span text:style-name="T1280">christiani per certa pacta et tractatus ciuitatem dimiserunt, </text:span><text:span text:style-name="T1281">et a</text:span><text:span text:style-name="T1282">s</text:span><text:span text:style-name="T1281">s</text:span><text:span text:style-name="T1282">u</text:span><text:span text:style-name="T1281">ltu capta non fuit nec </text:span><text:span text:style-name="T1283">est uerissimile ut, posito quod </text:span><text:span text:style-name="T1284">in loco sepulcro aliquid de monumento uero, christiani </text:span><text:span text:style-name="T1285">dimisissent </text:span><text:span text:style-name="T1286">ibidem ab infidelibus conculcandum, cum nunc fideles </text:span><text:span text:style-name="T1287">studeant eadem loca uisitantes de petris et terra quantum </text:span><text:span text:style-name="T1288">possunt secum </text:span><text:span text:style-name="T1289">portare, et si </text:span><text:span text:style-name="T1290">possent utique totam </text:span><text:span text:style-name="T1291">asportarent </text:span><text:span text:style-name="T1292">Christi uestigiis ac sanguinem </text:span><text:span text:style-name="T1293">consecratam.</text:span></text:p>
      <text:p text:style-name="P65">Tamen qui<text:span text:style-name="T1294">d</text:span>quid <text:span text:style-name="T1295">sit de hoc, locus ipse sepulcri Christi formaliter moueri non potest, </text:span><text:span text:style-name="T1296">sed remansit et </text:span><text:span text:style-name="amh_5f_foliotation"><text:span text:style-name="T1296">[f. 2</text:span></text:span><text:span text:style-name="amh_5f_foliotation"><text:span text:style-name="T1297">3</text:span></text:span><text:span text:style-name="amh_5f_foliotation"><text:span text:style-name="T1296">9r]</text:span></text:span><text:span text:style-name="T1296"> </text:span><text:span text:style-name="T1298">manebit </text:span><text:span text:style-name="T1299">immobilis in eternum. </text:span><text:span text:style-name="T1300">In quo loco sanctissimum corpus Christi de cruce leuatum </text:span><text:span text:style-name="T1301">per Ioseph ab Arimathia missum est, apostoli, mulieres, constantius et illa peccatrix </text:span><text:span text:style-name="T1302">diligentissima, quem uiuum </text:span><text:span text:style-name="T1303">dilex</text:span><text:span text:style-name="T1304">e</text:span><text:span text:style-name="T1303">rant </text:span><text:span text:style-name="T1304">mortuum diligentes hunc locum deuotissime </text:span><text:span text:style-name="T1305">uisitarunt. </text:span><text:span text:style-name="T1306">C</text:span><text:span text:style-name="T1307">elestes ciues uisi </text:span><text:span text:style-name="T1306">sunt illic, infideles terrentes ac fideles dulci colloquio consolantes. </text:span><text:span text:style-name="amh_5f_lettre_5f_rubriquee">H</text:span><text:span text:style-name="T1306">ic locus est singulari </text:span><text:span text:style-name="T1308">deuotione </text:span><text:span text:style-name="T1309">et omni merito </text:span><text:span text:style-name="T1310">sup</text:span><text:span text:style-name="T1311">ra</text:span><text:span text:style-name="T1310"> alia loca reuerendus in quo corpus Christi </text:span><text:span text:style-name="T1312">sanctissimum </text:span><text:span text:style-name="T1313">inter mortuos </text:span><text:span text:style-name="T1314">inique </text:span><text:span text:style-name="T1315">et crudeliter </text:span><text:span text:style-name="T1316">deputatum, </text:span><text:span text:style-name="T1317">anima reassumpta immortalitate </text:span><text:span text:style-name="T1318">gloriosus triumphat.</text:span></text:p>
      <text:p text:style-name="P66">In <text:span text:style-name="T1319">sepedicte </text:span><text:span text:style-name="T1320">domuncule parte sinistra contra selpulcrum </text:span><text:span text:style-name="T1321">eminet extra ceteros lapides </text:span><text:span text:style-name="T1322">lapis quidam </text:span><text:span text:style-name="T1323">albi coloris, </text:span><office:annotation office:name="__Annotation__30262_390028583" loext:resolved="false"><dc:creator>Alexandre Moret Houplon</dc:creator><dc:date>2026-02-16T16:36:31.372289100</dc:date><meta:creator-initials>AMH</meta:creator-initials><text:p text:style-name="P51"><text:span text:style-name="T690">L’édition Deluz retient une autre tournure :</text:span><text:span text:style-name="T690"><text:line-break/></text:span><text:span text:style-name="T690"> grossus ad modum capitis hominis </text:span></text:p></office:annotation><text:span text:style-name="T1323">ad grossi</text:span><text:span text:style-name="T1324">t</text:span><text:span text:style-name="T1323">iem </text:span><text:span text:style-name="T1324">capitis </text:span><text:span text:style-name="T1325">unius hominis</text:span><office:annotation-end office:name="__Annotation__30262_390028583"/><text:span text:style-name="T1325">, ad </text:span><text:span text:style-name="amh_5f_nombre_5f_romain"><text:span text:style-name="T1325">vi</text:span></text:span><text:span text:style-name="T1325"> palmas a terra eleuatus, </text:span><text:span text:style-name="T1326">quem ego uidi </text:span><text:span text:style-name="T1327">christianos </text:span><text:span text:style-name="T1328">illarum partium </text:span><text:span text:style-name="T1329">deuotissime </text:span><text:span text:style-name="T1330">pre ceteris osculari. </text:span><text:span text:style-name="T1331">Quod cum admira</text:span><text:span text:style-name="T1332">ns</text:span><text:span text:style-name="T1331"> </text:span><text:span text:style-name="T1333">quidnam sit </text:span><text:span text:style-name="T1332">sciritarer</text:span><text:span text:style-name="T1333"> per autenticas </text:span><text:span text:style-name="T1334">personas et per interpretationem responsum est </text:span><text:span text:style-name="T1335">quod ille </text:span><text:span text:style-name="T1336">lapis </text:span><text:span text:style-name="T1337">sit de uero </text:span><text:span text:style-name="T1338">monumento </text:span><text:span text:style-name="T1339">Christi </text:span><text:span text:style-name="T1340">qui a christianis </text:span><text:span text:style-name="T1341">ibidem </text:span><text:span text:style-name="T1342">positus est ut peregrini </text:span><text:span text:style-name="T1343">aduenientes </text:span><text:span text:style-name="T1344">eum tangere </text:span><text:span text:style-name="T1345">possint </text:span><text:span text:style-name="T1346">et uidere </text:span><text:span text:style-name="T1347">et ad deuotionem </text:span><text:span text:style-name="T1332">amplius excitentur. </text:span></text:p>
      <text:p text:style-name="P67"><text:span text:style-name="amh_5f_lettre_5f_rubriquee">S</text:span>upra sepulcrum <text:span text:style-name="T1348">Domini pulcram feci </text:span><text:span text:style-name="T1349">missam </text:span><text:span text:style-name="T1350">de resurrectione sua </text:span><text:span text:style-name="T1351">cum nota celebrari et aliqui de meis sociis deuote </text:span><text:span text:style-name="T1352">Christi corpus susceperunt. </text:span><text:span text:style-name="amh_5f_lettre_5f_rubriquee">E</text:span><text:span text:style-name="T1353">t post missam fecit </text:span><text:span text:style-name="T1354">duos </text:span><text:span text:style-name="T1355">milites </text:span><text:span text:style-name="T1356">nobilis </text:span><text:span text:style-name="T1357">supra sepulcrum, </text:span><text:span text:style-name="T1358">gladios accingendo et aliqua obseruando qui in professione ordinis militaris fieri </text:span><text:span text:style-name="T1359">consueuerunt, </text:span><text:span text:style-name="T1360">quia admiratus </text:span><text:span text:style-name="T1361">in Iherusalem </text:span><text:span text:style-name="T1362">michi </text:span><text:span text:style-name="T1363">clauem </text:span><text:span text:style-name="T1364">ad domum </text:span><text:span text:style-name="T1365">sepulcri </text:span><text:span text:style-name="T1366">dedit, et neminem </text:span><text:span text:style-name="T1367">intra </text:span><text:span text:style-name="T1368">ecclesiam </text:span><text:span text:style-name="T1369">ire </text:span><text:span text:style-name="T1370">permisit, </text:span><text:span text:style-name="T1371">nisi quem </text:span><text:span text:style-name="T1372">nominatim </text:span><text:span text:style-name="T1373">expressi </text:span><text:span text:style-name="T1374">et adire uolui, ut quietius possem </text:span><text:span text:style-name="T1375">cum meis deuotioni uacare </text:span><text:span text:style-name="T1376">et ea facere </text:span><text:span text:style-name="T1377">in ecclesia que mihi </text:span><text:span text:style-name="T1378">ad honorem </text:span><text:span text:style-name="T1379">Dei dictabantur </text:span><text:span text:style-name="T1380">expedire, </text:span><text:span text:style-name="T1381">in hiis itaque </text:span><text:span text:style-name="T1382">et in aliis se mihi dictus capitaneus gratiosum exibebat.</text:span></text:p>
      <text:p text:style-name="P68">Circa locum sepulcri <text:span text:style-name="T1383">in eadem ecclesia </text:span><text:span text:style-name="T1384">ubi tunc ortus erat in quo post resurrectionem beate Marie Magdelene in specie </text:span><text:span text:style-name="T1385">ortulani </text:span><text:span text:style-name="T1386">Christus </text:span><text:span text:style-name="T1387">apparuit et se discipulis </text:span><text:span text:style-name="T1388">per eam resurrexisse </text:span><text:span text:style-name="T1389">nuntiauit existit. Et sicut in illo tempore </text:span><text:span text:style-name="T1390">custodes huius loci infideles </text:span><text:span text:style-name="T1391">ultimo mortui sunt effecti </text:span><text:span text:style-name="T1392">sic hodie Deo permittente </text:span><text:span text:style-name="T1393">custodes tam </text:span><text:span text:style-name="T1394">sacri loci sunt </text:span><text:span text:style-name="T1395">in fide et ueritate </text:span><text:span text:style-name="T1396">mortui Sarraceni.</text:span></text:p>
      <text:p text:style-name="P69">In eadem <text:span text:style-name="T1397">ecclesia uersus orientem de sepulcro </text:span><text:span text:style-name="T1398">ad manum dextram </text:span><text:span text:style-name="T1399">prope corum </text:span><text:span text:style-name="T1400">ecclesie </text:span><text:span text:style-name="T1401">est ille locus ad quem </text:span><text:span text:style-name="T1402">ascenditur </text:span><text:span text:style-name="T1403">ad gradus non multos quia parum est altus et omni laude ac memoria </text:span><text:soft-page-break/><text:span text:style-name="T1404">dignissimus </text:span><text:span text:style-name="T1405">Golg</text:span><text:span text:style-name="T1406">a</text:span><text:span text:style-name="T1405">ta caluarie </text:span><text:span text:style-name="T1407">monticulus de una petra albi </text:span><text:span text:style-name="T1408">coloris rubeo </text:span><text:span text:style-name="T1409">quodammodo </text:span><text:span text:style-name="T1410">in mixto </text:span><text:span text:style-name="T1411">naturaliter </text:span><text:span text:style-name="T1412">eleuatus </text:span><text:span text:style-name="T1413">ubi dilectus candidus et rubicundo uelatus filius offertur Deo Patri </text:span><text:span text:style-name="T1414">pro saluto </text:span><text:span text:style-name="T1415">generis </text:span><text:span text:style-name="T1416">humani ut agnus innocens immolatus </text:span><text:span text:style-name="T1417">hostia </text:span><text:span text:style-name="T1418">immaculata. </text:span><text:span text:style-name="T1419">C</text:span><text:span text:style-name="T1418">uius </text:span><text:span text:style-name="T1419">hostie figuram pretulit </text:span><text:span text:style-name="T1420">agnus pascalis et cetera. </text:span><text:span text:style-name="amh_5f_lettre_5f_rubriquee">C</text:span><text:span text:style-name="T1420">uncta holocausta sacrificia et libamina </text:span><text:span text:style-name="T1421">legalia </text:span><text:span text:style-name="T1422">sacro uelamine circumdata. Unde et in eius morte uelum </text:span><text:span text:style-name="T1423">templi scissum est ad designandum quod, sacrificiorum </text:span><text:span text:style-name="T1424">figura cessante, </text:span><text:span text:style-name="T1425">illuxit </text:span><text:span text:style-name="T1426">ubertas Dei Filii crucis </text:span><text:span text:style-name="T1427">patibulo immolati, et usque ad finem </text:span><text:span text:style-name="T1428">seculi </text:span><text:span text:style-name="T1429">in altaris sacramento mirabiliter </text:span><text:span text:style-name="T1430">cotidie </text:span><text:span text:style-name="T1431">immolandi. </text:span><text:span text:style-name="amh_5f_lettre_5f_rubriquee">E</text:span><text:span text:style-name="T1432">t quis quaeso locum hunc uidere possitsine lacrimis ac tremore cordis et compassione cum patiente Christo pio Deo et saluatore nostro, ubi impassibilis patitur, uita moritur, super singulos communicata bonitas pro nobis inter impios deputatur. </text:span><text:span text:style-name="amh_5f_lettre_5f_rubriquee">I</text:span><text:span text:style-name="T1432">n hoc loco latroni sero sed feliciter </text:span><text:span text:style-name="T1433">penitenti culpa dimittitur, </text:span><text:span text:style-name="T1434">Mater Christi extremo </text:span><text:span text:style-name="T1435">mesta </text:span><text:span text:style-name="T1436">dolore </text:span><text:span text:style-name="T1437">discipulo commendatur, </text:span><text:span text:style-name="T1438">et discipulus pro Filio Matri omni </text:span><text:span text:style-name="amh_5f_foliotation"><text:span text:style-name="T1439">[f. 239v]</text:span></text:span><text:span text:style-name="T1439"> </text:span><text:span text:style-name="T1440">miserabili </text:span><text:span text:style-name="T1441">cambio substituitur ; </text:span><text:span text:style-name="T1442">Christus </text:span><text:span text:style-name="T1443">denudatur crucifigitur, </text:span><text:span text:style-name="T1444">clauatur, lanceatur et tandem sitiens </text:span><text:span text:style-name="T1445">aceto </text:span><text:span text:style-name="T1446">et felle </text:span><text:span text:style-name="T1447">potatur </text:span><text:span text:style-name="T1448">et alte uociferans spiritum </text:span><text:span text:style-name="T1449">spirificans ac precellentissimum emittendo nature </text:span><text:span text:style-name="T1450">mortalis debito misericordissime satisfecit. In hoc loco feci celebrare officium </text:span><text:span text:style-name="T1451">de die </text:span><text:span text:style-name="T1452">P</text:span><text:span text:style-name="T1451">arasceue, </text:span><text:span text:style-name="T1452">et quidam de nostris gratia Dei deuotionis riuulo ibidem dulcissime permolliti.</text:span></text:p>
      <text:p text:style-name="P70"><text:span text:style-name="amh_5f_lettre_5f_rubriquee">S</text:span>ub hoc sacratissimo monte Caluarie in eadem ecclesia <text:span text:style-name="T1453">locus est, ubi sancta Helena mater Constantini lignum docimice crucis inuenit sub terra diutius </text:span><text:span text:style-name="T1454">occultatum. Circa hunc locum columpne ma</text:span><text:span text:style-name="T1455">r</text:span><text:span text:style-name="T1454">moree </text:span><text:span text:style-name="T1456">aquam </text:span><text:span text:style-name="T1457">continue </text:span><text:span text:style-name="T1458">distillantes sunt et dicunt </text:span><text:span text:style-name="T1459">simplices </text:span><text:span text:style-name="T1460">qu</text:span><text:span text:style-name="T1461">od</text:span><text:span text:style-name="T1460"> plangunt </text:span><text:span text:style-name="T1461">et deflent mortem Christi quod </text:span><text:span text:style-name="T1462">uerum non est quia ubi natura sufficit non est ad miraculum recurrendum. </text:span><text:span text:style-name="T1463">Est autem certa species lapidis </text:span><text:span text:style-name="T1464">in genere </text:span><text:span text:style-name="T1465">marmoris </text:span><text:span text:style-name="T1466">qui enidras </text:span><text:span text:style-name="T1467">appellatur cuius per magistros natura talis scribitur </text:span><text:span text:style-name="T1468">quod ex eius naturali frigidissima complexion</text:span><text:span text:style-name="T1469">e</text:span><text:span text:style-name="T1468"> </text:span><text:span text:style-name="T1469">aerem </text:span><text:span text:style-name="T1470">circumstantem </text:span><text:span text:style-name="T1471">ingrossat ac continue in aquam superundat. </text:span><text:span text:style-name="T1472">Aristotiles enim </text:span><text:span text:style-name="T1473">habet quod simbolis </text:span><text:span text:style-name="T1474">rebus facilis est transitus, puta aque </text:span><text:span text:style-name="T1475">in aerem subtiliando et aeris in aquam deusando </text:span><text:span text:style-name="T1476">sicut </text:span><text:span text:style-name="T1477">hic fit cuius simile uidi in Constantinopoli circa quasdam concas in ueteri palatio ex</text:span><text:span text:style-name="T1478">iste</text:span><text:span text:style-name="T1477">ntes ex simili marmore </text:span><text:span text:style-name="T1478">facta que continue sudant adeo aliquotiens </text:span><text:span text:style-name="T1479">ut plene </text:span><text:span text:style-name="T1480">aqua euacuentur et reuoluto anno sine omni humano studio plene inueniuntur aqua ut undique effluant quod </text:span><text:span text:style-name="T1481">quoddam miraculum uulgaribus </text:span><text:span text:style-name="T1482">reputatus sed ego hoc uidens naturam loci perpendi ac circumstantias et lapidis modum admirato igitur </text:span><text:span text:style-name="T1483">Domino </text:span><text:span text:style-name="T1484">imperatore causam naturalem </text:span><text:span text:style-name="T1485">huius facti exposui cui pla</text:span><text:span text:style-name="T1486">c</text:span><text:span text:style-name="T1485">uit </text:span><text:span text:style-name="T1486">plurimum </text:span><text:span text:style-name="T1487">et ex tunc in singularem </text:span><text:span text:style-name="T1488">amorem </text:span><text:span text:style-name="T1489">et honoris gratitudinem </text:span><text:span text:style-name="T1490">me recollegit.</text:span></text:p>
      <text:p text:style-name="P71">In hac sancta ecclesia <text:span text:style-name="T1491">sepulcri morientes peccato crucifigantur </text:span><text:span text:style-name="T1492">mundo resurgamusque uirtute </text:span><text:span text:style-name="T1493">cum Christo ut assumi coheredes eterne tandem glorie mereamur.</text:span></text:p>
      <text:p text:style-name="P72"><text:span text:style-name="amh_5f_lettre_5f_rubriquee">E</text:span>t sciendum est quod ciuitas <text:span text:style-name="T1494">Iherusalem </text:span><text:span text:style-name="T1495">uersus </text:span><text:span text:style-name="T1496">aquilonem </text:span><text:span text:style-name="T1497">ubi se pulcriorem exibet minorem </text:span><text:span text:style-name="T1498">habet fortitudinem </text:span><text:span text:style-name="T1499">et planiciem muris tamen et propugnaculis et fossatis ibidem </text:span><text:span text:style-name="T1500">posset commode </text:span><text:soft-page-break/><text:span text:style-name="T1501">dispersari. Ab oriente uero ualle Iosaphat et a meridie siue et occidente </text:span><text:span text:style-name="T1502">aliis adiacentibus uallibus profundis et contiguis plurimum communita est. </text:span><text:span text:style-name="amh_5f_lettre_5f_rubriquee">D</text:span><text:span text:style-name="T1502">istat autem </text:span><text:span text:style-name="T1503">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504"> ut potui diligenter inscrutata, processi uersus occidentem ad montaniam Iudee circa quinque miliaria</text:span><text:span text:style-name="T1505"> ad locum</text:span><text:span text:style-name="T1506"> Elizabeth ad sex menses grauide</text:span><text:span text:style-name="T1507"> de</text:span><text:span text:style-name="T1508"> precursore Domini</text:span><text:span text:style-name="T1509"> et</text:span><text:span text:style-name="T1510"> cucurrit congratulans salutationem Domino</text:span><text:span text:style-name="T1511"> permittendo</text:span><text:span text:style-name="T1512"> in qua precursor</text:span><text:span text:style-name="T1513"> Iohannes</text:span><text:span text:style-name="T1514"> diuinitus</text:span><text:span text:style-name="T1515"> excitatus</text:span><text:span text:style-name="T1516"> in materno</text:span><text:span text:style-name="T1517"> existens utero gesticulis</text:span><text:span text:style-name="T1518"> infantilibus</text:span><text:span text:style-name="T1519"> occultando uirginalem</text:span><text:span text:style-name="T1520"> conceptum</text:span><text:span text:style-name="T1521"> Deique filium nuntiauit.</text:span><text:span text:style-name="T1522"> </text:span><text:span text:style-name="T1523">Matre</text:span><text:span text:style-name="T1522">sque utreque</text:span><text:span text:style-name="T1524"> hinc</text:span><text:span text:style-name="T1525"> inde</text:span><text:span text:style-name="T1526"> pergratule deuotione humili Dei preconia</text:span><text:span text:style-name="T1527"> intulerunt,</text:span><text:span text:style-name="T1528"> hec benedicens geni</text:span><text:span text:style-name="T1529">tri</text:span><text:span text:style-name="T1528">cem illa uero precelsa genitrix</text:span><text:span text:style-name="T1529"> urbis altissimi Dei magnificans saluatore. In hoc est competens ecclesia ubi sunt sepulcra parentes precursoris.</text:span> </text:h>
      <text:p text:style-name="P73">Prope est locus ubi lignum uiuifice <text:span text:style-name="T1530">crucis creuisse dicitur, </text:span><text:span text:style-name="T1531">pulcra </text:span><text:span text:style-name="T1532">ecclesia est ibi et competens claustrum</text:span><text:span text:style-name="T1533">que, ubi </text:span><text:span text:style-name="T1534">religiosi Gorgiani nomine quia scismatici sun</text:span><text:span text:style-name="T1535">t commorantur. </text:span><text:span text:style-name="T1536">De hoc loco redii non multum longe de Iherusalem </text:span><text:span text:style-name="T1537">ad sepulcra plurium </text:span><text:span text:style-name="T1538">prophetarum me quodam teutonico uiro </text:span><text:span text:style-name="T1539">litterato </text:span><text:span text:style-name="T1540">conducente, </text:span><text:span text:style-name="T1541">que sepulcra tunc iudei conseruerunt </text:span><text:span text:style-name="T1542">uisitare </text:span><text:span text:style-name="T1543">communiter.</text:span></text:p>
      <text:p text:style-name="P74">Et procedens redii Iude transiens sanctam ciuitatem, <text:span text:style-name="T1544">exiensque </text:span><text:span text:style-name="T1545">de porta eius boreali supra uallem </text:span><text:span text:style-name="T1546">eius Iosaphat </text:span><text:span text:style-name="T1547">ueni ad locum ubi beatissimus protomartir Stephanus Christum cum a dextris Dei esset aspexit et lapidatoribus </text:span><text:span text:style-name="T1548">oppressus </text:span><text:span text:style-name="T1549">spiritum Deo emissit. </text:span><text:span text:style-name="T1550">Inde descendi </text:span><text:span text:style-name="amh_5f_foliotation"><text:span text:style-name="T1550">[f. 240r]</text:span></text:span><text:span text:style-name="T1550"> </text:span><text:span text:style-name="T1551">ad uallem </text:span><text:span text:style-name="T1552">sanctissimam Iosaphat supra quam situata est </text:span><text:span text:style-name="T1553">ciuitas sanct</text:span><text:span text:style-name="T1554">a </text:span><text:span text:style-name="T1555">sine medio, </text:span><text:span text:style-name="T1556">in qua torrens Cedron </text:span><text:span text:style-name="T1557">quondam </text:span><text:span text:style-name="T1558">fluxit </text:span><text:span text:style-name="T1559">suis temoporibus </text:span><text:span text:style-name="T1560">ex aquis </text:span><text:span text:style-name="T1561">pluuialibus </text:span><text:span text:style-name="T1562">coadcrescens. </text:span><text:span text:style-name="T1563">Iuxta quam in pede montis Oliueti </text:span><text:span text:style-name="T1564">est ortus quem </text:span><text:span text:style-name="T1565">Dei filius </text:span><text:span text:style-name="T1566">intrare </text:span><text:span text:style-name="T1567">consue</text:span><text:span text:style-name="T1568">tus erat </text:span><text:span text:style-name="T1569">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69">proditore</text:span><office:annotation-end office:name="__Annotation__16691_1536795900"/><text:span text:style-name="T1569"> </text:span><text:span text:style-name="T1570">traditus est, osculatu</text:span><text:span text:style-name="T1571">r</text:span><text:span text:style-name="T1570">, </text:span><text:span text:style-name="T1572">capitur, </text:span><text:span text:style-name="T1573">ligatur, </text:span><text:span text:style-name="T1574">auris scinditur et sanatur </text:span><text:span text:style-name="T1575">tamquam, </text:span><text:span text:style-name="T1576">tamquam ouis </text:span><text:span text:style-name="T1577">ad uictimam innocens ducitur, discipulique electi fugiunt, beneficiorum Dei immemores, illumque relinquunt, </text:span><text:span text:style-name="T1578">qui si ipsos </text:span><text:span text:style-name="T1579">mundumque relinqueret, </text:span><text:span text:style-name="T1580">pariter in nichilum </text:span><text:span text:style-name="T1581">deciderent nec in esse possent </text:span><text:span text:style-name="T1582">persistere ad monumentum. In huius uallis principis a sinistris est ecclesia beatissime Virginis, </text:span><text:span text:style-name="T1583">in quam descenditur per plures gradus lapideos, </text:span><text:span text:style-name="T1584">quia pro maiori parte sub terra </text:span><text:span text:style-name="T1585">est, quod credo ex ciuitatis Iherusalem ruinis </text:span><text:span text:style-name="T1586">vallem replentibus </text:span><text:span text:style-name="T1587">accidisse. Hec ecclesia non est pulcra sed deuota, in cuius medio in paruo tugurio sepulcrum matris </text:span><text:span text:style-name="T1588">De</text:span><text:span text:style-name="T1589">i ostenditur, </text:span><text:span text:style-name="T1590">in quo scilicet </text:span><text:span text:style-name="T1591">ab apostolis </text:span><text:span text:style-name="T1592">asseritur </text:span><text:span text:style-name="T1593">tumulata. </text:span><text:span text:style-name="T1594">Supra sepulcrum </text:span><text:span text:style-name="T1595">illud feci celebrae pulcrum missam de Assumptione huius </text:span><text:span text:style-name="T1596">beate Virginis. </text:span><text:span text:style-name="T1597">Hic locus </text:span><text:span text:style-name="T1598">enim </text:span><text:span text:style-name="T1599">deuotissimus de </text:span><text:span text:style-name="T1600">iure </text:span><text:span text:style-name="T1601">animis</text:span><text:span text:style-name="T1600"> fidelium </text:span><text:span text:style-name="T1602">attolitur, ubi templum Dei, sacrarium </text:span><text:span text:style-name="T1603">spiritus Sancti </text:span><text:span text:style-name="T1604">monsque </text:span><text:span text:style-name="T1605">sollempnissimus </text:span><text:span text:style-name="T1606">de quo excisus lapis angularis sine manibus </text:span><text:span text:style-name="T1607">reponitur </text:span><text:span text:style-name="T1608">quamuis </text:span><text:span text:style-name="T1609">tamen pauco tempore </text:span><text:span text:style-name="T1610">continetur. </text:span><text:span text:style-name="T1611">Non diu enim </text:span><text:span text:style-name="T1612">corpus </text:span><text:span text:style-name="T1613">sanctissime </text:span><text:span text:style-name="T1601">Virginis ibidem dimissum est, sed statim </text:span><text:span text:style-name="T1614">anima </text:span><text:span text:style-name="T1615">reassumpta, </text:span><text:span text:style-name="T1616">resurrectionis et immortalitatis </text:span><text:span text:style-name="T1617">dotibus, </text:span><text:span text:style-name="T1618">eternis</text:span><text:span text:style-name="T1619">que preconiis gloriatur. Prope </text:span><text:span text:style-name="T1620">hanc ecclesiam </text:span><text:span text:style-name="T1621">sub rupe locus est, </text:span><text:span text:style-name="T1622">ubi </text:span><text:span text:style-name="T1623">Dei </text:span><text:span text:style-name="T1624">F</text:span><text:span text:style-name="T1623">ilius </text:span><text:span text:style-name="T1624">prostratus in terram </text:span><text:soft-page-break/><text:span text:style-name="T1624">orationem ad Deum </text:span><text:span text:style-name="T1625">Patrem </text:span><text:span text:style-name="T1626">fudit admirabil</text:span><text:span text:style-name="T1627">em </text:span><text:span text:style-name="T1628">in terram sudore sanguineo </text:span><text:span text:style-name="T1629">decurrente, acerbitatem </text:span><text:span text:style-name="T1630">mortis humama conditione testante quam etiam </text:span><text:span text:style-name="T1631">Dei Verbo </text:span><text:span text:style-name="T1632">unitam prenouerat </text:span><text:span text:style-name="T1633">naturaliter </text:span><text:span text:style-name="T1634">abhorrente, </text:span><text:span text:style-name="T1635">in quo se docuit </text:span><text:span text:style-name="T1636">naturam nostram ueram, </text:span><text:span text:style-name="T1637">sine culpa tamen, </text:span><text:span text:style-name="T1638">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39">b</text:span><office:annotation-end office:name="__Annotation__27865_1536795900"/> terra quoddammodo notatoria <text:span text:style-name="T1640">fons iacet Siloe Christi Euuangelis </text:span><text:span text:style-name="T1641">non ignotus. Ex opposito autem eius </text:span><text:span text:style-name="T1642">est statua quedam lapidea bone </text:span><text:span text:style-name="T1643">magnitudinis </text:span><text:span text:style-name="T1644">et artificiosa </text:span><text:span text:style-name="T1645">cernitur </text:span><text:span text:style-name="T1646">quam, ut dicitur, Absalon ad memoriam </text:span><text:span text:style-name="T1647">sui fieri iussit </text:span><text:span text:style-name="T1648">et in libro Regum </text:span><text:span text:style-name="T1649">magnus </text:span><text:span text:style-name="T1650">Absalon uocatur. </text:span><text:span text:style-name="T1651">Supra uallem </text:span><text:span text:style-name="T1652">Iosaphat </text:span><text:span text:style-name="T1653">ad meridiem </text:span><text:span text:style-name="T1654">est ager ille </text:span><text:span text:style-name="T1655">figuli </text:span><text:span text:style-name="T1656">Aceldemach in sepulturam peregrinorum </text:span><text:span text:style-name="T1657">pretio </text:span><text:span text:style-name="T1658">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59">multociens</text:span><office:annotation-end office:name="__Annotation__30866_1536795900"/><text:span text:style-name="T1659"> corpora sanctorum </text:span><text:span text:style-name="T1660">requiescunt </text:span><text:span text:style-name="T1661">ubi sub petris </text:span><text:span text:style-name="T1662">GAP</text:span><text:span text:style-name="T1663"> in petris excisa sunt </text:span><text:span text:style-name="T1664">multa christianorum </text:span><text:span text:style-name="T1665">tarbernacula et oratoria gratiosa.</text:span></text:p>
      <text:p text:style-name="P76">In hac sancta ualle <text:span text:style-name="T1666">Iosaphat Christus ad iudicium uenturus criditur post finalem resurrectionem corporum autoritate iudiciario unicuique secundum </text:span><text:span text:style-name="T1667">opera </text:span><text:span text:style-name="T1668">que </text:span><text:span text:style-name="T1669">egerit </text:span><text:span text:style-name="T1670">mer</text:span><text:span text:style-name="T1671">cedem </text:span><text:span text:style-name="T1672">propriam </text:span><text:span text:style-name="T1673">redditurus. In </text:span><text:span text:style-name="T1674">ipsa </text:span><text:span text:style-name="T1675">etiam ualle </text:span><text:span text:style-name="T1676">locus ostenditur </text:span><text:span text:style-name="T1677">quo Petrus </text:span><text:span text:style-name="T1678">acre et uere penitens amare fleuit quia ter se saluatorem </text:span><text:span text:style-name="T1679">recognouit abnegasse. Et ibi prope </text:span><text:span text:style-name="T1680">locus est ubi miserrimus ille traditor impenitens penitendo </text:span><text:span text:style-name="T1681">misericordie infinite </text:span><text:span text:style-name="T1682">tamquam alter Chaym horribili </text:span><text:span text:style-name="T1683">desperatione </text:span><text:span text:style-name="T1684">obstruxit </text:span><text:span text:style-name="T1685">hostium </text:span><text:span text:style-name="T1686">spiritus laqueo se suspendens et seipsum </text:span><text:span text:style-name="T1687">simul uita corporis </text:span><text:span text:style-name="T1688">et anime nequit</text:span><text:span text:style-name="T1689">e</text:span><text:span text:style-name="T1688">r </text:span><text:span text:style-name="T1690">spoliauit.</text:span></text:p>
      <text:p text:style-name="P77">Hiis <text:span text:style-name="T1691">prospectis ascendi in montem sanctum Oliueti, </text:span><text:span text:style-name="T1692">a re scilicet nomen habens, quod in eo </text:span><text:span text:style-name="T1693">et circa eum oliue plures </text:span><text:span text:style-name="T1694">uidentur, </text:span><text:span text:style-name="T1695">inter ipsum montem oliueti et ciuitatem sanctam solum interest </text:span><text:span text:style-name="T1696">uallis </text:span><text:span text:style-name="T1697">Iosaphat, et quia </text:span><text:span text:style-name="T1698">mons ille altior </text:span><text:span text:style-name="T1699">est quam sancta ciuitas et mons Sion et uallis que mediat non est multum lata de ipso monte ciuitas intrinsecus </text:span><text:span text:style-name="T1700">in magna parte potest </text:span><text:span text:style-name="T1701">prospici, templumque </text:span><text:span text:style-name="T1702">et atrium </text:span><text:span text:style-name="T1703">quidlibet potest </text:span><text:span text:style-name="T1704">de ipso uideri. </text:span><text:span text:style-name="T1705">Mons iste profecto </text:span><text:span text:style-name="T1706">pulcerrimus </text:span><text:span text:style-name="T1707">et preclarus ad orientem </text:span><text:span text:style-name="T1708">ex opposito ciuitatis et templi est pulcerrime situatus et in eo Dominus celos ascendit, </text:span><text:span text:style-name="T1709">discipulos </text:span><text:span text:style-name="T1710">ad euuangelizandum </text:span><text:span text:style-name="T1711">mittens baptizandi formam tribuit </text:span><text:span text:style-name="T1712">credentibus in eum eterne </text:span><text:span text:style-name="T1713">uite </text:span><text:span text:style-name="T1714">repromissionem adduxit, </text:span><text:span text:style-name="T1715">suis finaliter benedixit, et uisione </text:span><text:span text:style-name="amh_5f_foliotation"><text:span text:style-name="T1716">[f. 240v]</text:span></text:span><text:span text:style-name="T1716"> angelica conformauit, ac de secundo eius </text:span><text:span text:style-name="T1717">aduentu iudiciario scilicet certo effecit. </text:span><text:span text:style-name="T1718">Hunc etiam montem ante hec tempora </text:span><text:span text:style-name="T1719">frequentius cum discipulis uisitauit. In predicto monte uestigia quedam apparent in petra, que sunt ut dicitur </text:span><text:span text:style-name="T1720">ascendenis, in quo loco fuit </text:span><text:span text:style-name="T1721">pulcra ecclesia que heu nunc desolata est.</text:span></text:p>
      <text:p text:style-name="P78">Prope <text:span text:style-name="T1722">uero est Bethsage unde Dominus </text:span><text:span text:style-name="T1723">discipulos in ciuitatem misit ut asinam </text:span><text:span text:style-name="T1724">et pullum adducerent, quibus insidens, magnifice </text:span><text:span text:style-name="T1725">receptus </text:span><text:span text:style-name="T1726">a populo </text:span><text:span text:style-name="T1727">euuangelica testatur </text:span><text:span text:style-name="T1728">historia. </text:span><text:span text:style-name="T1729">Est post hec ueni in Bethaniam in decliuo </text:span><text:span text:style-name="T1730">montis </text:span><text:span text:style-name="T1731">oliueti uersus orientem </text:span><text:span text:style-name="T1732">sitam </text:span><text:span text:style-name="T1733">domum </text:span><text:span text:style-name="T1734">Marthe et Lazar</text:span><text:span text:style-name="T1735">i fratris eius. </text:span><text:span text:style-name="T1736">Hec fuit singulare </text:span><text:span text:style-name="T1737">hospicium </text:span><text:span text:style-name="T1738">Domini uisitatum, ubi </text:span><text:span text:style-name="T1739">Christo felix Martha feliciter </text:span><text:span text:style-name="T1740">ministraui</text:span><text:span text:style-name="T1741">t, </text:span><text:soft-page-break/><text:span text:style-name="T1741">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1">Magdalena</text:span><office:annotation-end office:name="__Annotation__20230_2839827758"/><text:span text:style-name="T1741"> pedes Domini non relinquens </text:span><text:span text:style-name="T1742">diuinitatis misteria dulcius hauriebat. </text:span><text:span text:style-name="T1743">Hic dulcis Dominus pietatis fons lacrimarum </text:span><text:span text:style-name="T1744">et misericordie riuulum, </text:span><text:span text:style-name="T1745">necessitatis tempore </text:span><text:span text:style-name="T1746">non obstruens, </text:span><text:span text:style-name="T1747">sed deuote </text:span><text:span text:style-name="T1748">pe</text:span><text:span text:style-name="T1749">t</text:span><text:span text:style-name="T1748">entibus etiam </text:span><text:span text:style-name="T1749">ultra petitum largitur </text:span><text:span text:style-name="T1750">ac distribuit </text:span><text:span text:style-name="T1751">copiose </text:span><text:span text:style-name="T1752">Magdalenam magno fauore probauit. </text:span><text:span text:style-name="T1753">Hic in quo Lazarus mortuus quatriduanus suscitatur, in quo futura resurrectio tam facti euidentia quam Marthe confessione lucide </text:span><text:span text:style-name="T1754">ac ueratissime </text:span><text:span text:style-name="T1755">comprobatur.</text:span></text:p>
      <text:p text:style-name="P79"><text:span text:style-name="amh_5f_lettre_5f_rubriquee">D</text:span><text:span text:style-name="T1756">e hoc </text:span><text:span text:style-name="T1757">sancto loco parua uia est ad Iordanem, </text:span><text:span text:style-name="T1758">deserto quodam montuoso medio existente, quo semiuius relictus a latronibus Samaritanus a Christo dicitur ac misericordia releuatur. In fine huius </text:span><text:span text:style-name="T1759">deserti mons altus </text:span><text:span text:style-name="T1760">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1">xͣl</text:span></text:span><office:annotation-end office:name="__Annotation__24134_2839827758"/><text:span text:style-name="T1761"> </text:span><text:span text:style-name="T1762">diebus </text:span><text:span text:style-name="T1763">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3">xl</text:span></text:span><office:annotation-end office:name="__Annotation__24612_2839827758"/><text:span text:style-name="T1763"> noctibus Christus dicitur </text:span><text:span text:style-name="T1764">ieiunasse. Item et illic ductus est a spiritu temptandus a diabolo quem ui diuina ac uirili animo superauit. I</text:span><text:span text:style-name="T1765">n</text:span><text:span text:style-name="T1764"> huius montis altitudine fuit ecclesia </text:span><text:span text:style-name="T1765">et circa eius medium est excisum heremitagium ualde graciosum </text:span><text:span text:style-name="T1766">quod Gorgiani christiani </text:span><text:span text:style-name="T1767">tenent </text:span><text:span text:style-name="T1768">scismatici qui profecto me susceperunt multum honorifice et gratiose.</text:span></text:p>
      <text:p text:style-name="P80"><text:span text:style-name="T1769">Infra hunc montem uersus planiciem Iordanis est ortus et fons pulcerrimus atque magnus, circa quem </text:span><text:span text:style-name="T1770">beatus Abraham, de Caldea precepto Domini</text:span><text:span text:style-name="T1771"> ueniens, aliquamdiu </text:span><text:span text:style-name="T1772">dicitur </text:span><text:span text:style-name="T1773">habitasse, ubi altare edificauit et nomen Domini inuocauit</text:span><text:span text:style-name="T1773"><text:note text:id="ftn126" text:note-class="footnote"><text:note-citation>126</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74">(Gn. 12, 8)</text:span></text:span></text:p></text:note-body></text:note></text:span><text:span text:style-name="T1773"> et </text:span><text:span text:style-name="T1775">Iordanis ortus Abrahe uocatur. Postea ueni ad Iherico que in ipsa Iordanis ualla sita est nunc quidem casale, sed olim ciuitas fortis et amena, </text:span><text:span text:style-name="T1776">quam Iosue </text:span><text:span text:style-name="T1777">Dei famulus </text:span><text:span text:style-name="T1778">miraculosue cepit. Interque omnes ciuitates terre promissionis primo funditus preceoto </text:span><text:span text:style-name="T1779">Domini ipse destruxit </text:span><text:span text:style-name="T1780">et renouatis fundamentis </text:span><text:span text:style-name="T1781">eius in eternum maledixit. De hac tamen ciuitate sola Raab meretrix, que nuntios </text:span><text:span text:style-name="T1782">receperat Iherusalem </text:span><text:span text:style-name="T1783">et occultauerat, incolumis cum sua progenie conseruatur.</text:span></text:p>
      <text:p text:style-name="P81"><text:span text:style-name="T1784">Prope</text:span><text:span text:style-name="T1785"> hunc locum a dextris </text:span><text:span text:style-name="T1786">uix ad tria miliaria </text:span><text:span text:style-name="T1787">est mare Mortuum, </text:span><text:span text:style-name="T1788">fetens et orridum, locus improsper et detestabilis </text:span><text:span text:style-name="T1789">et ubiectus uindicte </text:span><text:span text:style-name="T1790">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0">Sodoma et Gomorre</text:span><office:annotation-end office:name="__Annotation__175390_244145427"/><text:span text:style-name="T1790">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0">precantes</text:span><office:annotation-end office:name="__Annotation__28990_2839827758"/><text:span text:style-name="T1790"> supernaturali </text:span><text:span text:style-name="T1791">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1">submerse</text:span><office:annotation-end office:name="__Annotation__29156_2839827758"/><text:span text:style-name="T1791"> sunt</text:span><text:span text:style-name="T1791"><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1">. </text:span><text:span text:style-name="amh_5f_lettre_5f_rubriquee">A</text:span><text:span text:style-name="T1792">d quem </text:span><text:span text:style-name="T1793">locum </text:span><text:span text:style-name="T1794">ire proponerem, Sarraceni intrepretes michi dixerunt : «</text:span><text:span text:style-name="T1795"> </text:span><text:span text:style-name="T1794">pro locis quibus Deus benedixit uenisti, non debes adire loca que </text:span><text:span text:style-name="T1796">maledictionem </text:span><text:span text:style-name="T1795">altissimi meruerunt ». </text:span><text:span text:style-name="T1797">Quo uerbo </text:span><text:span text:style-name="T1798">ego </text:span><text:span text:style-name="T1799">edificatus et rationabiliter </text:span><text:span text:style-name="T1800">retractus, directum iter ad Iordanis fluuium </text:span><text:span text:style-name="T1801">prosequar.</text:span></text:p>
      <text:p text:style-name="P82"><text:span text:style-name="T1802">Circa mare Mortuum </text:span><text:span text:style-name="T1803">a dextris uersus montes Iherusalem uxor Loth contra preceptum Dei retrospiciens, </text:span><text:span text:style-name="T1804">miraculose in statuam salis uersa est et si aliquando de ipsa remanserit </text:span><text:span text:style-name="T1805">pro certo </text:span><text:span text:style-name="T1806">non potui </text:span><text:span text:style-name="T1807">informari. </text:span><text:span text:style-name="T1808">E</text:span><text:span text:style-name="T1807">t prop</text:span><text:span text:style-name="T1808">e</text:span><text:span text:style-name="T1807"> est ciuitas paruula </text:span><text:span text:style-name="T1808">Segor </text:span><text:span text:style-name="T1809">que oratione Loth </text:span><text:span text:style-name="T1810">saluata est, cui mons superminet, in quo cum filiabus incestum egit Loth ; que de patre inebriate contipientes, </text:span><text:span text:style-name="T1811">Moab </text:span><text:span text:style-name="T181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2">Danon</text:span><office:annotation-end office:name="__Annotation__32856_2839827758"/><text:span text:style-name="T1812"> filios genuerunt.</text:span></text:p>
      <text:p text:style-name="P83"><text:span text:style-name="T1813">Ultra mare Mortuum </text:span><text:span text:style-name="T1814">uersus orientem, extra fines </text:span><text:span text:style-name="T1815">terre promissionis, est castrum fortissumum in montanis , quod latine Mons Regalis dicitur, in Arabico autem Arab, quondam fuit christianorum </text:span><text:span text:style-name="T1816">nunc est </text:span><text:span text:style-name="amh_5f_foliotation"><text:span text:style-name="T1817">[f. 241]</text:span></text:span><text:span text:style-name="T1817"> </text:span><text:span text:style-name="T1818">soldani. </text:span><text:span text:style-name="T1819">Ad quem </text:span><text:span text:style-name="T1820">in periculis </text:span><text:span text:style-name="T1821">confugit, </text:span><text:span text:style-name="T1822">thesauru</text:span><text:span text:style-name="T1823">mque </text:span><text:span text:style-name="T1824">atque</text:span><text:span text:style-name="T1825"> prolem </text:span><text:span text:style-name="T1826">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26">quia</text:span><office:annotation-end office:name="__Annotation__35422_2839827758"/><text:span text:style-name="T1826"> </text:span><text:span text:style-name="T1827">munitissimus locust est totius Sirie </text:span><text:span text:style-name="T1828">et Domini soldani in hac parte. </text:span><text:span text:style-name="T1829">Dicitur </text:span><text:span text:style-name="T1830">quod sub castro </text:span><text:span text:style-name="T1831">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1">Solab</text:span><office:annotation-end office:name="__Annotation__37352_2839827758"/><text:span text:style-name="T1831"> appelatur ac in terminis</text:span><text:span text:style-name="T1832"> eius </text:span><text:span text:style-name="T1833">christianorum </text:span><text:span text:style-name="T1834">scismaticorum </text:span><text:span text:style-name="T1835">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1">xͣl</text:span><office:annotation-end office:name="__Annotation__36817_2839827758"/><text:span text:style-name="T1835"> milia </text:span><text:span text:style-name="T1836">commorentur </text:span><text:span text:style-name="T1837">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838">locis diligenter </text:span><text:span text:style-name="T1839">uisitatis </text:span><text:span text:style-name="T1840">ad sacrum </text:span><text:span text:style-name="T1841">Iordanis flu</text:span><text:span text:style-name="T1842">u</text:span><text:span text:style-name="T1841">ium </text:span><text:span text:style-name="T1843">ueni, </text:span><text:span text:style-name="T1844">in quo more </text:span><text:span text:style-name="T1845">solito </text:span><text:span text:style-name="T1846">balneatus sunt cum ceteris </text:span><text:span text:style-name="T1847">peregrinis. </text:span><text:span text:style-name="amh_5f_lettre_5f_rubriquee">H</text:span><text:span text:style-name="T1848">ic fluuius </text:span><text:span text:style-name="T1849">non est magnus, nec multum profund</text:span><text:span text:style-name="T1850">u</text:span><text:span text:style-name="T1849">s, </text:span><text:span text:style-name="T1850">limosum </text:span><text:span text:style-name="T1851">fundum habens, bonos pisce</text:span><text:span text:style-name="T1852">s atque dulcis </text:span><text:span text:style-name="T1853">saporis </text:span><text:span text:style-name="T1854">enutriens </text:span><text:span text:style-name="T1855">aquam </text:span><text:span text:style-name="T1856">satis </text:span><text:span text:style-name="T1857">continens atque </text:span><text:span text:style-name="T1858">currens. </text:span><text:span text:style-name="T1859">V</text:span><text:span text:style-name="T1858">ersus </text:span><text:span text:style-name="T1860">septentrionem </text:span><text:span text:style-name="T1861">quatuor </text:span><text:span text:style-name="T1862">dietas </text:span><text:span text:style-name="T1859">de hoc loco </text:span><text:span text:style-name="T1863">in radice </text:span><text:span text:style-name="T1864">Libani montis </text:span><text:span text:style-name="T1865">scaturiens </text:span><text:span text:style-name="T1866">ex duobus fontibus ut dicitur Ior et Dan quibus collectis re et nomine </text:span><text:span text:style-name="T1867">trahit originem. </text:span><text:span text:style-name="T1868">P</text:span><text:span text:style-name="T1867">er mare Tiberiadis fluens, prope locum ubi christiani communiter </text:span><text:span text:style-name="T1868">balneantur, in mare tandem Mortuum dilabitur et non apparens ulterius in ibi absorbetur. </text:span><text:span text:style-name="T1869">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0">Iohanne baptizatur, uox summi Patris auditur, Spiritus Sanctum </text:span><text:span text:style-name="T1871">in modum columbe descendens cernitur, lauacrum </text:span><text:span text:style-name="T1872">regenerationis efficitur, </text:span><text:span text:style-name="T1873">undis naturalibus supernaturale Dei donum ad pecciaminum ablutionem donatur. Hunc fluuium Filii Iherusalem sicco uestigio transiuerunt, </text:span><text:span text:style-name="amh_5f_nombre_5f_romain"><text:span text:style-name="T1874">xii</text:span></text:span><text:span text:style-name="T1874"> lapides de eius fundo secundum </text:span><text:span text:style-name="amh_5f_nombre_5f_romain"><text:span text:style-name="T1874">xii</text:span></text:span><text:span text:style-name="T1874"> tribus assumentes et totidem aliunde </text:span><text:span text:style-name="T1875">sumptos in eius medium </text:span><text:span text:style-name="T1876">reponentes in memoriam </text:span><text:span text:style-name="T1877">miraculi perpetuo recolendi. Vndis </text:span><text:span text:style-name="T1878">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78">tiri</text:span><office:annotation-end office:name="__Annotation__10861_2659024224"/><text:span text:style-name="T1878"> lepra curatur, et breuiter pluribus preconiis hic fluuius insignitur, circa quem inter singula beatissimus ille Iohanes Baptista moratus est et baptismum penitentie </text:span><text:span text:style-name="T1879">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0">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1">est. </text:span><text:span text:style-name="amh_5f_lettre_5f_rubriquee">E</text:span><text:span text:style-name="T1882">t sciendum est quod in hac mea peregrinatione non semper </text:span><text:span text:style-name="T1883">secutus sum publica itinera et uulgaria, imo pro uisitandis sanctis locis hinc inde ut uolui multotiens </text:span><text:span text:style-name="T1884">deuiaui. Sic igitur procedens ueni </text:span><text:span text:style-name="T1885">in ultimo </text:span><text:span text:style-name="T1886">Silo, locum quidem sanctum atque </text:span><text:span text:style-name="T1887">amenum, ubi arca Dei sub Heli sacerdote longo tempore seruabatur, </text:span><text:span text:style-name="T1888">sicut ait liber Regum. </text:span><text:span text:style-name="T1889">Hic uota et sacrificia </text:span><text:span text:style-name="T1890">populi </text:span><text:span text:style-name="T1891">Domini </text:span><text:span text:style-name="T1892">reddebantur, Samuelique primo deus locutus est, et sibi inter cetera de mutatione </text:span><text:span text:style-name="T1893">sacerdotii reuelauit.</text:span></text:p>
      <text:p text:style-name="P86"><text:soft-page-break/>Inde procedens ueni <text:span text:style-name="T1894">in Sichen aut Sicar ubi est prouincia Samarit</text:span><text:span text:style-name="T1895">an</text:span><text:span text:style-name="T1894">orum. </text:span><text:span text:style-name="T1895">Vallis quidem pulcerrima est </text:span><text:span text:style-name="T1896">ac secunda, </text:span><text:span text:style-name="T1897">ciuitas que bona nunc Napolis appellata. </text:span><text:span text:style-name="T1898">I</text:span><text:span text:style-name="T1897">uxta quam, circa uiam </text:span><text:span text:style-name="T1899">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99">Iudeam</text:span><office:annotation-end office:name="__Annotation__15010_2659024224"/><text:span text:style-name="T1899">, </text:span><text:span text:style-name="T1900">Dominus cum muliere samaritana prope puteum </text:span><text:span text:style-name="T1901">loquabatur, </text:span><text:span text:style-name="T1902">qui et adhuc ibidem, </text:span><text:span text:style-name="T1903">sed aliquantulum obstructus est. Supra quem locum olim pulcra ecclesia erat, nunc plurimum dissipata. Et non </text:span><text:span text:style-name="T1904">longe sepulcrum est beatissimi patriarce Ioseph, cuius ossa de Egipto </text:span><text:span text:style-name="T1905">ad ipsius preceptum a filiis Israel transportata sunt. Hunc locum Iudei </text:span><text:span text:style-name="T1906">plurimum rueurantur. </text:span><text:span text:style-name="amh_5f_foliotation"><text:span text:style-name="T1907">[f. 241v]</text:span></text:span><text:span text:style-name="T1907"> In predicta ciuitate Dyna filia Iacob rapta est, sed crudelis uindicta urbis habitatoribus a duobus filiis Iacob postea illata est. In hac prouincia </text:span><text:span text:style-name="T1908">Samarie est singularis quedam </text:span><text:span text:style-name="T1909">secta hominum </text:span><text:span text:style-name="T1910">qui Samaritani specialiter nominantur. </text:span><text:span text:style-name="T1911">Hii quoque nec legem christianorum, nec Iudeorum, nec Sarracenorum, </text:span><text:span text:style-name="T1912">nec etiam paganorum sectantur, </text:span><text:span text:style-name="T1913">sed unum Deum </text:span><text:span text:style-name="T1914">dicentes, </text:span><text:span text:style-name="T1915">opiniones, </text:span><text:span text:style-name="T1916">ritus colendi ac modos uiuendi mirabiles tenent, se solos reputantes de numero </text:span><text:span text:style-name="T1917">saluandorum. </text:span><text:span text:style-name="T1918">Et etiam in habitu ab aliis distinguntur, </text:span><text:span text:style-name="T1919">quia cum in hiis partibus habitantes generaliter </text:span><text:span text:style-name="T1920">inuoluunt capita lintheis </text:span><text:span text:style-name="T1921">longissimis christitani </text:span><text:span text:style-name="T1922">blauiis, sarraceni, albis, iudeis, </text:span><text:span text:style-name="T1923">glauci sunt, horum </text:span><text:span text:style-name="T1924">capita rubeis inuoluuntur, et se dicunt de dilectissimis inter omn</text:span><text:span text:style-name="T1925">e</text:span><text:span text:style-name="T1924">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26">In hac fuit caput et sedes regni decem tribuum postquam Salomonis, si attribuit Iuda et Beniamin dimiserunt, successores quidem secundum </text:span><text:span text:style-name="T1927">sanguinem </text:span><text:span text:style-name="T1928">Dauid regnantes in Iherusalem </text:span><text:span text:style-name="T1929">reges Iuda regnantes uero </text:span><text:span text:style-name="T1930">in Samaria super </text:span><text:span text:style-name="amh_5f_nombre_5f_romain"><text:span text:style-name="T1930">x</text:span></text:span><text:span text:style-name="T1930"> tribus, reges Israel dicebantur. Hec egregia quondam </text:span><text:span text:style-name="T1931">ciuitas desolata est et destructa in ualde pulcro monte sita. Aliquas christianorum ecclesias adhuc habet </text:span><text:span text:style-name="T1932">et precipue tamen unam ualde plucram habuit, cuius adhuc apparent uestigia, ubi caput beati Iohanis Baptiste absciditur, </text:span><text:span text:style-name="T1933">et corpus achephalum </text:span><text:span text:style-name="T1934">a discipulis tumulatur. </text:span><text:span text:style-name="amh_5f_lettre_5f_rubriquee">O</text:span><text:span text:style-name="T1935"> uere sacer </text:span><text:span text:style-name="T1936">locus illius sanguinis effusione </text:span><text:span text:style-name="T1937">sacratus, quo nemo </text:span><text:span text:style-name="T1938">maiuor inter natos mulierum </text:span><text:span text:style-name="T1939">surrexit, hoc ipsa ueritate que Christus est clarius attestante. Huius ciuitatis ruine magne nunc apparentes, multitudine columpnarum, numerositate monumentorum </text:span><text:span text:style-name="T1940">in eis et circa ipsas apparentium </text:span><text:span text:style-name="T1941">antique nobilitatis prestant testimonium.</text:span></text:p>
      <text:p text:style-name="P88">Inde aut<text:span text:style-name="T1942">em</text:span> progrediens, <text:span text:style-name="T1943">montanis dimissis, ueni in planitiem </text:span><text:span text:style-name="T1942">Galilee. Est autem Galilea prouincia</text:span><text:span text:style-name="T1944">terre promissionis, melior et fertilior, planis, montibus atque </text:span><text:span text:style-name="T1945">uallibus multum grata, conuersatione, miraculis </text:span><text:span text:style-name="T1946">et uestigiis </text:span><text:span text:style-name="T1947">S</text:span><text:span text:style-name="T1946">aluatoris ac sanctorum </text:span><text:span text:style-name="T1947">plurimum decorata. </text:span><text:span text:style-name="T1948">In cuius planitie </text:span><text:span text:style-name="T1949">ac decliuis montium hec loca sancta sunt, ad memoriam </text:span><text:span text:style-name="T1950">merito reuocanda, scilicet Naym ciuitas, Capharnaum, Betsaida, Cana Galilee, et cetera </text:span><text:span text:style-name="T1951">ubi que Dei Filius </text:span><text:span text:style-name="T1952">prodigia fecerit dicere non oportet cum h</text:span><text:span text:style-name="T1953">ec</text:span><text:span text:style-name="T1952"> sacra Euuangelia recitent. </text:span><text:span text:style-name="amh_5f_lettre_5f_rubriquee">C</text:span><text:span text:style-name="T1954">onfert autem </text:span><text:span text:style-name="T1955">ultra modum </text:span><text:span text:style-name="T1956">homini </text:span><text:span text:style-name="T1957">hec sancta loca uidere </text:span><text:span text:style-name="T1958">quia </text:span><text:span text:style-name="T1959">profecto deuotio excitatur, et uidetur quod Christi uita ac suorum apostolorum quodammodo </text:span><text:span text:style-name="T1960">oculis </text:span><text:soft-page-break/><text:span text:style-name="T1960">corporalibus intuetur et ex hoc in corde fundatum fidei </text:span><text:span text:style-name="T1961">feruorem </text:span><text:span text:style-name="T1962">accendimus. </text:span><text:span text:style-name="amh_5f_lettre_5f_rubriquee">C</text:span><text:span text:style-name="T1963">irca fines Galilee ubi gladiis infidelium primus </text:span><text:span text:style-name="T1964">rex populi Israel, </text:span><text:span text:style-name="T1965">Saul et eius filius Ionathas </text:span><text:span text:style-name="T1966">ceciderunt, </text:span><text:span text:style-name="T1967">super cuius morte pissimus Dauid prophetauit prouide ac notabiliter, </text:span><text:span text:style-name="T1968">uerba exprimens </text:span><text:span text:style-name="T1969">conuenientissima signa cordis amicabilis ac sinceri. </text:span><text:span text:style-name="T1970">E</text:span><text:span text:style-name="T1971">x quorum sententia </text:span><text:span text:style-name="T1972">subtiliter </text:span><text:span text:style-name="T1973">trahitur </text:span><text:span text:style-name="T1974">quod amor amicitie maior est amore </text:span><text:span text:style-name="T1975">concupisc</text:span><text:span text:style-name="T1976">i</text:span><text:span text:style-name="T1975">entie, </text:span><text:span text:style-name="T1976">naturali amori inter mortales </text:span><text:span text:style-name="T1977">maxime </text:span><text:span text:style-name="T1978">coequatus. Qui amor </text:span><text:span text:style-name="T1979">uidetur </text:span><text:span text:style-name="T1980">esse </text:span><text:span text:style-name="T1981">quem </text:span><text:span text:style-name="T1982">ad filium </text:span><text:span text:style-name="T1983">fert </text:span><text:span text:style-name="T1984">unigenitum </text:span><text:span text:style-name="T1985">indissolubili glutino genitrix uirtuosa. </text:span><text:span text:style-name="amh_5f_lettre_5f_rubriquee">I</text:span><text:span text:style-name="T1985">n predictis montibus, subacto </text:span><text:span text:style-name="T1986">fideli </text:span><text:span text:style-name="T1987">populo, </text:span><text:span text:style-name="T1988">arca ducitur captiuata.</text:span></text:p>
      <text:p text:style-name="P89"><text:span text:style-name="amh_5f_lettre_5f_rubriquee">H</text:span><text:span text:style-name="T1988">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88">transacto</text:span><office:annotation-end office:name="__Annotation__33252_2659024224"/><text:span text:style-name="T1988">, </text:span><text:span text:style-name="T1989">dimissa planitie </text:span><text:span text:style-name="T1990">Galilee, ueni </text:span><text:span text:style-name="T1991">ad sanctissimam ciuitatem </text:span><text:span text:style-name="T1992">Nazareth que nunc uilla campestris, immunita, </text:span><text:span text:style-name="T1993">domibus et habitaculis </text:span><text:span text:style-name="T1994">non collectis </text:span><text:span text:style-name="T1995">est</text:span><text:span text:style-name="T1994">, </text:span><text:span text:style-name="T1996">sed </text:span><text:span text:style-name="T1997">inuicem </text:span><text:span text:style-name="T1998">distantibus et disparsis. </text:span><text:span text:style-name="amh_5f_lettre_5f_rubriquee">E</text:span><text:span text:style-name="T1998">st autem </text:span><text:span text:style-name="T1999">Nazareth sita in ualle paruula, gratiosa plurimum, montibus undique </text:span><text:span text:style-name="T2000">circumclusa. </text:span><text:span text:style-name="T2001">Hec est propria ciuitas </text:span><text:span text:style-name="T2002">Christi unde </text:span><text:span text:style-name="T2003">secundum </text:span><text:span text:style-name="T2004">carnem </text:span><text:span text:style-name="T2005">traxit </text:span><text:span text:style-name="T2006">originem, </text:span><text:span text:style-name="T2007">unde dicitur </text:span><text:span text:style-name="T2008">Nazarenus. </text:span><text:span text:style-name="T2009">In hoc </text:span><text:span text:style-name="T2010">loco florido initium nostre </text:span><text:span text:style-name="T2011">salutis effloruit </text:span><text:span text:style-name="T2012">Dominus Deus, </text:span><text:span text:style-name="T2013">Dei Filius, </text:span><text:span text:style-name="T2014">ex castissimis sanguinibus </text:span><text:span text:style-name="T2015">uirginis corpus assumens, humanam </text:span><text:span text:style-name="amh_5f_foliotation"><text:span text:style-name="T2016">[f. 246r]</text:span></text:span><text:span text:style-name="T2016"> </text:span><text:span text:style-name="T2017">naturam diuine ypostasi </text:span><text:span text:style-name="T2018">ineffabiliter coniunxit, qui uirtute Sancti Spiritus </text:span><text:span text:style-name="T2019">feminam hanc labe </text:span><text:span text:style-name="T2020">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1">priuauit</text:span><office:annotation-end office:name="__Annotation__40276_2659024224"/><text:span text:style-name="T2020"> uel sic que uirtute </text:span><text:span text:style-name="T2022">S</text:span><text:span text:style-name="T2020">ancti </text:span><text:span text:style-name="T2022">Spiritus </text:span><text:span text:style-name="T2023">femina originalis peccati eradicauit surculum </text:span><text:span text:style-name="T2024">qui per feminam, suasione </text:span><text:span text:style-name="T2025">malignis spiritus, in salutis perniciem </text:span><text:span text:style-name="T2026">diutius </text:span><text:span text:style-name="T2027">pullularat eneruauit. </text:span><text:span text:style-name="T2028">Mens non capit, lingua tabescit, </text:span><text:span text:style-name="T2029">scriptura nequit huius loci dignitatem enodar</text:span><text:span text:style-name="T2030">e, </text:span><text:span text:style-name="T2031">ubi Gabriel arcangelus </text:span><text:span text:style-name="T2032">opportuni </text:span><text:span text:style-name="T2033">nuncii baiulis, Virginem gloriosam salutando, </text:span><text:span text:style-name="T2034">celesti </text:span><text:span text:style-name="T2035">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36">pr</text:span><text:span text:style-name="T2037">o</text:span><text:span text:style-name="T2036">c</text:span><text:span text:style-name="T2037">ur</text:span><text:span text:style-name="T2036">atur</text:span><office:annotation-end office:name="__Annotation__42257_2659024224"/><text:span text:style-name="T2036"> </text:span><text:span text:style-name="T2038">sponsam </text:span><text:span text:style-name="T2039">ut</text:span><text:span text:style-name="T2038">, </text:span><text:span text:style-name="T2039">consensu requisito et debite </text:span><text:span text:style-name="T2040">adhibito, digna a deo preelecta puella fieri Dei genitrix mereretur. Breuiter </text:span><text:span text:style-name="T2041">in hoc loco conceptio Christi, </text:span><text:span text:style-name="T2042">operum Dei </text:span><text:span text:style-name="T2043">clarissima mirabiliter, </text:span><text:span text:style-name="T2044">in uirginali utero </text:span><text:span text:style-name="T2045">celebratur </text:span><text:span text:style-name="T2046">et obumbratione Spiritus Sancti </text:span><text:span text:style-name="T2047">fecundatur, </text:span><text:span text:style-name="T2048">fructu nobilissimo cursum nature et ordinem </text:span><text:span text:style-name="T2049">et limites </text:span><text:span text:style-name="T2050">excedente. </text:span><text:span text:style-name="T2051">In hoc loco pulcra fuit ecclesia atque magna, que heu quasi destructa est, paruulus </text:span><text:span text:style-name="T2052">tamen locus est in ea coopertus, et a Sarracenis </text:span><text:span text:style-name="T2053">diligenter custoditur, </text:span><text:span text:style-name="T2054">ubi circa </text:span><text:span text:style-name="T2055">quamdam </text:span><text:span text:style-name="T2056">columpnam marmoreum </text:span><text:span text:style-name="T2057">asserunt </text:span><text:span text:style-name="T2058">ueneranda conceptionis </text:span><text:span text:style-name="T2059">misteria </text:span><text:span text:style-name="T2060">esse facta.</text:span></text:p>
      <text:p text:style-name="P90">In Nazareth sunt pessimi Sarraceni, <text:span text:style-name="T2061">et uidetur </text:span><text:span text:style-name="T2062">quod fuerint </text:span><text:span text:style-name="T2063">ab antiquo rationabiliter </text:span><text:span text:style-name="T2064">quia dictum sit </text:span><text:span text:style-name="T2065">in Euuangelio : « </text:span><text:span text:style-name="T2066">A Nazareth potest aliquid boni esse ». </text:span><text:span text:style-name="T2067">Ad infinitam </text:span><text:span text:style-name="T2068">siquidem </text:span><text:span text:style-name="T2069">Dei bonitatem pertinet </text:span><text:span text:style-name="T2070">ut ex malis bona eliciat, </text:span><text:span text:style-name="T2071">et ex pessimis optima </text:span><text:span text:style-name="T2072">dispositione </text:span><text:span text:style-name="T2073">suauissima </text:span><text:span text:style-name="T2074">proferantur. In ipso loco Christi peragitur </text:span><text:span text:style-name="T2075">infantia, a parentibus educatur, </text:span><text:span text:style-name="T2076">proficit </text:span><text:span text:style-name="T2077">etate </text:span><text:span text:style-name="T2078">et gratia, </text:span><text:span text:style-name="T2079">ac pro nobis </text:span><text:span text:style-name="T2080">parentibus subditur cuius </text:span><text:span text:style-name="T2081">nutui </text:span><text:span text:style-name="T2082">obediunt </text:span><text:span text:style-name="T2083">uniuersa. </text:span><text:span text:style-name="T2084">Fons </text:span><text:span text:style-name="T2085">ibi monstratur </text:span><text:span text:style-name="T2086">quo puer </text:span><text:span text:style-name="T2087">balneatur, uestes quoque </text:span><text:span text:style-name="T2088">eius </text:span><text:span text:style-name="T2089">per matrem </text:span><text:span text:style-name="T2090">abluuntur, de quo et portare aquam ad hospitium </text:span><text:span text:style-name="T2091">pro humanis necessitatibus </text:span><text:span text:style-name="T2092">tam mater </text:span><text:span text:style-name="T2093">quam filius consuerunt. </text:span><text:span text:style-name="amh_5f_lettre_5f_rubriquee">I</text:span><text:span text:style-name="T2094">n loco susceptionis </text:span><text:span text:style-name="T2095">Christi </text:span><text:span text:style-name="T2096">celebrari </text:span><text:span text:style-name="T2097">missam feci </text:span><text:span text:style-name="T2098">de Annuntiatione </text:span><text:span text:style-name="T2099">Virginis Marie. </text:span><text:span text:style-name="T2100">Prope </text:span><text:span text:style-name="T2101">autem ad unum miliare, </text:span><text:span text:style-name="T2102">est locus qui </text:span><text:span text:style-name="T2103">S</text:span><text:span text:style-name="T2102">altus Domini </text:span><text:span text:style-name="T2104">uocatur, </text:span><text:span text:style-name="T2103">ubi cum </text:span><text:span text:style-name="T2105">Chrisus deiectus esset </text:span><text:span text:style-name="T2106">ut principitaretur de cacumine montis, </text:span><text:span text:style-name="T2107">ipse </text:span><text:span text:style-name="T2108">transiens per </text:span><text:soft-page-break/><text:span text:style-name="T2109">medium illorum </text:span><text:span text:style-name="T2110">ibat, </text:span><text:span text:style-name="T2111">Euuangelio testante. </text:span><text:span text:style-name="amh_5f_lettre_5f_rubriquee">D</text:span><text:span text:style-name="T2112">e hoc loco processi </text:span><text:span text:style-name="T2113">uersus </text:span><text:span text:style-name="T2114">montem </text:span><text:span text:style-name="T2115">Tabor </text:span><text:span text:style-name="T2116">in media die. </text:span><text:span text:style-name="T2117">Hic mons omnino formosus est et bene altus in quo quondam </text:span><text:span text:style-name="T2118">erat </text:span><text:span text:style-name="T2119">ciuitas fortis ubi </text:span><text:span text:style-name="T2120">et adhuc </text:span><text:span text:style-name="T2121">apparent </text:span><text:span text:style-name="T2122">alique </text:span><text:span text:style-name="T2123">christianorum ecclesie deuotione </text:span><text:span text:style-name="T2124">congrua uenerande. </text:span><text:span text:style-name="T2125">Ibi </text:span><text:span text:style-name="T2126">et en</text:span><text:span text:style-name="T2127">im </text:span><text:span text:style-name="T2128">frequenter </text:span><text:span text:style-name="T2129">Christus </text:span><text:span text:style-name="T2130">discipulis suis docuit, </text:span><text:span text:style-name="T2131">archana </text:span><text:span text:style-name="T2132">secretor</text:span><text:span text:style-name="T2133">um </text:span><text:span text:style-name="T2134">celestium </text:span><text:span text:style-name="T2135">reuelauit, </text:span><text:span text:style-name="T2136">ut ex hoc non immerito </text:span><text:span text:style-name="T2137">singularis </text:span><text:span text:style-name="T2138">scola Domini </text:span><text:span text:style-name="T2139">appeletur, celum </text:span><text:span text:style-name="T2140">empireum </text:span><text:span text:style-name="T2141">representans, ubi Dominus </text:span><text:span text:style-name="T2142">noster </text:span><text:span text:style-name="T2143">transfiguratus </text:span><text:span text:style-name="T2144">est, </text:span><text:span text:style-name="T2145">uox </text:span><text:span text:style-name="T2146">patris audita est, Mo</text:span><text:span text:style-name="T475">i</text:span><text:span text:style-name="T2146">ses et Helias uisi sunt a tribus discipulis ad hanc uisionem </text:span><text:span text:style-name="T2147">assumptis, </text:span><text:span text:style-name="T2148">felicitatis</text:span><text:span text:style-name="T2149">que eterne </text:span><text:span text:style-name="T2150">dulcedo ibi quodammodo pregustata </text:span><text:span text:style-name="T2151">est. Vnde </text:span><text:span text:style-name="T2152">et Petrus </text:span><text:span text:style-name="T2153">confident</text:span><text:span text:style-name="T2154">e</text:span><text:span text:style-name="T2153">r </text:span><text:span text:style-name="T2154">dixit : </text:span><text:span text:style-name="T2155">« Domine bonum est nos hic esse », faciamus hic et cetera.</text:span></text:p>
      <text:p text:style-name="P91"><text:span text:style-name="amh_5f_lettre_5f_rubriquee">D</text:span>e hoc loco ueni ad mare Galilee et ad Tiberiadem ciuitatem supra ipsum <text:span text:style-name="T2156">mare siue </text:span><text:span text:style-name="T2157">medio locata</text:span><text:span text:style-name="T2158">m. </text:span><text:span text:style-name="T2159">Est autem hoc mare reuera lacus multum magnus et fortitan in circuitu circiter </text:span><text:span text:style-name="amh_5f_nombre_5f_romain"><text:span text:style-name="T2160">xxx</text:span></text:span><text:span text:style-name="T2160"> miliaria continens, </text:span><text:span text:style-name="T2161">per cuius </text:span><text:span text:style-name="T2162">medium </text:span><text:span text:style-name="T2163">fluuius Iordanis currit, bonos </text:span><text:span text:style-name="T2164">pisces habet </text:span><text:span text:style-name="T2165">et in magna copia, </text:span><text:span text:style-name="T2166">aqua </text:span><text:span text:style-name="T2167">siquidem dulcis </text:span><text:span text:style-name="T2168">est et amabilis ad bibendum. </text:span><text:span text:style-name="T2169">Ciuitas uero </text:span><text:span text:style-name="T2170">ipsa Tiberiadis parum </text:span><text:span text:style-name="T2171">uallet et parum ualuisse uidetur etiam ab antiquo, </text:span><text:span text:style-name="T2172">sunt </text:span><text:span text:style-name="T2173">tamen </text:span><text:span text:style-name="T2174">bona balnea </text:span><text:span text:style-name="T2175">naturalia </text:span><text:span text:style-name="T2176">apud </text:span><text:span text:style-name="T2177">ipsam. </text:span><text:span text:style-name="T2178">Sane supra </text:span><text:span text:style-name="T2179">mare Galilee predictum Christus </text:span><text:span text:style-name="T2180">siccis pedibus ambulauit, ipsum tempestuosum dum uentis ageretur tranquillum esse precepit, Petrum dum in ipso mergi cepissit erexit, et post suam resurrectionem ibidem discipulis suis apparuit, quos piscari iussos, rete magnis </text:span><text:span text:style-name="T2181">piscibus </text:span><text:span text:style-name="amh_5f_foliotation"><text:span text:style-name="T2181">[f. 246v]</text:span></text:span><text:span text:style-name="T2181"> </text:span><text:span text:style-name="T2182">impleuit. </text:span><text:span text:style-name="T2183">Per hoc mare sepe Christus </text:span><text:span text:style-name="T2184">nauigauit, </text:span><text:span text:style-name="T2185">circa quod </text:span><text:span text:style-name="T2186">Petrum </text:span><text:span text:style-name="T2187">et Andream uocauit, multa milia hominum </text:span><text:span text:style-name="T2188">paucis </text:span><text:span text:style-name="T2189">piscibus ac panibus saciauit, et sua frequenti presentia has partes deuotas et dignas fecit.</text:span></text:p>
      <text:p text:style-name="P92">In capite huius maris <text:span text:style-name="T2190">uersus aquilonem est forte castrum et magnum </text:span><text:span text:style-name="T2191">atque altum, Saphet </text:span><text:span text:style-name="T2192">nomine, </text:span><text:span text:style-name="T2193">et uilla eius</text:span><text:span text:style-name="T2194">dem nominis </text:span><text:span text:style-name="T2195">delectabilis atque magna. Hoc fortalicium </text:span><text:span text:style-name="T2196">secundum </text:span><text:span text:style-name="T2197">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97">Krak</text:span><office:annotation-end office:name="__Annotation__76830_2659024224"/><text:span text:style-name="T2197">, cuius </text:span><text:span text:style-name="T2198">memoriam superius feci </text:span><text:span text:style-name="T2199">in hiis partibus. </text:span><text:span text:style-name="T2200">V</text:span><text:span text:style-name="T2199">erum </text:span><text:span text:style-name="T2200">in hiis partibus iuxta terram promissionis huic castro </text:span><text:span text:style-name="T2201">aliud in fortitudine ac edificiis </text:span><text:span text:style-name="T2202">non equatur. </text:span><text:span text:style-name="amh_5f_lettre_5f_rubriquee">N</text:span><text:span text:style-name="T2202">on longe ab hoc castro est ciuitas Dan, alter terminus scilicet terre promissionis </text:span><text:span text:style-name="T2203">uersus </text:span><text:span text:style-name="T2204">aquilonem, </text:span><text:span text:style-name="T2205">que et Belmas, aut Cesarea Philippi dicitur, in pede montis Libani </text:span><text:span text:style-name="T2206">delectabiliter </text:span><text:span text:style-name="T2207">situata.</text:span></text:p>
      <text:p text:style-name="P93"><text:span text:style-name="amh_5f_lettre_5f_rubriquee">E</text:span>t sciendum est quod terre promissionis in longitudine, <text:span text:style-name="T2208">a Dan scilicet usque Betsabee, de plaga septentrionali </text:span><text:span text:style-name="T2209">uersus </text:span><text:span text:style-name="T2210">australem </text:span><text:span text:style-name="T2211">protensa, tenet </text:span><text:span text:style-name="T2212">circa </text:span><text:span text:style-name="T2213">centum </text:span><text:span text:style-name="amh_5f_nombre_5f_romain"><text:span text:style-name="T2214">lx</text:span></text:span><text:span text:style-name="T2213"> miliaria. </text:span><text:span text:style-name="T2215">Et in latitudine </text:span><text:span text:style-name="T2216">sua quod est ab oriente in occidentem, scilicet a finibus Iherico </text:span><text:span text:style-name="T2217">usque Yoppen, </text:span><text:span text:style-name="T2218">parum ultra </text:span><text:span text:style-name="amh_5f_nombre_5f_romain"><text:span text:style-name="T2214">xl</text:span></text:span><text:span text:style-name="T2218">. </text:span><text:span text:style-name="T2219">Unde </text:span><text:span text:style-name="T2220">cum sit adeo </text:span><text:span text:style-name="T2221">suis </text:span><text:span text:style-name="T2222">termi</text:span><text:span text:style-name="T2223">ni</text:span><text:span text:style-name="T2222">s, </text:span><text:span text:style-name="T2224">admirabilis </text:span><text:span text:style-name="T2225">innumerositas populi </text:span><text:span text:style-name="T2226">israel, </text:span><text:span text:style-name="T2227">nobilitatisque </text:span><text:span text:style-name="T2228">magnitudo, potentio diuitiarumque ipsius </text:span><text:span text:style-name="T2229">singulari</text:span><text:span text:style-name="T2230">s </text:span><text:span text:style-name="T2231">excellentia merito </text:span><text:span text:style-name="T2232">debet </text:span><text:span text:style-name="T2233">attribui </text:span><text:span text:style-name="T2234">miraculorum operatrici </text:span><text:span text:style-name="T2235">diuine </text:span><text:span text:style-name="T2236">potentie </text:span><text:span text:style-name="T2237">et non </text:span><text:span text:style-name="T2238">humane </text:span><text:span text:style-name="T2239">industrie, </text:span><text:span text:style-name="T2240">cursuique usitato </text:span><text:span text:style-name="T2241">nature, </text:span><text:span text:style-name="T2242">qu</text:span><text:span text:style-name="T2243">a </text:span><text:span text:style-name="T2244">potentia </text:span><text:span text:style-name="T2245">ac Dei </text:span><text:span text:style-name="T2246">gratuita </text:span><text:span text:style-name="T2247">presidentia, ipse </text:span><text:span text:style-name="T2248">sibi </text:span><text:span text:style-name="T2249">predictas </text:span><text:span text:style-name="T2250">partes </text:span><text:span text:style-name="T2251">Israel </text:span><text:span text:style-name="T2252">conquirere, inhabitare et usque </text:span><text:span text:style-name="T2253">ad prefinitum </text:span><text:span text:style-name="T2254">tempus meruerunt </text:span><text:span text:style-name="T2255">secundum </text:span><text:span text:style-name="T2256">comprehensibilia Dei iudicia </text:span><text:span text:style-name="T2257">possidere.</text:span><text:span text:style-name="T2257"><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58">et terminis </text:span><text:span text:style-name="T2259">eius </text:span><text:span text:style-name="T2260">ac montibus Libani et fine </text:span><text:span text:style-name="T2261">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2">t sciendum quod tota regio que est inter desertum </text:span><text:span text:style-name="T2263">Egipti </text:span><text:span text:style-name="T2264">et Arabie, </text:span><text:span text:style-name="T2265">protensa de autsrto in aquilonem </text:span><text:span text:style-name="T2266">usque </text:span><text:span text:style-name="T2267">ad Sciciliam, Armeniam et Caldeam, </text:span><text:span text:style-name="T2268">et ab oriente de deserto magno usque ad occidentem mare Mediterraneum, generali uocabulo Siria appelatur in plures speciales prouincias subdiuisa. </text:span><text:span text:style-name="T2269">Partes enim eius sunt Siria, Fenicis, Palestina, Iudea, Galilea, Mesopotamia Sirie, </text:span><text:span text:style-name="T2270">Siria Libani, </text:span><text:span text:style-name="T2271">Siria Damasci </text:span><text:span text:style-name="T2272">et alie huiusmodi, </text:span><text:span text:style-name="T2273">quas ad plenum </text:span><text:span text:style-name="T2274">edicere longum esset.</text:span></text:p>
      <text:p text:style-name="P95">Et ceterum uerus terram promissionis locus ubi Saulus diuinitus prosternitur et <text:span text:style-name="T2275">P</text:span>aulus erigitur, Christo informati consentit et de persecutore <text:span text:style-name="T2276">trucissimo uas electionis sit, annuente clementia Saluatoris. Et in Damasco tribus diebus ipse paulus non uidens permansit nullo cibo corporali penitus recreatus, quo triduo ad tertium </text:span><text:span text:style-name="T2277">celum </text:span><text:span text:style-name="T2278">rapitur, </text:span><text:span text:style-name="T2279">archana </text:span><text:span text:style-name="T2280">uerba audiens </text:span><text:span text:style-name="T2281">que non licet homini </text:span><text:span text:style-name="T2282">loqui, ut </text:span><text:span text:style-name="T2283">ipse </text:span><text:span text:style-name="T2284">in epistola quadam de se loquens fatetur. </text:span><text:span text:style-name="T2285">Dicit autem beatus Augustinus in libro </text:span><text:span text:style-name="T2286">D</text:span><text:span text:style-name="T2285">e uiden</text:span><text:span text:style-name="T2287">d</text:span><text:span text:style-name="T2285">o Deum </text:span><text:span text:style-name="T2286">et </text:span><text:span text:style-name="T2288">S</text:span><text:span text:style-name="T2286">upra </text:span><text:span text:style-name="T2288">Genesim ad litteram, </text:span><text:span text:style-name="T2289">quod in hoc raptu triduano </text:span><text:span text:style-name="T2290">P</text:span><text:span text:style-name="T2291">aulus Deum per essentiam uiderit</text:span><text:span text:style-name="T2291"><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2">De uidendo Deo</text:span></text:span><text:span text:style-name="amh_5f_apparat_5f_commentaire"> ; </text:span><text:span text:style-name="amh_5f_apparat_5f_commentaire"><text:span text:style-name="T2292">De Gen. ad litt. XII</text:span></text:span><text:span text:style-name="amh_5f_apparat_5f_commentaire"> ; cf. 2 Cor. 12,2-4</text:span>)</text:p></text:note-body></text:note></text:span><text:span text:style-name="T2291">, in carne scilicet uiuens, </text:span><text:span text:style-name="T2290">quo </text:span><text:span text:style-name="T2293">ad hac tamen uisionem </text:span><text:span text:style-name="T2294">sensibus carnis minime utens. </text:span><text:span text:style-name="T2295">Oculis </text:span><text:span text:style-name="T2296">enim corporalibus </text:span><text:span text:style-name="amh_5f_foliotation"><text:span text:style-name="T2296">[f. 247r]</text:span></text:span><text:span text:style-name="T2296"> </text:span><text:span text:style-name="T2297">uel quacumque </text:span><text:span text:style-name="T2298">cognitiua </text:span><text:span text:style-name="T2299">uirtute organo corporeo alligata, nullo modo diuina </text:span><text:span text:style-name="T2300">potentia et essentia ab aliquo potest intueri, sed solo intellectu uidetur </text:span><text:span text:style-name="T2301">ipsum diuinum </text:span><text:span text:style-name="T2302">esse cum tamen deformitatem eius quodam </text:span><text:span text:style-name="T2303">gloriose lumine perlustrauerit. Et dicit beatus Augustinus </text:span><text:span text:style-name="T2304">ibidem quod </text:span><text:span text:style-name="T2305">nulli in hac uita datum est Deum per essentiam </text:span><text:span text:style-name="T2306">uidere </text:span><text:span text:style-name="T2307">nisi duobus primis doctoribus Paulo </text:span><text:span text:style-name="T2308">quidem </text:span><text:span text:style-name="T2309">gentium </text:span><text:span text:style-name="T2310">et Moisi </text:span><text:span text:style-name="T2311">iudeorum. </text:span><text:span text:style-name="amh_5f_lettre_5f_rubriquee">O</text:span><text:span text:style-name="T2312"> quanta profunditas sapientie </text:span><text:span text:style-name="T2313">infinite, que tam clare primos magistros luce ueritatis uoluit informare ut, irrefragabilibus </text:span><text:span text:style-name="T2314">fundamentis discipline </text:span><text:span text:style-name="T2315">innixi, docerent constantius riuis beneficis humana </text:span><text:span text:style-name="T2316">corda arentia irrigando, </text:span><text:span text:style-name="T2317">quos a primo ueritatis fonte clara uisione nouerant efluxisse.</text:span></text:p>
      <text:p text:style-name="P96"><text:span text:style-name="amh_5f_lettre_5f_rubriquee">E</text:span>st autem Damascus cuius <text:span text:style-name="T2318">ante memini antiquissima, pulcerrima, ditissima ciuitas, omnibus mercatoribus et uictualibus perhabundans. </text:span><text:span text:style-name="T2319">Species </text:span><text:span text:style-name="T2320">namque </text:span><text:span text:style-name="T2321">Indice, </text:span><text:span text:style-name="T2322">petre preciose, sericum plurimum, aromata </text:span><text:span text:style-name="T2323">infinita illic de Baldaco et ceteris </text:span><text:span text:style-name="T2324">partibus </text:span><text:span text:style-name="T2325">orientalibu</text:span><text:span text:style-name="T2326">s</text:span><text:span text:style-name="T2325">, Persia, </text:span><text:span text:style-name="T2327">Iudea, maiori </text:span><text:soft-page-break/><text:span text:style-name="T2327">Armenia in camelis et aliis summariis adducuntur et inde per mercatores </text:span><text:span text:style-name="T2328">ad diuersas partes alias mundi longe late disperguntur. </text:span><text:span text:style-name="amh_5f_lettre_5f_rubriquee">D</text:span><text:span text:style-name="T2329">istat </text:span><text:span text:style-name="T2330">autem Damascus </text:span><text:span text:style-name="T2331">a mari tribus dietis </text:span><text:span text:style-name="T2332">et multum delectabilis est, aquis fluentibus mediocribus quantitate, fontibus clarius intus et extra rigata. In circuitu sui ortos habens </text:span><text:span text:style-name="T2333">ut dicitur circa </text:span><text:span text:style-name="amh_5f_nombre_5f_romain"><text:span text:style-name="T2334">lx</text:span></text:span><text:span text:style-name="T2333"> miliaria, </text:span><text:span text:style-name="T2335">arborum </text:span><text:span text:style-name="T2336">amenitate </text:span><text:span text:style-name="T2337">et utilitate </text:span><text:span text:style-name="T2338">fructum </text:span><text:span text:style-name="T2339">ultra </text:span><text:span text:style-name="T2334">quam credi </text:span><text:span text:style-name="T2340">potest, </text:span><text:span text:style-name="T2341">humanis </text:span><text:span text:style-name="T2342">sollatiis </text:span><text:span text:style-name="T2343">et </text:span><text:span text:style-name="T2344">refocilliationibus adoptatos. Dicitur </text:span><text:span text:style-name="T2345">quod quilibet ortus custodibus ex equo diuisis, ad minus habet tres custodes, quod si uerum </text:span><text:span text:style-name="T2346">est ex ipsis consurgit in summa personarum maxima multitudo. Et ipsa ciuitas in se multum est populosa, artifices mechanicos </text:span><text:span text:style-name="T2347">diuersi </text:span><text:span text:style-name="T2348">generis optimos habens, </text:span><text:span text:style-name="T2349">et precipue </text:span><text:span text:style-name="T2350">medicos.</text:span></text:p>
      <text:p text:style-name="P96"><text:span text:style-name="amh_5f_lettre_5f_rubriquee">D</text:span><text:span text:style-name="T2351">e Damasco processi ad ymagin</text:span><text:span text:style-name="T2352">em beate Virginis </text:span><text:span text:style-name="T2353">in Sardani, </text:span><text:span text:style-name="T2354">ubi est locus fortis supra petram adomodum </text:span><text:span text:style-name="T2355">castelli muratus in circuitu, in quo profecto satis </text:span><text:span text:style-name="T2356">plucra est ecclesia. </text:span><text:span text:style-name="T2357">Retro maius altare ipsius, in muro, tabula </text:span><text:span text:style-name="T2358">quidam </text:span><text:span text:style-name="T2359">tota nigra et humida cernitur </text:span><text:span text:style-name="T2360">in qua </text:span><text:span text:style-name="T2361">ymago gloriose Virginis </text:span><text:span text:style-name="T2362">olim </text:span><text:span text:style-name="T2363">descripta </text:span><text:span text:style-name="T2364">fertur, sed propter </text:span><text:span text:style-name="T2365">uetustatem iam nulla liniamenta sunt nisi quod </text:span><text:span text:style-name="T2366">in aliqua parte color rubeus mihi </text:span><text:span text:style-name="T2367">uidebatur </text:span><text:span text:style-name="T2368">apparere. </text:span><text:span text:style-name="T2369">Hec tabula </text:span><text:span text:style-name="T2370">mediocris </text:span><text:span text:style-name="T2371">quantitate </text:span><text:span text:style-name="T2372">est, supra uas marmoreum </text:span><text:span text:style-name="T2373">quoddam posita, intar murum cancellis ferreis </text:span><text:span text:style-name="T2374">premunita. Et de ea uisibiliter quasi oleum </text:span><text:span text:style-name="T2375">continue </text:span><text:span text:style-name="T2376">distillat, quod monaci </text:span><text:span text:style-name="T2377">recipientes de uase </text:span><text:span text:style-name="T2378">marmoreo </text:span><text:span text:style-name="T2379">quod subtus est, </text:span><text:span text:style-name="T2380">per cancellos </text:span><text:span text:style-name="T2381">immisso cocleario </text:span><text:span text:style-name="T2382">peregrinis </text:span><text:span text:style-name="T2383">distribuitur </text:span><text:span text:style-name="T2384">satis apte et large. </text:span><text:span text:style-name="T2385">Per omnem </text:span><text:span text:style-name="T2386">mundum </text:span><text:span text:style-name="T2387">uidetur esse oleum </text:span><text:span text:style-name="T2388">oliue. Dicitur </text:span><text:span text:style-name="T2389">quod pro certo de hac ymagine aliquantulum oleum </text:span><text:span text:style-name="T2390">defluxerit miraculose. Sed si hoc quod modo</text:span><text:span text:style-name="T2391">fuit, diuino fluat </text:span><text:span text:style-name="T2392">miraculo rationabiliter </text:span><text:span text:style-name="T2393">dubito, </text:span><text:span text:style-name="T2394">et etiam multi alii de ueritate huius facti non immerito </text:span><text:span text:style-name="T2395">altercantur. Monaci et moniales</text:span><text:span text:style-name="T2396">in predicto clausto sunt degentes. In casali pulcro quod sub monasterio est christiani scismatici morantur, bono uino </text:span><text:span text:style-name="T2397">satis habundantes. Hic autem locus a Damasco se iungitur ad mediam dietam.</text:span></text:p>
      <text:p text:style-name="P97"><text:span text:style-name="amh_5f_lettre_5f_rubriquee">E</text:span>go uero procedens dimissi a dextris Anthiocia, que quondam <text:span text:style-name="T2398">Reblata dicebatur, </text:span><text:span text:style-name="T2399">olim magna </text:span><text:span text:style-name="T2400">et multum nobilis ciuitas, et </text:span><text:span text:style-name="T2401">T</text:span><text:span text:style-name="T2400">ripoli </text:span><text:span text:style-name="T2402">famosa, </text:span><text:span text:style-name="T2403">etiam que olim </text:span><text:span text:style-name="T2404">christianomur fuerunt, </text:span><text:span text:style-name="T2405">nunc per Sarracenos </text:span><text:span text:style-name="T2406">deserte sunt et destructe, processi uersus Berutham </text:span><text:span text:style-name="T2407">in tribus diebus in media uia, </text:span><text:span text:style-name="T2408">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08">Robar</text:span><office:annotation-end office:name="__Annotation__42360_3194605602"/><text:span text:style-name="T2408">, </text:span><text:span text:style-name="T2409">que fortissima et pulcerrima est inter montes hinc inde protensa riui</text:span><text:span text:style-name="T2410">s pratis piscibus </text:span><text:span text:style-name="T2411">pecoribus prediata, </text:span><text:span text:style-name="T2412">ac Sarracenis </text:span><text:span text:style-name="T2413">habitatoribus </text:span><text:span text:style-name="T2414">multum plena. Veni ad montes Libani gratiosos, qui in longum protenduntur de aquilone </text:span><text:span text:style-name="T2415">in austrum, </text:span><text:span text:style-name="T2416">a Scicilia </text:span><text:span text:style-name="T2417">que nunc Armenia minor dicitur propter </text:span><text:span text:style-name="T2418">Armenos </text:span><text:span text:style-name="T2419">qui </text:span><text:span text:style-name="amh_5f_foliotation"><text:span text:style-name="T2420">[f. 247v]</text:span></text:span><text:span text:style-name="T2420"> </text:span><text:span text:style-name="T2421">eam ui armorum </text:span><text:span text:style-name="T2422">ceprunt et tenent, prioribus habitatoribus subiugatis, usque ad Dan terre promissionis </text:span><text:span text:style-name="T2423">initium </text:span><text:span text:style-name="T2424">de quo </text:span><text:span text:style-name="T2425">feci supra </text:span><text:span text:style-name="T2426">mensionem. </text:span><text:span text:style-name="T2427">Hii montes </text:span><text:span text:style-name="T2428">sunt pleni, </text:span><text:span text:style-name="T2429">pulcerrimis casalibus, habitaroribus, fructibus, fontibus ac ceteris </text:span><text:span text:style-name="T2430">et opulentiis et amenitatibus </text:span><text:span text:style-name="T2431">temporalibiis, </text:span><text:span text:style-name="T2432">cedris, </text:span><text:span text:style-name="T2433">cupressis, ac pluribus huiusmodi adoriferis. </text:span><text:span text:style-name="T2434">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34">ducenta</text:span><office:annotation-end office:name="__Annotation__48158_3194605602"/><text:span text:style-name="T2434"> milia christiani, ut dicitur boni sagitarii ac uiriles </text:span><text:soft-page-break/><text:span text:style-name="T2434">homines </text:span><text:span text:style-name="T2435">passagium </text:span><text:span text:style-name="T2436">latinorum plurimum </text:span><text:span text:style-name="T2437">affectantes, et a iugo </text:span><text:span text:style-name="T2438">soldani </text:span><text:span text:style-name="T2439">plus quam </text:span><text:span text:style-name="T2440">alii christiani appetunt releuari.</text:span></text:p>
      <text:p text:style-name="P98">Sicque <text:span text:style-name="T2441">latitudine </text:span><text:span text:style-name="T2442">Libani </text:span><text:span text:style-name="T2443">transcensa </text:span><text:span text:style-name="T2444">perueni </text:span><text:span text:style-name="T2445">ad Beruthensium </text:span><text:span text:style-name="T2446">splendidissimum opidum</text:span><text:span text:style-name="T2447">supra mare optime </text:span><text:span text:style-name="T2448">situatum, arboribus, </text:span><text:span text:style-name="T2449">ortis, fontibus </text:span><text:span text:style-name="T2450">predecorum, </text:span><text:span text:style-name="T2451">cuius in prologo digestiorum meminit </text:span><text:span text:style-name="T2452">imperator. </text:span><text:span text:style-name="T2453">Supra Beruthum uersus Ciliciam </text:span><text:span text:style-name="T2454">est locus fortis, qui Biblium </text:span><text:span text:style-name="T2455">dicitur supra mare. </text:span><text:span text:style-name="T2456">Et prope ab alia parte est Sidon ciuitas atque </text:span><text:span text:style-name="T2457">Sarepta </text:span><text:span text:style-name="T2458">Sodomorum </text:span><text:span text:style-name="T2459">quorum locorum </text:span><text:span text:style-name="T2460">sacra scriptura </text:span><text:span text:style-name="T2461">meminit.</text:span></text:p>
      <text:p text:style-name="P99"><text:span text:style-name="amh_5f_lettre_5f_rubriquee">E</text:span>xistens igitur <text:span text:style-name="T2462">in Berutho, que nunc sub Sarracenorum Dominio est, peregrinatione mea satis ampla quidem et Deo fauente </text:span><text:span text:style-name="T2463">prospere facta desideraui multum recedere, </text:span><text:span text:style-name="T2464">et ad portum christianorum </text:span><text:span text:style-name="T2465">pertingere, ut post laborem </text:span><text:span text:style-name="T2466">hunc non minimum possem aliquali quiete recreari. </text:span><text:span text:style-name="amh_5f_lettre_5f_rubriquee">S</text:span><text:span text:style-name="T2467">piritualiter portus christianorum </text:span><text:span text:style-name="T2468">Christus est, ad quem </text:span><text:span text:style-name="T2469">post laborem huius </text:span><text:span text:style-name="T2470">uite et in labore huius presentis miserie </text:span><text:span text:style-name="T2471">nos conuenit </text:span><text:span text:style-name="T2472">attentius </text:span><text:span text:style-name="T2473">aspirare, </text:span><text:span text:style-name="T2474">ad eum accedendo continue</text:span><text:span text:style-name="T2475">non passibus corporeis, sed affectu pure mentis. Nauim igitur cordis extra pericula, fluctuationes </text:span><text:span text:style-name="T2476">et tempestat</text:span><text:span text:style-name="T2477">e</text:span><text:span text:style-name="T2478">m </text:span><text:span text:style-name="T2477">celeumata in ipso firmare et statuere </text:span><text:span text:style-name="T2479">cupientes, erigamus uelum affectus, </text:span><text:span text:style-name="T2480">dirigamus nos gubernaculo intellectus, cordis </text:span><text:span text:style-name="T2481">remigando uirtuosis </text:span><text:span text:style-name="T2482">operibus, </text:span><text:span text:style-name="T2483">ut finaliter </text:span><text:span text:style-name="T2484">a prora fidei, </text:span><text:span text:style-name="T2485">dimissis ac peregrinationis, </text:span><text:span text:style-name="T2486">finibus spe</text:span><text:span text:style-name="T2487">t</text:span><text:span text:style-name="T2486">ie, </text:span><text:span text:style-name="T2488">hilaritatis anchora in eterna </text:span><text:span text:style-name="T2489">firmitate mereamur, Deo fauente tutante dirigente stabiliter felicitari. Quod nobis prestare dignetur qui benedictus est in secula seculorum. </text:span><text:span text:style-name="T2490">Amen.</text:span></text:p>
      <text:p text:style-name="P100"><text:span text:style-name="amh_5f_lettre_5f_rubriquee">A</text:span>cta est autem peregrinatio hec per nobilem <text:span text:style-name="T2491">uirum </text:span><text:span text:style-name="T2492">Dominum Guillermum dominum de Boldensele, Alemanium, anno Domini millesimo </text:span><text:span text:style-name="amh_5f_nombre_5f_romain"><text:span text:style-name="T2492">eee</text:span></text:span><text:span text:style-name="T2492"> </text:span><text:span text:style-name="amh_5f_nombre_5f_romain"><text:span text:style-name="T2492">xxxvi</text:span></text:span><text:span text:style-name="amh_5f_nombre_5f_romain"><text:span text:style-name="T2493">o</text:span></text:span><text:span text:style-name="T2492">.</text:span></text:p>
      <text:p text:style-name="P101">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8</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10T12:58:13.724580000</dc:date>
    <dc:creator>Alexandre Moret Houplon</dc:creator>
    <meta:editing-duration>P6DT9H39M1S</meta:editing-duration>
    <meta:editing-cycles>2774</meta:editing-cycles>
    <meta:generator>LibreOffice/26.2.1.2$Windows_X86_64 LibreOffice_project/62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8" meta:paragraph-count="246" meta:word-count="13691" meta:character-count="93274" meta:non-whitespace-character-count="79822"/>
  </office:meta>
</office:document-meta>
</file>